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00"/>
    </style:style>
    <style:style style:name="ce6" style:family="table-cell" style:parent-style-name="Default" style:data-style-name="N44">
      <style:table-cell-properties fo:background-color="transparent"/>
    </style:style>
    <style:style style:name="ce7" style:family="table-cell" style:parent-style-name="Default" style:data-style-name="N43">
      <style:table-cell-properties fo:background-color="transparent"/>
    </style:style>
    <style:style style:name="ce23" style:family="table-cell" style:parent-style-name="Default" style:data-style-name="N46"/>
    <style:style style:name="ce9" style:family="table-cell" style:parent-style-name="Default" style:data-style-name="N46">
      <style:table-cell-properties fo:background-color="transparent"/>
    </style:style>
    <style:style style:name="ce1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2004PARKFI01DREG.fsp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http://equake-rc.info/SRCMOD/searchmodels/viewmodel/s2004PARKFI01DREG/</text:p>
          </table:table-cell>
          <table:table-cell table:number-columns-repeated="10"/>
          <table:table-cell table:style-name="ce17"/>
          <table:table-cell table:number-columns-repeated="5"/>
          <table:table-cell table:style-name="ce17"/>
          <table:table-cell table:style-name="ce20" table:number-columns-repeated="3"/>
          <table:table-cell table:number-columns-repeated="5"/>
        </table:table-row>
        <table:table-row table:style-name="ro1" table:number-rows-repeated="2">
          <table:table-cell table:number-columns-repeated="11"/>
          <table:table-cell table:style-name="ce17"/>
          <table:table-cell table:number-columns-repeated="5"/>
          <table:table-cell table:style-name="ce17"/>
          <table:table-cell table:style-name="ce20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% ---------------------------------- <text:s/>FINITE-SOURCE RUPTURE MODEL <text:s/>--------------------------------</text:p>
          </table:table-cell>
          <table:table-cell table:number-columns-repeated="8"/>
          <table:table-cell office:value-type="string" calcext:value-type="string">
            <text:p>&gt; GMT_LATLONDEPTH</text:p>
          </table:table-cell>
          <table:table-cell/>
          <table:table-cell table:style-name="ce17" office:value-type="string" calcext:value-type="string">
            <text:p>slip2km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adjust finite source hypo to NLL hypo</text:p>
          </table:table-cell>
          <table:table-cell table:style-name="ce20" office:value-type="string" calcext:value-type="string">
            <text:p>lat</text:p>
          </table:table-cell>
          <table:table-cell table:style-name="ce20" office:value-type="string" calcext:value-type="string">
            <text:p>lon</text:p>
          </table:table-cell>
          <table:table-cell table:style-name="ce20" office:value-type="string" calcext:value-type="string">
            <text:p>dep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5])" office:value-type="string" office:string-value="&gt; % " calcext:value-type="string">
            <text:p>&gt; % </text:p>
          </table:table-cell>
          <table:table-cell/>
          <table:table-cell table:style-name="ce17"/>
          <table:table-cell table:number-columns-repeated="5"/>
          <table:table-cell table:style-name="ce17" office:value-type="string" calcext:value-type="string">
            <text:p>N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 Event : Parkfield (Calif.) 09/28/2004 [Dreger et al. (2005) ] </text:p>
          </table:table-cell>
          <table:table-cell table:number-columns-repeated="8"/>
          <table:table-cell table:formula="of:=CONCATENATE(&quot;&gt; &quot;; [.A6])" office:value-type="string" office:string-value="&gt; % Event : Parkfield (Calif.) 09/28/2004 [Dreger et al. (2005) ] " calcext:value-type="string">
            <text:p>&gt; % Event : Parkfield (Calif.) 09/28/2004 [Dreger et al. (2005) ] </text:p>
          </table:table-cell>
          <table:table-cell table:number-columns-repeated="7"/>
          <table:table-cell table:style-name="ce17"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 EventTAG: s2004PARKFI01DREG</text:p>
          </table:table-cell>
          <table:table-cell table:number-columns-repeated="8"/>
          <table:table-cell table:formula="of:=CONCATENATE(&quot;&gt; &quot;; [.A7])" office:value-type="string" office:string-value="&gt; % EventTAG: s2004PARKFI01DREG" calcext:value-type="string">
            <text:p>&gt; % EventTAG: s2004PARKFI01DREG</text:p>
          </table:table-cell>
          <table:table-cell table:number-columns-repeated="7"/>
          <table:table-cell table:style-name="ce18" office:value-type="string" calcext:value-type="string">
            <text:p>corr</text:p>
          </table:table-cell>
          <table:table-cell table:style-name="ce19" table:formula="of:=[.S5]-[.S6]" office:value-type="float" office:value="0" calcext:value-type="float">
            <text:p>0</text:p>
          </table:table-cell>
          <table:table-cell table:style-name="ce19" table:formula="of:=[.T5]-[.T6]" office:value-type="float" office:value="0" calcext:value-type="float">
            <text:p>0</text:p>
          </table:table-cell>
          <table:table-cell table:style-name="ce19" table:formula="of:=[.U5]-[.U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8])" office:value-type="string" office:string-value="&gt; % " calcext:value-type="string">
            <text:p>&gt; % </text:p>
          </table:table-cell>
          <table:table-cell table:number-columns-repeated="7"/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% Loc <text:s/>: LAT <text:s/>= 35.8185 LON = -120.3706DEP = 8.26</text:p>
          </table:table-cell>
          <table:table-cell table:number-columns-repeated="8"/>
          <table:table-cell table:formula="of:=CONCATENATE(&quot;&gt; &quot;; [.A9])" office:value-type="string" office:string-value="&gt; % Loc  : LAT  = 35.8185 LON = -120.3706DEP = 8.26" calcext:value-type="string">
            <text:p>&gt; % Loc <text:s/>: LAT <text:s/>= 35.8185 LON = -120.3706DEP = 8.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Size : LEN <text:s/>= 34.0 km WID = <text:s/>15.5 kmMw = 6.00Mo = 1.13e+18 Nm</text:p>
          </table:table-cell>
          <table:table-cell table:number-columns-repeated="8"/>
          <table:table-cell table:formula="of:=CONCATENATE(&quot;&gt; &quot;; [.A10])" office:value-type="string" office:string-value="&gt; % Size : LEN  = 34.0 km WID =  15.5 kmMw = 6.00Mo = 1.13e+18 Nm" calcext:value-type="string">
            <text:p>&gt; % Size : LEN <text:s/>= 34.0 km WID = <text:s/>15.5 kmMw = 6.00Mo = 1.13e+18 Nm</text:p>
          </table:table-cell>
          <table:table-cell table:number-columns-repeated="7"/>
          <table:table-cell office:value-type="string" calcext:value-type="string">
            <text:p>NLL:</text:p>
          </table:table-cell>
          <table:table-cell office:value-type="string" calcext:value-type="string">
            <text:p>re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% Mech : STRK = 137.0DIP = 80.0RAKE = 180.0Htop = 0.1215 km </text:p>
          </table:table-cell>
          <table:table-cell table:number-columns-repeated="8"/>
          <table:table-cell table:formula="of:=CONCATENATE(&quot;&gt; &quot;; [.A11])" office:value-type="string" office:string-value="&gt; % Mech : STRK = 137.0DIP = 80.0RAKE = 180.0Htop = 0.1215 km " calcext:value-type="string">
            <text:p>&gt; % Mech : STRK = 137.0DIP = 80.0RAKE = 180.0Htop = 0.1215 km </text:p>
          </table:table-cell>
          <table:table-cell table:number-columns-repeated="7"/>
          <table:table-cell office:value-type="string" calcext:value-type="string">
            <text:p>FF:</text:p>
          </table:table-cell>
          <table:table-cell office:value-type="string" calcext:value-type="string">
            <text:p>ref</text:p>
          </table:table-cell>
          <table:table-cell/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% Rupt : HypX = 30.00 km HypZ = 8.00 km avTr = 999.0 savVr = 3.2 km/s </text:p>
          </table:table-cell>
          <table:table-cell table:number-columns-repeated="8"/>
          <table:table-cell table:formula="of:=CONCATENATE(&quot;&gt; &quot;; [.A12])" office:value-type="string" office:string-value="&gt; % Rupt : HypX = 30.00 km HypZ = 8.00 km avTr = 999.0 savVr = 3.2 km/s " calcext:value-type="string">
            <text:p>&gt; % Rupt : HypX = 30.00 km HypZ = 8.00 km avTr = 999.0 savVr = 3.2 km/s </text:p>
          </table:table-cell>
          <table:table-cell table:number-columns-repeated="6"/>
          <table:table-cell table:style-name="ce2" table:number-columns-repeated="4"/>
          <table:table-cell table:style-name="ce9"/>
          <table:table-cell table:style-name="ce2" table:number-columns-repeated="5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13])" office:value-type="string" office:string-value="&gt; % " calcext:value-type="string">
            <text:p>&gt; % </text:p>
          </table:table-cell>
          <table:table-cell table:number-columns-repeated="6"/>
          <table:table-cell table:style-name="ce2" table:number-columns-repeated="4"/>
          <table:table-cell table:style-name="ce9"/>
          <table:table-cell table:style-name="ce2" table:number-columns-repeated="5"/>
        </table:table-row>
        <table:table-row table:style-name="ro1">
          <table:table-cell office:value-type="string" calcext:value-type="string">
            <text:p>% ---------------------------------- <text:s/>inversion-related parameters <text:s/>--------------------------------</text:p>
          </table:table-cell>
          <table:table-cell table:number-columns-repeated="8"/>
          <table:table-cell table:formula="of:=CONCATENATE(&quot;&gt; &quot;; [.A14])" office:value-type="string" office:string-value="&gt; % ----------------------------------  inversion-related parameters  --------------------------------" calcext:value-type="string">
            <text:p>&gt; % ---------------------------------- <text:s/>inversion-related parameters <text:s/>--------------------------------</text:p>
          </table:table-cell>
          <table:table-cell table:number-columns-repeated="6"/>
          <table:table-cell table:style-name="ce2" table:number-columns-repeated="10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15])" office:value-type="string" office:string-value="&gt; % " calcext:value-type="string">
            <text:p>&gt; % </text:p>
          </table:table-cell>
          <table:table-cell table:number-columns-repeated="6"/>
          <table:table-cell table:style-name="ce2" table:number-columns-repeated="2"/>
          <table:table-cell table:style-name="ce6"/>
          <table:table-cell table:style-name="ce2" table:number-columns-repeated="7"/>
        </table:table-row>
        <table:table-row table:style-name="ro1">
          <table:table-cell office:value-type="string" calcext:value-type="string">
            <text:p>% Invs : <text:s/>Nx <text:s/>= <text:s/>18 Nz <text:s/>= 9 Fmin = 0.01 Hz Fmax = 1.00 Hz </text:p>
          </table:table-cell>
          <table:table-cell table:number-columns-repeated="8"/>
          <table:table-cell table:formula="of:=CONCATENATE(&quot;&gt; &quot;; [.A16])" office:value-type="string" office:string-value="&gt; % Invs :  Nx  =  18 Nz  = 9 Fmin = 0.01 Hz Fmax = 1.00 Hz " calcext:value-type="string">
            <text:p>&gt; % Invs : <text:s/>Nx <text:s/>= <text:s/>18 Nz <text:s/>= 9 Fmin = 0.01 Hz Fmax = 1.00 Hz </text:p>
          </table:table-cell>
          <table:table-cell table:number-columns-repeated="6"/>
          <table:table-cell table:style-name="ce2" table:number-columns-repeated="10"/>
        </table:table-row>
        <table:table-row table:style-name="ro1">
          <table:table-cell office:value-type="string" calcext:value-type="string">
            <text:p>% Invs : <text:s/>Dx <text:s/>= <text:s/>1.89 km Dz <text:s/>= 1.72 km </text:p>
          </table:table-cell>
          <table:table-cell table:number-columns-repeated="8"/>
          <table:table-cell table:formula="of:=CONCATENATE(&quot;&gt; &quot;; [.A17])" office:value-type="string" office:string-value="&gt; % Invs :  Dx  =  1.89 km Dz  = 1.72 km " calcext:value-type="string">
            <text:p>&gt; % Invs : <text:s/>Dx <text:s/>= <text:s/>1.89 km Dz <text:s/>= 1.72 km </text:p>
          </table:table-cell>
          <table:table-cell table:number-columns-repeated="6"/>
          <table:table-cell table:style-name="ce2" table:number-columns-repeated="10"/>
        </table:table-row>
        <table:table-row table:style-name="ro1">
          <table:table-cell office:value-type="string" calcext:value-type="string">
            <text:p>% Invs : <text:s/>Ntw = <text:s/>12Nsg = <text:s/>1 (# of time-windows,# of fault segments) </text:p>
          </table:table-cell>
          <table:table-cell table:number-columns-repeated="8"/>
          <table:table-cell table:formula="of:=CONCATENATE(&quot;&gt; &quot;; [.A18])" office:value-type="string" office:string-value="&gt; % Invs :  Ntw =  12Nsg =  1 (# of time-windows,# of fault segments) " calcext:value-type="string">
            <text:p>&gt; % Invs : <text:s/>Ntw = <text:s/>12Nsg = <text:s/>1 (# of time-windows,# of fault segments) </text:p>
          </table:table-cell>
          <table:table-cell table:number-columns-repeated="6"/>
          <table:table-cell table:style-name="ce2" table:number-columns-repeated="3"/>
          <table:table-cell table:style-name="ce7"/>
          <table:table-cell table:style-name="ce2" table:number-columns-repeated="6"/>
        </table:table-row>
        <table:table-row table:style-name="ro1">
          <table:table-cell office:value-type="string" calcext:value-type="string">
            <text:p>% Invs : <text:s/>LEN = <text:s/>999.0 sSHF = <text:s/>999.0 s (time-window length and time-shift) </text:p>
          </table:table-cell>
          <table:table-cell table:number-columns-repeated="8"/>
          <table:table-cell table:formula="of:=CONCATENATE(&quot;&gt; &quot;; [.A19])" office:value-type="string" office:string-value="&gt; % Invs :  LEN =  999.0 sSHF =  999.0 s (time-window length and time-shift) " calcext:value-type="string">
            <text:p>&gt; % Invs : <text:s/>LEN = <text:s/>999.0 sSHF = <text:s/>999.0 s (time-window length and time-shift) </text:p>
          </table:table-cell>
          <table:table-cell table:number-columns-repeated="6"/>
          <table:table-cell table:style-name="ce2" table:number-columns-repeated="10"/>
        </table:table-row>
        <table:table-row table:style-name="ro1">
          <table:table-cell office:value-type="string" calcext:value-type="string">
            <text:p>% SVF <text:s/>: <text:s/>triang (type of slip-velocity function used) </text:p>
          </table:table-cell>
          <table:table-cell table:number-columns-repeated="8"/>
          <table:table-cell table:formula="of:=CONCATENATE(&quot;&gt; &quot;; [.A20])" office:value-type="string" office:string-value="&gt; % SVF  :  triang (type of slip-velocity function used) " calcext:value-type="string">
            <text:p>&gt; % SVF <text:s/>: <text:s/>triang (type of slip-velocity function used) </text:p>
          </table:table-cell>
          <table:table-cell table:number-columns-repeated="6"/>
          <table:table-cell table:style-name="ce2" table:number-columns-repeated="10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21])" office:value-type="string" office:string-value="&gt; % " calcext:value-type="string">
            <text:p>&gt; % </text:p>
          </table:table-cell>
          <table:table-cell table:number-columns-repeated="6"/>
          <table:table-cell table:style-name="ce2" table:number-columns-repeated="2"/>
          <table:table-cell table:style-name="ce6"/>
          <table:table-cell table:style-name="ce2" table:number-columns-repeated="7"/>
        </table:table-row>
        <table:table-row table:style-name="ro1">
          <table:table-cell office:value-type="string" calcext:value-type="string">
            <text:p>% Data : <text:s/>SGM <text:s text:c="2"/>TELE <text:s/>TRIL <text:s/>LEVEL GPS <text:s text:c="2"/>INSAR SURF <text:s/>OTHER</text:p>
          </table:table-cell>
          <table:table-cell table:number-columns-repeated="8"/>
          <table:table-cell table:formula="of:=CONCATENATE(&quot;&gt; &quot;; [.A22])" office:value-type="string" office:string-value="&gt; % Data :  SGM   TELE  TRIL  LEVEL GPS   INSAR SURF  OTHER" calcext:value-type="string">
            <text:p>&gt; % Data : <text:s/>SGM <text:s text:c="2"/>TELE <text:s/>TRIL <text:s/>LEVEL GPS <text:s text:c="2"/>INSAR SURF <text:s/>OTHER</text:p>
          </table:table-cell>
          <table:table-cell table:number-columns-repeated="6"/>
          <table:table-cell table:style-name="ce2" table:number-columns-repeated="10"/>
        </table:table-row>
        <table:table-row table:style-name="ro1">
          <table:table-cell office:value-type="string" calcext:value-type="string">
            <text:p>% Data : <text:s/>8 0 0 0 23 0 0 0</text:p>
          </table:table-cell>
          <table:table-cell table:number-columns-repeated="8"/>
          <table:table-cell table:formula="of:=CONCATENATE(&quot;&gt; &quot;; [.A23])" office:value-type="string" office:string-value="&gt; % Data :  8 0 0 0 23 0 0 0" calcext:value-type="string">
            <text:p>&gt; % Data : <text:s/>8 0 0 0 23 0 0 0</text:p>
          </table:table-cell>
          <table:table-cell table:number-columns-repeated="6"/>
          <table:table-cell table:style-name="ce2" table:number-columns-repeated="10"/>
        </table:table-row>
        <table:table-row table:style-name="ro1">
          <table:table-cell office:value-type="string" calcext:value-type="string">
            <text:p>% PHImx: <text:s/>999 0 0 0 70 0 0 0</text:p>
          </table:table-cell>
          <table:table-cell table:number-columns-repeated="8"/>
          <table:table-cell table:formula="of:=CONCATENATE(&quot;&gt; &quot;; [.A24])" office:value-type="string" office:string-value="&gt; % PHImx:  999 0 0 0 70 0 0 0" calcext:value-type="string">
            <text:p>&gt; % PHImx: <text:s/>999 0 0 0 70 0 0 0</text:p>
          </table:table-cell>
          <table:table-cell table:number-columns-repeated="6"/>
          <table:table-cell table:style-name="ce2" table:number-columns-repeated="10"/>
        </table:table-row>
        <table:table-row table:style-name="ro1">
          <table:table-cell office:value-type="string" calcext:value-type="string">
            <text:p>% Rmin : 300.00.00.00.02.00.00.00.0</text:p>
          </table:table-cell>
          <table:table-cell table:number-columns-repeated="8"/>
          <table:table-cell table:formula="of:=CONCATENATE(&quot;&gt; &quot;; [.A25])" office:value-type="string" office:string-value="&gt; % Rmin : 300.00.00.00.02.00.00.00.0" calcext:value-type="string">
            <text:p>&gt; % Rmin : 300.00.00.00.02.00.00.00.0</text:p>
          </table:table-cell>
          <table:table-cell table:number-columns-repeated="6"/>
          <table:table-cell table:style-name="ce2" table:number-columns-repeated="10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26])" office:value-type="string" office:string-value="&gt; % " calcext:value-type="string">
            <text:p>&gt; % </text:p>
          </table:table-cell>
          <table:table-cell table:number-columns-repeated="6"/>
          <table:table-cell table:style-name="ce2" table:number-columns-repeated="4"/>
          <table:table-cell table:style-name="ce9"/>
          <table:table-cell table:style-name="ce2" table:number-columns-repeated="5"/>
        </table:table-row>
        <table:table-row table:style-name="ro1">
          <table:table-cell office:value-type="string" calcext:value-type="string">
            <text:p>% --------------------------------------------------------------------------------------------------</text:p>
          </table:table-cell>
          <table:table-cell table:number-columns-repeated="8"/>
          <table:table-cell table:formula="of:=CONCATENATE(&quot;&gt; &quot;; [.A27])" office:value-type="string" office:string-value="&gt; % --------------------------------------------------------------------------------------------------" calcext:value-type="string">
            <text:p>&gt; % --------------------------------------------------------------------------------------------------</text:p>
          </table:table-cell>
          <table:table-cell table:number-columns-repeated="10"/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28])" office:value-type="string" office:string-value="&gt; % " calcext:value-type="string">
            <text:p>&gt; % </text:p>
          </table:table-cell>
          <table:table-cell table:number-columns-repeated="10"/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% VELOCITY-DENSITY STRUCTURE </text:p>
          </table:table-cell>
          <table:table-cell table:number-columns-repeated="8"/>
          <table:table-cell table:formula="of:=CONCATENATE(&quot;&gt; &quot;; [.A29])" office:value-type="string" office:string-value="&gt; % VELOCITY-DENSITY STRUCTURE " calcext:value-type="string">
            <text:p>&gt; % VELOCITY-DENSITY STRUCTURE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No. <text:s/>of layers = <text:s/>7 </text:p>
          </table:table-cell>
          <table:table-cell table:number-columns-repeated="8"/>
          <table:table-cell table:formula="of:=CONCATENATE(&quot;&gt; &quot;; [.A30])" office:value-type="string" office:string-value="&gt; % No.  of layers =  7 " calcext:value-type="string">
            <text:p>&gt; % No. <text:s/>of layers = <text:s/>7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31])" office:value-type="string" office:string-value="&gt; % " calcext:value-type="string">
            <text:p>&gt; %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DEPTHP-VELS-VELDENS</text:p>
          </table:table-cell>
          <table:table-cell table:number-columns-repeated="8"/>
          <table:table-cell table:formula="of:=CONCATENATE(&quot;&gt; &quot;; [.A32])" office:value-type="string" office:string-value="&gt; %DEPTHP-VELS-VELDENS" calcext:value-type="string">
            <text:p>&gt; %DEPTHP-VELS-VELDEN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[km][km/s][km/s][g/cm^3] <text:s/></text:p>
          </table:table-cell>
          <table:table-cell table:number-columns-repeated="8"/>
          <table:table-cell table:formula="of:=CONCATENATE(&quot;&gt; &quot;; [.A33])" office:value-type="string" office:string-value="&gt; %[km][km/s][km/s][g/cm^3]  " calcext:value-type="string">
            <text:p>&gt; %[km][km/s][km/s][g/cm^3]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6"/>1.00 <text:s text:c="5"/>3.20 <text:s text:c="5"/>1.50 <text:s text:c="5"/>2.28</text:p>
          </table:table-cell>
          <table:table-cell table:number-columns-repeated="8"/>
          <table:table-cell table:formula="of:=CONCATENATE(&quot;&gt; &quot;; [.A34])" office:value-type="string" office:string-value="&gt; %       1.00      3.20      1.50      2.28" calcext:value-type="string">
            <text:p>&gt; % <text:s text:c="6"/>1.00 <text:s text:c="5"/>3.20 <text:s text:c="5"/>1.50 <text:s text:c="5"/>2.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6"/>3.00 <text:s text:c="5"/>4.50 <text:s text:c="5"/>2.40 <text:s text:c="5"/>2.28</text:p>
          </table:table-cell>
          <table:table-cell table:number-columns-repeated="8"/>
          <table:table-cell table:formula="of:=CONCATENATE(&quot;&gt; &quot;; [.A35])" office:value-type="string" office:string-value="&gt; %       3.00      4.50      2.40      2.28" calcext:value-type="string">
            <text:p>&gt; % <text:s text:c="6"/>3.00 <text:s text:c="5"/>4.50 <text:s text:c="5"/>2.40 <text:s text:c="5"/>2.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6"/>4.00 <text:s text:c="5"/>4.80 <text:s text:c="5"/>2.78 <text:s text:c="5"/>2.58</text:p>
          </table:table-cell>
          <table:table-cell table:number-columns-repeated="8"/>
          <table:table-cell table:formula="of:=CONCATENATE(&quot;&gt; &quot;; [.A36])" office:value-type="string" office:string-value="&gt; %       4.00      4.80      2.78      2.58" calcext:value-type="string">
            <text:p>&gt; % <text:s text:c="6"/>4.00 <text:s text:c="5"/>4.80 <text:s text:c="5"/>2.78 <text:s text:c="5"/>2.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6"/>5.00 <text:s text:c="5"/>5.51 <text:s text:c="5"/>3.18 <text:s text:c="5"/>2.58</text:p>
          </table:table-cell>
          <table:table-cell table:number-columns-repeated="8"/>
          <table:table-cell table:formula="of:=CONCATENATE(&quot;&gt; &quot;; [.A37])" office:value-type="string" office:string-value="&gt; %       5.00      5.51      3.18      2.58" calcext:value-type="string">
            <text:p>&gt; % <text:s text:c="6"/>5.00 <text:s text:c="5"/>5.51 <text:s text:c="5"/>3.18 <text:s text:c="5"/>2.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5"/>17.00 <text:s text:c="5"/>6.21 <text:s text:c="5"/>3.40 <text:s text:c="5"/>2.68</text:p>
          </table:table-cell>
          <table:table-cell table:number-columns-repeated="8"/>
          <table:table-cell table:formula="of:=CONCATENATE(&quot;&gt; &quot;; [.A38])" office:value-type="string" office:string-value="&gt; %      17.00      6.21      3.40      2.68" calcext:value-type="string">
            <text:p>&gt; % <text:s text:c="5"/>17.00 <text:s text:c="5"/>6.21 <text:s text:c="5"/>3.40 <text:s text:c="5"/>2.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5"/>25.00 <text:s text:c="5"/>6.89 <text:s text:c="5"/>3.98 <text:s text:c="5"/>3.00</text:p>
          </table:table-cell>
          <table:table-cell table:number-columns-repeated="8"/>
          <table:table-cell table:formula="of:=CONCATENATE(&quot;&gt; &quot;; [.A39])" office:value-type="string" office:string-value="&gt; %      25.00      6.89      3.98      3.00" calcext:value-type="string">
            <text:p>&gt; % <text:s text:c="5"/>25.00 <text:s text:c="5"/>6.89 <text:s text:c="5"/>3.98 <text:s text:c="5"/>3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5"/>85.00 <text:s text:c="5"/>7.83 <text:s text:c="5"/>4.52 <text:s text:c="5"/>3.26</text:p>
          </table:table-cell>
          <table:table-cell table:number-columns-repeated="8"/>
          <table:table-cell table:formula="of:=CONCATENATE(&quot;&gt; &quot;; [.A40])" office:value-type="string" office:string-value="&gt; %      85.00      7.83      4.52      3.26" calcext:value-type="string">
            <text:p>&gt; % <text:s text:c="5"/>85.00 <text:s text:c="5"/>7.83 <text:s text:c="5"/>4.52 <text:s text:c="5"/>3.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41])" office:value-type="string" office:string-value="&gt; % " calcext:value-type="string">
            <text:p>&gt; %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--------------------------------------------------------------------------------------------------</text:p>
          </table:table-cell>
          <table:table-cell table:number-columns-repeated="8"/>
          <table:table-cell table:formula="of:=CONCATENATE(&quot;&gt; &quot;; [.A42])" office:value-type="string" office:string-value="&gt; % --------------------------------------------------------------------------------------------------" calcext:value-type="string">
            <text:p>&gt; % --------------------------------------------------------------------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23-Jul-2007 PMM (mai@sed.ethz.ch) </text:p>
          </table:table-cell>
          <table:table-cell table:number-columns-repeated="8"/>
          <table:table-cell table:formula="of:=CONCATENATE(&quot;&gt; &quot;; [.A43])" office:value-type="string" office:string-value="&gt; % 23-Jul-2007 PMM (mai@sed.ethz.ch) " calcext:value-type="string">
            <text:p>&gt; % 23-Jul-2007 PMM (mai@sed.ethz.ch)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--------------------------------------------------------------------------------------------------</text:p>
          </table:table-cell>
          <table:table-cell table:number-columns-repeated="8"/>
          <table:table-cell table:formula="of:=CONCATENATE(&quot;&gt; &quot;; [.A44])" office:value-type="string" office:string-value="&gt; % --------------------------------------------------------------------------------------------------" calcext:value-type="string">
            <text:p>&gt; % --------------------------------------------------------------------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45])" office:value-type="string" office:string-value="&gt; % " calcext:value-type="string">
            <text:p>&gt; %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SOURCE MODEL PARAMETERS </text:p>
          </table:table-cell>
          <table:table-cell table:number-columns-repeated="8"/>
          <table:table-cell table:formula="of:=CONCATENATE(&quot;&gt; &quot;; [.A46])" office:value-type="string" office:string-value="&gt; % SOURCE MODEL PARAMETERS " calcext:value-type="string">
            <text:p>&gt; % SOURCE MODEL PARAMETERS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Nsbfs = 162 subfaults </text:p>
          </table:table-cell>
          <table:table-cell table:number-columns-repeated="8"/>
          <table:table-cell table:formula="of:=CONCATENATE(&quot;&gt; &quot;; [.A47])" office:value-type="string" office:string-value="&gt; % Nsbfs = 162 subfaults " calcext:value-type="string">
            <text:p>&gt; % Nsbfs = 162 subfaults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X,Y,Z coordinates in km; SLIP in m </text:p>
          </table:table-cell>
          <table:table-cell table:number-columns-repeated="8"/>
          <table:table-cell table:formula="of:=CONCATENATE(&quot;&gt; &quot;; [.A48])" office:value-type="string" office:string-value="&gt; % X,Y,Z coordinates in km; SLIP in m " calcext:value-type="string">
            <text:p>&gt; % X,Y,Z coordinates in km; SLIP in m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if applicable: RAKE in deg, RISE in s, TRUP in s, slip in each TW in m </text:p>
          </table:table-cell>
          <table:table-cell table:number-columns-repeated="8"/>
          <table:table-cell table:formula="of:=CONCATENATE(&quot;&gt; &quot;; [.A49])" office:value-type="string" office:string-value="&gt; % if applicable: RAKE in deg, RISE in s, TRUP in s, slip in each TW in m " calcext:value-type="string">
            <text:p>&gt; % if applicable: RAKE in deg, RISE in s, TRUP in s, slip in each TW in m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8"/>
          <table:table-cell table:formula="of:=CONCATENATE(&quot;&gt; &quot;; [.A50])" office:value-type="string" office:string-value="&gt; % " calcext:value-type="string">
            <text:p>&gt; %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2"/>Coordinates are given for top-center of each subfault or segment: |'| </text:p>
          </table:table-cell>
          <table:table-cell table:number-columns-repeated="8"/>
          <table:table-cell table:formula="of:=CONCATENATE(&quot;&gt; &quot;; [.A51])" office:value-type="string" office:string-value="&gt; %   Coordinates are given for top-center of each subfault or segment: |'| " calcext:value-type="string">
            <text:p>&gt; % <text:s text:c="2"/>Coordinates are given for top-center of each subfault or segment: |'|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2"/>Origin of local coordinate system at epicenter: X (EW) = 0, <text:s/>Y (NS) = 0 <text:s/></text:p>
          </table:table-cell>
          <table:table-cell table:number-columns-repeated="8"/>
          <table:table-cell table:formula="of:=CONCATENATE(&quot;&gt; &quot;; [.A52])" office:value-type="string" office:string-value="&gt; %   Origin of local coordinate system at epicenter: X (EW) = 0,  Y (NS) = 0  " calcext:value-type="string">
            <text:p>&gt; % <text:s text:c="2"/>Origin of local coordinate system at epicenter: X (EW) = 0, <text:s/>Y (NS) = 0 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<text:s text:c="3"/>LAT <text:s text:c="6"/>LON <text:s text:c="6"/>X==EW <text:s text:c="6"/>Y==NS <text:s text:c="6"/>Z <text:s text:c="6"/>SLIP <text:s text:c="4"/></text:p>
          </table:table-cell>
          <table:table-cell table:number-columns-repeated="8"/>
          <table:table-cell table:formula="of:=CONCATENATE(&quot;&gt; &quot;; [.A53])" office:value-type="string" office:string-value="&gt; %    LAT       LON       X==EW       Y==NS       Z       SLIP     " calcext:value-type="string">
            <text:p>&gt; % <text:s text:c="3"/>LAT <text:s text:c="6"/>LON <text:s text:c="6"/>X==EW <text:s text:c="6"/>Y==NS <text:s text:c="6"/>Z <text:s text:c="6"/>SLIP <text:s text:c="4"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% -------------------------------------------------------------------------------------------------- </text:p>
          </table:table-cell>
          <table:table-cell table:number-columns-repeated="8"/>
          <table:table-cell table:formula="of:=CONCATENATE(&quot;&gt; &quot;; [.A54])" office:value-type="string" office:string-value="&gt; % -------------------------------------------------------------------------------------------------- " calcext:value-type="string">
            <text:p>&gt; % -------------------------------------------------------------------------------------------------- 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6.0183" calcext:value-type="float">
            <text:p>36.0183</text:p>
          </table:table-cell>
          <table:table-cell office:value-type="float" office:value="-120.5792" calcext:value-type="float">
            <text:p>-120.5792</text:p>
          </table:table-cell>
          <table:table-cell office:value-type="float" office:value="-18.7999" calcext:value-type="float">
            <text:p>-18.7999</text:p>
          </table:table-cell>
          <table:table-cell office:value-type="float" office:value="22.1973" calcext:value-type="float">
            <text:p>22.1973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55]+[.S$7]" office:value-type="float" office:value="36.0183" calcext:value-type="float">
            <text:p>36.0183</text:p>
          </table:table-cell>
          <table:table-cell table:formula="of:=[.C55]+[.T$7]" office:value-type="float" office:value="-120.5792" calcext:value-type="float">
            <text:p>-120.5792</text:p>
          </table:table-cell>
          <table:table-cell table:formula="of:=[.F55]+[.U$7]" office:value-type="float" office:value="0.1215" calcext:value-type="float">
            <text:p>0.1215</text:p>
          </table:table-cell>
          <table:table-cell table:formula="of:=[.G5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058" calcext:value-type="float">
            <text:p>36.0058</text:p>
          </table:table-cell>
          <table:table-cell office:value-type="float" office:value="-120.5649" calcext:value-type="float">
            <text:p>-120.5649</text:p>
          </table:table-cell>
          <table:table-cell office:value-type="float" office:value="-17.5116" calcext:value-type="float">
            <text:p>-17.5116</text:p>
          </table:table-cell>
          <table:table-cell office:value-type="float" office:value="20.8159" calcext:value-type="float">
            <text:p>20.8159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56]+[.S$7]" office:value-type="float" office:value="36.0058" calcext:value-type="float">
            <text:p>36.0058</text:p>
          </table:table-cell>
          <table:table-cell table:formula="of:=[.C56]+[.T$7]" office:value-type="float" office:value="-120.5649" calcext:value-type="float">
            <text:p>-120.5649</text:p>
          </table:table-cell>
          <table:table-cell table:formula="of:=[.F56]+[.U$7]" office:value-type="float" office:value="0.1215" calcext:value-type="float">
            <text:p>0.1215</text:p>
          </table:table-cell>
          <table:table-cell table:formula="of:=[.G5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934" calcext:value-type="float">
            <text:p>35.9934</text:p>
          </table:table-cell>
          <table:table-cell office:value-type="float" office:value="-120.5507" calcext:value-type="float">
            <text:p>-120.5507</text:p>
          </table:table-cell>
          <table:table-cell office:value-type="float" office:value="-16.2234" calcext:value-type="float">
            <text:p>-16.2234</text:p>
          </table:table-cell>
          <table:table-cell office:value-type="float" office:value="19.4344" calcext:value-type="float">
            <text:p>19.434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57]+[.S$7]" office:value-type="float" office:value="35.9934" calcext:value-type="float">
            <text:p>35.9934</text:p>
          </table:table-cell>
          <table:table-cell table:formula="of:=[.C57]+[.T$7]" office:value-type="float" office:value="-120.5507" calcext:value-type="float">
            <text:p>-120.5507</text:p>
          </table:table-cell>
          <table:table-cell table:formula="of:=[.F57]+[.U$7]" office:value-type="float" office:value="0.1215" calcext:value-type="float">
            <text:p>0.1215</text:p>
          </table:table-cell>
          <table:table-cell table:formula="of:=[.G5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81" calcext:value-type="float">
            <text:p>35.981</text:p>
          </table:table-cell>
          <table:table-cell office:value-type="float" office:value="-120.5364" calcext:value-type="float">
            <text:p>-120.5364</text:p>
          </table:table-cell>
          <table:table-cell office:value-type="float" office:value="-14.9352" calcext:value-type="float">
            <text:p>-14.9352</text:p>
          </table:table-cell>
          <table:table-cell office:value-type="float" office:value="18.053" calcext:value-type="float">
            <text:p>18.053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58]+[.S$7]" office:value-type="float" office:value="35.981" calcext:value-type="float">
            <text:p>35.981</text:p>
          </table:table-cell>
          <table:table-cell table:formula="of:=[.C58]+[.T$7]" office:value-type="float" office:value="-120.5364" calcext:value-type="float">
            <text:p>-120.5364</text:p>
          </table:table-cell>
          <table:table-cell table:formula="of:=[.F58]+[.U$7]" office:value-type="float" office:value="0.1215" calcext:value-type="float">
            <text:p>0.1215</text:p>
          </table:table-cell>
          <table:table-cell table:formula="of:=[.G5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685" calcext:value-type="float">
            <text:p>35.9685</text:p>
          </table:table-cell>
          <table:table-cell office:value-type="float" office:value="-120.5221" calcext:value-type="float">
            <text:p>-120.5221</text:p>
          </table:table-cell>
          <table:table-cell office:value-type="float" office:value="-13.647" calcext:value-type="float">
            <text:p>-13.647</text:p>
          </table:table-cell>
          <table:table-cell office:value-type="float" office:value="16.6715" calcext:value-type="float">
            <text:p>16.6715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59]+[.S$7]" office:value-type="float" office:value="35.9685" calcext:value-type="float">
            <text:p>35.9685</text:p>
          </table:table-cell>
          <table:table-cell table:formula="of:=[.C59]+[.T$7]" office:value-type="float" office:value="-120.5221" calcext:value-type="float">
            <text:p>-120.5221</text:p>
          </table:table-cell>
          <table:table-cell table:formula="of:=[.F59]+[.U$7]" office:value-type="float" office:value="0.1215" calcext:value-type="float">
            <text:p>0.1215</text:p>
          </table:table-cell>
          <table:table-cell table:formula="of:=[.G5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561" calcext:value-type="float">
            <text:p>35.9561</text:p>
          </table:table-cell>
          <table:table-cell office:value-type="float" office:value="-120.5078" calcext:value-type="float">
            <text:p>-120.5078</text:p>
          </table:table-cell>
          <table:table-cell office:value-type="float" office:value="-12.3588" calcext:value-type="float">
            <text:p>-12.3588</text:p>
          </table:table-cell>
          <table:table-cell office:value-type="float" office:value="15.2901" calcext:value-type="float">
            <text:p>15.2901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0]+[.S$7]" office:value-type="float" office:value="35.9561" calcext:value-type="float">
            <text:p>35.9561</text:p>
          </table:table-cell>
          <table:table-cell table:formula="of:=[.C60]+[.T$7]" office:value-type="float" office:value="-120.5078" calcext:value-type="float">
            <text:p>-120.5078</text:p>
          </table:table-cell>
          <table:table-cell table:formula="of:=[.F60]+[.U$7]" office:value-type="float" office:value="0.1215" calcext:value-type="float">
            <text:p>0.1215</text:p>
          </table:table-cell>
          <table:table-cell table:formula="of:=[.G6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437" calcext:value-type="float">
            <text:p>35.9437</text:p>
          </table:table-cell>
          <table:table-cell office:value-type="float" office:value="-120.4935" calcext:value-type="float">
            <text:p>-120.4935</text:p>
          </table:table-cell>
          <table:table-cell office:value-type="float" office:value="-11.0705" calcext:value-type="float">
            <text:p>-11.0705</text:p>
          </table:table-cell>
          <table:table-cell office:value-type="float" office:value="13.9086" calcext:value-type="float">
            <text:p>13.9086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1]+[.S$7]" office:value-type="float" office:value="35.9437" calcext:value-type="float">
            <text:p>35.9437</text:p>
          </table:table-cell>
          <table:table-cell table:formula="of:=[.C61]+[.T$7]" office:value-type="float" office:value="-120.4935" calcext:value-type="float">
            <text:p>-120.4935</text:p>
          </table:table-cell>
          <table:table-cell table:formula="of:=[.F61]+[.U$7]" office:value-type="float" office:value="0.1215" calcext:value-type="float">
            <text:p>0.1215</text:p>
          </table:table-cell>
          <table:table-cell table:formula="of:=[.G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312" calcext:value-type="float">
            <text:p>35.9312</text:p>
          </table:table-cell>
          <table:table-cell office:value-type="float" office:value="-120.4792" calcext:value-type="float">
            <text:p>-120.4792</text:p>
          </table:table-cell>
          <table:table-cell office:value-type="float" office:value="-9.7823" calcext:value-type="float">
            <text:p>-9.7823</text:p>
          </table:table-cell>
          <table:table-cell office:value-type="float" office:value="12.5272" calcext:value-type="float">
            <text:p>12.5272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2]+[.S$7]" office:value-type="float" office:value="35.9312" calcext:value-type="float">
            <text:p>35.9312</text:p>
          </table:table-cell>
          <table:table-cell table:formula="of:=[.C62]+[.T$7]" office:value-type="float" office:value="-120.4792" calcext:value-type="float">
            <text:p>-120.4792</text:p>
          </table:table-cell>
          <table:table-cell table:formula="of:=[.F62]+[.U$7]" office:value-type="float" office:value="0.1215" calcext:value-type="float">
            <text:p>0.1215</text:p>
          </table:table-cell>
          <table:table-cell table:formula="of:=[.G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188" calcext:value-type="float">
            <text:p>35.9188</text:p>
          </table:table-cell>
          <table:table-cell office:value-type="float" office:value="-120.4649" calcext:value-type="float">
            <text:p>-120.4649</text:p>
          </table:table-cell>
          <table:table-cell office:value-type="float" office:value="-8.4941" calcext:value-type="float">
            <text:p>-8.4941</text:p>
          </table:table-cell>
          <table:table-cell office:value-type="float" office:value="11.1457" calcext:value-type="float">
            <text:p>11.1457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3]+[.S$7]" office:value-type="float" office:value="35.9188" calcext:value-type="float">
            <text:p>35.9188</text:p>
          </table:table-cell>
          <table:table-cell table:formula="of:=[.C63]+[.T$7]" office:value-type="float" office:value="-120.4649" calcext:value-type="float">
            <text:p>-120.4649</text:p>
          </table:table-cell>
          <table:table-cell table:formula="of:=[.F63]+[.U$7]" office:value-type="float" office:value="0.1215" calcext:value-type="float">
            <text:p>0.1215</text:p>
          </table:table-cell>
          <table:table-cell table:formula="of:=[.G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064" calcext:value-type="float">
            <text:p>35.9064</text:p>
          </table:table-cell>
          <table:table-cell office:value-type="float" office:value="-120.4506" calcext:value-type="float">
            <text:p>-120.4506</text:p>
          </table:table-cell>
          <table:table-cell office:value-type="float" office:value="-7.2059" calcext:value-type="float">
            <text:p>-7.2059</text:p>
          </table:table-cell>
          <table:table-cell office:value-type="float" office:value="9.7643" calcext:value-type="float">
            <text:p>9.7643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4]+[.S$7]" office:value-type="float" office:value="35.9064" calcext:value-type="float">
            <text:p>35.9064</text:p>
          </table:table-cell>
          <table:table-cell table:formula="of:=[.C64]+[.T$7]" office:value-type="float" office:value="-120.4506" calcext:value-type="float">
            <text:p>-120.4506</text:p>
          </table:table-cell>
          <table:table-cell table:formula="of:=[.F64]+[.U$7]" office:value-type="float" office:value="0.1215" calcext:value-type="float">
            <text:p>0.1215</text:p>
          </table:table-cell>
          <table:table-cell table:formula="of:=[.G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939" calcext:value-type="float">
            <text:p>35.8939</text:p>
          </table:table-cell>
          <table:table-cell office:value-type="float" office:value="-120.4363" calcext:value-type="float">
            <text:p>-120.4363</text:p>
          </table:table-cell>
          <table:table-cell office:value-type="float" office:value="-5.9177" calcext:value-type="float">
            <text:p>-5.9177</text:p>
          </table:table-cell>
          <table:table-cell office:value-type="float" office:value="8.3829" calcext:value-type="float">
            <text:p>8.3829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5]+[.S$7]" office:value-type="float" office:value="35.8939" calcext:value-type="float">
            <text:p>35.8939</text:p>
          </table:table-cell>
          <table:table-cell table:formula="of:=[.C65]+[.T$7]" office:value-type="float" office:value="-120.4363" calcext:value-type="float">
            <text:p>-120.4363</text:p>
          </table:table-cell>
          <table:table-cell table:formula="of:=[.F65]+[.U$7]" office:value-type="float" office:value="0.1215" calcext:value-type="float">
            <text:p>0.1215</text:p>
          </table:table-cell>
          <table:table-cell table:formula="of:=[.G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815" calcext:value-type="float">
            <text:p>35.8815</text:p>
          </table:table-cell>
          <table:table-cell office:value-type="float" office:value="-120.422" calcext:value-type="float">
            <text:p>-120.422</text:p>
          </table:table-cell>
          <table:table-cell office:value-type="float" office:value="-4.6294" calcext:value-type="float">
            <text:p>-4.6294</text:p>
          </table:table-cell>
          <table:table-cell office:value-type="float" office:value="7.0014" calcext:value-type="float">
            <text:p>7.001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6]+[.S$7]" office:value-type="float" office:value="35.8815" calcext:value-type="float">
            <text:p>35.8815</text:p>
          </table:table-cell>
          <table:table-cell table:formula="of:=[.C66]+[.T$7]" office:value-type="float" office:value="-120.422" calcext:value-type="float">
            <text:p>-120.422</text:p>
          </table:table-cell>
          <table:table-cell table:formula="of:=[.F66]+[.U$7]" office:value-type="float" office:value="0.1215" calcext:value-type="float">
            <text:p>0.1215</text:p>
          </table:table-cell>
          <table:table-cell table:formula="of:=[.G6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691" calcext:value-type="float">
            <text:p>35.8691</text:p>
          </table:table-cell>
          <table:table-cell office:value-type="float" office:value="-120.4077" calcext:value-type="float">
            <text:p>-120.4077</text:p>
          </table:table-cell>
          <table:table-cell office:value-type="float" office:value="-3.3412" calcext:value-type="float">
            <text:p>-3.3412</text:p>
          </table:table-cell>
          <table:table-cell office:value-type="float" office:value="5.62" calcext:value-type="float">
            <text:p>5.62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7]+[.S$7]" office:value-type="float" office:value="35.8691" calcext:value-type="float">
            <text:p>35.8691</text:p>
          </table:table-cell>
          <table:table-cell table:formula="of:=[.C67]+[.T$7]" office:value-type="float" office:value="-120.4077" calcext:value-type="float">
            <text:p>-120.4077</text:p>
          </table:table-cell>
          <table:table-cell table:formula="of:=[.F67]+[.U$7]" office:value-type="float" office:value="0.1215" calcext:value-type="float">
            <text:p>0.1215</text:p>
          </table:table-cell>
          <table:table-cell table:formula="of:=[.G6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566" calcext:value-type="float">
            <text:p>35.8566</text:p>
          </table:table-cell>
          <table:table-cell office:value-type="float" office:value="-120.3934" calcext:value-type="float">
            <text:p>-120.3934</text:p>
          </table:table-cell>
          <table:table-cell office:value-type="float" office:value="-2.053" calcext:value-type="float">
            <text:p>-2.053</text:p>
          </table:table-cell>
          <table:table-cell office:value-type="float" office:value="4.2385" calcext:value-type="float">
            <text:p>4.2385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8]+[.S$7]" office:value-type="float" office:value="35.8566" calcext:value-type="float">
            <text:p>35.8566</text:p>
          </table:table-cell>
          <table:table-cell table:formula="of:=[.C68]+[.T$7]" office:value-type="float" office:value="-120.3934" calcext:value-type="float">
            <text:p>-120.3934</text:p>
          </table:table-cell>
          <table:table-cell table:formula="of:=[.F68]+[.U$7]" office:value-type="float" office:value="0.1215" calcext:value-type="float">
            <text:p>0.1215</text:p>
          </table:table-cell>
          <table:table-cell table:formula="of:=[.G6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442" calcext:value-type="float">
            <text:p>35.8442</text:p>
          </table:table-cell>
          <table:table-cell office:value-type="float" office:value="-120.3791" calcext:value-type="float">
            <text:p>-120.3791</text:p>
          </table:table-cell>
          <table:table-cell office:value-type="float" office:value="-0.7648" calcext:value-type="float">
            <text:p>-0.7648</text:p>
          </table:table-cell>
          <table:table-cell office:value-type="float" office:value="2.8571" calcext:value-type="float">
            <text:p>2.8571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9]+[.S$7]" office:value-type="float" office:value="35.8442" calcext:value-type="float">
            <text:p>35.8442</text:p>
          </table:table-cell>
          <table:table-cell table:formula="of:=[.C69]+[.T$7]" office:value-type="float" office:value="-120.3791" calcext:value-type="float">
            <text:p>-120.3791</text:p>
          </table:table-cell>
          <table:table-cell table:formula="of:=[.F69]+[.U$7]" office:value-type="float" office:value="0.1215" calcext:value-type="float">
            <text:p>0.1215</text:p>
          </table:table-cell>
          <table:table-cell table:formula="of:=[.G6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318" calcext:value-type="float">
            <text:p>35.8318</text:p>
          </table:table-cell>
          <table:table-cell office:value-type="float" office:value="-120.3648" calcext:value-type="float">
            <text:p>-120.3648</text:p>
          </table:table-cell>
          <table:table-cell office:value-type="float" office:value="0.5234" calcext:value-type="float">
            <text:p>0.5234</text:p>
          </table:table-cell>
          <table:table-cell office:value-type="float" office:value="1.4756" calcext:value-type="float">
            <text:p>1.4756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70]+[.S$7]" office:value-type="float" office:value="35.8318" calcext:value-type="float">
            <text:p>35.8318</text:p>
          </table:table-cell>
          <table:table-cell table:formula="of:=[.C70]+[.T$7]" office:value-type="float" office:value="-120.3648" calcext:value-type="float">
            <text:p>-120.3648</text:p>
          </table:table-cell>
          <table:table-cell table:formula="of:=[.F70]+[.U$7]" office:value-type="float" office:value="0.1215" calcext:value-type="float">
            <text:p>0.1215</text:p>
          </table:table-cell>
          <table:table-cell table:formula="of:=[.G7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193" calcext:value-type="float">
            <text:p>35.8193</text:p>
          </table:table-cell>
          <table:table-cell office:value-type="float" office:value="-120.3505" calcext:value-type="float">
            <text:p>-120.3505</text:p>
          </table:table-cell>
          <table:table-cell office:value-type="float" office:value="1.8117" calcext:value-type="float">
            <text:p>1.8117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71]+[.S$7]" office:value-type="float" office:value="35.8193" calcext:value-type="float">
            <text:p>35.8193</text:p>
          </table:table-cell>
          <table:table-cell table:formula="of:=[.C71]+[.T$7]" office:value-type="float" office:value="-120.3505" calcext:value-type="float">
            <text:p>-120.3505</text:p>
          </table:table-cell>
          <table:table-cell table:formula="of:=[.F71]+[.U$7]" office:value-type="float" office:value="0.1215" calcext:value-type="float">
            <text:p>0.1215</text:p>
          </table:table-cell>
          <table:table-cell table:formula="of:=[.G7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069" calcext:value-type="float">
            <text:p>35.8069</text:p>
          </table:table-cell>
          <table:table-cell office:value-type="float" office:value="-120.3362" calcext:value-type="float">
            <text:p>-120.3362</text:p>
          </table:table-cell>
          <table:table-cell office:value-type="float" office:value="3.0999" calcext:value-type="float">
            <text:p>3.0999</text:p>
          </table:table-cell>
          <table:table-cell office:value-type="float" office:value="-1.2873" calcext:value-type="float">
            <text:p>-1.2873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72]+[.S$7]" office:value-type="float" office:value="35.8069" calcext:value-type="float">
            <text:p>35.8069</text:p>
          </table:table-cell>
          <table:table-cell table:formula="of:=[.C72]+[.T$7]" office:value-type="float" office:value="-120.3362" calcext:value-type="float">
            <text:p>-120.3362</text:p>
          </table:table-cell>
          <table:table-cell table:formula="of:=[.F72]+[.U$7]" office:value-type="float" office:value="0.1215" calcext:value-type="float">
            <text:p>0.1215</text:p>
          </table:table-cell>
          <table:table-cell table:formula="of:=[.G7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164" calcext:value-type="float">
            <text:p>36.0164</text:p>
          </table:table-cell>
          <table:table-cell office:value-type="float" office:value="-120.5817" calcext:value-type="float">
            <text:p>-120.5817</text:p>
          </table:table-cell>
          <table:table-cell office:value-type="float" office:value="-19.0186" calcext:value-type="float">
            <text:p>-19.0186</text:p>
          </table:table-cell>
          <table:table-cell office:value-type="float" office:value="21.9934" calcext:value-type="float">
            <text:p>21.9934</text:p>
          </table:table-cell>
          <table:table-cell office:value-type="float" office:value="1.8176" calcext:value-type="float">
            <text:p>1.8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73]+[.S$7]" office:value-type="float" office:value="36.0164" calcext:value-type="float">
            <text:p>36.0164</text:p>
          </table:table-cell>
          <table:table-cell table:formula="of:=[.C73]+[.T$7]" office:value-type="float" office:value="-120.5817" calcext:value-type="float">
            <text:p>-120.5817</text:p>
          </table:table-cell>
          <table:table-cell table:formula="of:=[.F73]+[.U$7]" office:value-type="float" office:value="1.8176" calcext:value-type="float">
            <text:p>1.8176</text:p>
          </table:table-cell>
          <table:table-cell table:formula="of:=[.G7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04" calcext:value-type="float">
            <text:p>36.004</text:p>
          </table:table-cell>
          <table:table-cell office:value-type="float" office:value="-120.5674" calcext:value-type="float">
            <text:p>-120.5674</text:p>
          </table:table-cell>
          <table:table-cell office:value-type="float" office:value="-17.7304" calcext:value-type="float">
            <text:p>-17.7304</text:p>
          </table:table-cell>
          <table:table-cell office:value-type="float" office:value="20.6119" calcext:value-type="float">
            <text:p>20.6119</text:p>
          </table:table-cell>
          <table:table-cell office:value-type="float" office:value="1.8176" calcext:value-type="float">
            <text:p>1.8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74]+[.S$7]" office:value-type="float" office:value="36.004" calcext:value-type="float">
            <text:p>36.004</text:p>
          </table:table-cell>
          <table:table-cell table:formula="of:=[.C74]+[.T$7]" office:value-type="float" office:value="-120.5674" calcext:value-type="float">
            <text:p>-120.5674</text:p>
          </table:table-cell>
          <table:table-cell table:formula="of:=[.F74]+[.U$7]" office:value-type="float" office:value="1.8176" calcext:value-type="float">
            <text:p>1.8176</text:p>
          </table:table-cell>
          <table:table-cell table:formula="of:=[.G7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916" calcext:value-type="float">
            <text:p>35.9916</text:p>
          </table:table-cell>
          <table:table-cell office:value-type="float" office:value="-120.5531" calcext:value-type="float">
            <text:p>-120.5531</text:p>
          </table:table-cell>
          <table:table-cell office:value-type="float" office:value="-16.4421" calcext:value-type="float">
            <text:p>-16.4421</text:p>
          </table:table-cell>
          <table:table-cell office:value-type="float" office:value="19.2305" calcext:value-type="float">
            <text:p>19.2305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0771" calcext:value-type="float">
            <text:p>0.0771</text:p>
          </table:table-cell>
          <table:table-cell table:number-columns-repeated="2"/>
          <table:table-cell table:formula="of:=[.B75]+[.S$7]" office:value-type="float" office:value="35.9916" calcext:value-type="float">
            <text:p>35.9916</text:p>
          </table:table-cell>
          <table:table-cell table:formula="of:=[.C75]+[.T$7]" office:value-type="float" office:value="-120.5531" calcext:value-type="float">
            <text:p>-120.5531</text:p>
          </table:table-cell>
          <table:table-cell table:formula="of:=[.F75]+[.U$7]" office:value-type="float" office:value="1.8176" calcext:value-type="float">
            <text:p>1.8176</text:p>
          </table:table-cell>
          <table:table-cell table:formula="of:=[.G75]*[.M$4]" office:value-type="float" office:value="0.0771" calcext:value-type="float">
            <text:p>0.07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791" calcext:value-type="float">
            <text:p>35.9791</text:p>
          </table:table-cell>
          <table:table-cell office:value-type="float" office:value="-120.5388" calcext:value-type="float">
            <text:p>-120.5388</text:p>
          </table:table-cell>
          <table:table-cell office:value-type="float" office:value="-15.1539" calcext:value-type="float">
            <text:p>-15.1539</text:p>
          </table:table-cell>
          <table:table-cell office:value-type="float" office:value="17.849" calcext:value-type="float">
            <text:p>17.849</text:p>
          </table:table-cell>
          <table:table-cell office:value-type="float" office:value="1.8176" calcext:value-type="float">
            <text:p>1.8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76]+[.S$7]" office:value-type="float" office:value="35.9791" calcext:value-type="float">
            <text:p>35.9791</text:p>
          </table:table-cell>
          <table:table-cell table:formula="of:=[.C76]+[.T$7]" office:value-type="float" office:value="-120.5388" calcext:value-type="float">
            <text:p>-120.5388</text:p>
          </table:table-cell>
          <table:table-cell table:formula="of:=[.F76]+[.U$7]" office:value-type="float" office:value="1.8176" calcext:value-type="float">
            <text:p>1.8176</text:p>
          </table:table-cell>
          <table:table-cell table:formula="of:=[.G7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667" calcext:value-type="float">
            <text:p>35.9667</text:p>
          </table:table-cell>
          <table:table-cell office:value-type="float" office:value="-120.5245" calcext:value-type="float">
            <text:p>-120.5245</text:p>
          </table:table-cell>
          <table:table-cell office:value-type="float" office:value="-13.8657" calcext:value-type="float">
            <text:p>-13.8657</text:p>
          </table:table-cell>
          <table:table-cell office:value-type="float" office:value="16.4676" calcext:value-type="float">
            <text:p>16.4676</text:p>
          </table:table-cell>
          <table:table-cell office:value-type="float" office:value="1.8176" calcext:value-type="float">
            <text:p>1.8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77]+[.S$7]" office:value-type="float" office:value="35.9667" calcext:value-type="float">
            <text:p>35.9667</text:p>
          </table:table-cell>
          <table:table-cell table:formula="of:=[.C77]+[.T$7]" office:value-type="float" office:value="-120.5245" calcext:value-type="float">
            <text:p>-120.5245</text:p>
          </table:table-cell>
          <table:table-cell table:formula="of:=[.F77]+[.U$7]" office:value-type="float" office:value="1.8176" calcext:value-type="float">
            <text:p>1.8176</text:p>
          </table:table-cell>
          <table:table-cell table:formula="of:=[.G7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543" calcext:value-type="float">
            <text:p>35.9543</text:p>
          </table:table-cell>
          <table:table-cell office:value-type="float" office:value="-120.5102" calcext:value-type="float">
            <text:p>-120.5102</text:p>
          </table:table-cell>
          <table:table-cell office:value-type="float" office:value="-12.5775" calcext:value-type="float">
            <text:p>-12.5775</text:p>
          </table:table-cell>
          <table:table-cell office:value-type="float" office:value="15.0861" calcext:value-type="float">
            <text:p>15.0861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table:formula="of:=[.B78]+[.S$7]" office:value-type="float" office:value="35.9543" calcext:value-type="float">
            <text:p>35.9543</text:p>
          </table:table-cell>
          <table:table-cell table:formula="of:=[.C78]+[.T$7]" office:value-type="float" office:value="-120.5102" calcext:value-type="float">
            <text:p>-120.5102</text:p>
          </table:table-cell>
          <table:table-cell table:formula="of:=[.F78]+[.U$7]" office:value-type="float" office:value="1.8176" calcext:value-type="float">
            <text:p>1.8176</text:p>
          </table:table-cell>
          <table:table-cell table:formula="of:=[.G78]*[.M$4]" office:value-type="float" office:value="0.0003" calcext:value-type="float">
            <text:p>0.00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418" calcext:value-type="float">
            <text:p>35.9418</text:p>
          </table:table-cell>
          <table:table-cell office:value-type="float" office:value="-120.4959" calcext:value-type="float">
            <text:p>-120.4959</text:p>
          </table:table-cell>
          <table:table-cell office:value-type="float" office:value="-11.2893" calcext:value-type="float">
            <text:p>-11.2893</text:p>
          </table:table-cell>
          <table:table-cell office:value-type="float" office:value="13.7047" calcext:value-type="float">
            <text:p>13.7047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2178" calcext:value-type="float">
            <text:p>0.2178</text:p>
          </table:table-cell>
          <table:table-cell table:number-columns-repeated="2"/>
          <table:table-cell table:formula="of:=[.B79]+[.S$7]" office:value-type="float" office:value="35.9418" calcext:value-type="float">
            <text:p>35.9418</text:p>
          </table:table-cell>
          <table:table-cell table:formula="of:=[.C79]+[.T$7]" office:value-type="float" office:value="-120.4959" calcext:value-type="float">
            <text:p>-120.4959</text:p>
          </table:table-cell>
          <table:table-cell table:formula="of:=[.F79]+[.U$7]" office:value-type="float" office:value="1.8176" calcext:value-type="float">
            <text:p>1.8176</text:p>
          </table:table-cell>
          <table:table-cell table:formula="of:=[.G79]*[.M$4]" office:value-type="float" office:value="0.2178" calcext:value-type="float">
            <text:p>0.21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294" calcext:value-type="float">
            <text:p>35.9294</text:p>
          </table:table-cell>
          <table:table-cell office:value-type="float" office:value="-120.4816" calcext:value-type="float">
            <text:p>-120.4816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12.3232" calcext:value-type="float">
            <text:p>12.3232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1143" calcext:value-type="float">
            <text:p>0.1143</text:p>
          </table:table-cell>
          <table:table-cell table:number-columns-repeated="2"/>
          <table:table-cell table:formula="of:=[.B80]+[.S$7]" office:value-type="float" office:value="35.9294" calcext:value-type="float">
            <text:p>35.9294</text:p>
          </table:table-cell>
          <table:table-cell table:formula="of:=[.C80]+[.T$7]" office:value-type="float" office:value="-120.4816" calcext:value-type="float">
            <text:p>-120.4816</text:p>
          </table:table-cell>
          <table:table-cell table:formula="of:=[.F80]+[.U$7]" office:value-type="float" office:value="1.8176" calcext:value-type="float">
            <text:p>1.8176</text:p>
          </table:table-cell>
          <table:table-cell table:formula="of:=[.G80]*[.M$4]" office:value-type="float" office:value="0.1143" calcext:value-type="float">
            <text:p>0.11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17" calcext:value-type="float">
            <text:p>35.917</text:p>
          </table:table-cell>
          <table:table-cell office:value-type="float" office:value="-120.4673" calcext:value-type="float">
            <text:p>-120.4673</text:p>
          </table:table-cell>
          <table:table-cell office:value-type="float" office:value="-8.7128" calcext:value-type="float">
            <text:p>-8.7128</text:p>
          </table:table-cell>
          <table:table-cell office:value-type="float" office:value="10.9418" calcext:value-type="float">
            <text:p>10.9418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1812" calcext:value-type="float">
            <text:p>0.1812</text:p>
          </table:table-cell>
          <table:table-cell table:number-columns-repeated="2"/>
          <table:table-cell table:formula="of:=[.B81]+[.S$7]" office:value-type="float" office:value="35.917" calcext:value-type="float">
            <text:p>35.917</text:p>
          </table:table-cell>
          <table:table-cell table:formula="of:=[.C81]+[.T$7]" office:value-type="float" office:value="-120.4673" calcext:value-type="float">
            <text:p>-120.4673</text:p>
          </table:table-cell>
          <table:table-cell table:formula="of:=[.F81]+[.U$7]" office:value-type="float" office:value="1.8176" calcext:value-type="float">
            <text:p>1.8176</text:p>
          </table:table-cell>
          <table:table-cell table:formula="of:=[.G81]*[.M$4]" office:value-type="float" office:value="0.1812" calcext:value-type="float">
            <text:p>0.18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045" calcext:value-type="float">
            <text:p>35.9045</text:p>
          </table:table-cell>
          <table:table-cell office:value-type="float" office:value="-120.453" calcext:value-type="float">
            <text:p>-120.453</text:p>
          </table:table-cell>
          <table:table-cell office:value-type="float" office:value="-7.4246" calcext:value-type="float">
            <text:p>-7.4246</text:p>
          </table:table-cell>
          <table:table-cell office:value-type="float" office:value="9.5603" calcext:value-type="float">
            <text:p>9.5603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0215" calcext:value-type="float">
            <text:p>0.0215</text:p>
          </table:table-cell>
          <table:table-cell table:number-columns-repeated="2"/>
          <table:table-cell table:formula="of:=[.B82]+[.S$7]" office:value-type="float" office:value="35.9045" calcext:value-type="float">
            <text:p>35.9045</text:p>
          </table:table-cell>
          <table:table-cell table:formula="of:=[.C82]+[.T$7]" office:value-type="float" office:value="-120.453" calcext:value-type="float">
            <text:p>-120.453</text:p>
          </table:table-cell>
          <table:table-cell table:formula="of:=[.F82]+[.U$7]" office:value-type="float" office:value="1.8176" calcext:value-type="float">
            <text:p>1.8176</text:p>
          </table:table-cell>
          <table:table-cell table:formula="of:=[.G82]*[.M$4]" office:value-type="float" office:value="0.0215" calcext:value-type="float">
            <text:p>0.02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921" calcext:value-type="float">
            <text:p>35.8921</text:p>
          </table:table-cell>
          <table:table-cell office:value-type="float" office:value="-120.4387" calcext:value-type="float">
            <text:p>-120.4387</text:p>
          </table:table-cell>
          <table:table-cell office:value-type="float" office:value="-6.1364" calcext:value-type="float">
            <text:p>-6.1364</text:p>
          </table:table-cell>
          <table:table-cell office:value-type="float" office:value="8.1789" calcext:value-type="float">
            <text:p>8.1789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3737" calcext:value-type="float">
            <text:p>0.3737</text:p>
          </table:table-cell>
          <table:table-cell table:number-columns-repeated="2"/>
          <table:table-cell table:formula="of:=[.B83]+[.S$7]" office:value-type="float" office:value="35.8921" calcext:value-type="float">
            <text:p>35.8921</text:p>
          </table:table-cell>
          <table:table-cell table:formula="of:=[.C83]+[.T$7]" office:value-type="float" office:value="-120.4387" calcext:value-type="float">
            <text:p>-120.4387</text:p>
          </table:table-cell>
          <table:table-cell table:formula="of:=[.F83]+[.U$7]" office:value-type="float" office:value="1.8176" calcext:value-type="float">
            <text:p>1.8176</text:p>
          </table:table-cell>
          <table:table-cell table:formula="of:=[.G83]*[.M$4]" office:value-type="float" office:value="0.3737" calcext:value-type="float">
            <text:p>0.37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797" calcext:value-type="float">
            <text:p>35.8797</text:p>
          </table:table-cell>
          <table:table-cell office:value-type="float" office:value="-120.4244" calcext:value-type="float">
            <text:p>-120.4244</text:p>
          </table:table-cell>
          <table:table-cell office:value-type="float" office:value="-4.8482" calcext:value-type="float">
            <text:p>-4.8482</text:p>
          </table:table-cell>
          <table:table-cell office:value-type="float" office:value="6.7974" calcext:value-type="float">
            <text:p>6.7974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1308" calcext:value-type="float">
            <text:p>0.1308</text:p>
          </table:table-cell>
          <table:table-cell table:number-columns-repeated="2"/>
          <table:table-cell table:formula="of:=[.B84]+[.S$7]" office:value-type="float" office:value="35.8797" calcext:value-type="float">
            <text:p>35.8797</text:p>
          </table:table-cell>
          <table:table-cell table:formula="of:=[.C84]+[.T$7]" office:value-type="float" office:value="-120.4244" calcext:value-type="float">
            <text:p>-120.4244</text:p>
          </table:table-cell>
          <table:table-cell table:formula="of:=[.F84]+[.U$7]" office:value-type="float" office:value="1.8176" calcext:value-type="float">
            <text:p>1.8176</text:p>
          </table:table-cell>
          <table:table-cell table:formula="of:=[.G84]*[.M$4]" office:value-type="float" office:value="0.1308" calcext:value-type="float">
            <text:p>0.13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672" calcext:value-type="float">
            <text:p>35.8672</text:p>
          </table:table-cell>
          <table:table-cell office:value-type="float" office:value="-120.4101" calcext:value-type="float">
            <text:p>-120.4101</text:p>
          </table:table-cell>
          <table:table-cell office:value-type="float" office:value="-3.5599" calcext:value-type="float">
            <text:p>-3.5599</text:p>
          </table:table-cell>
          <table:table-cell office:value-type="float" office:value="5.416" calcext:value-type="float">
            <text:p>5.416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table:formula="of:=[.B85]+[.S$7]" office:value-type="float" office:value="35.8672" calcext:value-type="float">
            <text:p>35.8672</text:p>
          </table:table-cell>
          <table:table-cell table:formula="of:=[.C85]+[.T$7]" office:value-type="float" office:value="-120.4101" calcext:value-type="float">
            <text:p>-120.4101</text:p>
          </table:table-cell>
          <table:table-cell table:formula="of:=[.F85]+[.U$7]" office:value-type="float" office:value="1.8176" calcext:value-type="float">
            <text:p>1.8176</text:p>
          </table:table-cell>
          <table:table-cell table:formula="of:=[.G85]*[.M$4]" office:value-type="float" office:value="0.006" calcext:value-type="float">
            <text:p>0.0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548" calcext:value-type="float">
            <text:p>35.8548</text:p>
          </table:table-cell>
          <table:table-cell office:value-type="float" office:value="-120.3958" calcext:value-type="float">
            <text:p>-120.3958</text:p>
          </table:table-cell>
          <table:table-cell office:value-type="float" office:value="-2.2717" calcext:value-type="float">
            <text:p>-2.2717</text:p>
          </table:table-cell>
          <table:table-cell office:value-type="float" office:value="4.0346" calcext:value-type="float">
            <text:p>4.0346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0455" calcext:value-type="float">
            <text:p>0.0455</text:p>
          </table:table-cell>
          <table:table-cell table:number-columns-repeated="2"/>
          <table:table-cell table:formula="of:=[.B86]+[.S$7]" office:value-type="float" office:value="35.8548" calcext:value-type="float">
            <text:p>35.8548</text:p>
          </table:table-cell>
          <table:table-cell table:formula="of:=[.C86]+[.T$7]" office:value-type="float" office:value="-120.3958" calcext:value-type="float">
            <text:p>-120.3958</text:p>
          </table:table-cell>
          <table:table-cell table:formula="of:=[.F86]+[.U$7]" office:value-type="float" office:value="1.8176" calcext:value-type="float">
            <text:p>1.8176</text:p>
          </table:table-cell>
          <table:table-cell table:formula="of:=[.G86]*[.M$4]" office:value-type="float" office:value="0.0455" calcext:value-type="float">
            <text:p>0.04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424" calcext:value-type="float">
            <text:p>35.8424</text:p>
          </table:table-cell>
          <table:table-cell office:value-type="float" office:value="-120.3815" calcext:value-type="float">
            <text:p>-120.3815</text:p>
          </table:table-cell>
          <table:table-cell office:value-type="float" office:value="-0.9835" calcext:value-type="float">
            <text:p>-0.9835</text:p>
          </table:table-cell>
          <table:table-cell office:value-type="float" office:value="2.6531" calcext:value-type="float">
            <text:p>2.6531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0365" calcext:value-type="float">
            <text:p>0.0365</text:p>
          </table:table-cell>
          <table:table-cell table:number-columns-repeated="2"/>
          <table:table-cell table:formula="of:=[.B87]+[.S$7]" office:value-type="float" office:value="35.8424" calcext:value-type="float">
            <text:p>35.8424</text:p>
          </table:table-cell>
          <table:table-cell table:formula="of:=[.C87]+[.T$7]" office:value-type="float" office:value="-120.3815" calcext:value-type="float">
            <text:p>-120.3815</text:p>
          </table:table-cell>
          <table:table-cell table:formula="of:=[.F87]+[.U$7]" office:value-type="float" office:value="1.8176" calcext:value-type="float">
            <text:p>1.8176</text:p>
          </table:table-cell>
          <table:table-cell table:formula="of:=[.G87]*[.M$4]" office:value-type="float" office:value="0.0365" calcext:value-type="float">
            <text:p>0.03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299" calcext:value-type="float">
            <text:p>35.8299</text:p>
          </table:table-cell>
          <table:table-cell office:value-type="float" office:value="-120.3672" calcext:value-type="float">
            <text:p>-120.3672</text:p>
          </table:table-cell>
          <table:table-cell office:value-type="float" office:value="0.3047" calcext:value-type="float">
            <text:p>0.3047</text:p>
          </table:table-cell>
          <table:table-cell office:value-type="float" office:value="1.2717" calcext:value-type="float">
            <text:p>1.2717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0794" calcext:value-type="float">
            <text:p>0.0794</text:p>
          </table:table-cell>
          <table:table-cell table:number-columns-repeated="2"/>
          <table:table-cell table:formula="of:=[.B88]+[.S$7]" office:value-type="float" office:value="35.8299" calcext:value-type="float">
            <text:p>35.8299</text:p>
          </table:table-cell>
          <table:table-cell table:formula="of:=[.C88]+[.T$7]" office:value-type="float" office:value="-120.3672" calcext:value-type="float">
            <text:p>-120.3672</text:p>
          </table:table-cell>
          <table:table-cell table:formula="of:=[.F88]+[.U$7]" office:value-type="float" office:value="1.8176" calcext:value-type="float">
            <text:p>1.8176</text:p>
          </table:table-cell>
          <table:table-cell table:formula="of:=[.G88]*[.M$4]" office:value-type="float" office:value="0.0794" calcext:value-type="float">
            <text:p>0.07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175" calcext:value-type="float">
            <text:p>35.8175</text:p>
          </table:table-cell>
          <table:table-cell office:value-type="float" office:value="-120.3529" calcext:value-type="float">
            <text:p>-120.3529</text:p>
          </table:table-cell>
          <table:table-cell office:value-type="float" office:value="1.5929" calcext:value-type="float">
            <text:p>1.5929</text:p>
          </table:table-cell>
          <table:table-cell office:value-type="float" office:value="-0.1098" calcext:value-type="float">
            <text:p>-0.1098</text:p>
          </table:table-cell>
          <table:table-cell office:value-type="float" office:value="1.8176" calcext:value-type="float">
            <text:p>1.8176</text:p>
          </table:table-cell>
          <table:table-cell office:value-type="float" office:value="0.0605" calcext:value-type="float">
            <text:p>0.0605</text:p>
          </table:table-cell>
          <table:table-cell table:number-columns-repeated="2"/>
          <table:table-cell table:formula="of:=[.B89]+[.S$7]" office:value-type="float" office:value="35.8175" calcext:value-type="float">
            <text:p>35.8175</text:p>
          </table:table-cell>
          <table:table-cell table:formula="of:=[.C89]+[.T$7]" office:value-type="float" office:value="-120.3529" calcext:value-type="float">
            <text:p>-120.3529</text:p>
          </table:table-cell>
          <table:table-cell table:formula="of:=[.F89]+[.U$7]" office:value-type="float" office:value="1.8176" calcext:value-type="float">
            <text:p>1.8176</text:p>
          </table:table-cell>
          <table:table-cell table:formula="of:=[.G89]*[.M$4]" office:value-type="float" office:value="0.0605" calcext:value-type="float">
            <text:p>0.06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051" calcext:value-type="float">
            <text:p>35.8051</text:p>
          </table:table-cell>
          <table:table-cell office:value-type="float" office:value="-120.3386" calcext:value-type="float">
            <text:p>-120.3386</text:p>
          </table:table-cell>
          <table:table-cell office:value-type="float" office:value="2.8812" calcext:value-type="float">
            <text:p>2.8812</text:p>
          </table:table-cell>
          <table:table-cell office:value-type="float" office:value="-1.4912" calcext:value-type="float">
            <text:p>-1.4912</text:p>
          </table:table-cell>
          <table:table-cell office:value-type="float" office:value="1.8176" calcext:value-type="float">
            <text:p>1.8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90]+[.S$7]" office:value-type="float" office:value="35.8051" calcext:value-type="float">
            <text:p>35.8051</text:p>
          </table:table-cell>
          <table:table-cell table:formula="of:=[.C90]+[.T$7]" office:value-type="float" office:value="-120.3386" calcext:value-type="float">
            <text:p>-120.3386</text:p>
          </table:table-cell>
          <table:table-cell table:formula="of:=[.F90]+[.U$7]" office:value-type="float" office:value="1.8176" calcext:value-type="float">
            <text:p>1.8176</text:p>
          </table:table-cell>
          <table:table-cell table:formula="of:=[.G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146" calcext:value-type="float">
            <text:p>36.0146</text:p>
          </table:table-cell>
          <table:table-cell office:value-type="float" office:value="-120.5841" calcext:value-type="float">
            <text:p>-120.5841</text:p>
          </table:table-cell>
          <table:table-cell office:value-type="float" office:value="-19.2373" calcext:value-type="float">
            <text:p>-19.2373</text:p>
          </table:table-cell>
          <table:table-cell office:value-type="float" office:value="21.7894" calcext:value-type="float">
            <text:p>21.7894</text:p>
          </table:table-cell>
          <table:table-cell office:value-type="float" office:value="3.5136" calcext:value-type="float">
            <text:p>3.5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91]+[.S$7]" office:value-type="float" office:value="36.0146" calcext:value-type="float">
            <text:p>36.0146</text:p>
          </table:table-cell>
          <table:table-cell table:formula="of:=[.C91]+[.T$7]" office:value-type="float" office:value="-120.5841" calcext:value-type="float">
            <text:p>-120.5841</text:p>
          </table:table-cell>
          <table:table-cell table:formula="of:=[.F91]+[.U$7]" office:value-type="float" office:value="3.5136" calcext:value-type="float">
            <text:p>3.5136</text:p>
          </table:table-cell>
          <table:table-cell table:formula="of:=[.G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022" calcext:value-type="float">
            <text:p>36.0022</text:p>
          </table:table-cell>
          <table:table-cell office:value-type="float" office:value="-120.5698" calcext:value-type="float">
            <text:p>-120.5698</text:p>
          </table:table-cell>
          <table:table-cell office:value-type="float" office:value="-17.9491" calcext:value-type="float">
            <text:p>-17.9491</text:p>
          </table:table-cell>
          <table:table-cell office:value-type="float" office:value="20.4079" calcext:value-type="float">
            <text:p>20.4079</text:p>
          </table:table-cell>
          <table:table-cell office:value-type="float" office:value="3.5136" calcext:value-type="float">
            <text:p>3.5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92]+[.S$7]" office:value-type="float" office:value="36.0022" calcext:value-type="float">
            <text:p>36.0022</text:p>
          </table:table-cell>
          <table:table-cell table:formula="of:=[.C92]+[.T$7]" office:value-type="float" office:value="-120.5698" calcext:value-type="float">
            <text:p>-120.5698</text:p>
          </table:table-cell>
          <table:table-cell table:formula="of:=[.F92]+[.U$7]" office:value-type="float" office:value="3.5136" calcext:value-type="float">
            <text:p>3.5136</text:p>
          </table:table-cell>
          <table:table-cell table:formula="of:=[.G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897" calcext:value-type="float">
            <text:p>35.9897</text:p>
          </table:table-cell>
          <table:table-cell office:value-type="float" office:value="-120.5555" calcext:value-type="float">
            <text:p>-120.5555</text:p>
          </table:table-cell>
          <table:table-cell office:value-type="float" office:value="-16.6609" calcext:value-type="float">
            <text:p>-16.6609</text:p>
          </table:table-cell>
          <table:table-cell office:value-type="float" office:value="19.0265" calcext:value-type="float">
            <text:p>19.0265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2516" calcext:value-type="float">
            <text:p>0.2516</text:p>
          </table:table-cell>
          <table:table-cell table:number-columns-repeated="2"/>
          <table:table-cell table:formula="of:=[.B93]+[.S$7]" office:value-type="float" office:value="35.9897" calcext:value-type="float">
            <text:p>35.9897</text:p>
          </table:table-cell>
          <table:table-cell table:formula="of:=[.C93]+[.T$7]" office:value-type="float" office:value="-120.5555" calcext:value-type="float">
            <text:p>-120.5555</text:p>
          </table:table-cell>
          <table:table-cell table:formula="of:=[.F93]+[.U$7]" office:value-type="float" office:value="3.5136" calcext:value-type="float">
            <text:p>3.5136</text:p>
          </table:table-cell>
          <table:table-cell table:formula="of:=[.G93]*[.M$4]" office:value-type="float" office:value="0.2516" calcext:value-type="float">
            <text:p>0.25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773" calcext:value-type="float">
            <text:p>35.9773</text:p>
          </table:table-cell>
          <table:table-cell office:value-type="float" office:value="-120.5412" calcext:value-type="float">
            <text:p>-120.5412</text:p>
          </table:table-cell>
          <table:table-cell office:value-type="float" office:value="-15.3726" calcext:value-type="float">
            <text:p>-15.3726</text:p>
          </table:table-cell>
          <table:table-cell office:value-type="float" office:value="17.6451" calcext:value-type="float">
            <text:p>17.6451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3524" calcext:value-type="float">
            <text:p>0.3524</text:p>
          </table:table-cell>
          <table:table-cell table:number-columns-repeated="2"/>
          <table:table-cell table:formula="of:=[.B94]+[.S$7]" office:value-type="float" office:value="35.9773" calcext:value-type="float">
            <text:p>35.9773</text:p>
          </table:table-cell>
          <table:table-cell table:formula="of:=[.C94]+[.T$7]" office:value-type="float" office:value="-120.5412" calcext:value-type="float">
            <text:p>-120.5412</text:p>
          </table:table-cell>
          <table:table-cell table:formula="of:=[.F94]+[.U$7]" office:value-type="float" office:value="3.5136" calcext:value-type="float">
            <text:p>3.5136</text:p>
          </table:table-cell>
          <table:table-cell table:formula="of:=[.G94]*[.M$4]" office:value-type="float" office:value="0.3524" calcext:value-type="float">
            <text:p>0.35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649" calcext:value-type="float">
            <text:p>35.9649</text:p>
          </table:table-cell>
          <table:table-cell office:value-type="float" office:value="-120.5269" calcext:value-type="float">
            <text:p>-120.5269</text:p>
          </table:table-cell>
          <table:table-cell office:value-type="float" office:value="-14.0844" calcext:value-type="float">
            <text:p>-14.0844</text:p>
          </table:table-cell>
          <table:table-cell office:value-type="float" office:value="16.2636" calcext:value-type="float">
            <text:p>16.2636</text:p>
          </table:table-cell>
          <table:table-cell office:value-type="float" office:value="3.5136" calcext:value-type="float">
            <text:p>3.5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95]+[.S$7]" office:value-type="float" office:value="35.9649" calcext:value-type="float">
            <text:p>35.9649</text:p>
          </table:table-cell>
          <table:table-cell table:formula="of:=[.C95]+[.T$7]" office:value-type="float" office:value="-120.5269" calcext:value-type="float">
            <text:p>-120.5269</text:p>
          </table:table-cell>
          <table:table-cell table:formula="of:=[.F95]+[.U$7]" office:value-type="float" office:value="3.5136" calcext:value-type="float">
            <text:p>3.5136</text:p>
          </table:table-cell>
          <table:table-cell table:formula="of:=[.G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524" calcext:value-type="float">
            <text:p>35.9524</text:p>
          </table:table-cell>
          <table:table-cell office:value-type="float" office:value="-120.5126" calcext:value-type="float">
            <text:p>-120.5126</text:p>
          </table:table-cell>
          <table:table-cell office:value-type="float" office:value="-12.7962" calcext:value-type="float">
            <text:p>-12.7962</text:p>
          </table:table-cell>
          <table:table-cell office:value-type="float" office:value="14.8822" calcext:value-type="float">
            <text:p>14.8822</text:p>
          </table:table-cell>
          <table:table-cell office:value-type="float" office:value="3.5136" calcext:value-type="float">
            <text:p>3.5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96]+[.S$7]" office:value-type="float" office:value="35.9524" calcext:value-type="float">
            <text:p>35.9524</text:p>
          </table:table-cell>
          <table:table-cell table:formula="of:=[.C96]+[.T$7]" office:value-type="float" office:value="-120.5126" calcext:value-type="float">
            <text:p>-120.5126</text:p>
          </table:table-cell>
          <table:table-cell table:formula="of:=[.F96]+[.U$7]" office:value-type="float" office:value="3.5136" calcext:value-type="float">
            <text:p>3.5136</text:p>
          </table:table-cell>
          <table:table-cell table:formula="of:=[.G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4" calcext:value-type="float">
            <text:p>35.94</text:p>
          </table:table-cell>
          <table:table-cell office:value-type="float" office:value="-120.4983" calcext:value-type="float">
            <text:p>-120.4983</text:p>
          </table:table-cell>
          <table:table-cell office:value-type="float" office:value="-11.508" calcext:value-type="float">
            <text:p>-11.508</text:p>
          </table:table-cell>
          <table:table-cell office:value-type="float" office:value="13.5007" calcext:value-type="float">
            <text:p>13.5007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3429" calcext:value-type="float">
            <text:p>0.3429</text:p>
          </table:table-cell>
          <table:table-cell table:number-columns-repeated="2"/>
          <table:table-cell table:formula="of:=[.B97]+[.S$7]" office:value-type="float" office:value="35.94" calcext:value-type="float">
            <text:p>35.94</text:p>
          </table:table-cell>
          <table:table-cell table:formula="of:=[.C97]+[.T$7]" office:value-type="float" office:value="-120.4983" calcext:value-type="float">
            <text:p>-120.4983</text:p>
          </table:table-cell>
          <table:table-cell table:formula="of:=[.F97]+[.U$7]" office:value-type="float" office:value="3.5136" calcext:value-type="float">
            <text:p>3.5136</text:p>
          </table:table-cell>
          <table:table-cell table:formula="of:=[.G97]*[.M$4]" office:value-type="float" office:value="0.3429" calcext:value-type="float">
            <text:p>0.34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276" calcext:value-type="float">
            <text:p>35.9276</text:p>
          </table:table-cell>
          <table:table-cell office:value-type="float" office:value="-120.484" calcext:value-type="float">
            <text:p>-120.484</text:p>
          </table:table-cell>
          <table:table-cell office:value-type="float" office:value="-10.2198" calcext:value-type="float">
            <text:p>-10.2198</text:p>
          </table:table-cell>
          <table:table-cell office:value-type="float" office:value="12.1193" calcext:value-type="float">
            <text:p>12.1193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3937" calcext:value-type="float">
            <text:p>0.3937</text:p>
          </table:table-cell>
          <table:table-cell table:number-columns-repeated="2"/>
          <table:table-cell table:formula="of:=[.B98]+[.S$7]" office:value-type="float" office:value="35.9276" calcext:value-type="float">
            <text:p>35.9276</text:p>
          </table:table-cell>
          <table:table-cell table:formula="of:=[.C98]+[.T$7]" office:value-type="float" office:value="-120.484" calcext:value-type="float">
            <text:p>-120.484</text:p>
          </table:table-cell>
          <table:table-cell table:formula="of:=[.F98]+[.U$7]" office:value-type="float" office:value="3.5136" calcext:value-type="float">
            <text:p>3.5136</text:p>
          </table:table-cell>
          <table:table-cell table:formula="of:=[.G98]*[.M$4]" office:value-type="float" office:value="0.3937" calcext:value-type="float">
            <text:p>0.39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151" calcext:value-type="float">
            <text:p>35.9151</text:p>
          </table:table-cell>
          <table:table-cell office:value-type="float" office:value="-120.4697" calcext:value-type="float">
            <text:p>-120.4697</text:p>
          </table:table-cell>
          <table:table-cell office:value-type="float" office:value="-8.9315" calcext:value-type="float">
            <text:p>-8.9315</text:p>
          </table:table-cell>
          <table:table-cell office:value-type="float" office:value="10.7378" calcext:value-type="float">
            <text:p>10.7378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0566" calcext:value-type="float">
            <text:p>0.0566</text:p>
          </table:table-cell>
          <table:table-cell table:number-columns-repeated="2"/>
          <table:table-cell table:formula="of:=[.B99]+[.S$7]" office:value-type="float" office:value="35.9151" calcext:value-type="float">
            <text:p>35.9151</text:p>
          </table:table-cell>
          <table:table-cell table:formula="of:=[.C99]+[.T$7]" office:value-type="float" office:value="-120.4697" calcext:value-type="float">
            <text:p>-120.4697</text:p>
          </table:table-cell>
          <table:table-cell table:formula="of:=[.F99]+[.U$7]" office:value-type="float" office:value="3.5136" calcext:value-type="float">
            <text:p>3.5136</text:p>
          </table:table-cell>
          <table:table-cell table:formula="of:=[.G99]*[.M$4]" office:value-type="float" office:value="0.0566" calcext:value-type="float">
            <text:p>0.05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027" calcext:value-type="float">
            <text:p>35.9027</text:p>
          </table:table-cell>
          <table:table-cell office:value-type="float" office:value="-120.4554" calcext:value-type="float">
            <text:p>-120.4554</text:p>
          </table:table-cell>
          <table:table-cell office:value-type="float" office:value="-7.6433" calcext:value-type="float">
            <text:p>-7.6433</text:p>
          </table:table-cell>
          <table:table-cell office:value-type="float" office:value="9.3564" calcext:value-type="float">
            <text:p>9.3564</text:p>
          </table:table-cell>
          <table:table-cell office:value-type="float" office:value="3.5136" calcext:value-type="float">
            <text:p>3.5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00]+[.S$7]" office:value-type="float" office:value="35.9027" calcext:value-type="float">
            <text:p>35.9027</text:p>
          </table:table-cell>
          <table:table-cell table:formula="of:=[.C100]+[.T$7]" office:value-type="float" office:value="-120.4554" calcext:value-type="float">
            <text:p>-120.4554</text:p>
          </table:table-cell>
          <table:table-cell table:formula="of:=[.F100]+[.U$7]" office:value-type="float" office:value="3.5136" calcext:value-type="float">
            <text:p>3.5136</text:p>
          </table:table-cell>
          <table:table-cell table:formula="of:=[.G1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903" calcext:value-type="float">
            <text:p>35.8903</text:p>
          </table:table-cell>
          <table:table-cell office:value-type="float" office:value="-120.4411" calcext:value-type="float">
            <text:p>-120.4411</text:p>
          </table:table-cell>
          <table:table-cell office:value-type="float" office:value="-6.3551" calcext:value-type="float">
            <text:p>-6.3551</text:p>
          </table:table-cell>
          <table:table-cell office:value-type="float" office:value="7.9749" calcext:value-type="float">
            <text:p>7.9749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0119" calcext:value-type="float">
            <text:p>0.0119</text:p>
          </table:table-cell>
          <table:table-cell table:number-columns-repeated="2"/>
          <table:table-cell table:formula="of:=[.B101]+[.S$7]" office:value-type="float" office:value="35.8903" calcext:value-type="float">
            <text:p>35.8903</text:p>
          </table:table-cell>
          <table:table-cell table:formula="of:=[.C101]+[.T$7]" office:value-type="float" office:value="-120.4411" calcext:value-type="float">
            <text:p>-120.4411</text:p>
          </table:table-cell>
          <table:table-cell table:formula="of:=[.F101]+[.U$7]" office:value-type="float" office:value="3.5136" calcext:value-type="float">
            <text:p>3.5136</text:p>
          </table:table-cell>
          <table:table-cell table:formula="of:=[.G101]*[.M$4]" office:value-type="float" office:value="0.0119" calcext:value-type="float">
            <text:p>0.01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778" calcext:value-type="float">
            <text:p>35.8778</text:p>
          </table:table-cell>
          <table:table-cell office:value-type="float" office:value="-120.4268" calcext:value-type="float">
            <text:p>-120.4268</text:p>
          </table:table-cell>
          <table:table-cell office:value-type="float" office:value="-5.0669" calcext:value-type="float">
            <text:p>-5.0669</text:p>
          </table:table-cell>
          <table:table-cell office:value-type="float" office:value="6.5935" calcext:value-type="float">
            <text:p>6.5935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0835" calcext:value-type="float">
            <text:p>0.0835</text:p>
          </table:table-cell>
          <table:table-cell table:number-columns-repeated="2"/>
          <table:table-cell table:formula="of:=[.B102]+[.S$7]" office:value-type="float" office:value="35.8778" calcext:value-type="float">
            <text:p>35.8778</text:p>
          </table:table-cell>
          <table:table-cell table:formula="of:=[.C102]+[.T$7]" office:value-type="float" office:value="-120.4268" calcext:value-type="float">
            <text:p>-120.4268</text:p>
          </table:table-cell>
          <table:table-cell table:formula="of:=[.F102]+[.U$7]" office:value-type="float" office:value="3.5136" calcext:value-type="float">
            <text:p>3.5136</text:p>
          </table:table-cell>
          <table:table-cell table:formula="of:=[.G102]*[.M$4]" office:value-type="float" office:value="0.0835" calcext:value-type="float">
            <text:p>0.08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654" calcext:value-type="float">
            <text:p>35.8654</text:p>
          </table:table-cell>
          <table:table-cell office:value-type="float" office:value="-120.4125" calcext:value-type="float">
            <text:p>-120.4125</text:p>
          </table:table-cell>
          <table:table-cell office:value-type="float" office:value="-3.7787" calcext:value-type="float">
            <text:p>-3.7787</text:p>
          </table:table-cell>
          <table:table-cell office:value-type="float" office:value="5.212" calcext:value-type="float">
            <text:p>5.212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0457" calcext:value-type="float">
            <text:p>0.0457</text:p>
          </table:table-cell>
          <table:table-cell table:number-columns-repeated="2"/>
          <table:table-cell table:formula="of:=[.B103]+[.S$7]" office:value-type="float" office:value="35.8654" calcext:value-type="float">
            <text:p>35.8654</text:p>
          </table:table-cell>
          <table:table-cell table:formula="of:=[.C103]+[.T$7]" office:value-type="float" office:value="-120.4125" calcext:value-type="float">
            <text:p>-120.4125</text:p>
          </table:table-cell>
          <table:table-cell table:formula="of:=[.F103]+[.U$7]" office:value-type="float" office:value="3.5136" calcext:value-type="float">
            <text:p>3.5136</text:p>
          </table:table-cell>
          <table:table-cell table:formula="of:=[.G103]*[.M$4]" office:value-type="float" office:value="0.0457" calcext:value-type="float">
            <text:p>0.04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53" calcext:value-type="float">
            <text:p>35.853</text:p>
          </table:table-cell>
          <table:table-cell office:value-type="float" office:value="-120.3982" calcext:value-type="float">
            <text:p>-120.3982</text:p>
          </table:table-cell>
          <table:table-cell office:value-type="float" office:value="-2.4904" calcext:value-type="float">
            <text:p>-2.4904</text:p>
          </table:table-cell>
          <table:table-cell office:value-type="float" office:value="3.8306" calcext:value-type="float">
            <text:p>3.8306</text:p>
          </table:table-cell>
          <table:table-cell office:value-type="float" office:value="3.5136" calcext:value-type="float">
            <text:p>3.5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04]+[.S$7]" office:value-type="float" office:value="35.853" calcext:value-type="float">
            <text:p>35.853</text:p>
          </table:table-cell>
          <table:table-cell table:formula="of:=[.C104]+[.T$7]" office:value-type="float" office:value="-120.3982" calcext:value-type="float">
            <text:p>-120.3982</text:p>
          </table:table-cell>
          <table:table-cell table:formula="of:=[.F104]+[.U$7]" office:value-type="float" office:value="3.5136" calcext:value-type="float">
            <text:p>3.5136</text:p>
          </table:table-cell>
          <table:table-cell table:formula="of:=[.G1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405" calcext:value-type="float">
            <text:p>35.8405</text:p>
          </table:table-cell>
          <table:table-cell office:value-type="float" office:value="-120.3839" calcext:value-type="float">
            <text:p>-120.3839</text:p>
          </table:table-cell>
          <table:table-cell office:value-type="float" office:value="-1.2022" calcext:value-type="float">
            <text:p>-1.2022</text:p>
          </table:table-cell>
          <table:table-cell office:value-type="float" office:value="2.4492" calcext:value-type="float">
            <text:p>2.4492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0116" calcext:value-type="float">
            <text:p>0.0116</text:p>
          </table:table-cell>
          <table:table-cell table:number-columns-repeated="2"/>
          <table:table-cell table:formula="of:=[.B105]+[.S$7]" office:value-type="float" office:value="35.8405" calcext:value-type="float">
            <text:p>35.8405</text:p>
          </table:table-cell>
          <table:table-cell table:formula="of:=[.C105]+[.T$7]" office:value-type="float" office:value="-120.3839" calcext:value-type="float">
            <text:p>-120.3839</text:p>
          </table:table-cell>
          <table:table-cell table:formula="of:=[.F105]+[.U$7]" office:value-type="float" office:value="3.5136" calcext:value-type="float">
            <text:p>3.5136</text:p>
          </table:table-cell>
          <table:table-cell table:formula="of:=[.G105]*[.M$4]" office:value-type="float" office:value="0.0116" calcext:value-type="float">
            <text:p>0.01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281" calcext:value-type="float">
            <text:p>35.8281</text:p>
          </table:table-cell>
          <table:table-cell office:value-type="float" office:value="-120.3696" calcext:value-type="float">
            <text:p>-120.3696</text:p>
          </table:table-cell>
          <table:table-cell office:value-type="float" office:value="0.086" calcext:value-type="float">
            <text:p>0.086</text:p>
          </table:table-cell>
          <table:table-cell office:value-type="float" office:value="1.0677" calcext:value-type="float">
            <text:p>1.0677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0329" calcext:value-type="float">
            <text:p>0.0329</text:p>
          </table:table-cell>
          <table:table-cell table:number-columns-repeated="2"/>
          <table:table-cell table:formula="of:=[.B106]+[.S$7]" office:value-type="float" office:value="35.8281" calcext:value-type="float">
            <text:p>35.8281</text:p>
          </table:table-cell>
          <table:table-cell table:formula="of:=[.C106]+[.T$7]" office:value-type="float" office:value="-120.3696" calcext:value-type="float">
            <text:p>-120.3696</text:p>
          </table:table-cell>
          <table:table-cell table:formula="of:=[.F106]+[.U$7]" office:value-type="float" office:value="3.5136" calcext:value-type="float">
            <text:p>3.5136</text:p>
          </table:table-cell>
          <table:table-cell table:formula="of:=[.G106]*[.M$4]" office:value-type="float" office:value="0.0329" calcext:value-type="float">
            <text:p>0.03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157" calcext:value-type="float">
            <text:p>35.8157</text:p>
          </table:table-cell>
          <table:table-cell office:value-type="float" office:value="-120.3553" calcext:value-type="float">
            <text:p>-120.3553</text:p>
          </table:table-cell>
          <table:table-cell office:value-type="float" office:value="1.3742" calcext:value-type="float">
            <text:p>1.3742</text:p>
          </table:table-cell>
          <table:table-cell office:value-type="float" office:value="-0.3137" calcext:value-type="float">
            <text:p>-0.3137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0732" calcext:value-type="float">
            <text:p>0.0732</text:p>
          </table:table-cell>
          <table:table-cell table:number-columns-repeated="2"/>
          <table:table-cell table:formula="of:=[.B107]+[.S$7]" office:value-type="float" office:value="35.8157" calcext:value-type="float">
            <text:p>35.8157</text:p>
          </table:table-cell>
          <table:table-cell table:formula="of:=[.C107]+[.T$7]" office:value-type="float" office:value="-120.3553" calcext:value-type="float">
            <text:p>-120.3553</text:p>
          </table:table-cell>
          <table:table-cell table:formula="of:=[.F107]+[.U$7]" office:value-type="float" office:value="3.5136" calcext:value-type="float">
            <text:p>3.5136</text:p>
          </table:table-cell>
          <table:table-cell table:formula="of:=[.G107]*[.M$4]" office:value-type="float" office:value="0.0732" calcext:value-type="float">
            <text:p>0.07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032" calcext:value-type="float">
            <text:p>35.8032</text:p>
          </table:table-cell>
          <table:table-cell office:value-type="float" office:value="-120.3411" calcext:value-type="float">
            <text:p>-120.3411</text:p>
          </table:table-cell>
          <table:table-cell office:value-type="float" office:value="2.6624" calcext:value-type="float">
            <text:p>2.6624</text:p>
          </table:table-cell>
          <table:table-cell office:value-type="float" office:value="-1.6952" calcext:value-type="float">
            <text:p>-1.6952</text:p>
          </table:table-cell>
          <table:table-cell office:value-type="float" office:value="3.5136" calcext:value-type="float">
            <text:p>3.5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08]+[.S$7]" office:value-type="float" office:value="35.8032" calcext:value-type="float">
            <text:p>35.8032</text:p>
          </table:table-cell>
          <table:table-cell table:formula="of:=[.C108]+[.T$7]" office:value-type="float" office:value="-120.3411" calcext:value-type="float">
            <text:p>-120.3411</text:p>
          </table:table-cell>
          <table:table-cell table:formula="of:=[.F108]+[.U$7]" office:value-type="float" office:value="3.5136" calcext:value-type="float">
            <text:p>3.5136</text:p>
          </table:table-cell>
          <table:table-cell table:formula="of:=[.G10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128" calcext:value-type="float">
            <text:p>36.0128</text:p>
          </table:table-cell>
          <table:table-cell office:value-type="float" office:value="-120.5865" calcext:value-type="float">
            <text:p>-120.5865</text:p>
          </table:table-cell>
          <table:table-cell office:value-type="float" office:value="-19.456" calcext:value-type="float">
            <text:p>-19.456</text:p>
          </table:table-cell>
          <table:table-cell office:value-type="float" office:value="21.5854" calcext:value-type="float">
            <text:p>21.5854</text:p>
          </table:table-cell>
          <table:table-cell office:value-type="float" office:value="5.2097" calcext:value-type="float">
            <text:p>5.20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09]+[.S$7]" office:value-type="float" office:value="36.0128" calcext:value-type="float">
            <text:p>36.0128</text:p>
          </table:table-cell>
          <table:table-cell table:formula="of:=[.C109]+[.T$7]" office:value-type="float" office:value="-120.5865" calcext:value-type="float">
            <text:p>-120.5865</text:p>
          </table:table-cell>
          <table:table-cell table:formula="of:=[.F109]+[.U$7]" office:value-type="float" office:value="5.2097" calcext:value-type="float">
            <text:p>5.2097</text:p>
          </table:table-cell>
          <table:table-cell table:formula="of:=[.G10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003" calcext:value-type="float">
            <text:p>36.0003</text:p>
          </table:table-cell>
          <table:table-cell office:value-type="float" office:value="-120.5722" calcext:value-type="float">
            <text:p>-120.5722</text:p>
          </table:table-cell>
          <table:table-cell office:value-type="float" office:value="-18.1678" calcext:value-type="float">
            <text:p>-18.1678</text:p>
          </table:table-cell>
          <table:table-cell office:value-type="float" office:value="20.204" calcext:value-type="float">
            <text:p>20.204</text:p>
          </table:table-cell>
          <table:table-cell office:value-type="float" office:value="5.2097" calcext:value-type="float">
            <text:p>5.20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10]+[.S$7]" office:value-type="float" office:value="36.0003" calcext:value-type="float">
            <text:p>36.0003</text:p>
          </table:table-cell>
          <table:table-cell table:formula="of:=[.C110]+[.T$7]" office:value-type="float" office:value="-120.5722" calcext:value-type="float">
            <text:p>-120.5722</text:p>
          </table:table-cell>
          <table:table-cell table:formula="of:=[.F110]+[.U$7]" office:value-type="float" office:value="5.2097" calcext:value-type="float">
            <text:p>5.2097</text:p>
          </table:table-cell>
          <table:table-cell table:formula="of:=[.G11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879" calcext:value-type="float">
            <text:p>35.9879</text:p>
          </table:table-cell>
          <table:table-cell office:value-type="float" office:value="-120.5579" calcext:value-type="float">
            <text:p>-120.5579</text:p>
          </table:table-cell>
          <table:table-cell office:value-type="float" office:value="-16.8796" calcext:value-type="float">
            <text:p>-16.8796</text:p>
          </table:table-cell>
          <table:table-cell office:value-type="float" office:value="18.8225" calcext:value-type="float">
            <text:p>18.8225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2313" calcext:value-type="float">
            <text:p>0.2313</text:p>
          </table:table-cell>
          <table:table-cell table:number-columns-repeated="2"/>
          <table:table-cell table:formula="of:=[.B111]+[.S$7]" office:value-type="float" office:value="35.9879" calcext:value-type="float">
            <text:p>35.9879</text:p>
          </table:table-cell>
          <table:table-cell table:formula="of:=[.C111]+[.T$7]" office:value-type="float" office:value="-120.5579" calcext:value-type="float">
            <text:p>-120.5579</text:p>
          </table:table-cell>
          <table:table-cell table:formula="of:=[.F111]+[.U$7]" office:value-type="float" office:value="5.2097" calcext:value-type="float">
            <text:p>5.2097</text:p>
          </table:table-cell>
          <table:table-cell table:formula="of:=[.G111]*[.M$4]" office:value-type="float" office:value="0.2313" calcext:value-type="float">
            <text:p>0.23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755" calcext:value-type="float">
            <text:p>35.9755</text:p>
          </table:table-cell>
          <table:table-cell office:value-type="float" office:value="-120.5436" calcext:value-type="float">
            <text:p>-120.5436</text:p>
          </table:table-cell>
          <table:table-cell office:value-type="float" office:value="-15.5914" calcext:value-type="float">
            <text:p>-15.5914</text:p>
          </table:table-cell>
          <table:table-cell office:value-type="float" office:value="17.4411" calcext:value-type="float">
            <text:p>17.4411</text:p>
          </table:table-cell>
          <table:table-cell office:value-type="float" office:value="5.2097" calcext:value-type="float">
            <text:p>5.2097</text:p>
          </table:table-cell>
          <table:table-cell office:value-type="float" office:value="1.0111" calcext:value-type="float">
            <text:p>1.0111</text:p>
          </table:table-cell>
          <table:table-cell table:number-columns-repeated="2"/>
          <table:table-cell table:formula="of:=[.B112]+[.S$7]" office:value-type="float" office:value="35.9755" calcext:value-type="float">
            <text:p>35.9755</text:p>
          </table:table-cell>
          <table:table-cell table:formula="of:=[.C112]+[.T$7]" office:value-type="float" office:value="-120.5436" calcext:value-type="float">
            <text:p>-120.5436</text:p>
          </table:table-cell>
          <table:table-cell table:formula="of:=[.F112]+[.U$7]" office:value-type="float" office:value="5.2097" calcext:value-type="float">
            <text:p>5.2097</text:p>
          </table:table-cell>
          <table:table-cell table:formula="of:=[.G112]*[.M$4]" office:value-type="float" office:value="1.0111" calcext:value-type="float">
            <text:p>1.01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63" calcext:value-type="float">
            <text:p>35.963</text:p>
          </table:table-cell>
          <table:table-cell office:value-type="float" office:value="-120.5293" calcext:value-type="float">
            <text:p>-120.5293</text:p>
          </table:table-cell>
          <table:table-cell office:value-type="float" office:value="-14.3031" calcext:value-type="float">
            <text:p>-14.3031</text:p>
          </table:table-cell>
          <table:table-cell office:value-type="float" office:value="16.0596" calcext:value-type="float">
            <text:p>16.0596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1014" calcext:value-type="float">
            <text:p>0.1014</text:p>
          </table:table-cell>
          <table:table-cell table:number-columns-repeated="2"/>
          <table:table-cell table:formula="of:=[.B113]+[.S$7]" office:value-type="float" office:value="35.963" calcext:value-type="float">
            <text:p>35.963</text:p>
          </table:table-cell>
          <table:table-cell table:formula="of:=[.C113]+[.T$7]" office:value-type="float" office:value="-120.5293" calcext:value-type="float">
            <text:p>-120.5293</text:p>
          </table:table-cell>
          <table:table-cell table:formula="of:=[.F113]+[.U$7]" office:value-type="float" office:value="5.2097" calcext:value-type="float">
            <text:p>5.2097</text:p>
          </table:table-cell>
          <table:table-cell table:formula="of:=[.G113]*[.M$4]" office:value-type="float" office:value="0.1014" calcext:value-type="float">
            <text:p>0.1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506" calcext:value-type="float">
            <text:p>35.9506</text:p>
          </table:table-cell>
          <table:table-cell office:value-type="float" office:value="-120.515" calcext:value-type="float">
            <text:p>-120.515</text:p>
          </table:table-cell>
          <table:table-cell office:value-type="float" office:value="-13.0149" calcext:value-type="float">
            <text:p>-13.0149</text:p>
          </table:table-cell>
          <table:table-cell office:value-type="float" office:value="14.6782" calcext:value-type="float">
            <text:p>14.6782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0793" calcext:value-type="float">
            <text:p>0.0793</text:p>
          </table:table-cell>
          <table:table-cell table:number-columns-repeated="2"/>
          <table:table-cell table:formula="of:=[.B114]+[.S$7]" office:value-type="float" office:value="35.9506" calcext:value-type="float">
            <text:p>35.9506</text:p>
          </table:table-cell>
          <table:table-cell table:formula="of:=[.C114]+[.T$7]" office:value-type="float" office:value="-120.515" calcext:value-type="float">
            <text:p>-120.515</text:p>
          </table:table-cell>
          <table:table-cell table:formula="of:=[.F114]+[.U$7]" office:value-type="float" office:value="5.2097" calcext:value-type="float">
            <text:p>5.2097</text:p>
          </table:table-cell>
          <table:table-cell table:formula="of:=[.G114]*[.M$4]" office:value-type="float" office:value="0.0793" calcext:value-type="float">
            <text:p>0.079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382" calcext:value-type="float">
            <text:p>35.9382</text:p>
          </table:table-cell>
          <table:table-cell office:value-type="float" office:value="-120.5007" calcext:value-type="float">
            <text:p>-120.5007</text:p>
          </table:table-cell>
          <table:table-cell office:value-type="float" office:value="-11.7267" calcext:value-type="float">
            <text:p>-11.7267</text:p>
          </table:table-cell>
          <table:table-cell office:value-type="float" office:value="13.2968" calcext:value-type="float">
            <text:p>13.2968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3164" calcext:value-type="float">
            <text:p>0.3164</text:p>
          </table:table-cell>
          <table:table-cell table:number-columns-repeated="2"/>
          <table:table-cell table:formula="of:=[.B115]+[.S$7]" office:value-type="float" office:value="35.9382" calcext:value-type="float">
            <text:p>35.9382</text:p>
          </table:table-cell>
          <table:table-cell table:formula="of:=[.C115]+[.T$7]" office:value-type="float" office:value="-120.5007" calcext:value-type="float">
            <text:p>-120.5007</text:p>
          </table:table-cell>
          <table:table-cell table:formula="of:=[.F115]+[.U$7]" office:value-type="float" office:value="5.2097" calcext:value-type="float">
            <text:p>5.2097</text:p>
          </table:table-cell>
          <table:table-cell table:formula="of:=[.G115]*[.M$4]" office:value-type="float" office:value="0.3164" calcext:value-type="float">
            <text:p>0.31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257" calcext:value-type="float">
            <text:p>35.9257</text:p>
          </table:table-cell>
          <table:table-cell office:value-type="float" office:value="-120.4864" calcext:value-type="float">
            <text:p>-120.4864</text:p>
          </table:table-cell>
          <table:table-cell office:value-type="float" office:value="-10.4385" calcext:value-type="float">
            <text:p>-10.4385</text:p>
          </table:table-cell>
          <table:table-cell office:value-type="float" office:value="11.9153" calcext:value-type="float">
            <text:p>11.9153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3508" calcext:value-type="float">
            <text:p>0.3508</text:p>
          </table:table-cell>
          <table:table-cell table:number-columns-repeated="2"/>
          <table:table-cell table:formula="of:=[.B116]+[.S$7]" office:value-type="float" office:value="35.9257" calcext:value-type="float">
            <text:p>35.9257</text:p>
          </table:table-cell>
          <table:table-cell table:formula="of:=[.C116]+[.T$7]" office:value-type="float" office:value="-120.4864" calcext:value-type="float">
            <text:p>-120.4864</text:p>
          </table:table-cell>
          <table:table-cell table:formula="of:=[.F116]+[.U$7]" office:value-type="float" office:value="5.2097" calcext:value-type="float">
            <text:p>5.2097</text:p>
          </table:table-cell>
          <table:table-cell table:formula="of:=[.G116]*[.M$4]" office:value-type="float" office:value="0.3508" calcext:value-type="float">
            <text:p>0.35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133" calcext:value-type="float">
            <text:p>35.9133</text:p>
          </table:table-cell>
          <table:table-cell office:value-type="float" office:value="-120.4722" calcext:value-type="float">
            <text:p>-120.4722</text:p>
          </table:table-cell>
          <table:table-cell office:value-type="float" office:value="-9.1503" calcext:value-type="float">
            <text:p>-9.1503</text:p>
          </table:table-cell>
          <table:table-cell office:value-type="float" office:value="10.5339" calcext:value-type="float">
            <text:p>10.5339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2539" calcext:value-type="float">
            <text:p>0.2539</text:p>
          </table:table-cell>
          <table:table-cell table:number-columns-repeated="2"/>
          <table:table-cell table:formula="of:=[.B117]+[.S$7]" office:value-type="float" office:value="35.9133" calcext:value-type="float">
            <text:p>35.9133</text:p>
          </table:table-cell>
          <table:table-cell table:formula="of:=[.C117]+[.T$7]" office:value-type="float" office:value="-120.4722" calcext:value-type="float">
            <text:p>-120.4722</text:p>
          </table:table-cell>
          <table:table-cell table:formula="of:=[.F117]+[.U$7]" office:value-type="float" office:value="5.2097" calcext:value-type="float">
            <text:p>5.2097</text:p>
          </table:table-cell>
          <table:table-cell table:formula="of:=[.G117]*[.M$4]" office:value-type="float" office:value="0.2539" calcext:value-type="float">
            <text:p>0.25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009" calcext:value-type="float">
            <text:p>35.9009</text:p>
          </table:table-cell>
          <table:table-cell office:value-type="float" office:value="-120.4579" calcext:value-type="float">
            <text:p>-120.4579</text:p>
          </table:table-cell>
          <table:table-cell office:value-type="float" office:value="-7.862" calcext:value-type="float">
            <text:p>-7.862</text:p>
          </table:table-cell>
          <table:table-cell office:value-type="float" office:value="9.1524" calcext:value-type="float">
            <text:p>9.1524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2328" calcext:value-type="float">
            <text:p>0.2328</text:p>
          </table:table-cell>
          <table:table-cell table:number-columns-repeated="2"/>
          <table:table-cell table:formula="of:=[.B118]+[.S$7]" office:value-type="float" office:value="35.9009" calcext:value-type="float">
            <text:p>35.9009</text:p>
          </table:table-cell>
          <table:table-cell table:formula="of:=[.C118]+[.T$7]" office:value-type="float" office:value="-120.4579" calcext:value-type="float">
            <text:p>-120.4579</text:p>
          </table:table-cell>
          <table:table-cell table:formula="of:=[.F118]+[.U$7]" office:value-type="float" office:value="5.2097" calcext:value-type="float">
            <text:p>5.2097</text:p>
          </table:table-cell>
          <table:table-cell table:formula="of:=[.G118]*[.M$4]" office:value-type="float" office:value="0.2328" calcext:value-type="float">
            <text:p>0.23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884" calcext:value-type="float">
            <text:p>35.8884</text:p>
          </table:table-cell>
          <table:table-cell office:value-type="float" office:value="-120.4436" calcext:value-type="float">
            <text:p>-120.4436</text:p>
          </table:table-cell>
          <table:table-cell office:value-type="float" office:value="-6.5738" calcext:value-type="float">
            <text:p>-6.5738</text:p>
          </table:table-cell>
          <table:table-cell office:value-type="float" office:value="7.771" calcext:value-type="float">
            <text:p>7.771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201" calcext:value-type="float">
            <text:p>0.201</text:p>
          </table:table-cell>
          <table:table-cell table:number-columns-repeated="2"/>
          <table:table-cell table:formula="of:=[.B119]+[.S$7]" office:value-type="float" office:value="35.8884" calcext:value-type="float">
            <text:p>35.8884</text:p>
          </table:table-cell>
          <table:table-cell table:formula="of:=[.C119]+[.T$7]" office:value-type="float" office:value="-120.4436" calcext:value-type="float">
            <text:p>-120.4436</text:p>
          </table:table-cell>
          <table:table-cell table:formula="of:=[.F119]+[.U$7]" office:value-type="float" office:value="5.2097" calcext:value-type="float">
            <text:p>5.2097</text:p>
          </table:table-cell>
          <table:table-cell table:formula="of:=[.G119]*[.M$4]" office:value-type="float" office:value="0.201" calcext:value-type="float">
            <text:p>0.2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76" calcext:value-type="float">
            <text:p>35.876</text:p>
          </table:table-cell>
          <table:table-cell office:value-type="float" office:value="-120.4293" calcext:value-type="float">
            <text:p>-120.4293</text:p>
          </table:table-cell>
          <table:table-cell office:value-type="float" office:value="-5.2856" calcext:value-type="float">
            <text:p>-5.2856</text:p>
          </table:table-cell>
          <table:table-cell office:value-type="float" office:value="6.3895" calcext:value-type="float">
            <text:p>6.3895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0706" calcext:value-type="float">
            <text:p>0.0706</text:p>
          </table:table-cell>
          <table:table-cell table:number-columns-repeated="2"/>
          <table:table-cell table:formula="of:=[.B120]+[.S$7]" office:value-type="float" office:value="35.876" calcext:value-type="float">
            <text:p>35.876</text:p>
          </table:table-cell>
          <table:table-cell table:formula="of:=[.C120]+[.T$7]" office:value-type="float" office:value="-120.4293" calcext:value-type="float">
            <text:p>-120.4293</text:p>
          </table:table-cell>
          <table:table-cell table:formula="of:=[.F120]+[.U$7]" office:value-type="float" office:value="5.2097" calcext:value-type="float">
            <text:p>5.2097</text:p>
          </table:table-cell>
          <table:table-cell table:formula="of:=[.G120]*[.M$4]" office:value-type="float" office:value="0.0706" calcext:value-type="float">
            <text:p>0.07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636" calcext:value-type="float">
            <text:p>35.8636</text:p>
          </table:table-cell>
          <table:table-cell office:value-type="float" office:value="-120.415" calcext:value-type="float">
            <text:p>-120.415</text:p>
          </table:table-cell>
          <table:table-cell office:value-type="float" office:value="-3.9974" calcext:value-type="float">
            <text:p>-3.9974</text:p>
          </table:table-cell>
          <table:table-cell office:value-type="float" office:value="5.0081" calcext:value-type="float">
            <text:p>5.0081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0591" calcext:value-type="float">
            <text:p>0.0591</text:p>
          </table:table-cell>
          <table:table-cell table:number-columns-repeated="2"/>
          <table:table-cell table:formula="of:=[.B121]+[.S$7]" office:value-type="float" office:value="35.8636" calcext:value-type="float">
            <text:p>35.8636</text:p>
          </table:table-cell>
          <table:table-cell table:formula="of:=[.C121]+[.T$7]" office:value-type="float" office:value="-120.415" calcext:value-type="float">
            <text:p>-120.415</text:p>
          </table:table-cell>
          <table:table-cell table:formula="of:=[.F121]+[.U$7]" office:value-type="float" office:value="5.2097" calcext:value-type="float">
            <text:p>5.2097</text:p>
          </table:table-cell>
          <table:table-cell table:formula="of:=[.G121]*[.M$4]" office:value-type="float" office:value="0.0591" calcext:value-type="float">
            <text:p>0.05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511" calcext:value-type="float">
            <text:p>35.8511</text:p>
          </table:table-cell>
          <table:table-cell office:value-type="float" office:value="-120.4007" calcext:value-type="float">
            <text:p>-120.4007</text:p>
          </table:table-cell>
          <table:table-cell office:value-type="float" office:value="-2.7092" calcext:value-type="float">
            <text:p>-2.7092</text:p>
          </table:table-cell>
          <table:table-cell office:value-type="float" office:value="3.6266" calcext:value-type="float">
            <text:p>3.6266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0379" calcext:value-type="float">
            <text:p>0.0379</text:p>
          </table:table-cell>
          <table:table-cell table:number-columns-repeated="2"/>
          <table:table-cell table:formula="of:=[.B122]+[.S$7]" office:value-type="float" office:value="35.8511" calcext:value-type="float">
            <text:p>35.8511</text:p>
          </table:table-cell>
          <table:table-cell table:formula="of:=[.C122]+[.T$7]" office:value-type="float" office:value="-120.4007" calcext:value-type="float">
            <text:p>-120.4007</text:p>
          </table:table-cell>
          <table:table-cell table:formula="of:=[.F122]+[.U$7]" office:value-type="float" office:value="5.2097" calcext:value-type="float">
            <text:p>5.2097</text:p>
          </table:table-cell>
          <table:table-cell table:formula="of:=[.G122]*[.M$4]" office:value-type="float" office:value="0.0379" calcext:value-type="float">
            <text:p>0.03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387" calcext:value-type="float">
            <text:p>35.8387</text:p>
          </table:table-cell>
          <table:table-cell office:value-type="float" office:value="-120.3864" calcext:value-type="float">
            <text:p>-120.3864</text:p>
          </table:table-cell>
          <table:table-cell office:value-type="float" office:value="-1.4209" calcext:value-type="float">
            <text:p>-1.4209</text:p>
          </table:table-cell>
          <table:table-cell office:value-type="float" office:value="2.2452" calcext:value-type="float">
            <text:p>2.2452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0136" calcext:value-type="float">
            <text:p>0.0136</text:p>
          </table:table-cell>
          <table:table-cell table:number-columns-repeated="2"/>
          <table:table-cell table:formula="of:=[.B123]+[.S$7]" office:value-type="float" office:value="35.8387" calcext:value-type="float">
            <text:p>35.8387</text:p>
          </table:table-cell>
          <table:table-cell table:formula="of:=[.C123]+[.T$7]" office:value-type="float" office:value="-120.3864" calcext:value-type="float">
            <text:p>-120.3864</text:p>
          </table:table-cell>
          <table:table-cell table:formula="of:=[.F123]+[.U$7]" office:value-type="float" office:value="5.2097" calcext:value-type="float">
            <text:p>5.2097</text:p>
          </table:table-cell>
          <table:table-cell table:formula="of:=[.G123]*[.M$4]" office:value-type="float" office:value="0.0136" calcext:value-type="float">
            <text:p>0.01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263" calcext:value-type="float">
            <text:p>35.8263</text:p>
          </table:table-cell>
          <table:table-cell office:value-type="float" office:value="-120.3721" calcext:value-type="float">
            <text:p>-120.3721</text:p>
          </table:table-cell>
          <table:table-cell office:value-type="float" office:value="-0.1327" calcext:value-type="float">
            <text:p>-0.1327</text:p>
          </table:table-cell>
          <table:table-cell office:value-type="float" office:value="0.8637" calcext:value-type="float">
            <text:p>0.8637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0147" calcext:value-type="float">
            <text:p>0.0147</text:p>
          </table:table-cell>
          <table:table-cell table:number-columns-repeated="2"/>
          <table:table-cell table:formula="of:=[.B124]+[.S$7]" office:value-type="float" office:value="35.8263" calcext:value-type="float">
            <text:p>35.8263</text:p>
          </table:table-cell>
          <table:table-cell table:formula="of:=[.C124]+[.T$7]" office:value-type="float" office:value="-120.3721" calcext:value-type="float">
            <text:p>-120.3721</text:p>
          </table:table-cell>
          <table:table-cell table:formula="of:=[.F124]+[.U$7]" office:value-type="float" office:value="5.2097" calcext:value-type="float">
            <text:p>5.2097</text:p>
          </table:table-cell>
          <table:table-cell table:formula="of:=[.G124]*[.M$4]" office:value-type="float" office:value="0.0147" calcext:value-type="float">
            <text:p>0.014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138" calcext:value-type="float">
            <text:p>35.8138</text:p>
          </table:table-cell>
          <table:table-cell office:value-type="float" office:value="-120.3578" calcext:value-type="float">
            <text:p>-120.3578</text:p>
          </table:table-cell>
          <table:table-cell office:value-type="float" office:value="1.1555" calcext:value-type="float">
            <text:p>1.1555</text:p>
          </table:table-cell>
          <table:table-cell office:value-type="float" office:value="-0.5177" calcext:value-type="float">
            <text:p>-0.5177</text:p>
          </table:table-cell>
          <table:table-cell office:value-type="float" office:value="5.2097" calcext:value-type="float">
            <text:p>5.2097</text:p>
          </table:table-cell>
          <table:table-cell office:value-type="float" office:value="0.0293" calcext:value-type="float">
            <text:p>0.0293</text:p>
          </table:table-cell>
          <table:table-cell table:number-columns-repeated="2"/>
          <table:table-cell table:formula="of:=[.B125]+[.S$7]" office:value-type="float" office:value="35.8138" calcext:value-type="float">
            <text:p>35.8138</text:p>
          </table:table-cell>
          <table:table-cell table:formula="of:=[.C125]+[.T$7]" office:value-type="float" office:value="-120.3578" calcext:value-type="float">
            <text:p>-120.3578</text:p>
          </table:table-cell>
          <table:table-cell table:formula="of:=[.F125]+[.U$7]" office:value-type="float" office:value="5.2097" calcext:value-type="float">
            <text:p>5.2097</text:p>
          </table:table-cell>
          <table:table-cell table:formula="of:=[.G125]*[.M$4]" office:value-type="float" office:value="0.0293" calcext:value-type="float">
            <text:p>0.029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014" calcext:value-type="float">
            <text:p>35.8014</text:p>
          </table:table-cell>
          <table:table-cell office:value-type="float" office:value="-120.3435" calcext:value-type="float">
            <text:p>-120.3435</text:p>
          </table:table-cell>
          <table:table-cell office:value-type="float" office:value="2.4437" calcext:value-type="float">
            <text:p>2.4437</text:p>
          </table:table-cell>
          <table:table-cell office:value-type="float" office:value="-1.8991" calcext:value-type="float">
            <text:p>-1.8991</text:p>
          </table:table-cell>
          <table:table-cell office:value-type="float" office:value="5.2097" calcext:value-type="float">
            <text:p>5.20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26]+[.S$7]" office:value-type="float" office:value="35.8014" calcext:value-type="float">
            <text:p>35.8014</text:p>
          </table:table-cell>
          <table:table-cell table:formula="of:=[.C126]+[.T$7]" office:value-type="float" office:value="-120.3435" calcext:value-type="float">
            <text:p>-120.3435</text:p>
          </table:table-cell>
          <table:table-cell table:formula="of:=[.F126]+[.U$7]" office:value-type="float" office:value="5.2097" calcext:value-type="float">
            <text:p>5.2097</text:p>
          </table:table-cell>
          <table:table-cell table:formula="of:=[.G12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109" calcext:value-type="float">
            <text:p>36.0109</text:p>
          </table:table-cell>
          <table:table-cell office:value-type="float" office:value="-120.589" calcext:value-type="float">
            <text:p>-120.589</text:p>
          </table:table-cell>
          <table:table-cell office:value-type="float" office:value="-19.6747" calcext:value-type="float">
            <text:p>-19.6747</text:p>
          </table:table-cell>
          <table:table-cell office:value-type="float" office:value="21.3815" calcext:value-type="float">
            <text:p>21.3815</text:p>
          </table:table-cell>
          <table:table-cell office:value-type="float" office:value="6.9057" calcext:value-type="float">
            <text:p>6.90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27]+[.S$7]" office:value-type="float" office:value="36.0109" calcext:value-type="float">
            <text:p>36.0109</text:p>
          </table:table-cell>
          <table:table-cell table:formula="of:=[.C127]+[.T$7]" office:value-type="float" office:value="-120.589" calcext:value-type="float">
            <text:p>-120.589</text:p>
          </table:table-cell>
          <table:table-cell table:formula="of:=[.F127]+[.U$7]" office:value-type="float" office:value="6.9057" calcext:value-type="float">
            <text:p>6.9057</text:p>
          </table:table-cell>
          <table:table-cell table:formula="of:=[.G12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985" calcext:value-type="float">
            <text:p>35.9985</text:p>
          </table:table-cell>
          <table:table-cell office:value-type="float" office:value="-120.5747" calcext:value-type="float">
            <text:p>-120.5747</text:p>
          </table:table-cell>
          <table:table-cell office:value-type="float" office:value="-18.3865" calcext:value-type="float">
            <text:p>-18.3865</text:p>
          </table:table-cell>
          <table:table-cell office:value-type="float" office:value="20" calcext:value-type="float">
            <text:p>20</text:p>
          </table:table-cell>
          <table:table-cell office:value-type="float" office:value="6.9057" calcext:value-type="float">
            <text:p>6.90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28]+[.S$7]" office:value-type="float" office:value="35.9985" calcext:value-type="float">
            <text:p>35.9985</text:p>
          </table:table-cell>
          <table:table-cell table:formula="of:=[.C128]+[.T$7]" office:value-type="float" office:value="-120.5747" calcext:value-type="float">
            <text:p>-120.5747</text:p>
          </table:table-cell>
          <table:table-cell table:formula="of:=[.F128]+[.U$7]" office:value-type="float" office:value="6.9057" calcext:value-type="float">
            <text:p>6.9057</text:p>
          </table:table-cell>
          <table:table-cell table:formula="of:=[.G12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861" calcext:value-type="float">
            <text:p>35.9861</text:p>
          </table:table-cell>
          <table:table-cell office:value-type="float" office:value="-120.5604" calcext:value-type="float">
            <text:p>-120.5604</text:p>
          </table:table-cell>
          <table:table-cell office:value-type="float" office:value="-17.0983" calcext:value-type="float">
            <text:p>-17.0983</text:p>
          </table:table-cell>
          <table:table-cell office:value-type="float" office:value="18.6186" calcext:value-type="float">
            <text:p>18.6186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  <table:table-cell table:formula="of:=[.B129]+[.S$7]" office:value-type="float" office:value="35.9861" calcext:value-type="float">
            <text:p>35.9861</text:p>
          </table:table-cell>
          <table:table-cell table:formula="of:=[.C129]+[.T$7]" office:value-type="float" office:value="-120.5604" calcext:value-type="float">
            <text:p>-120.5604</text:p>
          </table:table-cell>
          <table:table-cell table:formula="of:=[.F129]+[.U$7]" office:value-type="float" office:value="6.9057" calcext:value-type="float">
            <text:p>6.9057</text:p>
          </table:table-cell>
          <table:table-cell table:formula="of:=[.G129]*[.M$4]" office:value-type="float" office:value="0.161" calcext:value-type="float">
            <text:p>0.1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736" calcext:value-type="float">
            <text:p>35.9736</text:p>
          </table:table-cell>
          <table:table-cell office:value-type="float" office:value="-120.5461" calcext:value-type="float">
            <text:p>-120.5461</text:p>
          </table:table-cell>
          <table:table-cell office:value-type="float" office:value="-15.8101" calcext:value-type="float">
            <text:p>-15.8101</text:p>
          </table:table-cell>
          <table:table-cell office:value-type="float" office:value="17.2371" calcext:value-type="float">
            <text:p>17.2371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6397" calcext:value-type="float">
            <text:p>0.6397</text:p>
          </table:table-cell>
          <table:table-cell table:number-columns-repeated="2"/>
          <table:table-cell table:formula="of:=[.B130]+[.S$7]" office:value-type="float" office:value="35.9736" calcext:value-type="float">
            <text:p>35.9736</text:p>
          </table:table-cell>
          <table:table-cell table:formula="of:=[.C130]+[.T$7]" office:value-type="float" office:value="-120.5461" calcext:value-type="float">
            <text:p>-120.5461</text:p>
          </table:table-cell>
          <table:table-cell table:formula="of:=[.F130]+[.U$7]" office:value-type="float" office:value="6.9057" calcext:value-type="float">
            <text:p>6.9057</text:p>
          </table:table-cell>
          <table:table-cell table:formula="of:=[.G130]*[.M$4]" office:value-type="float" office:value="0.6397" calcext:value-type="float">
            <text:p>0.63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612" calcext:value-type="float">
            <text:p>35.9612</text:p>
          </table:table-cell>
          <table:table-cell office:value-type="float" office:value="-120.5318" calcext:value-type="float">
            <text:p>-120.5318</text:p>
          </table:table-cell>
          <table:table-cell office:value-type="float" office:value="-14.5219" calcext:value-type="float">
            <text:p>-14.5219</text:p>
          </table:table-cell>
          <table:table-cell office:value-type="float" office:value="15.8557" calcext:value-type="float">
            <text:p>15.8557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5932" calcext:value-type="float">
            <text:p>0.5932</text:p>
          </table:table-cell>
          <table:table-cell table:number-columns-repeated="2"/>
          <table:table-cell table:formula="of:=[.B131]+[.S$7]" office:value-type="float" office:value="35.9612" calcext:value-type="float">
            <text:p>35.9612</text:p>
          </table:table-cell>
          <table:table-cell table:formula="of:=[.C131]+[.T$7]" office:value-type="float" office:value="-120.5318" calcext:value-type="float">
            <text:p>-120.5318</text:p>
          </table:table-cell>
          <table:table-cell table:formula="of:=[.F131]+[.U$7]" office:value-type="float" office:value="6.9057" calcext:value-type="float">
            <text:p>6.9057</text:p>
          </table:table-cell>
          <table:table-cell table:formula="of:=[.G131]*[.M$4]" office:value-type="float" office:value="0.5932" calcext:value-type="float">
            <text:p>0.59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488" calcext:value-type="float">
            <text:p>35.9488</text:p>
          </table:table-cell>
          <table:table-cell office:value-type="float" office:value="-120.5175" calcext:value-type="float">
            <text:p>-120.5175</text:p>
          </table:table-cell>
          <table:table-cell office:value-type="float" office:value="-13.2336" calcext:value-type="float">
            <text:p>-13.2336</text:p>
          </table:table-cell>
          <table:table-cell office:value-type="float" office:value="14.4742" calcext:value-type="float">
            <text:p>14.4742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2359" calcext:value-type="float">
            <text:p>0.2359</text:p>
          </table:table-cell>
          <table:table-cell table:number-columns-repeated="2"/>
          <table:table-cell table:formula="of:=[.B132]+[.S$7]" office:value-type="float" office:value="35.9488" calcext:value-type="float">
            <text:p>35.9488</text:p>
          </table:table-cell>
          <table:table-cell table:formula="of:=[.C132]+[.T$7]" office:value-type="float" office:value="-120.5175" calcext:value-type="float">
            <text:p>-120.5175</text:p>
          </table:table-cell>
          <table:table-cell table:formula="of:=[.F132]+[.U$7]" office:value-type="float" office:value="6.9057" calcext:value-type="float">
            <text:p>6.9057</text:p>
          </table:table-cell>
          <table:table-cell table:formula="of:=[.G132]*[.M$4]" office:value-type="float" office:value="0.2359" calcext:value-type="float">
            <text:p>0.23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363" calcext:value-type="float">
            <text:p>35.9363</text:p>
          </table:table-cell>
          <table:table-cell office:value-type="float" office:value="-120.5032" calcext:value-type="float">
            <text:p>-120.5032</text:p>
          </table:table-cell>
          <table:table-cell office:value-type="float" office:value="-11.9454" calcext:value-type="float">
            <text:p>-11.9454</text:p>
          </table:table-cell>
          <table:table-cell office:value-type="float" office:value="13.0928" calcext:value-type="float">
            <text:p>13.0928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1489" calcext:value-type="float">
            <text:p>0.1489</text:p>
          </table:table-cell>
          <table:table-cell table:number-columns-repeated="2"/>
          <table:table-cell table:formula="of:=[.B133]+[.S$7]" office:value-type="float" office:value="35.9363" calcext:value-type="float">
            <text:p>35.9363</text:p>
          </table:table-cell>
          <table:table-cell table:formula="of:=[.C133]+[.T$7]" office:value-type="float" office:value="-120.5032" calcext:value-type="float">
            <text:p>-120.5032</text:p>
          </table:table-cell>
          <table:table-cell table:formula="of:=[.F133]+[.U$7]" office:value-type="float" office:value="6.9057" calcext:value-type="float">
            <text:p>6.9057</text:p>
          </table:table-cell>
          <table:table-cell table:formula="of:=[.G133]*[.M$4]" office:value-type="float" office:value="0.1489" calcext:value-type="float">
            <text:p>0.14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239" calcext:value-type="float">
            <text:p>35.9239</text:p>
          </table:table-cell>
          <table:table-cell office:value-type="float" office:value="-120.4889" calcext:value-type="float">
            <text:p>-120.4889</text:p>
          </table:table-cell>
          <table:table-cell office:value-type="float" office:value="-10.6572" calcext:value-type="float">
            <text:p>-10.6572</text:p>
          </table:table-cell>
          <table:table-cell office:value-type="float" office:value="11.7114" calcext:value-type="float">
            <text:p>11.7114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172" calcext:value-type="float">
            <text:p>0.172</text:p>
          </table:table-cell>
          <table:table-cell table:number-columns-repeated="2"/>
          <table:table-cell table:formula="of:=[.B134]+[.S$7]" office:value-type="float" office:value="35.9239" calcext:value-type="float">
            <text:p>35.9239</text:p>
          </table:table-cell>
          <table:table-cell table:formula="of:=[.C134]+[.T$7]" office:value-type="float" office:value="-120.4889" calcext:value-type="float">
            <text:p>-120.4889</text:p>
          </table:table-cell>
          <table:table-cell table:formula="of:=[.F134]+[.U$7]" office:value-type="float" office:value="6.9057" calcext:value-type="float">
            <text:p>6.9057</text:p>
          </table:table-cell>
          <table:table-cell table:formula="of:=[.G134]*[.M$4]" office:value-type="float" office:value="0.172" calcext:value-type="float">
            <text:p>0.1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115" calcext:value-type="float">
            <text:p>35.9115</text:p>
          </table:table-cell>
          <table:table-cell office:value-type="float" office:value="-120.4746" calcext:value-type="float">
            <text:p>-120.4746</text:p>
          </table:table-cell>
          <table:table-cell office:value-type="float" office:value="-9.369" calcext:value-type="float">
            <text:p>-9.369</text:p>
          </table:table-cell>
          <table:table-cell office:value-type="float" office:value="10.3299" calcext:value-type="float">
            <text:p>10.3299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1219" calcext:value-type="float">
            <text:p>0.1219</text:p>
          </table:table-cell>
          <table:table-cell table:number-columns-repeated="2"/>
          <table:table-cell table:formula="of:=[.B135]+[.S$7]" office:value-type="float" office:value="35.9115" calcext:value-type="float">
            <text:p>35.9115</text:p>
          </table:table-cell>
          <table:table-cell table:formula="of:=[.C135]+[.T$7]" office:value-type="float" office:value="-120.4746" calcext:value-type="float">
            <text:p>-120.4746</text:p>
          </table:table-cell>
          <table:table-cell table:formula="of:=[.F135]+[.U$7]" office:value-type="float" office:value="6.9057" calcext:value-type="float">
            <text:p>6.9057</text:p>
          </table:table-cell>
          <table:table-cell table:formula="of:=[.G135]*[.M$4]" office:value-type="float" office:value="0.1219" calcext:value-type="float">
            <text:p>0.12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99" calcext:value-type="float">
            <text:p>35.899</text:p>
          </table:table-cell>
          <table:table-cell office:value-type="float" office:value="-120.4603" calcext:value-type="float">
            <text:p>-120.4603</text:p>
          </table:table-cell>
          <table:table-cell office:value-type="float" office:value="-8.0808" calcext:value-type="float">
            <text:p>-8.0808</text:p>
          </table:table-cell>
          <table:table-cell office:value-type="float" office:value="8.9485" calcext:value-type="float">
            <text:p>8.9485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2189" calcext:value-type="float">
            <text:p>0.2189</text:p>
          </table:table-cell>
          <table:table-cell table:number-columns-repeated="2"/>
          <table:table-cell table:formula="of:=[.B136]+[.S$7]" office:value-type="float" office:value="35.899" calcext:value-type="float">
            <text:p>35.899</text:p>
          </table:table-cell>
          <table:table-cell table:formula="of:=[.C136]+[.T$7]" office:value-type="float" office:value="-120.4603" calcext:value-type="float">
            <text:p>-120.4603</text:p>
          </table:table-cell>
          <table:table-cell table:formula="of:=[.F136]+[.U$7]" office:value-type="float" office:value="6.9057" calcext:value-type="float">
            <text:p>6.9057</text:p>
          </table:table-cell>
          <table:table-cell table:formula="of:=[.G136]*[.M$4]" office:value-type="float" office:value="0.2189" calcext:value-type="float">
            <text:p>0.21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866" calcext:value-type="float">
            <text:p>35.8866</text:p>
          </table:table-cell>
          <table:table-cell office:value-type="float" office:value="-120.446" calcext:value-type="float">
            <text:p>-120.446</text:p>
          </table:table-cell>
          <table:table-cell office:value-type="float" office:value="-6.7925" calcext:value-type="float">
            <text:p>-6.7925</text:p>
          </table:table-cell>
          <table:table-cell office:value-type="float" office:value="7.567" calcext:value-type="float">
            <text:p>7.567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2163" calcext:value-type="float">
            <text:p>0.2163</text:p>
          </table:table-cell>
          <table:table-cell table:number-columns-repeated="2"/>
          <table:table-cell table:formula="of:=[.B137]+[.S$7]" office:value-type="float" office:value="35.8866" calcext:value-type="float">
            <text:p>35.8866</text:p>
          </table:table-cell>
          <table:table-cell table:formula="of:=[.C137]+[.T$7]" office:value-type="float" office:value="-120.446" calcext:value-type="float">
            <text:p>-120.446</text:p>
          </table:table-cell>
          <table:table-cell table:formula="of:=[.F137]+[.U$7]" office:value-type="float" office:value="6.9057" calcext:value-type="float">
            <text:p>6.9057</text:p>
          </table:table-cell>
          <table:table-cell table:formula="of:=[.G137]*[.M$4]" office:value-type="float" office:value="0.2163" calcext:value-type="float">
            <text:p>0.21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742" calcext:value-type="float">
            <text:p>35.8742</text:p>
          </table:table-cell>
          <table:table-cell office:value-type="float" office:value="-120.4317" calcext:value-type="float">
            <text:p>-120.4317</text:p>
          </table:table-cell>
          <table:table-cell office:value-type="float" office:value="-5.5043" calcext:value-type="float">
            <text:p>-5.5043</text:p>
          </table:table-cell>
          <table:table-cell office:value-type="float" office:value="6.1856" calcext:value-type="float">
            <text:p>6.1856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2112" calcext:value-type="float">
            <text:p>0.2112</text:p>
          </table:table-cell>
          <table:table-cell table:number-columns-repeated="2"/>
          <table:table-cell table:formula="of:=[.B138]+[.S$7]" office:value-type="float" office:value="35.8742" calcext:value-type="float">
            <text:p>35.8742</text:p>
          </table:table-cell>
          <table:table-cell table:formula="of:=[.C138]+[.T$7]" office:value-type="float" office:value="-120.4317" calcext:value-type="float">
            <text:p>-120.4317</text:p>
          </table:table-cell>
          <table:table-cell table:formula="of:=[.F138]+[.U$7]" office:value-type="float" office:value="6.9057" calcext:value-type="float">
            <text:p>6.9057</text:p>
          </table:table-cell>
          <table:table-cell table:formula="of:=[.G138]*[.M$4]" office:value-type="float" office:value="0.2112" calcext:value-type="float">
            <text:p>0.21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617" calcext:value-type="float">
            <text:p>35.8617</text:p>
          </table:table-cell>
          <table:table-cell office:value-type="float" office:value="-120.4174" calcext:value-type="float">
            <text:p>-120.4174</text:p>
          </table:table-cell>
          <table:table-cell office:value-type="float" office:value="-4.2161" calcext:value-type="float">
            <text:p>-4.2161</text:p>
          </table:table-cell>
          <table:table-cell office:value-type="float" office:value="4.8041" calcext:value-type="float">
            <text:p>4.8041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3297" calcext:value-type="float">
            <text:p>0.3297</text:p>
          </table:table-cell>
          <table:table-cell table:number-columns-repeated="2"/>
          <table:table-cell table:formula="of:=[.B139]+[.S$7]" office:value-type="float" office:value="35.8617" calcext:value-type="float">
            <text:p>35.8617</text:p>
          </table:table-cell>
          <table:table-cell table:formula="of:=[.C139]+[.T$7]" office:value-type="float" office:value="-120.4174" calcext:value-type="float">
            <text:p>-120.4174</text:p>
          </table:table-cell>
          <table:table-cell table:formula="of:=[.F139]+[.U$7]" office:value-type="float" office:value="6.9057" calcext:value-type="float">
            <text:p>6.9057</text:p>
          </table:table-cell>
          <table:table-cell table:formula="of:=[.G139]*[.M$4]" office:value-type="float" office:value="0.3297" calcext:value-type="float">
            <text:p>0.32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493" calcext:value-type="float">
            <text:p>35.8493</text:p>
          </table:table-cell>
          <table:table-cell office:value-type="float" office:value="-120.4031" calcext:value-type="float">
            <text:p>-120.4031</text:p>
          </table:table-cell>
          <table:table-cell office:value-type="float" office:value="-2.9279" calcext:value-type="float">
            <text:p>-2.9279</text:p>
          </table:table-cell>
          <table:table-cell office:value-type="float" office:value="3.4227" calcext:value-type="float">
            <text:p>3.4227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2712" calcext:value-type="float">
            <text:p>0.2712</text:p>
          </table:table-cell>
          <table:table-cell table:number-columns-repeated="2"/>
          <table:table-cell table:formula="of:=[.B140]+[.S$7]" office:value-type="float" office:value="35.8493" calcext:value-type="float">
            <text:p>35.8493</text:p>
          </table:table-cell>
          <table:table-cell table:formula="of:=[.C140]+[.T$7]" office:value-type="float" office:value="-120.4031" calcext:value-type="float">
            <text:p>-120.4031</text:p>
          </table:table-cell>
          <table:table-cell table:formula="of:=[.F140]+[.U$7]" office:value-type="float" office:value="6.9057" calcext:value-type="float">
            <text:p>6.9057</text:p>
          </table:table-cell>
          <table:table-cell table:formula="of:=[.G140]*[.M$4]" office:value-type="float" office:value="0.2712" calcext:value-type="float">
            <text:p>0.27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369" calcext:value-type="float">
            <text:p>35.8369</text:p>
          </table:table-cell>
          <table:table-cell office:value-type="float" office:value="-120.3888" calcext:value-type="float">
            <text:p>-120.3888</text:p>
          </table:table-cell>
          <table:table-cell office:value-type="float" office:value="-1.6397" calcext:value-type="float">
            <text:p>-1.6397</text:p>
          </table:table-cell>
          <table:table-cell office:value-type="float" office:value="2.0412" calcext:value-type="float">
            <text:p>2.0412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1273" calcext:value-type="float">
            <text:p>0.1273</text:p>
          </table:table-cell>
          <table:table-cell table:number-columns-repeated="2"/>
          <table:table-cell table:formula="of:=[.B141]+[.S$7]" office:value-type="float" office:value="35.8369" calcext:value-type="float">
            <text:p>35.8369</text:p>
          </table:table-cell>
          <table:table-cell table:formula="of:=[.C141]+[.T$7]" office:value-type="float" office:value="-120.3888" calcext:value-type="float">
            <text:p>-120.3888</text:p>
          </table:table-cell>
          <table:table-cell table:formula="of:=[.F141]+[.U$7]" office:value-type="float" office:value="6.9057" calcext:value-type="float">
            <text:p>6.9057</text:p>
          </table:table-cell>
          <table:table-cell table:formula="of:=[.G141]*[.M$4]" office:value-type="float" office:value="0.1273" calcext:value-type="float">
            <text:p>0.12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244" calcext:value-type="float">
            <text:p>35.8244</text:p>
          </table:table-cell>
          <table:table-cell office:value-type="float" office:value="-120.3745" calcext:value-type="float">
            <text:p>-120.3745</text:p>
          </table:table-cell>
          <table:table-cell office:value-type="float" office:value="-0.3514" calcext:value-type="float">
            <text:p>-0.3514</text:p>
          </table:table-cell>
          <table:table-cell office:value-type="float" office:value="0.6598" calcext:value-type="float">
            <text:p>0.6598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0618" calcext:value-type="float">
            <text:p>0.0618</text:p>
          </table:table-cell>
          <table:table-cell table:number-columns-repeated="2"/>
          <table:table-cell table:formula="of:=[.B142]+[.S$7]" office:value-type="float" office:value="35.8244" calcext:value-type="float">
            <text:p>35.8244</text:p>
          </table:table-cell>
          <table:table-cell table:formula="of:=[.C142]+[.T$7]" office:value-type="float" office:value="-120.3745" calcext:value-type="float">
            <text:p>-120.3745</text:p>
          </table:table-cell>
          <table:table-cell table:formula="of:=[.F142]+[.U$7]" office:value-type="float" office:value="6.9057" calcext:value-type="float">
            <text:p>6.9057</text:p>
          </table:table-cell>
          <table:table-cell table:formula="of:=[.G142]*[.M$4]" office:value-type="float" office:value="0.0618" calcext:value-type="float">
            <text:p>0.06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12" calcext:value-type="float">
            <text:p>35.812</text:p>
          </table:table-cell>
          <table:table-cell office:value-type="float" office:value="-120.3602" calcext:value-type="float">
            <text:p>-120.3602</text:p>
          </table:table-cell>
          <table:table-cell office:value-type="float" office:value="0.9368" calcext:value-type="float">
            <text:p>0.9368</text:p>
          </table:table-cell>
          <table:table-cell office:value-type="float" office:value="-0.7217" calcext:value-type="float">
            <text:p>-0.7217</text:p>
          </table:table-cell>
          <table:table-cell office:value-type="float" office:value="6.9057" calcext:value-type="float">
            <text:p>6.9057</text:p>
          </table:table-cell>
          <table:table-cell office:value-type="float" office:value="0.0099" calcext:value-type="float">
            <text:p>0.0099</text:p>
          </table:table-cell>
          <table:table-cell table:number-columns-repeated="2"/>
          <table:table-cell table:formula="of:=[.B143]+[.S$7]" office:value-type="float" office:value="35.812" calcext:value-type="float">
            <text:p>35.812</text:p>
          </table:table-cell>
          <table:table-cell table:formula="of:=[.C143]+[.T$7]" office:value-type="float" office:value="-120.3602" calcext:value-type="float">
            <text:p>-120.3602</text:p>
          </table:table-cell>
          <table:table-cell table:formula="of:=[.F143]+[.U$7]" office:value-type="float" office:value="6.9057" calcext:value-type="float">
            <text:p>6.9057</text:p>
          </table:table-cell>
          <table:table-cell table:formula="of:=[.G143]*[.M$4]" office:value-type="float" office:value="0.0099" calcext:value-type="float">
            <text:p>0.009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7996" calcext:value-type="float">
            <text:p>35.7996</text:p>
          </table:table-cell>
          <table:table-cell office:value-type="float" office:value="-120.3459" calcext:value-type="float">
            <text:p>-120.3459</text:p>
          </table:table-cell>
          <table:table-cell office:value-type="float" office:value="2.225" calcext:value-type="float">
            <text:p>2.225</text:p>
          </table:table-cell>
          <table:table-cell office:value-type="float" office:value="-2.1031" calcext:value-type="float">
            <text:p>-2.1031</text:p>
          </table:table-cell>
          <table:table-cell office:value-type="float" office:value="6.9057" calcext:value-type="float">
            <text:p>6.90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44]+[.S$7]" office:value-type="float" office:value="35.7996" calcext:value-type="float">
            <text:p>35.7996</text:p>
          </table:table-cell>
          <table:table-cell table:formula="of:=[.C144]+[.T$7]" office:value-type="float" office:value="-120.3459" calcext:value-type="float">
            <text:p>-120.3459</text:p>
          </table:table-cell>
          <table:table-cell table:formula="of:=[.F144]+[.U$7]" office:value-type="float" office:value="6.9057" calcext:value-type="float">
            <text:p>6.9057</text:p>
          </table:table-cell>
          <table:table-cell table:formula="of:=[.G14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091" calcext:value-type="float">
            <text:p>36.0091</text:p>
          </table:table-cell>
          <table:table-cell office:value-type="float" office:value="-120.5914" calcext:value-type="float">
            <text:p>-120.5914</text:p>
          </table:table-cell>
          <table:table-cell office:value-type="float" office:value="-19.8935" calcext:value-type="float">
            <text:p>-19.8935</text:p>
          </table:table-cell>
          <table:table-cell office:value-type="float" office:value="21.1775" calcext:value-type="float">
            <text:p>21.1775</text:p>
          </table:table-cell>
          <table:table-cell office:value-type="float" office:value="8.6018" calcext:value-type="float">
            <text:p>8.60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45]+[.S$7]" office:value-type="float" office:value="36.0091" calcext:value-type="float">
            <text:p>36.0091</text:p>
          </table:table-cell>
          <table:table-cell table:formula="of:=[.C145]+[.T$7]" office:value-type="float" office:value="-120.5914" calcext:value-type="float">
            <text:p>-120.5914</text:p>
          </table:table-cell>
          <table:table-cell table:formula="of:=[.F145]+[.U$7]" office:value-type="float" office:value="8.6018" calcext:value-type="float">
            <text:p>8.6018</text:p>
          </table:table-cell>
          <table:table-cell table:formula="of:=[.G14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967" calcext:value-type="float">
            <text:p>35.9967</text:p>
          </table:table-cell>
          <table:table-cell office:value-type="float" office:value="-120.5771" calcext:value-type="float">
            <text:p>-120.5771</text:p>
          </table:table-cell>
          <table:table-cell office:value-type="float" office:value="-18.6052" calcext:value-type="float">
            <text:p>-18.6052</text:p>
          </table:table-cell>
          <table:table-cell office:value-type="float" office:value="19.7961" calcext:value-type="float">
            <text:p>19.7961</text:p>
          </table:table-cell>
          <table:table-cell office:value-type="float" office:value="8.6018" calcext:value-type="float">
            <text:p>8.60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46]+[.S$7]" office:value-type="float" office:value="35.9967" calcext:value-type="float">
            <text:p>35.9967</text:p>
          </table:table-cell>
          <table:table-cell table:formula="of:=[.C146]+[.T$7]" office:value-type="float" office:value="-120.5771" calcext:value-type="float">
            <text:p>-120.5771</text:p>
          </table:table-cell>
          <table:table-cell table:formula="of:=[.F146]+[.U$7]" office:value-type="float" office:value="8.6018" calcext:value-type="float">
            <text:p>8.6018</text:p>
          </table:table-cell>
          <table:table-cell table:formula="of:=[.G14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842" calcext:value-type="float">
            <text:p>35.9842</text:p>
          </table:table-cell>
          <table:table-cell office:value-type="float" office:value="-120.5628" calcext:value-type="float">
            <text:p>-120.5628</text:p>
          </table:table-cell>
          <table:table-cell office:value-type="float" office:value="-17.317" calcext:value-type="float">
            <text:p>-17.317</text:p>
          </table:table-cell>
          <table:table-cell office:value-type="float" office:value="18.4146" calcext:value-type="float">
            <text:p>18.4146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0818" calcext:value-type="float">
            <text:p>0.0818</text:p>
          </table:table-cell>
          <table:table-cell table:number-columns-repeated="2"/>
          <table:table-cell table:formula="of:=[.B147]+[.S$7]" office:value-type="float" office:value="35.9842" calcext:value-type="float">
            <text:p>35.9842</text:p>
          </table:table-cell>
          <table:table-cell table:formula="of:=[.C147]+[.T$7]" office:value-type="float" office:value="-120.5628" calcext:value-type="float">
            <text:p>-120.5628</text:p>
          </table:table-cell>
          <table:table-cell table:formula="of:=[.F147]+[.U$7]" office:value-type="float" office:value="8.6018" calcext:value-type="float">
            <text:p>8.6018</text:p>
          </table:table-cell>
          <table:table-cell table:formula="of:=[.G147]*[.M$4]" office:value-type="float" office:value="0.0818" calcext:value-type="float">
            <text:p>0.08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718" calcext:value-type="float">
            <text:p>35.9718</text:p>
          </table:table-cell>
          <table:table-cell office:value-type="float" office:value="-120.5485" calcext:value-type="float">
            <text:p>-120.5485</text:p>
          </table:table-cell>
          <table:table-cell office:value-type="float" office:value="-16.0288" calcext:value-type="float">
            <text:p>-16.0288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3222" calcext:value-type="float">
            <text:p>0.3222</text:p>
          </table:table-cell>
          <table:table-cell table:number-columns-repeated="2"/>
          <table:table-cell table:formula="of:=[.B148]+[.S$7]" office:value-type="float" office:value="35.9718" calcext:value-type="float">
            <text:p>35.9718</text:p>
          </table:table-cell>
          <table:table-cell table:formula="of:=[.C148]+[.T$7]" office:value-type="float" office:value="-120.5485" calcext:value-type="float">
            <text:p>-120.5485</text:p>
          </table:table-cell>
          <table:table-cell table:formula="of:=[.F148]+[.U$7]" office:value-type="float" office:value="8.6018" calcext:value-type="float">
            <text:p>8.6018</text:p>
          </table:table-cell>
          <table:table-cell table:formula="of:=[.G148]*[.M$4]" office:value-type="float" office:value="0.3222" calcext:value-type="float">
            <text:p>0.32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594" calcext:value-type="float">
            <text:p>35.9594</text:p>
          </table:table-cell>
          <table:table-cell office:value-type="float" office:value="-120.5342" calcext:value-type="float">
            <text:p>-120.5342</text:p>
          </table:table-cell>
          <table:table-cell office:value-type="float" office:value="-14.7406" calcext:value-type="float">
            <text:p>-14.7406</text:p>
          </table:table-cell>
          <table:table-cell office:value-type="float" office:value="15.6517" calcext:value-type="float">
            <text:p>15.6517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4663" calcext:value-type="float">
            <text:p>0.4663</text:p>
          </table:table-cell>
          <table:table-cell table:number-columns-repeated="2"/>
          <table:table-cell table:formula="of:=[.B149]+[.S$7]" office:value-type="float" office:value="35.9594" calcext:value-type="float">
            <text:p>35.9594</text:p>
          </table:table-cell>
          <table:table-cell table:formula="of:=[.C149]+[.T$7]" office:value-type="float" office:value="-120.5342" calcext:value-type="float">
            <text:p>-120.5342</text:p>
          </table:table-cell>
          <table:table-cell table:formula="of:=[.F149]+[.U$7]" office:value-type="float" office:value="8.6018" calcext:value-type="float">
            <text:p>8.6018</text:p>
          </table:table-cell>
          <table:table-cell table:formula="of:=[.G149]*[.M$4]" office:value-type="float" office:value="0.4663" calcext:value-type="float">
            <text:p>0.46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469" calcext:value-type="float">
            <text:p>35.9469</text:p>
          </table:table-cell>
          <table:table-cell office:value-type="float" office:value="-120.5199" calcext:value-type="float">
            <text:p>-120.5199</text:p>
          </table:table-cell>
          <table:table-cell office:value-type="float" office:value="-13.4524" calcext:value-type="float">
            <text:p>-13.4524</text:p>
          </table:table-cell>
          <table:table-cell office:value-type="float" office:value="14.2703" calcext:value-type="float">
            <text:p>14.2703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3381" calcext:value-type="float">
            <text:p>0.3381</text:p>
          </table:table-cell>
          <table:table-cell table:number-columns-repeated="2"/>
          <table:table-cell table:formula="of:=[.B150]+[.S$7]" office:value-type="float" office:value="35.9469" calcext:value-type="float">
            <text:p>35.9469</text:p>
          </table:table-cell>
          <table:table-cell table:formula="of:=[.C150]+[.T$7]" office:value-type="float" office:value="-120.5199" calcext:value-type="float">
            <text:p>-120.5199</text:p>
          </table:table-cell>
          <table:table-cell table:formula="of:=[.F150]+[.U$7]" office:value-type="float" office:value="8.6018" calcext:value-type="float">
            <text:p>8.6018</text:p>
          </table:table-cell>
          <table:table-cell table:formula="of:=[.G150]*[.M$4]" office:value-type="float" office:value="0.3381" calcext:value-type="float">
            <text:p>0.33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345" calcext:value-type="float">
            <text:p>35.9345</text:p>
          </table:table-cell>
          <table:table-cell office:value-type="float" office:value="-120.5056" calcext:value-type="float">
            <text:p>-120.5056</text:p>
          </table:table-cell>
          <table:table-cell office:value-type="float" office:value="-12.1641" calcext:value-type="float">
            <text:p>-12.1641</text:p>
          </table:table-cell>
          <table:table-cell office:value-type="float" office:value="12.8888" calcext:value-type="float">
            <text:p>12.8888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2136" calcext:value-type="float">
            <text:p>0.2136</text:p>
          </table:table-cell>
          <table:table-cell table:number-columns-repeated="2"/>
          <table:table-cell table:formula="of:=[.B151]+[.S$7]" office:value-type="float" office:value="35.9345" calcext:value-type="float">
            <text:p>35.9345</text:p>
          </table:table-cell>
          <table:table-cell table:formula="of:=[.C151]+[.T$7]" office:value-type="float" office:value="-120.5056" calcext:value-type="float">
            <text:p>-120.5056</text:p>
          </table:table-cell>
          <table:table-cell table:formula="of:=[.F151]+[.U$7]" office:value-type="float" office:value="8.6018" calcext:value-type="float">
            <text:p>8.6018</text:p>
          </table:table-cell>
          <table:table-cell table:formula="of:=[.G151]*[.M$4]" office:value-type="float" office:value="0.2136" calcext:value-type="float">
            <text:p>0.21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221" calcext:value-type="float">
            <text:p>35.9221</text:p>
          </table:table-cell>
          <table:table-cell office:value-type="float" office:value="-120.4913" calcext:value-type="float">
            <text:p>-120.4913</text:p>
          </table:table-cell>
          <table:table-cell office:value-type="float" office:value="-10.8759" calcext:value-type="float">
            <text:p>-10.8759</text:p>
          </table:table-cell>
          <table:table-cell office:value-type="float" office:value="11.5074" calcext:value-type="float">
            <text:p>11.5074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0622" calcext:value-type="float">
            <text:p>0.0622</text:p>
          </table:table-cell>
          <table:table-cell table:number-columns-repeated="2"/>
          <table:table-cell table:formula="of:=[.B152]+[.S$7]" office:value-type="float" office:value="35.9221" calcext:value-type="float">
            <text:p>35.9221</text:p>
          </table:table-cell>
          <table:table-cell table:formula="of:=[.C152]+[.T$7]" office:value-type="float" office:value="-120.4913" calcext:value-type="float">
            <text:p>-120.4913</text:p>
          </table:table-cell>
          <table:table-cell table:formula="of:=[.F152]+[.U$7]" office:value-type="float" office:value="8.6018" calcext:value-type="float">
            <text:p>8.6018</text:p>
          </table:table-cell>
          <table:table-cell table:formula="of:=[.G152]*[.M$4]" office:value-type="float" office:value="0.0622" calcext:value-type="float">
            <text:p>0.06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096" calcext:value-type="float">
            <text:p>35.9096</text:p>
          </table:table-cell>
          <table:table-cell office:value-type="float" office:value="-120.477" calcext:value-type="float">
            <text:p>-120.477</text:p>
          </table:table-cell>
          <table:table-cell office:value-type="float" office:value="-9.5877" calcext:value-type="float">
            <text:p>-9.5877</text:p>
          </table:table-cell>
          <table:table-cell office:value-type="float" office:value="10.1259" calcext:value-type="float">
            <text:p>10.1259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1132" calcext:value-type="float">
            <text:p>0.1132</text:p>
          </table:table-cell>
          <table:table-cell table:number-columns-repeated="2"/>
          <table:table-cell table:formula="of:=[.B153]+[.S$7]" office:value-type="float" office:value="35.9096" calcext:value-type="float">
            <text:p>35.9096</text:p>
          </table:table-cell>
          <table:table-cell table:formula="of:=[.C153]+[.T$7]" office:value-type="float" office:value="-120.477" calcext:value-type="float">
            <text:p>-120.477</text:p>
          </table:table-cell>
          <table:table-cell table:formula="of:=[.F153]+[.U$7]" office:value-type="float" office:value="8.6018" calcext:value-type="float">
            <text:p>8.6018</text:p>
          </table:table-cell>
          <table:table-cell table:formula="of:=[.G153]*[.M$4]" office:value-type="float" office:value="0.1132" calcext:value-type="float">
            <text:p>0.11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972" calcext:value-type="float">
            <text:p>35.8972</text:p>
          </table:table-cell>
          <table:table-cell office:value-type="float" office:value="-120.4627" calcext:value-type="float">
            <text:p>-120.4627</text:p>
          </table:table-cell>
          <table:table-cell office:value-type="float" office:value="-8.2995" calcext:value-type="float">
            <text:p>-8.2995</text:p>
          </table:table-cell>
          <table:table-cell office:value-type="float" office:value="8.7445" calcext:value-type="float">
            <text:p>8.7445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0941" calcext:value-type="float">
            <text:p>0.0941</text:p>
          </table:table-cell>
          <table:table-cell table:number-columns-repeated="2"/>
          <table:table-cell table:formula="of:=[.B154]+[.S$7]" office:value-type="float" office:value="35.8972" calcext:value-type="float">
            <text:p>35.8972</text:p>
          </table:table-cell>
          <table:table-cell table:formula="of:=[.C154]+[.T$7]" office:value-type="float" office:value="-120.4627" calcext:value-type="float">
            <text:p>-120.4627</text:p>
          </table:table-cell>
          <table:table-cell table:formula="of:=[.F154]+[.U$7]" office:value-type="float" office:value="8.6018" calcext:value-type="float">
            <text:p>8.6018</text:p>
          </table:table-cell>
          <table:table-cell table:formula="of:=[.G154]*[.M$4]" office:value-type="float" office:value="0.0941" calcext:value-type="float">
            <text:p>0.09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848" calcext:value-type="float">
            <text:p>35.8848</text:p>
          </table:table-cell>
          <table:table-cell office:value-type="float" office:value="-120.4484" calcext:value-type="float">
            <text:p>-120.4484</text:p>
          </table:table-cell>
          <table:table-cell office:value-type="float" office:value="-7.0113" calcext:value-type="float">
            <text:p>-7.0113</text:p>
          </table:table-cell>
          <table:table-cell office:value-type="float" office:value="7.3631" calcext:value-type="float">
            <text:p>7.3631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1517" calcext:value-type="float">
            <text:p>0.1517</text:p>
          </table:table-cell>
          <table:table-cell table:number-columns-repeated="2"/>
          <table:table-cell table:formula="of:=[.B155]+[.S$7]" office:value-type="float" office:value="35.8848" calcext:value-type="float">
            <text:p>35.8848</text:p>
          </table:table-cell>
          <table:table-cell table:formula="of:=[.C155]+[.T$7]" office:value-type="float" office:value="-120.4484" calcext:value-type="float">
            <text:p>-120.4484</text:p>
          </table:table-cell>
          <table:table-cell table:formula="of:=[.F155]+[.U$7]" office:value-type="float" office:value="8.6018" calcext:value-type="float">
            <text:p>8.6018</text:p>
          </table:table-cell>
          <table:table-cell table:formula="of:=[.G155]*[.M$4]" office:value-type="float" office:value="0.1517" calcext:value-type="float">
            <text:p>0.15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723" calcext:value-type="float">
            <text:p>35.8723</text:p>
          </table:table-cell>
          <table:table-cell office:value-type="float" office:value="-120.4341" calcext:value-type="float">
            <text:p>-120.4341</text:p>
          </table:table-cell>
          <table:table-cell office:value-type="float" office:value="-5.723" calcext:value-type="float">
            <text:p>-5.723</text:p>
          </table:table-cell>
          <table:table-cell office:value-type="float" office:value="5.9816" calcext:value-type="float">
            <text:p>5.9816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2327" calcext:value-type="float">
            <text:p>0.2327</text:p>
          </table:table-cell>
          <table:table-cell table:number-columns-repeated="2"/>
          <table:table-cell table:formula="of:=[.B156]+[.S$7]" office:value-type="float" office:value="35.8723" calcext:value-type="float">
            <text:p>35.8723</text:p>
          </table:table-cell>
          <table:table-cell table:formula="of:=[.C156]+[.T$7]" office:value-type="float" office:value="-120.4341" calcext:value-type="float">
            <text:p>-120.4341</text:p>
          </table:table-cell>
          <table:table-cell table:formula="of:=[.F156]+[.U$7]" office:value-type="float" office:value="8.6018" calcext:value-type="float">
            <text:p>8.6018</text:p>
          </table:table-cell>
          <table:table-cell table:formula="of:=[.G156]*[.M$4]" office:value-type="float" office:value="0.2327" calcext:value-type="float">
            <text:p>0.23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599" calcext:value-type="float">
            <text:p>35.8599</text:p>
          </table:table-cell>
          <table:table-cell office:value-type="float" office:value="-120.4198" calcext:value-type="float">
            <text:p>-120.4198</text:p>
          </table:table-cell>
          <table:table-cell office:value-type="float" office:value="-4.4348" calcext:value-type="float">
            <text:p>-4.4348</text:p>
          </table:table-cell>
          <table:table-cell office:value-type="float" office:value="4.6002" calcext:value-type="float">
            <text:p>4.6002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2984" calcext:value-type="float">
            <text:p>0.2984</text:p>
          </table:table-cell>
          <table:table-cell table:number-columns-repeated="2"/>
          <table:table-cell table:formula="of:=[.B157]+[.S$7]" office:value-type="float" office:value="35.8599" calcext:value-type="float">
            <text:p>35.8599</text:p>
          </table:table-cell>
          <table:table-cell table:formula="of:=[.C157]+[.T$7]" office:value-type="float" office:value="-120.4198" calcext:value-type="float">
            <text:p>-120.4198</text:p>
          </table:table-cell>
          <table:table-cell table:formula="of:=[.F157]+[.U$7]" office:value-type="float" office:value="8.6018" calcext:value-type="float">
            <text:p>8.6018</text:p>
          </table:table-cell>
          <table:table-cell table:formula="of:=[.G157]*[.M$4]" office:value-type="float" office:value="0.2984" calcext:value-type="float">
            <text:p>0.298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475" calcext:value-type="float">
            <text:p>35.8475</text:p>
          </table:table-cell>
          <table:table-cell office:value-type="float" office:value="-120.4055" calcext:value-type="float">
            <text:p>-120.4055</text:p>
          </table:table-cell>
          <table:table-cell office:value-type="float" office:value="-3.1466" calcext:value-type="float">
            <text:p>-3.1466</text:p>
          </table:table-cell>
          <table:table-cell office:value-type="float" office:value="3.2187" calcext:value-type="float">
            <text:p>3.2187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306" calcext:value-type="float">
            <text:p>0.306</text:p>
          </table:table-cell>
          <table:table-cell table:number-columns-repeated="2"/>
          <table:table-cell table:formula="of:=[.B158]+[.S$7]" office:value-type="float" office:value="35.8475" calcext:value-type="float">
            <text:p>35.8475</text:p>
          </table:table-cell>
          <table:table-cell table:formula="of:=[.C158]+[.T$7]" office:value-type="float" office:value="-120.4055" calcext:value-type="float">
            <text:p>-120.4055</text:p>
          </table:table-cell>
          <table:table-cell table:formula="of:=[.F158]+[.U$7]" office:value-type="float" office:value="8.6018" calcext:value-type="float">
            <text:p>8.6018</text:p>
          </table:table-cell>
          <table:table-cell table:formula="of:=[.G158]*[.M$4]" office:value-type="float" office:value="0.306" calcext:value-type="float">
            <text:p>0.3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35" calcext:value-type="float">
            <text:p>35.835</text:p>
          </table:table-cell>
          <table:table-cell office:value-type="float" office:value="-120.3912" calcext:value-type="float">
            <text:p>-120.3912</text:p>
          </table:table-cell>
          <table:table-cell office:value-type="float" office:value="-1.8584" calcext:value-type="float">
            <text:p>-1.8584</text:p>
          </table:table-cell>
          <table:table-cell office:value-type="float" office:value="1.8373" calcext:value-type="float">
            <text:p>1.8373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1815" calcext:value-type="float">
            <text:p>0.1815</text:p>
          </table:table-cell>
          <table:table-cell table:number-columns-repeated="2"/>
          <table:table-cell table:formula="of:=[.B159]+[.S$7]" office:value-type="float" office:value="35.835" calcext:value-type="float">
            <text:p>35.835</text:p>
          </table:table-cell>
          <table:table-cell table:formula="of:=[.C159]+[.T$7]" office:value-type="float" office:value="-120.3912" calcext:value-type="float">
            <text:p>-120.3912</text:p>
          </table:table-cell>
          <table:table-cell table:formula="of:=[.F159]+[.U$7]" office:value-type="float" office:value="8.6018" calcext:value-type="float">
            <text:p>8.6018</text:p>
          </table:table-cell>
          <table:table-cell table:formula="of:=[.G159]*[.M$4]" office:value-type="float" office:value="0.1815" calcext:value-type="float">
            <text:p>0.18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226" calcext:value-type="float">
            <text:p>35.8226</text:p>
          </table:table-cell>
          <table:table-cell office:value-type="float" office:value="-120.3769" calcext:value-type="float">
            <text:p>-120.3769</text:p>
          </table:table-cell>
          <table:table-cell office:value-type="float" office:value="-0.5702" calcext:value-type="float">
            <text:p>-0.5702</text:p>
          </table:table-cell>
          <table:table-cell office:value-type="float" office:value="0.4558" calcext:value-type="float">
            <text:p>0.4558</text:p>
          </table:table-cell>
          <table:table-cell office:value-type="float" office:value="8.6018" calcext:value-type="float">
            <text:p>8.6018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  <table:table-cell table:formula="of:=[.B160]+[.S$7]" office:value-type="float" office:value="35.8226" calcext:value-type="float">
            <text:p>35.8226</text:p>
          </table:table-cell>
          <table:table-cell table:formula="of:=[.C160]+[.T$7]" office:value-type="float" office:value="-120.3769" calcext:value-type="float">
            <text:p>-120.3769</text:p>
          </table:table-cell>
          <table:table-cell table:formula="of:=[.F160]+[.U$7]" office:value-type="float" office:value="8.6018" calcext:value-type="float">
            <text:p>8.6018</text:p>
          </table:table-cell>
          <table:table-cell table:formula="of:=[.G160]*[.M$4]" office:value-type="float" office:value="0.059" calcext:value-type="float">
            <text:p>0.0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102" calcext:value-type="float">
            <text:p>35.8102</text:p>
          </table:table-cell>
          <table:table-cell office:value-type="float" office:value="-120.3626" calcext:value-type="float">
            <text:p>-120.3626</text:p>
          </table:table-cell>
          <table:table-cell office:value-type="float" office:value="0.7181" calcext:value-type="float">
            <text:p>0.7181</text:p>
          </table:table-cell>
          <table:table-cell office:value-type="float" office:value="-0.9256" calcext:value-type="float">
            <text:p>-0.9256</text:p>
          </table:table-cell>
          <table:table-cell office:value-type="float" office:value="8.6018" calcext:value-type="float">
            <text:p>8.60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61]+[.S$7]" office:value-type="float" office:value="35.8102" calcext:value-type="float">
            <text:p>35.8102</text:p>
          </table:table-cell>
          <table:table-cell table:formula="of:=[.C161]+[.T$7]" office:value-type="float" office:value="-120.3626" calcext:value-type="float">
            <text:p>-120.3626</text:p>
          </table:table-cell>
          <table:table-cell table:formula="of:=[.F161]+[.U$7]" office:value-type="float" office:value="8.6018" calcext:value-type="float">
            <text:p>8.6018</text:p>
          </table:table-cell>
          <table:table-cell table:formula="of:=[.G1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7977" calcext:value-type="float">
            <text:p>35.7977</text:p>
          </table:table-cell>
          <table:table-cell office:value-type="float" office:value="-120.3483" calcext:value-type="float">
            <text:p>-120.3483</text:p>
          </table:table-cell>
          <table:table-cell office:value-type="float" office:value="2.0063" calcext:value-type="float">
            <text:p>2.0063</text:p>
          </table:table-cell>
          <table:table-cell office:value-type="float" office:value="-2.3071" calcext:value-type="float">
            <text:p>-2.3071</text:p>
          </table:table-cell>
          <table:table-cell office:value-type="float" office:value="8.6018" calcext:value-type="float">
            <text:p>8.60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62]+[.S$7]" office:value-type="float" office:value="35.7977" calcext:value-type="float">
            <text:p>35.7977</text:p>
          </table:table-cell>
          <table:table-cell table:formula="of:=[.C162]+[.T$7]" office:value-type="float" office:value="-120.3483" calcext:value-type="float">
            <text:p>-120.3483</text:p>
          </table:table-cell>
          <table:table-cell table:formula="of:=[.F162]+[.U$7]" office:value-type="float" office:value="8.6018" calcext:value-type="float">
            <text:p>8.6018</text:p>
          </table:table-cell>
          <table:table-cell table:formula="of:=[.G1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072" calcext:value-type="float">
            <text:p>36.0072</text:p>
          </table:table-cell>
          <table:table-cell office:value-type="float" office:value="-120.5938" calcext:value-type="float">
            <text:p>-120.5938</text:p>
          </table:table-cell>
          <table:table-cell office:value-type="float" office:value="-20.1122" calcext:value-type="float">
            <text:p>-20.1122</text:p>
          </table:table-cell>
          <table:table-cell office:value-type="float" office:value="20.9736" calcext:value-type="float">
            <text:p>20.9736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63]+[.S$7]" office:value-type="float" office:value="36.0072" calcext:value-type="float">
            <text:p>36.0072</text:p>
          </table:table-cell>
          <table:table-cell table:formula="of:=[.C163]+[.T$7]" office:value-type="float" office:value="-120.5938" calcext:value-type="float">
            <text:p>-120.5938</text:p>
          </table:table-cell>
          <table:table-cell table:formula="of:=[.F163]+[.U$7]" office:value-type="float" office:value="10.2978" calcext:value-type="float">
            <text:p>10.2978</text:p>
          </table:table-cell>
          <table:table-cell table:formula="of:=[.G1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948" calcext:value-type="float">
            <text:p>35.9948</text:p>
          </table:table-cell>
          <table:table-cell office:value-type="float" office:value="-120.5795" calcext:value-type="float">
            <text:p>-120.5795</text:p>
          </table:table-cell>
          <table:table-cell office:value-type="float" office:value="-18.824" calcext:value-type="float">
            <text:p>-18.824</text:p>
          </table:table-cell>
          <table:table-cell office:value-type="float" office:value="19.5921" calcext:value-type="float">
            <text:p>19.5921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64]+[.S$7]" office:value-type="float" office:value="35.9948" calcext:value-type="float">
            <text:p>35.9948</text:p>
          </table:table-cell>
          <table:table-cell table:formula="of:=[.C164]+[.T$7]" office:value-type="float" office:value="-120.5795" calcext:value-type="float">
            <text:p>-120.5795</text:p>
          </table:table-cell>
          <table:table-cell table:formula="of:=[.F164]+[.U$7]" office:value-type="float" office:value="10.2978" calcext:value-type="float">
            <text:p>10.2978</text:p>
          </table:table-cell>
          <table:table-cell table:formula="of:=[.G1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824" calcext:value-type="float">
            <text:p>35.9824</text:p>
          </table:table-cell>
          <table:table-cell office:value-type="float" office:value="-120.5652" calcext:value-type="float">
            <text:p>-120.5652</text:p>
          </table:table-cell>
          <table:table-cell office:value-type="float" office:value="-17.5357" calcext:value-type="float">
            <text:p>-17.5357</text:p>
          </table:table-cell>
          <table:table-cell office:value-type="float" office:value="18.2107" calcext:value-type="float">
            <text:p>18.2107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65]+[.S$7]" office:value-type="float" office:value="35.9824" calcext:value-type="float">
            <text:p>35.9824</text:p>
          </table:table-cell>
          <table:table-cell table:formula="of:=[.C165]+[.T$7]" office:value-type="float" office:value="-120.5652" calcext:value-type="float">
            <text:p>-120.5652</text:p>
          </table:table-cell>
          <table:table-cell table:formula="of:=[.F165]+[.U$7]" office:value-type="float" office:value="10.2978" calcext:value-type="float">
            <text:p>10.2978</text:p>
          </table:table-cell>
          <table:table-cell table:formula="of:=[.G1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7" calcext:value-type="float">
            <text:p>35.97</text:p>
          </table:table-cell>
          <table:table-cell office:value-type="float" office:value="-120.5509" calcext:value-type="float">
            <text:p>-120.5509</text:p>
          </table:table-cell>
          <table:table-cell office:value-type="float" office:value="-16.2475" calcext:value-type="float">
            <text:p>-16.2475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0521" calcext:value-type="float">
            <text:p>0.0521</text:p>
          </table:table-cell>
          <table:table-cell table:number-columns-repeated="2"/>
          <table:table-cell table:formula="of:=[.B166]+[.S$7]" office:value-type="float" office:value="35.97" calcext:value-type="float">
            <text:p>35.97</text:p>
          </table:table-cell>
          <table:table-cell table:formula="of:=[.C166]+[.T$7]" office:value-type="float" office:value="-120.5509" calcext:value-type="float">
            <text:p>-120.5509</text:p>
          </table:table-cell>
          <table:table-cell table:formula="of:=[.F166]+[.U$7]" office:value-type="float" office:value="10.2978" calcext:value-type="float">
            <text:p>10.2978</text:p>
          </table:table-cell>
          <table:table-cell table:formula="of:=[.G166]*[.M$4]" office:value-type="float" office:value="0.0521" calcext:value-type="float">
            <text:p>0.05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575" calcext:value-type="float">
            <text:p>35.9575</text:p>
          </table:table-cell>
          <table:table-cell office:value-type="float" office:value="-120.5366" calcext:value-type="float">
            <text:p>-120.5366</text:p>
          </table:table-cell>
          <table:table-cell office:value-type="float" office:value="-14.9593" calcext:value-type="float">
            <text:p>-14.9593</text:p>
          </table:table-cell>
          <table:table-cell office:value-type="float" office:value="15.4478" calcext:value-type="float">
            <text:p>15.4478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1453" calcext:value-type="float">
            <text:p>0.1453</text:p>
          </table:table-cell>
          <table:table-cell table:number-columns-repeated="2"/>
          <table:table-cell table:formula="of:=[.B167]+[.S$7]" office:value-type="float" office:value="35.9575" calcext:value-type="float">
            <text:p>35.9575</text:p>
          </table:table-cell>
          <table:table-cell table:formula="of:=[.C167]+[.T$7]" office:value-type="float" office:value="-120.5366" calcext:value-type="float">
            <text:p>-120.5366</text:p>
          </table:table-cell>
          <table:table-cell table:formula="of:=[.F167]+[.U$7]" office:value-type="float" office:value="10.2978" calcext:value-type="float">
            <text:p>10.2978</text:p>
          </table:table-cell>
          <table:table-cell table:formula="of:=[.G167]*[.M$4]" office:value-type="float" office:value="0.1453" calcext:value-type="float">
            <text:p>0.14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451" calcext:value-type="float">
            <text:p>35.9451</text:p>
          </table:table-cell>
          <table:table-cell office:value-type="float" office:value="-120.5223" calcext:value-type="float">
            <text:p>-120.5223</text:p>
          </table:table-cell>
          <table:table-cell office:value-type="float" office:value="-13.6711" calcext:value-type="float">
            <text:p>-13.6711</text:p>
          </table:table-cell>
          <table:table-cell office:value-type="float" office:value="14.0663" calcext:value-type="float">
            <text:p>14.0663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1664" calcext:value-type="float">
            <text:p>0.1664</text:p>
          </table:table-cell>
          <table:table-cell table:number-columns-repeated="2"/>
          <table:table-cell table:formula="of:=[.B168]+[.S$7]" office:value-type="float" office:value="35.9451" calcext:value-type="float">
            <text:p>35.9451</text:p>
          </table:table-cell>
          <table:table-cell table:formula="of:=[.C168]+[.T$7]" office:value-type="float" office:value="-120.5223" calcext:value-type="float">
            <text:p>-120.5223</text:p>
          </table:table-cell>
          <table:table-cell table:formula="of:=[.F168]+[.U$7]" office:value-type="float" office:value="10.2978" calcext:value-type="float">
            <text:p>10.2978</text:p>
          </table:table-cell>
          <table:table-cell table:formula="of:=[.G168]*[.M$4]" office:value-type="float" office:value="0.1664" calcext:value-type="float">
            <text:p>0.16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327" calcext:value-type="float">
            <text:p>35.9327</text:p>
          </table:table-cell>
          <table:table-cell office:value-type="float" office:value="-120.508" calcext:value-type="float">
            <text:p>-120.508</text:p>
          </table:table-cell>
          <table:table-cell office:value-type="float" office:value="-12.3829" calcext:value-type="float">
            <text:p>-12.3829</text:p>
          </table:table-cell>
          <table:table-cell office:value-type="float" office:value="12.6849" calcext:value-type="float">
            <text:p>12.6849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1539" calcext:value-type="float">
            <text:p>0.1539</text:p>
          </table:table-cell>
          <table:table-cell table:number-columns-repeated="2"/>
          <table:table-cell table:formula="of:=[.B169]+[.S$7]" office:value-type="float" office:value="35.9327" calcext:value-type="float">
            <text:p>35.9327</text:p>
          </table:table-cell>
          <table:table-cell table:formula="of:=[.C169]+[.T$7]" office:value-type="float" office:value="-120.508" calcext:value-type="float">
            <text:p>-120.508</text:p>
          </table:table-cell>
          <table:table-cell table:formula="of:=[.F169]+[.U$7]" office:value-type="float" office:value="10.2978" calcext:value-type="float">
            <text:p>10.2978</text:p>
          </table:table-cell>
          <table:table-cell table:formula="of:=[.G169]*[.M$4]" office:value-type="float" office:value="0.1539" calcext:value-type="float">
            <text:p>0.15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202" calcext:value-type="float">
            <text:p>35.9202</text:p>
          </table:table-cell>
          <table:table-cell office:value-type="float" office:value="-120.4937" calcext:value-type="float">
            <text:p>-120.4937</text:p>
          </table:table-cell>
          <table:table-cell office:value-type="float" office:value="-11.0946" calcext:value-type="float">
            <text:p>-11.0946</text:p>
          </table:table-cell>
          <table:table-cell office:value-type="float" office:value="11.3034" calcext:value-type="float">
            <text:p>11.3034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0869" calcext:value-type="float">
            <text:p>0.0869</text:p>
          </table:table-cell>
          <table:table-cell table:number-columns-repeated="2"/>
          <table:table-cell table:formula="of:=[.B170]+[.S$7]" office:value-type="float" office:value="35.9202" calcext:value-type="float">
            <text:p>35.9202</text:p>
          </table:table-cell>
          <table:table-cell table:formula="of:=[.C170]+[.T$7]" office:value-type="float" office:value="-120.4937" calcext:value-type="float">
            <text:p>-120.4937</text:p>
          </table:table-cell>
          <table:table-cell table:formula="of:=[.F170]+[.U$7]" office:value-type="float" office:value="10.2978" calcext:value-type="float">
            <text:p>10.2978</text:p>
          </table:table-cell>
          <table:table-cell table:formula="of:=[.G170]*[.M$4]" office:value-type="float" office:value="0.0869" calcext:value-type="float">
            <text:p>0.08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078" calcext:value-type="float">
            <text:p>35.9078</text:p>
          </table:table-cell>
          <table:table-cell office:value-type="float" office:value="-120.4794" calcext:value-type="float">
            <text:p>-120.4794</text:p>
          </table:table-cell>
          <table:table-cell office:value-type="float" office:value="-9.8064" calcext:value-type="float">
            <text:p>-9.8064</text:p>
          </table:table-cell>
          <table:table-cell office:value-type="float" office:value="9.922" calcext:value-type="float">
            <text:p>9.922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0849" calcext:value-type="float">
            <text:p>0.0849</text:p>
          </table:table-cell>
          <table:table-cell table:number-columns-repeated="2"/>
          <table:table-cell table:formula="of:=[.B171]+[.S$7]" office:value-type="float" office:value="35.9078" calcext:value-type="float">
            <text:p>35.9078</text:p>
          </table:table-cell>
          <table:table-cell table:formula="of:=[.C171]+[.T$7]" office:value-type="float" office:value="-120.4794" calcext:value-type="float">
            <text:p>-120.4794</text:p>
          </table:table-cell>
          <table:table-cell table:formula="of:=[.F171]+[.U$7]" office:value-type="float" office:value="10.2978" calcext:value-type="float">
            <text:p>10.2978</text:p>
          </table:table-cell>
          <table:table-cell table:formula="of:=[.G171]*[.M$4]" office:value-type="float" office:value="0.0849" calcext:value-type="float">
            <text:p>0.08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954" calcext:value-type="float">
            <text:p>35.8954</text:p>
          </table:table-cell>
          <table:table-cell office:value-type="float" office:value="-120.4651" calcext:value-type="float">
            <text:p>-120.4651</text:p>
          </table:table-cell>
          <table:table-cell office:value-type="float" office:value="-8.5182" calcext:value-type="float">
            <text:p>-8.5182</text:p>
          </table:table-cell>
          <table:table-cell office:value-type="float" office:value="8.5405" calcext:value-type="float">
            <text:p>8.5405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0538" calcext:value-type="float">
            <text:p>0.0538</text:p>
          </table:table-cell>
          <table:table-cell table:number-columns-repeated="2"/>
          <table:table-cell table:formula="of:=[.B172]+[.S$7]" office:value-type="float" office:value="35.8954" calcext:value-type="float">
            <text:p>35.8954</text:p>
          </table:table-cell>
          <table:table-cell table:formula="of:=[.C172]+[.T$7]" office:value-type="float" office:value="-120.4651" calcext:value-type="float">
            <text:p>-120.4651</text:p>
          </table:table-cell>
          <table:table-cell table:formula="of:=[.F172]+[.U$7]" office:value-type="float" office:value="10.2978" calcext:value-type="float">
            <text:p>10.2978</text:p>
          </table:table-cell>
          <table:table-cell table:formula="of:=[.G172]*[.M$4]" office:value-type="float" office:value="0.0538" calcext:value-type="float">
            <text:p>0.05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829" calcext:value-type="float">
            <text:p>35.8829</text:p>
          </table:table-cell>
          <table:table-cell office:value-type="float" office:value="-120.4508" calcext:value-type="float">
            <text:p>-120.4508</text:p>
          </table:table-cell>
          <table:table-cell office:value-type="float" office:value="-7.23" calcext:value-type="float">
            <text:p>-7.23</text:p>
          </table:table-cell>
          <table:table-cell office:value-type="float" office:value="7.1591" calcext:value-type="float">
            <text:p>7.1591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0872" calcext:value-type="float">
            <text:p>0.0872</text:p>
          </table:table-cell>
          <table:table-cell table:number-columns-repeated="2"/>
          <table:table-cell table:formula="of:=[.B173]+[.S$7]" office:value-type="float" office:value="35.8829" calcext:value-type="float">
            <text:p>35.8829</text:p>
          </table:table-cell>
          <table:table-cell table:formula="of:=[.C173]+[.T$7]" office:value-type="float" office:value="-120.4508" calcext:value-type="float">
            <text:p>-120.4508</text:p>
          </table:table-cell>
          <table:table-cell table:formula="of:=[.F173]+[.U$7]" office:value-type="float" office:value="10.2978" calcext:value-type="float">
            <text:p>10.2978</text:p>
          </table:table-cell>
          <table:table-cell table:formula="of:=[.G173]*[.M$4]" office:value-type="float" office:value="0.0872" calcext:value-type="float">
            <text:p>0.08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705" calcext:value-type="float">
            <text:p>35.8705</text:p>
          </table:table-cell>
          <table:table-cell office:value-type="float" office:value="-120.4365" calcext:value-type="float">
            <text:p>-120.4365</text:p>
          </table:table-cell>
          <table:table-cell office:value-type="float" office:value="-5.9418" calcext:value-type="float">
            <text:p>-5.9418</text:p>
          </table:table-cell>
          <table:table-cell office:value-type="float" office:value="5.7777" calcext:value-type="float">
            <text:p>5.7777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1461" calcext:value-type="float">
            <text:p>0.1461</text:p>
          </table:table-cell>
          <table:table-cell table:number-columns-repeated="2"/>
          <table:table-cell table:formula="of:=[.B174]+[.S$7]" office:value-type="float" office:value="35.8705" calcext:value-type="float">
            <text:p>35.8705</text:p>
          </table:table-cell>
          <table:table-cell table:formula="of:=[.C174]+[.T$7]" office:value-type="float" office:value="-120.4365" calcext:value-type="float">
            <text:p>-120.4365</text:p>
          </table:table-cell>
          <table:table-cell table:formula="of:=[.F174]+[.U$7]" office:value-type="float" office:value="10.2978" calcext:value-type="float">
            <text:p>10.2978</text:p>
          </table:table-cell>
          <table:table-cell table:formula="of:=[.G174]*[.M$4]" office:value-type="float" office:value="0.1461" calcext:value-type="float">
            <text:p>0.14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581" calcext:value-type="float">
            <text:p>35.8581</text:p>
          </table:table-cell>
          <table:table-cell office:value-type="float" office:value="-120.4222" calcext:value-type="float">
            <text:p>-120.4222</text:p>
          </table:table-cell>
          <table:table-cell office:value-type="float" office:value="-4.6535" calcext:value-type="float">
            <text:p>-4.6535</text:p>
          </table:table-cell>
          <table:table-cell office:value-type="float" office:value="4.3962" calcext:value-type="float">
            <text:p>4.3962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1498" calcext:value-type="float">
            <text:p>0.1498</text:p>
          </table:table-cell>
          <table:table-cell table:number-columns-repeated="2"/>
          <table:table-cell table:formula="of:=[.B175]+[.S$7]" office:value-type="float" office:value="35.8581" calcext:value-type="float">
            <text:p>35.8581</text:p>
          </table:table-cell>
          <table:table-cell table:formula="of:=[.C175]+[.T$7]" office:value-type="float" office:value="-120.4222" calcext:value-type="float">
            <text:p>-120.4222</text:p>
          </table:table-cell>
          <table:table-cell table:formula="of:=[.F175]+[.U$7]" office:value-type="float" office:value="10.2978" calcext:value-type="float">
            <text:p>10.2978</text:p>
          </table:table-cell>
          <table:table-cell table:formula="of:=[.G175]*[.M$4]" office:value-type="float" office:value="0.1498" calcext:value-type="float">
            <text:p>0.14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456" calcext:value-type="float">
            <text:p>35.8456</text:p>
          </table:table-cell>
          <table:table-cell office:value-type="float" office:value="-120.4079" calcext:value-type="float">
            <text:p>-120.4079</text:p>
          </table:table-cell>
          <table:table-cell office:value-type="float" office:value="-3.3653" calcext:value-type="float">
            <text:p>-3.3653</text:p>
          </table:table-cell>
          <table:table-cell office:value-type="float" office:value="3.0148" calcext:value-type="float">
            <text:p>3.0148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1254" calcext:value-type="float">
            <text:p>0.1254</text:p>
          </table:table-cell>
          <table:table-cell table:number-columns-repeated="2"/>
          <table:table-cell table:formula="of:=[.B176]+[.S$7]" office:value-type="float" office:value="35.8456" calcext:value-type="float">
            <text:p>35.8456</text:p>
          </table:table-cell>
          <table:table-cell table:formula="of:=[.C176]+[.T$7]" office:value-type="float" office:value="-120.4079" calcext:value-type="float">
            <text:p>-120.4079</text:p>
          </table:table-cell>
          <table:table-cell table:formula="of:=[.F176]+[.U$7]" office:value-type="float" office:value="10.2978" calcext:value-type="float">
            <text:p>10.2978</text:p>
          </table:table-cell>
          <table:table-cell table:formula="of:=[.G176]*[.M$4]" office:value-type="float" office:value="0.1254" calcext:value-type="float">
            <text:p>0.12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332" calcext:value-type="float">
            <text:p>35.8332</text:p>
          </table:table-cell>
          <table:table-cell office:value-type="float" office:value="-120.3937" calcext:value-type="float">
            <text:p>-120.3937</text:p>
          </table:table-cell>
          <table:table-cell office:value-type="float" office:value="-2.0771" calcext:value-type="float">
            <text:p>-2.0771</text:p>
          </table:table-cell>
          <table:table-cell office:value-type="float" office:value="1.6333" calcext:value-type="float">
            <text:p>1.6333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.0598" calcext:value-type="float">
            <text:p>0.0598</text:p>
          </table:table-cell>
          <table:table-cell table:number-columns-repeated="2"/>
          <table:table-cell table:formula="of:=[.B177]+[.S$7]" office:value-type="float" office:value="35.8332" calcext:value-type="float">
            <text:p>35.8332</text:p>
          </table:table-cell>
          <table:table-cell table:formula="of:=[.C177]+[.T$7]" office:value-type="float" office:value="-120.3937" calcext:value-type="float">
            <text:p>-120.3937</text:p>
          </table:table-cell>
          <table:table-cell table:formula="of:=[.F177]+[.U$7]" office:value-type="float" office:value="10.2978" calcext:value-type="float">
            <text:p>10.2978</text:p>
          </table:table-cell>
          <table:table-cell table:formula="of:=[.G177]*[.M$4]" office:value-type="float" office:value="0.0598" calcext:value-type="float">
            <text:p>0.05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208" calcext:value-type="float">
            <text:p>35.8208</text:p>
          </table:table-cell>
          <table:table-cell office:value-type="float" office:value="-120.3794" calcext:value-type="float">
            <text:p>-120.3794</text:p>
          </table:table-cell>
          <table:table-cell office:value-type="float" office:value="-0.7889" calcext:value-type="float">
            <text:p>-0.7889</text:p>
          </table:table-cell>
          <table:table-cell office:value-type="float" office:value="0.2519" calcext:value-type="float">
            <text:p>0.2519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78]+[.S$7]" office:value-type="float" office:value="35.8208" calcext:value-type="float">
            <text:p>35.8208</text:p>
          </table:table-cell>
          <table:table-cell table:formula="of:=[.C178]+[.T$7]" office:value-type="float" office:value="-120.3794" calcext:value-type="float">
            <text:p>-120.3794</text:p>
          </table:table-cell>
          <table:table-cell table:formula="of:=[.F178]+[.U$7]" office:value-type="float" office:value="10.2978" calcext:value-type="float">
            <text:p>10.2978</text:p>
          </table:table-cell>
          <table:table-cell table:formula="of:=[.G17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083" calcext:value-type="float">
            <text:p>35.8083</text:p>
          </table:table-cell>
          <table:table-cell office:value-type="float" office:value="-120.3651" calcext:value-type="float">
            <text:p>-120.3651</text:p>
          </table:table-cell>
          <table:table-cell office:value-type="float" office:value="0.4993" calcext:value-type="float">
            <text:p>0.4993</text:p>
          </table:table-cell>
          <table:table-cell office:value-type="float" office:value="-1.1296" calcext:value-type="float">
            <text:p>-1.1296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79]+[.S$7]" office:value-type="float" office:value="35.8083" calcext:value-type="float">
            <text:p>35.8083</text:p>
          </table:table-cell>
          <table:table-cell table:formula="of:=[.C179]+[.T$7]" office:value-type="float" office:value="-120.3651" calcext:value-type="float">
            <text:p>-120.3651</text:p>
          </table:table-cell>
          <table:table-cell table:formula="of:=[.F179]+[.U$7]" office:value-type="float" office:value="10.2978" calcext:value-type="float">
            <text:p>10.2978</text:p>
          </table:table-cell>
          <table:table-cell table:formula="of:=[.G17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7959" calcext:value-type="float">
            <text:p>35.7959</text:p>
          </table:table-cell>
          <table:table-cell office:value-type="float" office:value="-120.3508" calcext:value-type="float">
            <text:p>-120.3508</text:p>
          </table:table-cell>
          <table:table-cell office:value-type="float" office:value="1.7876" calcext:value-type="float">
            <text:p>1.7876</text:p>
          </table:table-cell>
          <table:table-cell office:value-type="float" office:value="-2.511" calcext:value-type="float">
            <text:p>-2.511</text:p>
          </table:table-cell>
          <table:table-cell office:value-type="float" office:value="10.2978" calcext:value-type="float">
            <text:p>10.29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80]+[.S$7]" office:value-type="float" office:value="35.7959" calcext:value-type="float">
            <text:p>35.7959</text:p>
          </table:table-cell>
          <table:table-cell table:formula="of:=[.C180]+[.T$7]" office:value-type="float" office:value="-120.3508" calcext:value-type="float">
            <text:p>-120.3508</text:p>
          </table:table-cell>
          <table:table-cell table:formula="of:=[.F180]+[.U$7]" office:value-type="float" office:value="10.2978" calcext:value-type="float">
            <text:p>10.2978</text:p>
          </table:table-cell>
          <table:table-cell table:formula="of:=[.G18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054" calcext:value-type="float">
            <text:p>36.0054</text:p>
          </table:table-cell>
          <table:table-cell office:value-type="float" office:value="-120.5962" calcext:value-type="float">
            <text:p>-120.5962</text:p>
          </table:table-cell>
          <table:table-cell office:value-type="float" office:value="-20.3309" calcext:value-type="float">
            <text:p>-20.3309</text:p>
          </table:table-cell>
          <table:table-cell office:value-type="float" office:value="20.7696" calcext:value-type="float">
            <text:p>20.7696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81]+[.S$7]" office:value-type="float" office:value="36.0054" calcext:value-type="float">
            <text:p>36.0054</text:p>
          </table:table-cell>
          <table:table-cell table:formula="of:=[.C181]+[.T$7]" office:value-type="float" office:value="-120.5962" calcext:value-type="float">
            <text:p>-120.5962</text:p>
          </table:table-cell>
          <table:table-cell table:formula="of:=[.F181]+[.U$7]" office:value-type="float" office:value="11.9939" calcext:value-type="float">
            <text:p>11.9939</text:p>
          </table:table-cell>
          <table:table-cell table:formula="of:=[.G18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93" calcext:value-type="float">
            <text:p>35.993</text:p>
          </table:table-cell>
          <table:table-cell office:value-type="float" office:value="-120.5819" calcext:value-type="float">
            <text:p>-120.5819</text:p>
          </table:table-cell>
          <table:table-cell office:value-type="float" office:value="-19.0427" calcext:value-type="float">
            <text:p>-19.0427</text:p>
          </table:table-cell>
          <table:table-cell office:value-type="float" office:value="19.3882" calcext:value-type="float">
            <text:p>19.3882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82]+[.S$7]" office:value-type="float" office:value="35.993" calcext:value-type="float">
            <text:p>35.993</text:p>
          </table:table-cell>
          <table:table-cell table:formula="of:=[.C182]+[.T$7]" office:value-type="float" office:value="-120.5819" calcext:value-type="float">
            <text:p>-120.5819</text:p>
          </table:table-cell>
          <table:table-cell table:formula="of:=[.F182]+[.U$7]" office:value-type="float" office:value="11.9939" calcext:value-type="float">
            <text:p>11.9939</text:p>
          </table:table-cell>
          <table:table-cell table:formula="of:=[.G18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805" calcext:value-type="float">
            <text:p>35.9805</text:p>
          </table:table-cell>
          <table:table-cell office:value-type="float" office:value="-120.5676" calcext:value-type="float">
            <text:p>-120.5676</text:p>
          </table:table-cell>
          <table:table-cell office:value-type="float" office:value="-17.7545" calcext:value-type="float">
            <text:p>-17.7545</text:p>
          </table:table-cell>
          <table:table-cell office:value-type="float" office:value="18.0067" calcext:value-type="float">
            <text:p>18.0067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83]+[.S$7]" office:value-type="float" office:value="35.9805" calcext:value-type="float">
            <text:p>35.9805</text:p>
          </table:table-cell>
          <table:table-cell table:formula="of:=[.C183]+[.T$7]" office:value-type="float" office:value="-120.5676" calcext:value-type="float">
            <text:p>-120.5676</text:p>
          </table:table-cell>
          <table:table-cell table:formula="of:=[.F183]+[.U$7]" office:value-type="float" office:value="11.9939" calcext:value-type="float">
            <text:p>11.9939</text:p>
          </table:table-cell>
          <table:table-cell table:formula="of:=[.G18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681" calcext:value-type="float">
            <text:p>35.9681</text:p>
          </table:table-cell>
          <table:table-cell office:value-type="float" office:value="-120.5533" calcext:value-type="float">
            <text:p>-120.5533</text:p>
          </table:table-cell>
          <table:table-cell office:value-type="float" office:value="-16.4662" calcext:value-type="float">
            <text:p>-16.4662</text:p>
          </table:table-cell>
          <table:table-cell office:value-type="float" office:value="16.6253" calcext:value-type="float">
            <text:p>16.6253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84]+[.S$7]" office:value-type="float" office:value="35.9681" calcext:value-type="float">
            <text:p>35.9681</text:p>
          </table:table-cell>
          <table:table-cell table:formula="of:=[.C184]+[.T$7]" office:value-type="float" office:value="-120.5533" calcext:value-type="float">
            <text:p>-120.5533</text:p>
          </table:table-cell>
          <table:table-cell table:formula="of:=[.F184]+[.U$7]" office:value-type="float" office:value="11.9939" calcext:value-type="float">
            <text:p>11.9939</text:p>
          </table:table-cell>
          <table:table-cell table:formula="of:=[.G18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557" calcext:value-type="float">
            <text:p>35.9557</text:p>
          </table:table-cell>
          <table:table-cell office:value-type="float" office:value="-120.539" calcext:value-type="float">
            <text:p>-120.539</text:p>
          </table:table-cell>
          <table:table-cell office:value-type="float" office:value="-15.178" calcext:value-type="float">
            <text:p>-15.178</text:p>
          </table:table-cell>
          <table:table-cell office:value-type="float" office:value="15.2438" calcext:value-type="float">
            <text:p>15.2438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.0099" calcext:value-type="float">
            <text:p>0.0099</text:p>
          </table:table-cell>
          <table:table-cell table:number-columns-repeated="2"/>
          <table:table-cell table:formula="of:=[.B185]+[.S$7]" office:value-type="float" office:value="35.9557" calcext:value-type="float">
            <text:p>35.9557</text:p>
          </table:table-cell>
          <table:table-cell table:formula="of:=[.C185]+[.T$7]" office:value-type="float" office:value="-120.539" calcext:value-type="float">
            <text:p>-120.539</text:p>
          </table:table-cell>
          <table:table-cell table:formula="of:=[.F185]+[.U$7]" office:value-type="float" office:value="11.9939" calcext:value-type="float">
            <text:p>11.9939</text:p>
          </table:table-cell>
          <table:table-cell table:formula="of:=[.G185]*[.M$4]" office:value-type="float" office:value="0.0099" calcext:value-type="float">
            <text:p>0.009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433" calcext:value-type="float">
            <text:p>35.9433</text:p>
          </table:table-cell>
          <table:table-cell office:value-type="float" office:value="-120.5248" calcext:value-type="float">
            <text:p>-120.5248</text:p>
          </table:table-cell>
          <table:table-cell office:value-type="float" office:value="-13.8898" calcext:value-type="float">
            <text:p>-13.8898</text:p>
          </table:table-cell>
          <table:table-cell office:value-type="float" office:value="13.8624" calcext:value-type="float">
            <text:p>13.8624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.0285" calcext:value-type="float">
            <text:p>0.0285</text:p>
          </table:table-cell>
          <table:table-cell table:number-columns-repeated="2"/>
          <table:table-cell table:formula="of:=[.B186]+[.S$7]" office:value-type="float" office:value="35.9433" calcext:value-type="float">
            <text:p>35.9433</text:p>
          </table:table-cell>
          <table:table-cell table:formula="of:=[.C186]+[.T$7]" office:value-type="float" office:value="-120.5248" calcext:value-type="float">
            <text:p>-120.5248</text:p>
          </table:table-cell>
          <table:table-cell table:formula="of:=[.F186]+[.U$7]" office:value-type="float" office:value="11.9939" calcext:value-type="float">
            <text:p>11.9939</text:p>
          </table:table-cell>
          <table:table-cell table:formula="of:=[.G186]*[.M$4]" office:value-type="float" office:value="0.0285" calcext:value-type="float">
            <text:p>0.02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308" calcext:value-type="float">
            <text:p>35.9308</text:p>
          </table:table-cell>
          <table:table-cell office:value-type="float" office:value="-120.5105" calcext:value-type="float">
            <text:p>-120.5105</text:p>
          </table:table-cell>
          <table:table-cell office:value-type="float" office:value="-12.6016" calcext:value-type="float">
            <text:p>-12.6016</text:p>
          </table:table-cell>
          <table:table-cell office:value-type="float" office:value="12.4809" calcext:value-type="float">
            <text:p>12.4809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.0202" calcext:value-type="float">
            <text:p>0.0202</text:p>
          </table:table-cell>
          <table:table-cell table:number-columns-repeated="2"/>
          <table:table-cell table:formula="of:=[.B187]+[.S$7]" office:value-type="float" office:value="35.9308" calcext:value-type="float">
            <text:p>35.9308</text:p>
          </table:table-cell>
          <table:table-cell table:formula="of:=[.C187]+[.T$7]" office:value-type="float" office:value="-120.5105" calcext:value-type="float">
            <text:p>-120.5105</text:p>
          </table:table-cell>
          <table:table-cell table:formula="of:=[.F187]+[.U$7]" office:value-type="float" office:value="11.9939" calcext:value-type="float">
            <text:p>11.9939</text:p>
          </table:table-cell>
          <table:table-cell table:formula="of:=[.G187]*[.M$4]" office:value-type="float" office:value="0.0202" calcext:value-type="float">
            <text:p>0.02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184" calcext:value-type="float">
            <text:p>35.9184</text:p>
          </table:table-cell>
          <table:table-cell office:value-type="float" office:value="-120.4962" calcext:value-type="float">
            <text:p>-120.4962</text:p>
          </table:table-cell>
          <table:table-cell office:value-type="float" office:value="-11.3134" calcext:value-type="float">
            <text:p>-11.3134</text:p>
          </table:table-cell>
          <table:table-cell office:value-type="float" office:value="11.0995" calcext:value-type="float">
            <text:p>11.0995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88]+[.S$7]" office:value-type="float" office:value="35.9184" calcext:value-type="float">
            <text:p>35.9184</text:p>
          </table:table-cell>
          <table:table-cell table:formula="of:=[.C188]+[.T$7]" office:value-type="float" office:value="-120.4962" calcext:value-type="float">
            <text:p>-120.4962</text:p>
          </table:table-cell>
          <table:table-cell table:formula="of:=[.F188]+[.U$7]" office:value-type="float" office:value="11.9939" calcext:value-type="float">
            <text:p>11.9939</text:p>
          </table:table-cell>
          <table:table-cell table:formula="of:=[.G18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06" calcext:value-type="float">
            <text:p>35.906</text:p>
          </table:table-cell>
          <table:table-cell office:value-type="float" office:value="-120.4819" calcext:value-type="float">
            <text:p>-120.4819</text:p>
          </table:table-cell>
          <table:table-cell office:value-type="float" office:value="-10.0251" calcext:value-type="float">
            <text:p>-10.0251</text:p>
          </table:table-cell>
          <table:table-cell office:value-type="float" office:value="9.718" calcext:value-type="float">
            <text:p>9.718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89]+[.S$7]" office:value-type="float" office:value="35.906" calcext:value-type="float">
            <text:p>35.906</text:p>
          </table:table-cell>
          <table:table-cell table:formula="of:=[.C189]+[.T$7]" office:value-type="float" office:value="-120.4819" calcext:value-type="float">
            <text:p>-120.4819</text:p>
          </table:table-cell>
          <table:table-cell table:formula="of:=[.F189]+[.U$7]" office:value-type="float" office:value="11.9939" calcext:value-type="float">
            <text:p>11.9939</text:p>
          </table:table-cell>
          <table:table-cell table:formula="of:=[.G18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935" calcext:value-type="float">
            <text:p>35.8935</text:p>
          </table:table-cell>
          <table:table-cell office:value-type="float" office:value="-120.4676" calcext:value-type="float">
            <text:p>-120.4676</text:p>
          </table:table-cell>
          <table:table-cell office:value-type="float" office:value="-8.7369" calcext:value-type="float">
            <text:p>-8.7369</text:p>
          </table:table-cell>
          <table:table-cell office:value-type="float" office:value="8.3366" calcext:value-type="float">
            <text:p>8.3366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0]+[.S$7]" office:value-type="float" office:value="35.8935" calcext:value-type="float">
            <text:p>35.8935</text:p>
          </table:table-cell>
          <table:table-cell table:formula="of:=[.C190]+[.T$7]" office:value-type="float" office:value="-120.4676" calcext:value-type="float">
            <text:p>-120.4676</text:p>
          </table:table-cell>
          <table:table-cell table:formula="of:=[.F190]+[.U$7]" office:value-type="float" office:value="11.9939" calcext:value-type="float">
            <text:p>11.9939</text:p>
          </table:table-cell>
          <table:table-cell table:formula="of:=[.G1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811" calcext:value-type="float">
            <text:p>35.8811</text:p>
          </table:table-cell>
          <table:table-cell office:value-type="float" office:value="-120.4533" calcext:value-type="float">
            <text:p>-120.4533</text:p>
          </table:table-cell>
          <table:table-cell office:value-type="float" office:value="-7.4487" calcext:value-type="float">
            <text:p>-7.4487</text:p>
          </table:table-cell>
          <table:table-cell office:value-type="float" office:value="6.9551" calcext:value-type="float">
            <text:p>6.9551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1]+[.S$7]" office:value-type="float" office:value="35.8811" calcext:value-type="float">
            <text:p>35.8811</text:p>
          </table:table-cell>
          <table:table-cell table:formula="of:=[.C191]+[.T$7]" office:value-type="float" office:value="-120.4533" calcext:value-type="float">
            <text:p>-120.4533</text:p>
          </table:table-cell>
          <table:table-cell table:formula="of:=[.F191]+[.U$7]" office:value-type="float" office:value="11.9939" calcext:value-type="float">
            <text:p>11.9939</text:p>
          </table:table-cell>
          <table:table-cell table:formula="of:=[.G1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687" calcext:value-type="float">
            <text:p>35.8687</text:p>
          </table:table-cell>
          <table:table-cell office:value-type="float" office:value="-120.439" calcext:value-type="float">
            <text:p>-120.439</text:p>
          </table:table-cell>
          <table:table-cell office:value-type="float" office:value="-6.1605" calcext:value-type="float">
            <text:p>-6.1605</text:p>
          </table:table-cell>
          <table:table-cell office:value-type="float" office:value="5.5737" calcext:value-type="float">
            <text:p>5.5737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2]+[.S$7]" office:value-type="float" office:value="35.8687" calcext:value-type="float">
            <text:p>35.8687</text:p>
          </table:table-cell>
          <table:table-cell table:formula="of:=[.C192]+[.T$7]" office:value-type="float" office:value="-120.439" calcext:value-type="float">
            <text:p>-120.439</text:p>
          </table:table-cell>
          <table:table-cell table:formula="of:=[.F192]+[.U$7]" office:value-type="float" office:value="11.9939" calcext:value-type="float">
            <text:p>11.9939</text:p>
          </table:table-cell>
          <table:table-cell table:formula="of:=[.G1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562" calcext:value-type="float">
            <text:p>35.8562</text:p>
          </table:table-cell>
          <table:table-cell office:value-type="float" office:value="-120.4247" calcext:value-type="float">
            <text:p>-120.4247</text:p>
          </table:table-cell>
          <table:table-cell office:value-type="float" office:value="-4.8723" calcext:value-type="float">
            <text:p>-4.8723</text:p>
          </table:table-cell>
          <table:table-cell office:value-type="float" office:value="4.1922" calcext:value-type="float">
            <text:p>4.1922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3]+[.S$7]" office:value-type="float" office:value="35.8562" calcext:value-type="float">
            <text:p>35.8562</text:p>
          </table:table-cell>
          <table:table-cell table:formula="of:=[.C193]+[.T$7]" office:value-type="float" office:value="-120.4247" calcext:value-type="float">
            <text:p>-120.4247</text:p>
          </table:table-cell>
          <table:table-cell table:formula="of:=[.F193]+[.U$7]" office:value-type="float" office:value="11.9939" calcext:value-type="float">
            <text:p>11.9939</text:p>
          </table:table-cell>
          <table:table-cell table:formula="of:=[.G19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438" calcext:value-type="float">
            <text:p>35.8438</text:p>
          </table:table-cell>
          <table:table-cell office:value-type="float" office:value="-120.4104" calcext:value-type="float">
            <text:p>-120.4104</text:p>
          </table:table-cell>
          <table:table-cell office:value-type="float" office:value="-3.584" calcext:value-type="float">
            <text:p>-3.584</text:p>
          </table:table-cell>
          <table:table-cell office:value-type="float" office:value="2.8108" calcext:value-type="float">
            <text:p>2.8108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4]+[.S$7]" office:value-type="float" office:value="35.8438" calcext:value-type="float">
            <text:p>35.8438</text:p>
          </table:table-cell>
          <table:table-cell table:formula="of:=[.C194]+[.T$7]" office:value-type="float" office:value="-120.4104" calcext:value-type="float">
            <text:p>-120.4104</text:p>
          </table:table-cell>
          <table:table-cell table:formula="of:=[.F194]+[.U$7]" office:value-type="float" office:value="11.9939" calcext:value-type="float">
            <text:p>11.9939</text:p>
          </table:table-cell>
          <table:table-cell table:formula="of:=[.G19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314" calcext:value-type="float">
            <text:p>35.8314</text:p>
          </table:table-cell>
          <table:table-cell office:value-type="float" office:value="-120.3961" calcext:value-type="float">
            <text:p>-120.3961</text:p>
          </table:table-cell>
          <table:table-cell office:value-type="float" office:value="-2.2958" calcext:value-type="float">
            <text:p>-2.2958</text:p>
          </table:table-cell>
          <table:table-cell office:value-type="float" office:value="1.4294" calcext:value-type="float">
            <text:p>1.4294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5]+[.S$7]" office:value-type="float" office:value="35.8314" calcext:value-type="float">
            <text:p>35.8314</text:p>
          </table:table-cell>
          <table:table-cell table:formula="of:=[.C195]+[.T$7]" office:value-type="float" office:value="-120.3961" calcext:value-type="float">
            <text:p>-120.3961</text:p>
          </table:table-cell>
          <table:table-cell table:formula="of:=[.F195]+[.U$7]" office:value-type="float" office:value="11.9939" calcext:value-type="float">
            <text:p>11.9939</text:p>
          </table:table-cell>
          <table:table-cell table:formula="of:=[.G1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189" calcext:value-type="float">
            <text:p>35.8189</text:p>
          </table:table-cell>
          <table:table-cell office:value-type="float" office:value="-120.3818" calcext:value-type="float">
            <text:p>-120.3818</text:p>
          </table:table-cell>
          <table:table-cell office:value-type="float" office:value="-1.0076" calcext:value-type="float">
            <text:p>-1.0076</text:p>
          </table:table-cell>
          <table:table-cell office:value-type="float" office:value="0.0479" calcext:value-type="float">
            <text:p>0.0479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6]+[.S$7]" office:value-type="float" office:value="35.8189" calcext:value-type="float">
            <text:p>35.8189</text:p>
          </table:table-cell>
          <table:table-cell table:formula="of:=[.C196]+[.T$7]" office:value-type="float" office:value="-120.3818" calcext:value-type="float">
            <text:p>-120.3818</text:p>
          </table:table-cell>
          <table:table-cell table:formula="of:=[.F196]+[.U$7]" office:value-type="float" office:value="11.9939" calcext:value-type="float">
            <text:p>11.9939</text:p>
          </table:table-cell>
          <table:table-cell table:formula="of:=[.G1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065" calcext:value-type="float">
            <text:p>35.8065</text:p>
          </table:table-cell>
          <table:table-cell office:value-type="float" office:value="-120.3675" calcext:value-type="float">
            <text:p>-120.3675</text:p>
          </table:table-cell>
          <table:table-cell office:value-type="float" office:value="0.2806" calcext:value-type="float">
            <text:p>0.2806</text:p>
          </table:table-cell>
          <table:table-cell office:value-type="float" office:value="-1.3335" calcext:value-type="float">
            <text:p>-1.3335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7]+[.S$7]" office:value-type="float" office:value="35.8065" calcext:value-type="float">
            <text:p>35.8065</text:p>
          </table:table-cell>
          <table:table-cell table:formula="of:=[.C197]+[.T$7]" office:value-type="float" office:value="-120.3675" calcext:value-type="float">
            <text:p>-120.3675</text:p>
          </table:table-cell>
          <table:table-cell table:formula="of:=[.F197]+[.U$7]" office:value-type="float" office:value="11.9939" calcext:value-type="float">
            <text:p>11.9939</text:p>
          </table:table-cell>
          <table:table-cell table:formula="of:=[.G19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7941" calcext:value-type="float">
            <text:p>35.7941</text:p>
          </table:table-cell>
          <table:table-cell office:value-type="float" office:value="-120.3532" calcext:value-type="float">
            <text:p>-120.3532</text:p>
          </table:table-cell>
          <table:table-cell office:value-type="float" office:value="1.5688" calcext:value-type="float">
            <text:p>1.5688</text:p>
          </table:table-cell>
          <table:table-cell office:value-type="float" office:value="-2.715" calcext:value-type="float">
            <text:p>-2.715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8]+[.S$7]" office:value-type="float" office:value="35.7941" calcext:value-type="float">
            <text:p>35.7941</text:p>
          </table:table-cell>
          <table:table-cell table:formula="of:=[.C198]+[.T$7]" office:value-type="float" office:value="-120.3532" calcext:value-type="float">
            <text:p>-120.3532</text:p>
          </table:table-cell>
          <table:table-cell table:formula="of:=[.F198]+[.U$7]" office:value-type="float" office:value="11.9939" calcext:value-type="float">
            <text:p>11.9939</text:p>
          </table:table-cell>
          <table:table-cell table:formula="of:=[.G19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0036" calcext:value-type="float">
            <text:p>36.0036</text:p>
          </table:table-cell>
          <table:table-cell office:value-type="float" office:value="-120.5987" calcext:value-type="float">
            <text:p>-120.5987</text:p>
          </table:table-cell>
          <table:table-cell office:value-type="float" office:value="-20.5496" calcext:value-type="float">
            <text:p>-20.5496</text:p>
          </table:table-cell>
          <table:table-cell office:value-type="float" office:value="20.5656" calcext:value-type="float">
            <text:p>20.5656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99]+[.S$7]" office:value-type="float" office:value="36.0036" calcext:value-type="float">
            <text:p>36.0036</text:p>
          </table:table-cell>
          <table:table-cell table:formula="of:=[.C199]+[.T$7]" office:value-type="float" office:value="-120.5987" calcext:value-type="float">
            <text:p>-120.5987</text:p>
          </table:table-cell>
          <table:table-cell table:formula="of:=[.F199]+[.U$7]" office:value-type="float" office:value="13.69" calcext:value-type="float">
            <text:p>13.69</text:p>
          </table:table-cell>
          <table:table-cell table:formula="of:=[.G19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911" calcext:value-type="float">
            <text:p>35.9911</text:p>
          </table:table-cell>
          <table:table-cell office:value-type="float" office:value="-120.5844" calcext:value-type="float">
            <text:p>-120.5844</text:p>
          </table:table-cell>
          <table:table-cell office:value-type="float" office:value="-19.2614" calcext:value-type="float">
            <text:p>-19.2614</text:p>
          </table:table-cell>
          <table:table-cell office:value-type="float" office:value="19.1842" calcext:value-type="float">
            <text:p>19.1842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0]+[.S$7]" office:value-type="float" office:value="35.9911" calcext:value-type="float">
            <text:p>35.9911</text:p>
          </table:table-cell>
          <table:table-cell table:formula="of:=[.C200]+[.T$7]" office:value-type="float" office:value="-120.5844" calcext:value-type="float">
            <text:p>-120.5844</text:p>
          </table:table-cell>
          <table:table-cell table:formula="of:=[.F200]+[.U$7]" office:value-type="float" office:value="13.69" calcext:value-type="float">
            <text:p>13.69</text:p>
          </table:table-cell>
          <table:table-cell table:formula="of:=[.G2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787" calcext:value-type="float">
            <text:p>35.9787</text:p>
          </table:table-cell>
          <table:table-cell office:value-type="float" office:value="-120.5701" calcext:value-type="float">
            <text:p>-120.5701</text:p>
          </table:table-cell>
          <table:table-cell office:value-type="float" office:value="-17.9732" calcext:value-type="float">
            <text:p>-17.9732</text:p>
          </table:table-cell>
          <table:table-cell office:value-type="float" office:value="17.8027" calcext:value-type="float">
            <text:p>17.8027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1]+[.S$7]" office:value-type="float" office:value="35.9787" calcext:value-type="float">
            <text:p>35.9787</text:p>
          </table:table-cell>
          <table:table-cell table:formula="of:=[.C201]+[.T$7]" office:value-type="float" office:value="-120.5701" calcext:value-type="float">
            <text:p>-120.5701</text:p>
          </table:table-cell>
          <table:table-cell table:formula="of:=[.F201]+[.U$7]" office:value-type="float" office:value="13.69" calcext:value-type="float">
            <text:p>13.69</text:p>
          </table:table-cell>
          <table:table-cell table:formula="of:=[.G20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663" calcext:value-type="float">
            <text:p>35.9663</text:p>
          </table:table-cell>
          <table:table-cell office:value-type="float" office:value="-120.5558" calcext:value-type="float">
            <text:p>-120.5558</text:p>
          </table:table-cell>
          <table:table-cell office:value-type="float" office:value="-16.685" calcext:value-type="float">
            <text:p>-16.685</text:p>
          </table:table-cell>
          <table:table-cell office:value-type="float" office:value="16.4213" calcext:value-type="float">
            <text:p>16.4213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2]+[.S$7]" office:value-type="float" office:value="35.9663" calcext:value-type="float">
            <text:p>35.9663</text:p>
          </table:table-cell>
          <table:table-cell table:formula="of:=[.C202]+[.T$7]" office:value-type="float" office:value="-120.5558" calcext:value-type="float">
            <text:p>-120.5558</text:p>
          </table:table-cell>
          <table:table-cell table:formula="of:=[.F202]+[.U$7]" office:value-type="float" office:value="13.69" calcext:value-type="float">
            <text:p>13.69</text:p>
          </table:table-cell>
          <table:table-cell table:formula="of:=[.G20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538" calcext:value-type="float">
            <text:p>35.9538</text:p>
          </table:table-cell>
          <table:table-cell office:value-type="float" office:value="-120.5415" calcext:value-type="float">
            <text:p>-120.5415</text:p>
          </table:table-cell>
          <table:table-cell office:value-type="float" office:value="-15.3967" calcext:value-type="float">
            <text:p>-15.3967</text:p>
          </table:table-cell>
          <table:table-cell office:value-type="float" office:value="15.0399" calcext:value-type="float">
            <text:p>15.0399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3]+[.S$7]" office:value-type="float" office:value="35.9538" calcext:value-type="float">
            <text:p>35.9538</text:p>
          </table:table-cell>
          <table:table-cell table:formula="of:=[.C203]+[.T$7]" office:value-type="float" office:value="-120.5415" calcext:value-type="float">
            <text:p>-120.5415</text:p>
          </table:table-cell>
          <table:table-cell table:formula="of:=[.F203]+[.U$7]" office:value-type="float" office:value="13.69" calcext:value-type="float">
            <text:p>13.69</text:p>
          </table:table-cell>
          <table:table-cell table:formula="of:=[.G20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414" calcext:value-type="float">
            <text:p>35.9414</text:p>
          </table:table-cell>
          <table:table-cell office:value-type="float" office:value="-120.5272" calcext:value-type="float">
            <text:p>-120.5272</text:p>
          </table:table-cell>
          <table:table-cell office:value-type="float" office:value="-14.1085" calcext:value-type="float">
            <text:p>-14.1085</text:p>
          </table:table-cell>
          <table:table-cell office:value-type="float" office:value="13.6584" calcext:value-type="float">
            <text:p>13.6584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4]+[.S$7]" office:value-type="float" office:value="35.9414" calcext:value-type="float">
            <text:p>35.9414</text:p>
          </table:table-cell>
          <table:table-cell table:formula="of:=[.C204]+[.T$7]" office:value-type="float" office:value="-120.5272" calcext:value-type="float">
            <text:p>-120.5272</text:p>
          </table:table-cell>
          <table:table-cell table:formula="of:=[.F204]+[.U$7]" office:value-type="float" office:value="13.69" calcext:value-type="float">
            <text:p>13.69</text:p>
          </table:table-cell>
          <table:table-cell table:formula="of:=[.G2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29" calcext:value-type="float">
            <text:p>35.929</text:p>
          </table:table-cell>
          <table:table-cell office:value-type="float" office:value="-120.5129" calcext:value-type="float">
            <text:p>-120.5129</text:p>
          </table:table-cell>
          <table:table-cell office:value-type="float" office:value="-12.8203" calcext:value-type="float">
            <text:p>-12.8203</text:p>
          </table:table-cell>
          <table:table-cell office:value-type="float" office:value="12.277" calcext:value-type="float">
            <text:p>12.277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5]+[.S$7]" office:value-type="float" office:value="35.929" calcext:value-type="float">
            <text:p>35.929</text:p>
          </table:table-cell>
          <table:table-cell table:formula="of:=[.C205]+[.T$7]" office:value-type="float" office:value="-120.5129" calcext:value-type="float">
            <text:p>-120.5129</text:p>
          </table:table-cell>
          <table:table-cell table:formula="of:=[.F205]+[.U$7]" office:value-type="float" office:value="13.69" calcext:value-type="float">
            <text:p>13.69</text:p>
          </table:table-cell>
          <table:table-cell table:formula="of:=[.G20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166" calcext:value-type="float">
            <text:p>35.9166</text:p>
          </table:table-cell>
          <table:table-cell office:value-type="float" office:value="-120.4986" calcext:value-type="float">
            <text:p>-120.4986</text:p>
          </table:table-cell>
          <table:table-cell office:value-type="float" office:value="-11.5321" calcext:value-type="float">
            <text:p>-11.5321</text:p>
          </table:table-cell>
          <table:table-cell office:value-type="float" office:value="10.8955" calcext:value-type="float">
            <text:p>10.8955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6]+[.S$7]" office:value-type="float" office:value="35.9166" calcext:value-type="float">
            <text:p>35.9166</text:p>
          </table:table-cell>
          <table:table-cell table:formula="of:=[.C206]+[.T$7]" office:value-type="float" office:value="-120.4986" calcext:value-type="float">
            <text:p>-120.4986</text:p>
          </table:table-cell>
          <table:table-cell table:formula="of:=[.F206]+[.U$7]" office:value-type="float" office:value="13.69" calcext:value-type="float">
            <text:p>13.69</text:p>
          </table:table-cell>
          <table:table-cell table:formula="of:=[.G20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9041" calcext:value-type="float">
            <text:p>35.9041</text:p>
          </table:table-cell>
          <table:table-cell office:value-type="float" office:value="-120.4843" calcext:value-type="float">
            <text:p>-120.4843</text:p>
          </table:table-cell>
          <table:table-cell office:value-type="float" office:value="-10.2439" calcext:value-type="float">
            <text:p>-10.2439</text:p>
          </table:table-cell>
          <table:table-cell office:value-type="float" office:value="9.5141" calcext:value-type="float">
            <text:p>9.5141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7]+[.S$7]" office:value-type="float" office:value="35.9041" calcext:value-type="float">
            <text:p>35.9041</text:p>
          </table:table-cell>
          <table:table-cell table:formula="of:=[.C207]+[.T$7]" office:value-type="float" office:value="-120.4843" calcext:value-type="float">
            <text:p>-120.4843</text:p>
          </table:table-cell>
          <table:table-cell table:formula="of:=[.F207]+[.U$7]" office:value-type="float" office:value="13.69" calcext:value-type="float">
            <text:p>13.69</text:p>
          </table:table-cell>
          <table:table-cell table:formula="of:=[.G20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917" calcext:value-type="float">
            <text:p>35.8917</text:p>
          </table:table-cell>
          <table:table-cell office:value-type="float" office:value="-120.47" calcext:value-type="float">
            <text:p>-120.47</text:p>
          </table:table-cell>
          <table:table-cell office:value-type="float" office:value="-8.9556" calcext:value-type="float">
            <text:p>-8.9556</text:p>
          </table:table-cell>
          <table:table-cell office:value-type="float" office:value="8.1326" calcext:value-type="float">
            <text:p>8.1326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8]+[.S$7]" office:value-type="float" office:value="35.8917" calcext:value-type="float">
            <text:p>35.8917</text:p>
          </table:table-cell>
          <table:table-cell table:formula="of:=[.C208]+[.T$7]" office:value-type="float" office:value="-120.47" calcext:value-type="float">
            <text:p>-120.47</text:p>
          </table:table-cell>
          <table:table-cell table:formula="of:=[.F208]+[.U$7]" office:value-type="float" office:value="13.69" calcext:value-type="float">
            <text:p>13.69</text:p>
          </table:table-cell>
          <table:table-cell table:formula="of:=[.G20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793" calcext:value-type="float">
            <text:p>35.8793</text:p>
          </table:table-cell>
          <table:table-cell office:value-type="float" office:value="-120.4557" calcext:value-type="float">
            <text:p>-120.4557</text:p>
          </table:table-cell>
          <table:table-cell office:value-type="float" office:value="-7.6674" calcext:value-type="float">
            <text:p>-7.6674</text:p>
          </table:table-cell>
          <table:table-cell office:value-type="float" office:value="6.7512" calcext:value-type="float">
            <text:p>6.7512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09]+[.S$7]" office:value-type="float" office:value="35.8793" calcext:value-type="float">
            <text:p>35.8793</text:p>
          </table:table-cell>
          <table:table-cell table:formula="of:=[.C209]+[.T$7]" office:value-type="float" office:value="-120.4557" calcext:value-type="float">
            <text:p>-120.4557</text:p>
          </table:table-cell>
          <table:table-cell table:formula="of:=[.F209]+[.U$7]" office:value-type="float" office:value="13.69" calcext:value-type="float">
            <text:p>13.69</text:p>
          </table:table-cell>
          <table:table-cell table:formula="of:=[.G20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668" calcext:value-type="float">
            <text:p>35.8668</text:p>
          </table:table-cell>
          <table:table-cell office:value-type="float" office:value="-120.4414" calcext:value-type="float">
            <text:p>-120.4414</text:p>
          </table:table-cell>
          <table:table-cell office:value-type="float" office:value="-6.3792" calcext:value-type="float">
            <text:p>-6.3792</text:p>
          </table:table-cell>
          <table:table-cell office:value-type="float" office:value="5.3697" calcext:value-type="float">
            <text:p>5.3697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10]+[.S$7]" office:value-type="float" office:value="35.8668" calcext:value-type="float">
            <text:p>35.8668</text:p>
          </table:table-cell>
          <table:table-cell table:formula="of:=[.C210]+[.T$7]" office:value-type="float" office:value="-120.4414" calcext:value-type="float">
            <text:p>-120.4414</text:p>
          </table:table-cell>
          <table:table-cell table:formula="of:=[.F210]+[.U$7]" office:value-type="float" office:value="13.69" calcext:value-type="float">
            <text:p>13.69</text:p>
          </table:table-cell>
          <table:table-cell table:formula="of:=[.G21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544" calcext:value-type="float">
            <text:p>35.8544</text:p>
          </table:table-cell>
          <table:table-cell office:value-type="float" office:value="-120.4271" calcext:value-type="float">
            <text:p>-120.4271</text:p>
          </table:table-cell>
          <table:table-cell office:value-type="float" office:value="-5.091" calcext:value-type="float">
            <text:p>-5.091</text:p>
          </table:table-cell>
          <table:table-cell office:value-type="float" office:value="3.9883" calcext:value-type="float">
            <text:p>3.9883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11]+[.S$7]" office:value-type="float" office:value="35.8544" calcext:value-type="float">
            <text:p>35.8544</text:p>
          </table:table-cell>
          <table:table-cell table:formula="of:=[.C211]+[.T$7]" office:value-type="float" office:value="-120.4271" calcext:value-type="float">
            <text:p>-120.4271</text:p>
          </table:table-cell>
          <table:table-cell table:formula="of:=[.F211]+[.U$7]" office:value-type="float" office:value="13.69" calcext:value-type="float">
            <text:p>13.69</text:p>
          </table:table-cell>
          <table:table-cell table:formula="of:=[.G21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42" calcext:value-type="float">
            <text:p>35.842</text:p>
          </table:table-cell>
          <table:table-cell office:value-type="float" office:value="-120.4128" calcext:value-type="float">
            <text:p>-120.4128</text:p>
          </table:table-cell>
          <table:table-cell office:value-type="float" office:value="-3.8028" calcext:value-type="float">
            <text:p>-3.8028</text:p>
          </table:table-cell>
          <table:table-cell office:value-type="float" office:value="2.6068" calcext:value-type="float">
            <text:p>2.6068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12]+[.S$7]" office:value-type="float" office:value="35.842" calcext:value-type="float">
            <text:p>35.842</text:p>
          </table:table-cell>
          <table:table-cell table:formula="of:=[.C212]+[.T$7]" office:value-type="float" office:value="-120.4128" calcext:value-type="float">
            <text:p>-120.4128</text:p>
          </table:table-cell>
          <table:table-cell table:formula="of:=[.F212]+[.U$7]" office:value-type="float" office:value="13.69" calcext:value-type="float">
            <text:p>13.69</text:p>
          </table:table-cell>
          <table:table-cell table:formula="of:=[.G21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295" calcext:value-type="float">
            <text:p>35.8295</text:p>
          </table:table-cell>
          <table:table-cell office:value-type="float" office:value="-120.3985" calcext:value-type="float">
            <text:p>-120.3985</text:p>
          </table:table-cell>
          <table:table-cell office:value-type="float" office:value="-2.5145" calcext:value-type="float">
            <text:p>-2.5145</text:p>
          </table:table-cell>
          <table:table-cell office:value-type="float" office:value="1.2254" calcext:value-type="float">
            <text:p>1.2254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13]+[.S$7]" office:value-type="float" office:value="35.8295" calcext:value-type="float">
            <text:p>35.8295</text:p>
          </table:table-cell>
          <table:table-cell table:formula="of:=[.C213]+[.T$7]" office:value-type="float" office:value="-120.3985" calcext:value-type="float">
            <text:p>-120.3985</text:p>
          </table:table-cell>
          <table:table-cell table:formula="of:=[.F213]+[.U$7]" office:value-type="float" office:value="13.69" calcext:value-type="float">
            <text:p>13.69</text:p>
          </table:table-cell>
          <table:table-cell table:formula="of:=[.G21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171" calcext:value-type="float">
            <text:p>35.8171</text:p>
          </table:table-cell>
          <table:table-cell office:value-type="float" office:value="-120.3842" calcext:value-type="float">
            <text:p>-120.3842</text:p>
          </table:table-cell>
          <table:table-cell office:value-type="float" office:value="-1.2263" calcext:value-type="float">
            <text:p>-1.2263</text:p>
          </table:table-cell>
          <table:table-cell office:value-type="float" office:value="-0.156" calcext:value-type="float">
            <text:p>-0.156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14]+[.S$7]" office:value-type="float" office:value="35.8171" calcext:value-type="float">
            <text:p>35.8171</text:p>
          </table:table-cell>
          <table:table-cell table:formula="of:=[.C214]+[.T$7]" office:value-type="float" office:value="-120.3842" calcext:value-type="float">
            <text:p>-120.3842</text:p>
          </table:table-cell>
          <table:table-cell table:formula="of:=[.F214]+[.U$7]" office:value-type="float" office:value="13.69" calcext:value-type="float">
            <text:p>13.69</text:p>
          </table:table-cell>
          <table:table-cell table:formula="of:=[.G21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8047" calcext:value-type="float">
            <text:p>35.8047</text:p>
          </table:table-cell>
          <table:table-cell office:value-type="float" office:value="-120.3699" calcext:value-type="float">
            <text:p>-120.3699</text:p>
          </table:table-cell>
          <table:table-cell office:value-type="float" office:value="0.0619" calcext:value-type="float">
            <text:p>0.0619</text:p>
          </table:table-cell>
          <table:table-cell office:value-type="float" office:value="-1.5375" calcext:value-type="float">
            <text:p>-1.5375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15]+[.S$7]" office:value-type="float" office:value="35.8047" calcext:value-type="float">
            <text:p>35.8047</text:p>
          </table:table-cell>
          <table:table-cell table:formula="of:=[.C215]+[.T$7]" office:value-type="float" office:value="-120.3699" calcext:value-type="float">
            <text:p>-120.3699</text:p>
          </table:table-cell>
          <table:table-cell table:formula="of:=[.F215]+[.U$7]" office:value-type="float" office:value="13.69" calcext:value-type="float">
            <text:p>13.69</text:p>
          </table:table-cell>
          <table:table-cell table:formula="of:=[.G21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.7922" calcext:value-type="float">
            <text:p>35.7922</text:p>
          </table:table-cell>
          <table:table-cell office:value-type="float" office:value="-120.3556" calcext:value-type="float">
            <text:p>-120.3556</text:p>
          </table:table-cell>
          <table:table-cell office:value-type="float" office:value="1.3501" calcext:value-type="float">
            <text:p>1.3501</text:p>
          </table:table-cell>
          <table:table-cell office:value-type="float" office:value="-2.9189" calcext:value-type="float">
            <text:p>-2.9189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16]+[.S$7]" office:value-type="float" office:value="35.7922" calcext:value-type="float">
            <text:p>35.7922</text:p>
          </table:table-cell>
          <table:table-cell table:formula="of:=[.C216]+[.T$7]" office:value-type="float" office:value="-120.3556" calcext:value-type="float">
            <text:p>-120.3556</text:p>
          </table:table-cell>
          <table:table-cell table:formula="of:=[.F216]+[.U$7]" office:value-type="float" office:value="13.69" calcext:value-type="float">
            <text:p>13.69</text:p>
          </table:table-cell>
          <table:table-cell table:formula="of:=[.G21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17]+[.S$7]" office:value-type="float" office:value="0" calcext:value-type="float">
            <text:p>0</text:p>
          </table:table-cell>
          <table:table-cell table:formula="of:=[.C217]+[.T$7]" office:value-type="float" office:value="0" calcext:value-type="float">
            <text:p>0</text:p>
          </table:table-cell>
          <table:table-cell table:formula="of:=[.F217]+[.U$7]" office:value-type="float" office:value="0" calcext:value-type="float">
            <text:p>0</text:p>
          </table:table-cell>
          <table:table-cell table:formula="of:=[.G21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18]+[.S$7]" office:value-type="float" office:value="0" calcext:value-type="float">
            <text:p>0</text:p>
          </table:table-cell>
          <table:table-cell table:formula="of:=[.C218]+[.T$7]" office:value-type="float" office:value="0" calcext:value-type="float">
            <text:p>0</text:p>
          </table:table-cell>
          <table:table-cell table:formula="of:=[.F218]+[.U$7]" office:value-type="float" office:value="0" calcext:value-type="float">
            <text:p>0</text:p>
          </table:table-cell>
          <table:table-cell table:formula="of:=[.G21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19]+[.S$7]" office:value-type="float" office:value="0" calcext:value-type="float">
            <text:p>0</text:p>
          </table:table-cell>
          <table:table-cell table:formula="of:=[.C219]+[.T$7]" office:value-type="float" office:value="0" calcext:value-type="float">
            <text:p>0</text:p>
          </table:table-cell>
          <table:table-cell table:formula="of:=[.F219]+[.U$7]" office:value-type="float" office:value="0" calcext:value-type="float">
            <text:p>0</text:p>
          </table:table-cell>
          <table:table-cell table:formula="of:=[.G21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0]+[.S$7]" office:value-type="float" office:value="0" calcext:value-type="float">
            <text:p>0</text:p>
          </table:table-cell>
          <table:table-cell table:formula="of:=[.C220]+[.T$7]" office:value-type="float" office:value="0" calcext:value-type="float">
            <text:p>0</text:p>
          </table:table-cell>
          <table:table-cell table:formula="of:=[.F220]+[.U$7]" office:value-type="float" office:value="0" calcext:value-type="float">
            <text:p>0</text:p>
          </table:table-cell>
          <table:table-cell table:formula="of:=[.G22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1]+[.S$7]" office:value-type="float" office:value="0" calcext:value-type="float">
            <text:p>0</text:p>
          </table:table-cell>
          <table:table-cell table:formula="of:=[.C221]+[.T$7]" office:value-type="float" office:value="0" calcext:value-type="float">
            <text:p>0</text:p>
          </table:table-cell>
          <table:table-cell table:formula="of:=[.F221]+[.U$7]" office:value-type="float" office:value="0" calcext:value-type="float">
            <text:p>0</text:p>
          </table:table-cell>
          <table:table-cell table:formula="of:=[.G22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2]+[.S$7]" office:value-type="float" office:value="0" calcext:value-type="float">
            <text:p>0</text:p>
          </table:table-cell>
          <table:table-cell table:formula="of:=[.C222]+[.T$7]" office:value-type="float" office:value="0" calcext:value-type="float">
            <text:p>0</text:p>
          </table:table-cell>
          <table:table-cell table:formula="of:=[.F222]+[.U$7]" office:value-type="float" office:value="0" calcext:value-type="float">
            <text:p>0</text:p>
          </table:table-cell>
          <table:table-cell table:formula="of:=[.G22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3]+[.S$7]" office:value-type="float" office:value="0" calcext:value-type="float">
            <text:p>0</text:p>
          </table:table-cell>
          <table:table-cell table:formula="of:=[.C223]+[.T$7]" office:value-type="float" office:value="0" calcext:value-type="float">
            <text:p>0</text:p>
          </table:table-cell>
          <table:table-cell table:formula="of:=[.F223]+[.U$7]" office:value-type="float" office:value="0" calcext:value-type="float">
            <text:p>0</text:p>
          </table:table-cell>
          <table:table-cell table:formula="of:=[.G22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4]+[.S$7]" office:value-type="float" office:value="0" calcext:value-type="float">
            <text:p>0</text:p>
          </table:table-cell>
          <table:table-cell table:formula="of:=[.C224]+[.T$7]" office:value-type="float" office:value="0" calcext:value-type="float">
            <text:p>0</text:p>
          </table:table-cell>
          <table:table-cell table:formula="of:=[.F224]+[.U$7]" office:value-type="float" office:value="0" calcext:value-type="float">
            <text:p>0</text:p>
          </table:table-cell>
          <table:table-cell table:formula="of:=[.G22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5]+[.S$7]" office:value-type="float" office:value="0" calcext:value-type="float">
            <text:p>0</text:p>
          </table:table-cell>
          <table:table-cell table:formula="of:=[.C225]+[.T$7]" office:value-type="float" office:value="0" calcext:value-type="float">
            <text:p>0</text:p>
          </table:table-cell>
          <table:table-cell table:formula="of:=[.F225]+[.U$7]" office:value-type="float" office:value="0" calcext:value-type="float">
            <text:p>0</text:p>
          </table:table-cell>
          <table:table-cell table:formula="of:=[.G22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6]+[.S$7]" office:value-type="float" office:value="0" calcext:value-type="float">
            <text:p>0</text:p>
          </table:table-cell>
          <table:table-cell table:formula="of:=[.C226]+[.T$7]" office:value-type="float" office:value="0" calcext:value-type="float">
            <text:p>0</text:p>
          </table:table-cell>
          <table:table-cell table:formula="of:=[.F226]+[.U$7]" office:value-type="float" office:value="0" calcext:value-type="float">
            <text:p>0</text:p>
          </table:table-cell>
          <table:table-cell table:formula="of:=[.G22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7]+[.S$7]" office:value-type="float" office:value="0" calcext:value-type="float">
            <text:p>0</text:p>
          </table:table-cell>
          <table:table-cell table:formula="of:=[.C227]+[.T$7]" office:value-type="float" office:value="0" calcext:value-type="float">
            <text:p>0</text:p>
          </table:table-cell>
          <table:table-cell table:formula="of:=[.F227]+[.U$7]" office:value-type="float" office:value="0" calcext:value-type="float">
            <text:p>0</text:p>
          </table:table-cell>
          <table:table-cell table:formula="of:=[.G22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8]+[.S$7]" office:value-type="float" office:value="0" calcext:value-type="float">
            <text:p>0</text:p>
          </table:table-cell>
          <table:table-cell table:formula="of:=[.C228]+[.T$7]" office:value-type="float" office:value="0" calcext:value-type="float">
            <text:p>0</text:p>
          </table:table-cell>
          <table:table-cell table:formula="of:=[.F228]+[.U$7]" office:value-type="float" office:value="0" calcext:value-type="float">
            <text:p>0</text:p>
          </table:table-cell>
          <table:table-cell table:formula="of:=[.G22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29]+[.S$7]" office:value-type="float" office:value="0" calcext:value-type="float">
            <text:p>0</text:p>
          </table:table-cell>
          <table:table-cell table:formula="of:=[.C229]+[.T$7]" office:value-type="float" office:value="0" calcext:value-type="float">
            <text:p>0</text:p>
          </table:table-cell>
          <table:table-cell table:formula="of:=[.F229]+[.U$7]" office:value-type="float" office:value="0" calcext:value-type="float">
            <text:p>0</text:p>
          </table:table-cell>
          <table:table-cell table:formula="of:=[.G22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0]+[.S$7]" office:value-type="float" office:value="0" calcext:value-type="float">
            <text:p>0</text:p>
          </table:table-cell>
          <table:table-cell table:formula="of:=[.C230]+[.T$7]" office:value-type="float" office:value="0" calcext:value-type="float">
            <text:p>0</text:p>
          </table:table-cell>
          <table:table-cell table:formula="of:=[.F230]+[.U$7]" office:value-type="float" office:value="0" calcext:value-type="float">
            <text:p>0</text:p>
          </table:table-cell>
          <table:table-cell table:formula="of:=[.G23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1]+[.S$7]" office:value-type="float" office:value="0" calcext:value-type="float">
            <text:p>0</text:p>
          </table:table-cell>
          <table:table-cell table:formula="of:=[.C231]+[.T$7]" office:value-type="float" office:value="0" calcext:value-type="float">
            <text:p>0</text:p>
          </table:table-cell>
          <table:table-cell table:formula="of:=[.F231]+[.U$7]" office:value-type="float" office:value="0" calcext:value-type="float">
            <text:p>0</text:p>
          </table:table-cell>
          <table:table-cell table:formula="of:=[.G23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2]+[.S$7]" office:value-type="float" office:value="0" calcext:value-type="float">
            <text:p>0</text:p>
          </table:table-cell>
          <table:table-cell table:formula="of:=[.C232]+[.T$7]" office:value-type="float" office:value="0" calcext:value-type="float">
            <text:p>0</text:p>
          </table:table-cell>
          <table:table-cell table:formula="of:=[.F232]+[.U$7]" office:value-type="float" office:value="0" calcext:value-type="float">
            <text:p>0</text:p>
          </table:table-cell>
          <table:table-cell table:formula="of:=[.G23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3]+[.S$7]" office:value-type="float" office:value="0" calcext:value-type="float">
            <text:p>0</text:p>
          </table:table-cell>
          <table:table-cell table:formula="of:=[.C233]+[.T$7]" office:value-type="float" office:value="0" calcext:value-type="float">
            <text:p>0</text:p>
          </table:table-cell>
          <table:table-cell table:formula="of:=[.F233]+[.U$7]" office:value-type="float" office:value="0" calcext:value-type="float">
            <text:p>0</text:p>
          </table:table-cell>
          <table:table-cell table:formula="of:=[.G23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4]+[.S$7]" office:value-type="float" office:value="0" calcext:value-type="float">
            <text:p>0</text:p>
          </table:table-cell>
          <table:table-cell table:formula="of:=[.C234]+[.T$7]" office:value-type="float" office:value="0" calcext:value-type="float">
            <text:p>0</text:p>
          </table:table-cell>
          <table:table-cell table:formula="of:=[.F234]+[.U$7]" office:value-type="float" office:value="0" calcext:value-type="float">
            <text:p>0</text:p>
          </table:table-cell>
          <table:table-cell table:formula="of:=[.G23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5]+[.S$7]" office:value-type="float" office:value="0" calcext:value-type="float">
            <text:p>0</text:p>
          </table:table-cell>
          <table:table-cell table:formula="of:=[.C235]+[.T$7]" office:value-type="float" office:value="0" calcext:value-type="float">
            <text:p>0</text:p>
          </table:table-cell>
          <table:table-cell table:formula="of:=[.F235]+[.U$7]" office:value-type="float" office:value="0" calcext:value-type="float">
            <text:p>0</text:p>
          </table:table-cell>
          <table:table-cell table:formula="of:=[.G23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6]+[.S$7]" office:value-type="float" office:value="0" calcext:value-type="float">
            <text:p>0</text:p>
          </table:table-cell>
          <table:table-cell table:formula="of:=[.C236]+[.T$7]" office:value-type="float" office:value="0" calcext:value-type="float">
            <text:p>0</text:p>
          </table:table-cell>
          <table:table-cell table:formula="of:=[.F236]+[.U$7]" office:value-type="float" office:value="0" calcext:value-type="float">
            <text:p>0</text:p>
          </table:table-cell>
          <table:table-cell table:formula="of:=[.G23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7]+[.S$7]" office:value-type="float" office:value="0" calcext:value-type="float">
            <text:p>0</text:p>
          </table:table-cell>
          <table:table-cell table:formula="of:=[.C237]+[.T$7]" office:value-type="float" office:value="0" calcext:value-type="float">
            <text:p>0</text:p>
          </table:table-cell>
          <table:table-cell table:formula="of:=[.F237]+[.U$7]" office:value-type="float" office:value="0" calcext:value-type="float">
            <text:p>0</text:p>
          </table:table-cell>
          <table:table-cell table:formula="of:=[.G23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8]+[.S$7]" office:value-type="float" office:value="0" calcext:value-type="float">
            <text:p>0</text:p>
          </table:table-cell>
          <table:table-cell table:formula="of:=[.C238]+[.T$7]" office:value-type="float" office:value="0" calcext:value-type="float">
            <text:p>0</text:p>
          </table:table-cell>
          <table:table-cell table:formula="of:=[.F238]+[.U$7]" office:value-type="float" office:value="0" calcext:value-type="float">
            <text:p>0</text:p>
          </table:table-cell>
          <table:table-cell table:formula="of:=[.G23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39]+[.S$7]" office:value-type="float" office:value="0" calcext:value-type="float">
            <text:p>0</text:p>
          </table:table-cell>
          <table:table-cell table:formula="of:=[.C239]+[.T$7]" office:value-type="float" office:value="0" calcext:value-type="float">
            <text:p>0</text:p>
          </table:table-cell>
          <table:table-cell table:formula="of:=[.F239]+[.U$7]" office:value-type="float" office:value="0" calcext:value-type="float">
            <text:p>0</text:p>
          </table:table-cell>
          <table:table-cell table:formula="of:=[.G23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0]+[.S$7]" office:value-type="float" office:value="0" calcext:value-type="float">
            <text:p>0</text:p>
          </table:table-cell>
          <table:table-cell table:formula="of:=[.C240]+[.T$7]" office:value-type="float" office:value="0" calcext:value-type="float">
            <text:p>0</text:p>
          </table:table-cell>
          <table:table-cell table:formula="of:=[.F240]+[.U$7]" office:value-type="float" office:value="0" calcext:value-type="float">
            <text:p>0</text:p>
          </table:table-cell>
          <table:table-cell table:formula="of:=[.G24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1]+[.S$7]" office:value-type="float" office:value="0" calcext:value-type="float">
            <text:p>0</text:p>
          </table:table-cell>
          <table:table-cell table:formula="of:=[.C241]+[.T$7]" office:value-type="float" office:value="0" calcext:value-type="float">
            <text:p>0</text:p>
          </table:table-cell>
          <table:table-cell table:formula="of:=[.F241]+[.U$7]" office:value-type="float" office:value="0" calcext:value-type="float">
            <text:p>0</text:p>
          </table:table-cell>
          <table:table-cell table:formula="of:=[.G24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2]+[.S$7]" office:value-type="float" office:value="0" calcext:value-type="float">
            <text:p>0</text:p>
          </table:table-cell>
          <table:table-cell table:formula="of:=[.C242]+[.T$7]" office:value-type="float" office:value="0" calcext:value-type="float">
            <text:p>0</text:p>
          </table:table-cell>
          <table:table-cell table:formula="of:=[.F242]+[.U$7]" office:value-type="float" office:value="0" calcext:value-type="float">
            <text:p>0</text:p>
          </table:table-cell>
          <table:table-cell table:formula="of:=[.G24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3]+[.S$7]" office:value-type="float" office:value="0" calcext:value-type="float">
            <text:p>0</text:p>
          </table:table-cell>
          <table:table-cell table:formula="of:=[.C243]+[.T$7]" office:value-type="float" office:value="0" calcext:value-type="float">
            <text:p>0</text:p>
          </table:table-cell>
          <table:table-cell table:formula="of:=[.F243]+[.U$7]" office:value-type="float" office:value="0" calcext:value-type="float">
            <text:p>0</text:p>
          </table:table-cell>
          <table:table-cell table:formula="of:=[.G24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4]+[.S$7]" office:value-type="float" office:value="0" calcext:value-type="float">
            <text:p>0</text:p>
          </table:table-cell>
          <table:table-cell table:formula="of:=[.C244]+[.T$7]" office:value-type="float" office:value="0" calcext:value-type="float">
            <text:p>0</text:p>
          </table:table-cell>
          <table:table-cell table:formula="of:=[.F244]+[.U$7]" office:value-type="float" office:value="0" calcext:value-type="float">
            <text:p>0</text:p>
          </table:table-cell>
          <table:table-cell table:formula="of:=[.G24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5]+[.S$7]" office:value-type="float" office:value="0" calcext:value-type="float">
            <text:p>0</text:p>
          </table:table-cell>
          <table:table-cell table:formula="of:=[.C245]+[.T$7]" office:value-type="float" office:value="0" calcext:value-type="float">
            <text:p>0</text:p>
          </table:table-cell>
          <table:table-cell table:formula="of:=[.F245]+[.U$7]" office:value-type="float" office:value="0" calcext:value-type="float">
            <text:p>0</text:p>
          </table:table-cell>
          <table:table-cell table:formula="of:=[.G24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6]+[.S$7]" office:value-type="float" office:value="0" calcext:value-type="float">
            <text:p>0</text:p>
          </table:table-cell>
          <table:table-cell table:formula="of:=[.C246]+[.T$7]" office:value-type="float" office:value="0" calcext:value-type="float">
            <text:p>0</text:p>
          </table:table-cell>
          <table:table-cell table:formula="of:=[.F246]+[.U$7]" office:value-type="float" office:value="0" calcext:value-type="float">
            <text:p>0</text:p>
          </table:table-cell>
          <table:table-cell table:formula="of:=[.G24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7]+[.S$7]" office:value-type="float" office:value="0" calcext:value-type="float">
            <text:p>0</text:p>
          </table:table-cell>
          <table:table-cell table:formula="of:=[.C247]+[.T$7]" office:value-type="float" office:value="0" calcext:value-type="float">
            <text:p>0</text:p>
          </table:table-cell>
          <table:table-cell table:formula="of:=[.F247]+[.U$7]" office:value-type="float" office:value="0" calcext:value-type="float">
            <text:p>0</text:p>
          </table:table-cell>
          <table:table-cell table:formula="of:=[.G24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8]+[.S$7]" office:value-type="float" office:value="0" calcext:value-type="float">
            <text:p>0</text:p>
          </table:table-cell>
          <table:table-cell table:formula="of:=[.C248]+[.T$7]" office:value-type="float" office:value="0" calcext:value-type="float">
            <text:p>0</text:p>
          </table:table-cell>
          <table:table-cell table:formula="of:=[.F248]+[.U$7]" office:value-type="float" office:value="0" calcext:value-type="float">
            <text:p>0</text:p>
          </table:table-cell>
          <table:table-cell table:formula="of:=[.G24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49]+[.S$7]" office:value-type="float" office:value="0" calcext:value-type="float">
            <text:p>0</text:p>
          </table:table-cell>
          <table:table-cell table:formula="of:=[.C249]+[.T$7]" office:value-type="float" office:value="0" calcext:value-type="float">
            <text:p>0</text:p>
          </table:table-cell>
          <table:table-cell table:formula="of:=[.F249]+[.U$7]" office:value-type="float" office:value="0" calcext:value-type="float">
            <text:p>0</text:p>
          </table:table-cell>
          <table:table-cell table:formula="of:=[.G24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0]+[.S$7]" office:value-type="float" office:value="0" calcext:value-type="float">
            <text:p>0</text:p>
          </table:table-cell>
          <table:table-cell table:formula="of:=[.C250]+[.T$7]" office:value-type="float" office:value="0" calcext:value-type="float">
            <text:p>0</text:p>
          </table:table-cell>
          <table:table-cell table:formula="of:=[.F250]+[.U$7]" office:value-type="float" office:value="0" calcext:value-type="float">
            <text:p>0</text:p>
          </table:table-cell>
          <table:table-cell table:formula="of:=[.G25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1]+[.S$7]" office:value-type="float" office:value="0" calcext:value-type="float">
            <text:p>0</text:p>
          </table:table-cell>
          <table:table-cell table:formula="of:=[.C251]+[.T$7]" office:value-type="float" office:value="0" calcext:value-type="float">
            <text:p>0</text:p>
          </table:table-cell>
          <table:table-cell table:formula="of:=[.F251]+[.U$7]" office:value-type="float" office:value="0" calcext:value-type="float">
            <text:p>0</text:p>
          </table:table-cell>
          <table:table-cell table:formula="of:=[.G25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2]+[.S$7]" office:value-type="float" office:value="0" calcext:value-type="float">
            <text:p>0</text:p>
          </table:table-cell>
          <table:table-cell table:formula="of:=[.C252]+[.T$7]" office:value-type="float" office:value="0" calcext:value-type="float">
            <text:p>0</text:p>
          </table:table-cell>
          <table:table-cell table:formula="of:=[.F252]+[.U$7]" office:value-type="float" office:value="0" calcext:value-type="float">
            <text:p>0</text:p>
          </table:table-cell>
          <table:table-cell table:formula="of:=[.G25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3]+[.S$7]" office:value-type="float" office:value="0" calcext:value-type="float">
            <text:p>0</text:p>
          </table:table-cell>
          <table:table-cell table:formula="of:=[.C253]+[.T$7]" office:value-type="float" office:value="0" calcext:value-type="float">
            <text:p>0</text:p>
          </table:table-cell>
          <table:table-cell table:formula="of:=[.F253]+[.U$7]" office:value-type="float" office:value="0" calcext:value-type="float">
            <text:p>0</text:p>
          </table:table-cell>
          <table:table-cell table:formula="of:=[.G25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4]+[.S$7]" office:value-type="float" office:value="0" calcext:value-type="float">
            <text:p>0</text:p>
          </table:table-cell>
          <table:table-cell table:formula="of:=[.C254]+[.T$7]" office:value-type="float" office:value="0" calcext:value-type="float">
            <text:p>0</text:p>
          </table:table-cell>
          <table:table-cell table:formula="of:=[.F254]+[.U$7]" office:value-type="float" office:value="0" calcext:value-type="float">
            <text:p>0</text:p>
          </table:table-cell>
          <table:table-cell table:formula="of:=[.G25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5]+[.S$7]" office:value-type="float" office:value="0" calcext:value-type="float">
            <text:p>0</text:p>
          </table:table-cell>
          <table:table-cell table:formula="of:=[.C255]+[.T$7]" office:value-type="float" office:value="0" calcext:value-type="float">
            <text:p>0</text:p>
          </table:table-cell>
          <table:table-cell table:formula="of:=[.F255]+[.U$7]" office:value-type="float" office:value="0" calcext:value-type="float">
            <text:p>0</text:p>
          </table:table-cell>
          <table:table-cell table:formula="of:=[.G25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6]+[.S$7]" office:value-type="float" office:value="0" calcext:value-type="float">
            <text:p>0</text:p>
          </table:table-cell>
          <table:table-cell table:formula="of:=[.C256]+[.T$7]" office:value-type="float" office:value="0" calcext:value-type="float">
            <text:p>0</text:p>
          </table:table-cell>
          <table:table-cell table:formula="of:=[.F256]+[.U$7]" office:value-type="float" office:value="0" calcext:value-type="float">
            <text:p>0</text:p>
          </table:table-cell>
          <table:table-cell table:formula="of:=[.G25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7]+[.S$7]" office:value-type="float" office:value="0" calcext:value-type="float">
            <text:p>0</text:p>
          </table:table-cell>
          <table:table-cell table:formula="of:=[.C257]+[.T$7]" office:value-type="float" office:value="0" calcext:value-type="float">
            <text:p>0</text:p>
          </table:table-cell>
          <table:table-cell table:formula="of:=[.F257]+[.U$7]" office:value-type="float" office:value="0" calcext:value-type="float">
            <text:p>0</text:p>
          </table:table-cell>
          <table:table-cell table:formula="of:=[.G25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8]+[.S$7]" office:value-type="float" office:value="0" calcext:value-type="float">
            <text:p>0</text:p>
          </table:table-cell>
          <table:table-cell table:formula="of:=[.C258]+[.T$7]" office:value-type="float" office:value="0" calcext:value-type="float">
            <text:p>0</text:p>
          </table:table-cell>
          <table:table-cell table:formula="of:=[.F258]+[.U$7]" office:value-type="float" office:value="0" calcext:value-type="float">
            <text:p>0</text:p>
          </table:table-cell>
          <table:table-cell table:formula="of:=[.G25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59]+[.S$7]" office:value-type="float" office:value="0" calcext:value-type="float">
            <text:p>0</text:p>
          </table:table-cell>
          <table:table-cell table:formula="of:=[.C259]+[.T$7]" office:value-type="float" office:value="0" calcext:value-type="float">
            <text:p>0</text:p>
          </table:table-cell>
          <table:table-cell table:formula="of:=[.F259]+[.U$7]" office:value-type="float" office:value="0" calcext:value-type="float">
            <text:p>0</text:p>
          </table:table-cell>
          <table:table-cell table:formula="of:=[.G25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0]+[.S$7]" office:value-type="float" office:value="0" calcext:value-type="float">
            <text:p>0</text:p>
          </table:table-cell>
          <table:table-cell table:formula="of:=[.C260]+[.T$7]" office:value-type="float" office:value="0" calcext:value-type="float">
            <text:p>0</text:p>
          </table:table-cell>
          <table:table-cell table:formula="of:=[.F260]+[.U$7]" office:value-type="float" office:value="0" calcext:value-type="float">
            <text:p>0</text:p>
          </table:table-cell>
          <table:table-cell table:formula="of:=[.G26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1]+[.S$7]" office:value-type="float" office:value="0" calcext:value-type="float">
            <text:p>0</text:p>
          </table:table-cell>
          <table:table-cell table:formula="of:=[.C261]+[.T$7]" office:value-type="float" office:value="0" calcext:value-type="float">
            <text:p>0</text:p>
          </table:table-cell>
          <table:table-cell table:formula="of:=[.F261]+[.U$7]" office:value-type="float" office:value="0" calcext:value-type="float">
            <text:p>0</text:p>
          </table:table-cell>
          <table:table-cell table:formula="of:=[.G2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2]+[.S$7]" office:value-type="float" office:value="0" calcext:value-type="float">
            <text:p>0</text:p>
          </table:table-cell>
          <table:table-cell table:formula="of:=[.C262]+[.T$7]" office:value-type="float" office:value="0" calcext:value-type="float">
            <text:p>0</text:p>
          </table:table-cell>
          <table:table-cell table:formula="of:=[.F262]+[.U$7]" office:value-type="float" office:value="0" calcext:value-type="float">
            <text:p>0</text:p>
          </table:table-cell>
          <table:table-cell table:formula="of:=[.G2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3]+[.S$7]" office:value-type="float" office:value="0" calcext:value-type="float">
            <text:p>0</text:p>
          </table:table-cell>
          <table:table-cell table:formula="of:=[.C263]+[.T$7]" office:value-type="float" office:value="0" calcext:value-type="float">
            <text:p>0</text:p>
          </table:table-cell>
          <table:table-cell table:formula="of:=[.F263]+[.U$7]" office:value-type="float" office:value="0" calcext:value-type="float">
            <text:p>0</text:p>
          </table:table-cell>
          <table:table-cell table:formula="of:=[.G2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4]+[.S$7]" office:value-type="float" office:value="0" calcext:value-type="float">
            <text:p>0</text:p>
          </table:table-cell>
          <table:table-cell table:formula="of:=[.C264]+[.T$7]" office:value-type="float" office:value="0" calcext:value-type="float">
            <text:p>0</text:p>
          </table:table-cell>
          <table:table-cell table:formula="of:=[.F264]+[.U$7]" office:value-type="float" office:value="0" calcext:value-type="float">
            <text:p>0</text:p>
          </table:table-cell>
          <table:table-cell table:formula="of:=[.G2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5]+[.S$7]" office:value-type="float" office:value="0" calcext:value-type="float">
            <text:p>0</text:p>
          </table:table-cell>
          <table:table-cell table:formula="of:=[.C265]+[.T$7]" office:value-type="float" office:value="0" calcext:value-type="float">
            <text:p>0</text:p>
          </table:table-cell>
          <table:table-cell table:formula="of:=[.F265]+[.U$7]" office:value-type="float" office:value="0" calcext:value-type="float">
            <text:p>0</text:p>
          </table:table-cell>
          <table:table-cell table:formula="of:=[.G2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6]+[.S$7]" office:value-type="float" office:value="0" calcext:value-type="float">
            <text:p>0</text:p>
          </table:table-cell>
          <table:table-cell table:formula="of:=[.C266]+[.T$7]" office:value-type="float" office:value="0" calcext:value-type="float">
            <text:p>0</text:p>
          </table:table-cell>
          <table:table-cell table:formula="of:=[.F266]+[.U$7]" office:value-type="float" office:value="0" calcext:value-type="float">
            <text:p>0</text:p>
          </table:table-cell>
          <table:table-cell table:formula="of:=[.G26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7]+[.S$7]" office:value-type="float" office:value="0" calcext:value-type="float">
            <text:p>0</text:p>
          </table:table-cell>
          <table:table-cell table:formula="of:=[.C267]+[.T$7]" office:value-type="float" office:value="0" calcext:value-type="float">
            <text:p>0</text:p>
          </table:table-cell>
          <table:table-cell table:formula="of:=[.F267]+[.U$7]" office:value-type="float" office:value="0" calcext:value-type="float">
            <text:p>0</text:p>
          </table:table-cell>
          <table:table-cell table:formula="of:=[.G26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8]+[.S$7]" office:value-type="float" office:value="0" calcext:value-type="float">
            <text:p>0</text:p>
          </table:table-cell>
          <table:table-cell table:formula="of:=[.C268]+[.T$7]" office:value-type="float" office:value="0" calcext:value-type="float">
            <text:p>0</text:p>
          </table:table-cell>
          <table:table-cell table:formula="of:=[.F268]+[.U$7]" office:value-type="float" office:value="0" calcext:value-type="float">
            <text:p>0</text:p>
          </table:table-cell>
          <table:table-cell table:formula="of:=[.G26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69]+[.S$7]" office:value-type="float" office:value="0" calcext:value-type="float">
            <text:p>0</text:p>
          </table:table-cell>
          <table:table-cell table:formula="of:=[.C269]+[.T$7]" office:value-type="float" office:value="0" calcext:value-type="float">
            <text:p>0</text:p>
          </table:table-cell>
          <table:table-cell table:formula="of:=[.F269]+[.U$7]" office:value-type="float" office:value="0" calcext:value-type="float">
            <text:p>0</text:p>
          </table:table-cell>
          <table:table-cell table:formula="of:=[.G26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0]+[.S$7]" office:value-type="float" office:value="0" calcext:value-type="float">
            <text:p>0</text:p>
          </table:table-cell>
          <table:table-cell table:formula="of:=[.C270]+[.T$7]" office:value-type="float" office:value="0" calcext:value-type="float">
            <text:p>0</text:p>
          </table:table-cell>
          <table:table-cell table:formula="of:=[.F270]+[.U$7]" office:value-type="float" office:value="0" calcext:value-type="float">
            <text:p>0</text:p>
          </table:table-cell>
          <table:table-cell table:formula="of:=[.G27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1]+[.S$7]" office:value-type="float" office:value="0" calcext:value-type="float">
            <text:p>0</text:p>
          </table:table-cell>
          <table:table-cell table:formula="of:=[.C271]+[.T$7]" office:value-type="float" office:value="0" calcext:value-type="float">
            <text:p>0</text:p>
          </table:table-cell>
          <table:table-cell table:formula="of:=[.F271]+[.U$7]" office:value-type="float" office:value="0" calcext:value-type="float">
            <text:p>0</text:p>
          </table:table-cell>
          <table:table-cell table:formula="of:=[.G27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2]+[.S$7]" office:value-type="float" office:value="0" calcext:value-type="float">
            <text:p>0</text:p>
          </table:table-cell>
          <table:table-cell table:formula="of:=[.C272]+[.T$7]" office:value-type="float" office:value="0" calcext:value-type="float">
            <text:p>0</text:p>
          </table:table-cell>
          <table:table-cell table:formula="of:=[.F272]+[.U$7]" office:value-type="float" office:value="0" calcext:value-type="float">
            <text:p>0</text:p>
          </table:table-cell>
          <table:table-cell table:formula="of:=[.G27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3]+[.S$7]" office:value-type="float" office:value="0" calcext:value-type="float">
            <text:p>0</text:p>
          </table:table-cell>
          <table:table-cell table:formula="of:=[.C273]+[.T$7]" office:value-type="float" office:value="0" calcext:value-type="float">
            <text:p>0</text:p>
          </table:table-cell>
          <table:table-cell table:formula="of:=[.F273]+[.U$7]" office:value-type="float" office:value="0" calcext:value-type="float">
            <text:p>0</text:p>
          </table:table-cell>
          <table:table-cell table:formula="of:=[.G27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4]+[.S$7]" office:value-type="float" office:value="0" calcext:value-type="float">
            <text:p>0</text:p>
          </table:table-cell>
          <table:table-cell table:formula="of:=[.C274]+[.T$7]" office:value-type="float" office:value="0" calcext:value-type="float">
            <text:p>0</text:p>
          </table:table-cell>
          <table:table-cell table:formula="of:=[.F274]+[.U$7]" office:value-type="float" office:value="0" calcext:value-type="float">
            <text:p>0</text:p>
          </table:table-cell>
          <table:table-cell table:formula="of:=[.G27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5]+[.S$7]" office:value-type="float" office:value="0" calcext:value-type="float">
            <text:p>0</text:p>
          </table:table-cell>
          <table:table-cell table:formula="of:=[.C275]+[.T$7]" office:value-type="float" office:value="0" calcext:value-type="float">
            <text:p>0</text:p>
          </table:table-cell>
          <table:table-cell table:formula="of:=[.F275]+[.U$7]" office:value-type="float" office:value="0" calcext:value-type="float">
            <text:p>0</text:p>
          </table:table-cell>
          <table:table-cell table:formula="of:=[.G27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6]+[.S$7]" office:value-type="float" office:value="0" calcext:value-type="float">
            <text:p>0</text:p>
          </table:table-cell>
          <table:table-cell table:formula="of:=[.C276]+[.T$7]" office:value-type="float" office:value="0" calcext:value-type="float">
            <text:p>0</text:p>
          </table:table-cell>
          <table:table-cell table:formula="of:=[.F276]+[.U$7]" office:value-type="float" office:value="0" calcext:value-type="float">
            <text:p>0</text:p>
          </table:table-cell>
          <table:table-cell table:formula="of:=[.G27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7]+[.S$7]" office:value-type="float" office:value="0" calcext:value-type="float">
            <text:p>0</text:p>
          </table:table-cell>
          <table:table-cell table:formula="of:=[.C277]+[.T$7]" office:value-type="float" office:value="0" calcext:value-type="float">
            <text:p>0</text:p>
          </table:table-cell>
          <table:table-cell table:formula="of:=[.F277]+[.U$7]" office:value-type="float" office:value="0" calcext:value-type="float">
            <text:p>0</text:p>
          </table:table-cell>
          <table:table-cell table:formula="of:=[.G27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8]+[.S$7]" office:value-type="float" office:value="0" calcext:value-type="float">
            <text:p>0</text:p>
          </table:table-cell>
          <table:table-cell table:formula="of:=[.C278]+[.T$7]" office:value-type="float" office:value="0" calcext:value-type="float">
            <text:p>0</text:p>
          </table:table-cell>
          <table:table-cell table:formula="of:=[.F278]+[.U$7]" office:value-type="float" office:value="0" calcext:value-type="float">
            <text:p>0</text:p>
          </table:table-cell>
          <table:table-cell table:formula="of:=[.G27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79]+[.S$7]" office:value-type="float" office:value="0" calcext:value-type="float">
            <text:p>0</text:p>
          </table:table-cell>
          <table:table-cell table:formula="of:=[.C279]+[.T$7]" office:value-type="float" office:value="0" calcext:value-type="float">
            <text:p>0</text:p>
          </table:table-cell>
          <table:table-cell table:formula="of:=[.F279]+[.U$7]" office:value-type="float" office:value="0" calcext:value-type="float">
            <text:p>0</text:p>
          </table:table-cell>
          <table:table-cell table:formula="of:=[.G27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0]+[.S$7]" office:value-type="float" office:value="0" calcext:value-type="float">
            <text:p>0</text:p>
          </table:table-cell>
          <table:table-cell table:formula="of:=[.C280]+[.T$7]" office:value-type="float" office:value="0" calcext:value-type="float">
            <text:p>0</text:p>
          </table:table-cell>
          <table:table-cell table:formula="of:=[.F280]+[.U$7]" office:value-type="float" office:value="0" calcext:value-type="float">
            <text:p>0</text:p>
          </table:table-cell>
          <table:table-cell table:formula="of:=[.G28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1]+[.S$7]" office:value-type="float" office:value="0" calcext:value-type="float">
            <text:p>0</text:p>
          </table:table-cell>
          <table:table-cell table:formula="of:=[.C281]+[.T$7]" office:value-type="float" office:value="0" calcext:value-type="float">
            <text:p>0</text:p>
          </table:table-cell>
          <table:table-cell table:formula="of:=[.F281]+[.U$7]" office:value-type="float" office:value="0" calcext:value-type="float">
            <text:p>0</text:p>
          </table:table-cell>
          <table:table-cell table:formula="of:=[.G28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2]+[.S$7]" office:value-type="float" office:value="0" calcext:value-type="float">
            <text:p>0</text:p>
          </table:table-cell>
          <table:table-cell table:formula="of:=[.C282]+[.T$7]" office:value-type="float" office:value="0" calcext:value-type="float">
            <text:p>0</text:p>
          </table:table-cell>
          <table:table-cell table:formula="of:=[.F282]+[.U$7]" office:value-type="float" office:value="0" calcext:value-type="float">
            <text:p>0</text:p>
          </table:table-cell>
          <table:table-cell table:formula="of:=[.G28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3]+[.S$7]" office:value-type="float" office:value="0" calcext:value-type="float">
            <text:p>0</text:p>
          </table:table-cell>
          <table:table-cell table:formula="of:=[.C283]+[.T$7]" office:value-type="float" office:value="0" calcext:value-type="float">
            <text:p>0</text:p>
          </table:table-cell>
          <table:table-cell table:formula="of:=[.F283]+[.U$7]" office:value-type="float" office:value="0" calcext:value-type="float">
            <text:p>0</text:p>
          </table:table-cell>
          <table:table-cell table:formula="of:=[.G28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4]+[.S$7]" office:value-type="float" office:value="0" calcext:value-type="float">
            <text:p>0</text:p>
          </table:table-cell>
          <table:table-cell table:formula="of:=[.C284]+[.T$7]" office:value-type="float" office:value="0" calcext:value-type="float">
            <text:p>0</text:p>
          </table:table-cell>
          <table:table-cell table:formula="of:=[.F284]+[.U$7]" office:value-type="float" office:value="0" calcext:value-type="float">
            <text:p>0</text:p>
          </table:table-cell>
          <table:table-cell table:formula="of:=[.G28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5]+[.S$7]" office:value-type="float" office:value="0" calcext:value-type="float">
            <text:p>0</text:p>
          </table:table-cell>
          <table:table-cell table:formula="of:=[.C285]+[.T$7]" office:value-type="float" office:value="0" calcext:value-type="float">
            <text:p>0</text:p>
          </table:table-cell>
          <table:table-cell table:formula="of:=[.F285]+[.U$7]" office:value-type="float" office:value="0" calcext:value-type="float">
            <text:p>0</text:p>
          </table:table-cell>
          <table:table-cell table:formula="of:=[.G28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6]+[.S$7]" office:value-type="float" office:value="0" calcext:value-type="float">
            <text:p>0</text:p>
          </table:table-cell>
          <table:table-cell table:formula="of:=[.C286]+[.T$7]" office:value-type="float" office:value="0" calcext:value-type="float">
            <text:p>0</text:p>
          </table:table-cell>
          <table:table-cell table:formula="of:=[.F286]+[.U$7]" office:value-type="float" office:value="0" calcext:value-type="float">
            <text:p>0</text:p>
          </table:table-cell>
          <table:table-cell table:formula="of:=[.G28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7]+[.S$7]" office:value-type="float" office:value="0" calcext:value-type="float">
            <text:p>0</text:p>
          </table:table-cell>
          <table:table-cell table:formula="of:=[.C287]+[.T$7]" office:value-type="float" office:value="0" calcext:value-type="float">
            <text:p>0</text:p>
          </table:table-cell>
          <table:table-cell table:formula="of:=[.F287]+[.U$7]" office:value-type="float" office:value="0" calcext:value-type="float">
            <text:p>0</text:p>
          </table:table-cell>
          <table:table-cell table:formula="of:=[.G28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8]+[.S$7]" office:value-type="float" office:value="0" calcext:value-type="float">
            <text:p>0</text:p>
          </table:table-cell>
          <table:table-cell table:formula="of:=[.C288]+[.T$7]" office:value-type="float" office:value="0" calcext:value-type="float">
            <text:p>0</text:p>
          </table:table-cell>
          <table:table-cell table:formula="of:=[.F288]+[.U$7]" office:value-type="float" office:value="0" calcext:value-type="float">
            <text:p>0</text:p>
          </table:table-cell>
          <table:table-cell table:formula="of:=[.G28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89]+[.S$7]" office:value-type="float" office:value="0" calcext:value-type="float">
            <text:p>0</text:p>
          </table:table-cell>
          <table:table-cell table:formula="of:=[.C289]+[.T$7]" office:value-type="float" office:value="0" calcext:value-type="float">
            <text:p>0</text:p>
          </table:table-cell>
          <table:table-cell table:formula="of:=[.F289]+[.U$7]" office:value-type="float" office:value="0" calcext:value-type="float">
            <text:p>0</text:p>
          </table:table-cell>
          <table:table-cell table:formula="of:=[.G28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0]+[.S$7]" office:value-type="float" office:value="0" calcext:value-type="float">
            <text:p>0</text:p>
          </table:table-cell>
          <table:table-cell table:formula="of:=[.C290]+[.T$7]" office:value-type="float" office:value="0" calcext:value-type="float">
            <text:p>0</text:p>
          </table:table-cell>
          <table:table-cell table:formula="of:=[.F290]+[.U$7]" office:value-type="float" office:value="0" calcext:value-type="float">
            <text:p>0</text:p>
          </table:table-cell>
          <table:table-cell table:formula="of:=[.G2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1]+[.S$7]" office:value-type="float" office:value="0" calcext:value-type="float">
            <text:p>0</text:p>
          </table:table-cell>
          <table:table-cell table:formula="of:=[.C291]+[.T$7]" office:value-type="float" office:value="0" calcext:value-type="float">
            <text:p>0</text:p>
          </table:table-cell>
          <table:table-cell table:formula="of:=[.F291]+[.U$7]" office:value-type="float" office:value="0" calcext:value-type="float">
            <text:p>0</text:p>
          </table:table-cell>
          <table:table-cell table:formula="of:=[.G2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2]+[.S$7]" office:value-type="float" office:value="0" calcext:value-type="float">
            <text:p>0</text:p>
          </table:table-cell>
          <table:table-cell table:formula="of:=[.C292]+[.T$7]" office:value-type="float" office:value="0" calcext:value-type="float">
            <text:p>0</text:p>
          </table:table-cell>
          <table:table-cell table:formula="of:=[.F292]+[.U$7]" office:value-type="float" office:value="0" calcext:value-type="float">
            <text:p>0</text:p>
          </table:table-cell>
          <table:table-cell table:formula="of:=[.G2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3]+[.S$7]" office:value-type="float" office:value="0" calcext:value-type="float">
            <text:p>0</text:p>
          </table:table-cell>
          <table:table-cell table:formula="of:=[.C293]+[.T$7]" office:value-type="float" office:value="0" calcext:value-type="float">
            <text:p>0</text:p>
          </table:table-cell>
          <table:table-cell table:formula="of:=[.F293]+[.U$7]" office:value-type="float" office:value="0" calcext:value-type="float">
            <text:p>0</text:p>
          </table:table-cell>
          <table:table-cell table:formula="of:=[.G29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4]+[.S$7]" office:value-type="float" office:value="0" calcext:value-type="float">
            <text:p>0</text:p>
          </table:table-cell>
          <table:table-cell table:formula="of:=[.C294]+[.T$7]" office:value-type="float" office:value="0" calcext:value-type="float">
            <text:p>0</text:p>
          </table:table-cell>
          <table:table-cell table:formula="of:=[.F294]+[.U$7]" office:value-type="float" office:value="0" calcext:value-type="float">
            <text:p>0</text:p>
          </table:table-cell>
          <table:table-cell table:formula="of:=[.G29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5]+[.S$7]" office:value-type="float" office:value="0" calcext:value-type="float">
            <text:p>0</text:p>
          </table:table-cell>
          <table:table-cell table:formula="of:=[.C295]+[.T$7]" office:value-type="float" office:value="0" calcext:value-type="float">
            <text:p>0</text:p>
          </table:table-cell>
          <table:table-cell table:formula="of:=[.F295]+[.U$7]" office:value-type="float" office:value="0" calcext:value-type="float">
            <text:p>0</text:p>
          </table:table-cell>
          <table:table-cell table:formula="of:=[.G2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6]+[.S$7]" office:value-type="float" office:value="0" calcext:value-type="float">
            <text:p>0</text:p>
          </table:table-cell>
          <table:table-cell table:formula="of:=[.C296]+[.T$7]" office:value-type="float" office:value="0" calcext:value-type="float">
            <text:p>0</text:p>
          </table:table-cell>
          <table:table-cell table:formula="of:=[.F296]+[.U$7]" office:value-type="float" office:value="0" calcext:value-type="float">
            <text:p>0</text:p>
          </table:table-cell>
          <table:table-cell table:formula="of:=[.G2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7]+[.S$7]" office:value-type="float" office:value="0" calcext:value-type="float">
            <text:p>0</text:p>
          </table:table-cell>
          <table:table-cell table:formula="of:=[.C297]+[.T$7]" office:value-type="float" office:value="0" calcext:value-type="float">
            <text:p>0</text:p>
          </table:table-cell>
          <table:table-cell table:formula="of:=[.F297]+[.U$7]" office:value-type="float" office:value="0" calcext:value-type="float">
            <text:p>0</text:p>
          </table:table-cell>
          <table:table-cell table:formula="of:=[.G29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8]+[.S$7]" office:value-type="float" office:value="0" calcext:value-type="float">
            <text:p>0</text:p>
          </table:table-cell>
          <table:table-cell table:formula="of:=[.C298]+[.T$7]" office:value-type="float" office:value="0" calcext:value-type="float">
            <text:p>0</text:p>
          </table:table-cell>
          <table:table-cell table:formula="of:=[.F298]+[.U$7]" office:value-type="float" office:value="0" calcext:value-type="float">
            <text:p>0</text:p>
          </table:table-cell>
          <table:table-cell table:formula="of:=[.G29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299]+[.S$7]" office:value-type="float" office:value="0" calcext:value-type="float">
            <text:p>0</text:p>
          </table:table-cell>
          <table:table-cell table:formula="of:=[.C299]+[.T$7]" office:value-type="float" office:value="0" calcext:value-type="float">
            <text:p>0</text:p>
          </table:table-cell>
          <table:table-cell table:formula="of:=[.F299]+[.U$7]" office:value-type="float" office:value="0" calcext:value-type="float">
            <text:p>0</text:p>
          </table:table-cell>
          <table:table-cell table:formula="of:=[.G29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0]+[.S$7]" office:value-type="float" office:value="0" calcext:value-type="float">
            <text:p>0</text:p>
          </table:table-cell>
          <table:table-cell table:formula="of:=[.C300]+[.T$7]" office:value-type="float" office:value="0" calcext:value-type="float">
            <text:p>0</text:p>
          </table:table-cell>
          <table:table-cell table:formula="of:=[.F300]+[.U$7]" office:value-type="float" office:value="0" calcext:value-type="float">
            <text:p>0</text:p>
          </table:table-cell>
          <table:table-cell table:formula="of:=[.G3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1]+[.S$7]" office:value-type="float" office:value="0" calcext:value-type="float">
            <text:p>0</text:p>
          </table:table-cell>
          <table:table-cell table:formula="of:=[.C301]+[.T$7]" office:value-type="float" office:value="0" calcext:value-type="float">
            <text:p>0</text:p>
          </table:table-cell>
          <table:table-cell table:formula="of:=[.F301]+[.U$7]" office:value-type="float" office:value="0" calcext:value-type="float">
            <text:p>0</text:p>
          </table:table-cell>
          <table:table-cell table:formula="of:=[.G30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2]+[.S$7]" office:value-type="float" office:value="0" calcext:value-type="float">
            <text:p>0</text:p>
          </table:table-cell>
          <table:table-cell table:formula="of:=[.C302]+[.T$7]" office:value-type="float" office:value="0" calcext:value-type="float">
            <text:p>0</text:p>
          </table:table-cell>
          <table:table-cell table:formula="of:=[.F302]+[.U$7]" office:value-type="float" office:value="0" calcext:value-type="float">
            <text:p>0</text:p>
          </table:table-cell>
          <table:table-cell table:formula="of:=[.G30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3]+[.S$7]" office:value-type="float" office:value="0" calcext:value-type="float">
            <text:p>0</text:p>
          </table:table-cell>
          <table:table-cell table:formula="of:=[.C303]+[.T$7]" office:value-type="float" office:value="0" calcext:value-type="float">
            <text:p>0</text:p>
          </table:table-cell>
          <table:table-cell table:formula="of:=[.F303]+[.U$7]" office:value-type="float" office:value="0" calcext:value-type="float">
            <text:p>0</text:p>
          </table:table-cell>
          <table:table-cell table:formula="of:=[.G30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4]+[.S$7]" office:value-type="float" office:value="0" calcext:value-type="float">
            <text:p>0</text:p>
          </table:table-cell>
          <table:table-cell table:formula="of:=[.C304]+[.T$7]" office:value-type="float" office:value="0" calcext:value-type="float">
            <text:p>0</text:p>
          </table:table-cell>
          <table:table-cell table:formula="of:=[.F304]+[.U$7]" office:value-type="float" office:value="0" calcext:value-type="float">
            <text:p>0</text:p>
          </table:table-cell>
          <table:table-cell table:formula="of:=[.G3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5]+[.S$7]" office:value-type="float" office:value="0" calcext:value-type="float">
            <text:p>0</text:p>
          </table:table-cell>
          <table:table-cell table:formula="of:=[.C305]+[.T$7]" office:value-type="float" office:value="0" calcext:value-type="float">
            <text:p>0</text:p>
          </table:table-cell>
          <table:table-cell table:formula="of:=[.F305]+[.U$7]" office:value-type="float" office:value="0" calcext:value-type="float">
            <text:p>0</text:p>
          </table:table-cell>
          <table:table-cell table:formula="of:=[.G30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6]+[.S$7]" office:value-type="float" office:value="0" calcext:value-type="float">
            <text:p>0</text:p>
          </table:table-cell>
          <table:table-cell table:formula="of:=[.C306]+[.T$7]" office:value-type="float" office:value="0" calcext:value-type="float">
            <text:p>0</text:p>
          </table:table-cell>
          <table:table-cell table:formula="of:=[.F306]+[.U$7]" office:value-type="float" office:value="0" calcext:value-type="float">
            <text:p>0</text:p>
          </table:table-cell>
          <table:table-cell table:formula="of:=[.G30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7]+[.S$7]" office:value-type="float" office:value="0" calcext:value-type="float">
            <text:p>0</text:p>
          </table:table-cell>
          <table:table-cell table:formula="of:=[.C307]+[.T$7]" office:value-type="float" office:value="0" calcext:value-type="float">
            <text:p>0</text:p>
          </table:table-cell>
          <table:table-cell table:formula="of:=[.F307]+[.U$7]" office:value-type="float" office:value="0" calcext:value-type="float">
            <text:p>0</text:p>
          </table:table-cell>
          <table:table-cell table:formula="of:=[.G30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8]+[.S$7]" office:value-type="float" office:value="0" calcext:value-type="float">
            <text:p>0</text:p>
          </table:table-cell>
          <table:table-cell table:formula="of:=[.C308]+[.T$7]" office:value-type="float" office:value="0" calcext:value-type="float">
            <text:p>0</text:p>
          </table:table-cell>
          <table:table-cell table:formula="of:=[.F308]+[.U$7]" office:value-type="float" office:value="0" calcext:value-type="float">
            <text:p>0</text:p>
          </table:table-cell>
          <table:table-cell table:formula="of:=[.G30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09]+[.S$7]" office:value-type="float" office:value="0" calcext:value-type="float">
            <text:p>0</text:p>
          </table:table-cell>
          <table:table-cell table:formula="of:=[.C309]+[.T$7]" office:value-type="float" office:value="0" calcext:value-type="float">
            <text:p>0</text:p>
          </table:table-cell>
          <table:table-cell table:formula="of:=[.F309]+[.U$7]" office:value-type="float" office:value="0" calcext:value-type="float">
            <text:p>0</text:p>
          </table:table-cell>
          <table:table-cell table:formula="of:=[.G30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0]+[.S$7]" office:value-type="float" office:value="0" calcext:value-type="float">
            <text:p>0</text:p>
          </table:table-cell>
          <table:table-cell table:formula="of:=[.C310]+[.T$7]" office:value-type="float" office:value="0" calcext:value-type="float">
            <text:p>0</text:p>
          </table:table-cell>
          <table:table-cell table:formula="of:=[.F310]+[.U$7]" office:value-type="float" office:value="0" calcext:value-type="float">
            <text:p>0</text:p>
          </table:table-cell>
          <table:table-cell table:formula="of:=[.G31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1]+[.S$7]" office:value-type="float" office:value="0" calcext:value-type="float">
            <text:p>0</text:p>
          </table:table-cell>
          <table:table-cell table:formula="of:=[.C311]+[.T$7]" office:value-type="float" office:value="0" calcext:value-type="float">
            <text:p>0</text:p>
          </table:table-cell>
          <table:table-cell table:formula="of:=[.F311]+[.U$7]" office:value-type="float" office:value="0" calcext:value-type="float">
            <text:p>0</text:p>
          </table:table-cell>
          <table:table-cell table:formula="of:=[.G31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2]+[.S$7]" office:value-type="float" office:value="0" calcext:value-type="float">
            <text:p>0</text:p>
          </table:table-cell>
          <table:table-cell table:formula="of:=[.C312]+[.T$7]" office:value-type="float" office:value="0" calcext:value-type="float">
            <text:p>0</text:p>
          </table:table-cell>
          <table:table-cell table:formula="of:=[.F312]+[.U$7]" office:value-type="float" office:value="0" calcext:value-type="float">
            <text:p>0</text:p>
          </table:table-cell>
          <table:table-cell table:formula="of:=[.G31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3]+[.S$7]" office:value-type="float" office:value="0" calcext:value-type="float">
            <text:p>0</text:p>
          </table:table-cell>
          <table:table-cell table:formula="of:=[.C313]+[.T$7]" office:value-type="float" office:value="0" calcext:value-type="float">
            <text:p>0</text:p>
          </table:table-cell>
          <table:table-cell table:formula="of:=[.F313]+[.U$7]" office:value-type="float" office:value="0" calcext:value-type="float">
            <text:p>0</text:p>
          </table:table-cell>
          <table:table-cell table:formula="of:=[.G31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4]+[.S$7]" office:value-type="float" office:value="0" calcext:value-type="float">
            <text:p>0</text:p>
          </table:table-cell>
          <table:table-cell table:formula="of:=[.C314]+[.T$7]" office:value-type="float" office:value="0" calcext:value-type="float">
            <text:p>0</text:p>
          </table:table-cell>
          <table:table-cell table:formula="of:=[.F314]+[.U$7]" office:value-type="float" office:value="0" calcext:value-type="float">
            <text:p>0</text:p>
          </table:table-cell>
          <table:table-cell table:formula="of:=[.G31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5]+[.S$7]" office:value-type="float" office:value="0" calcext:value-type="float">
            <text:p>0</text:p>
          </table:table-cell>
          <table:table-cell table:formula="of:=[.C315]+[.T$7]" office:value-type="float" office:value="0" calcext:value-type="float">
            <text:p>0</text:p>
          </table:table-cell>
          <table:table-cell table:formula="of:=[.F315]+[.U$7]" office:value-type="float" office:value="0" calcext:value-type="float">
            <text:p>0</text:p>
          </table:table-cell>
          <table:table-cell table:formula="of:=[.G31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6]+[.S$7]" office:value-type="float" office:value="0" calcext:value-type="float">
            <text:p>0</text:p>
          </table:table-cell>
          <table:table-cell table:formula="of:=[.C316]+[.T$7]" office:value-type="float" office:value="0" calcext:value-type="float">
            <text:p>0</text:p>
          </table:table-cell>
          <table:table-cell table:formula="of:=[.F316]+[.U$7]" office:value-type="float" office:value="0" calcext:value-type="float">
            <text:p>0</text:p>
          </table:table-cell>
          <table:table-cell table:formula="of:=[.G31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7]+[.S$7]" office:value-type="float" office:value="0" calcext:value-type="float">
            <text:p>0</text:p>
          </table:table-cell>
          <table:table-cell table:formula="of:=[.C317]+[.T$7]" office:value-type="float" office:value="0" calcext:value-type="float">
            <text:p>0</text:p>
          </table:table-cell>
          <table:table-cell table:formula="of:=[.F317]+[.U$7]" office:value-type="float" office:value="0" calcext:value-type="float">
            <text:p>0</text:p>
          </table:table-cell>
          <table:table-cell table:formula="of:=[.G31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8]+[.S$7]" office:value-type="float" office:value="0" calcext:value-type="float">
            <text:p>0</text:p>
          </table:table-cell>
          <table:table-cell table:formula="of:=[.C318]+[.T$7]" office:value-type="float" office:value="0" calcext:value-type="float">
            <text:p>0</text:p>
          </table:table-cell>
          <table:table-cell table:formula="of:=[.F318]+[.U$7]" office:value-type="float" office:value="0" calcext:value-type="float">
            <text:p>0</text:p>
          </table:table-cell>
          <table:table-cell table:formula="of:=[.G31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19]+[.S$7]" office:value-type="float" office:value="0" calcext:value-type="float">
            <text:p>0</text:p>
          </table:table-cell>
          <table:table-cell table:formula="of:=[.C319]+[.T$7]" office:value-type="float" office:value="0" calcext:value-type="float">
            <text:p>0</text:p>
          </table:table-cell>
          <table:table-cell table:formula="of:=[.F319]+[.U$7]" office:value-type="float" office:value="0" calcext:value-type="float">
            <text:p>0</text:p>
          </table:table-cell>
          <table:table-cell table:formula="of:=[.G31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0]+[.S$7]" office:value-type="float" office:value="0" calcext:value-type="float">
            <text:p>0</text:p>
          </table:table-cell>
          <table:table-cell table:formula="of:=[.C320]+[.T$7]" office:value-type="float" office:value="0" calcext:value-type="float">
            <text:p>0</text:p>
          </table:table-cell>
          <table:table-cell table:formula="of:=[.F320]+[.U$7]" office:value-type="float" office:value="0" calcext:value-type="float">
            <text:p>0</text:p>
          </table:table-cell>
          <table:table-cell table:formula="of:=[.G32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1]+[.S$7]" office:value-type="float" office:value="0" calcext:value-type="float">
            <text:p>0</text:p>
          </table:table-cell>
          <table:table-cell table:formula="of:=[.C321]+[.T$7]" office:value-type="float" office:value="0" calcext:value-type="float">
            <text:p>0</text:p>
          </table:table-cell>
          <table:table-cell table:formula="of:=[.F321]+[.U$7]" office:value-type="float" office:value="0" calcext:value-type="float">
            <text:p>0</text:p>
          </table:table-cell>
          <table:table-cell table:formula="of:=[.G32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2]+[.S$7]" office:value-type="float" office:value="0" calcext:value-type="float">
            <text:p>0</text:p>
          </table:table-cell>
          <table:table-cell table:formula="of:=[.C322]+[.T$7]" office:value-type="float" office:value="0" calcext:value-type="float">
            <text:p>0</text:p>
          </table:table-cell>
          <table:table-cell table:formula="of:=[.F322]+[.U$7]" office:value-type="float" office:value="0" calcext:value-type="float">
            <text:p>0</text:p>
          </table:table-cell>
          <table:table-cell table:formula="of:=[.G32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3]+[.S$7]" office:value-type="float" office:value="0" calcext:value-type="float">
            <text:p>0</text:p>
          </table:table-cell>
          <table:table-cell table:formula="of:=[.C323]+[.T$7]" office:value-type="float" office:value="0" calcext:value-type="float">
            <text:p>0</text:p>
          </table:table-cell>
          <table:table-cell table:formula="of:=[.F323]+[.U$7]" office:value-type="float" office:value="0" calcext:value-type="float">
            <text:p>0</text:p>
          </table:table-cell>
          <table:table-cell table:formula="of:=[.G32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4]+[.S$7]" office:value-type="float" office:value="0" calcext:value-type="float">
            <text:p>0</text:p>
          </table:table-cell>
          <table:table-cell table:formula="of:=[.C324]+[.T$7]" office:value-type="float" office:value="0" calcext:value-type="float">
            <text:p>0</text:p>
          </table:table-cell>
          <table:table-cell table:formula="of:=[.F324]+[.U$7]" office:value-type="float" office:value="0" calcext:value-type="float">
            <text:p>0</text:p>
          </table:table-cell>
          <table:table-cell table:formula="of:=[.G32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5]+[.S$7]" office:value-type="float" office:value="0" calcext:value-type="float">
            <text:p>0</text:p>
          </table:table-cell>
          <table:table-cell table:formula="of:=[.C325]+[.T$7]" office:value-type="float" office:value="0" calcext:value-type="float">
            <text:p>0</text:p>
          </table:table-cell>
          <table:table-cell table:formula="of:=[.F325]+[.U$7]" office:value-type="float" office:value="0" calcext:value-type="float">
            <text:p>0</text:p>
          </table:table-cell>
          <table:table-cell table:formula="of:=[.G32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6]+[.S$7]" office:value-type="float" office:value="0" calcext:value-type="float">
            <text:p>0</text:p>
          </table:table-cell>
          <table:table-cell table:formula="of:=[.C326]+[.T$7]" office:value-type="float" office:value="0" calcext:value-type="float">
            <text:p>0</text:p>
          </table:table-cell>
          <table:table-cell table:formula="of:=[.F326]+[.U$7]" office:value-type="float" office:value="0" calcext:value-type="float">
            <text:p>0</text:p>
          </table:table-cell>
          <table:table-cell table:formula="of:=[.G32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7]+[.S$7]" office:value-type="float" office:value="0" calcext:value-type="float">
            <text:p>0</text:p>
          </table:table-cell>
          <table:table-cell table:formula="of:=[.C327]+[.T$7]" office:value-type="float" office:value="0" calcext:value-type="float">
            <text:p>0</text:p>
          </table:table-cell>
          <table:table-cell table:formula="of:=[.F327]+[.U$7]" office:value-type="float" office:value="0" calcext:value-type="float">
            <text:p>0</text:p>
          </table:table-cell>
          <table:table-cell table:formula="of:=[.G32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8]+[.S$7]" office:value-type="float" office:value="0" calcext:value-type="float">
            <text:p>0</text:p>
          </table:table-cell>
          <table:table-cell table:formula="of:=[.C328]+[.T$7]" office:value-type="float" office:value="0" calcext:value-type="float">
            <text:p>0</text:p>
          </table:table-cell>
          <table:table-cell table:formula="of:=[.F328]+[.U$7]" office:value-type="float" office:value="0" calcext:value-type="float">
            <text:p>0</text:p>
          </table:table-cell>
          <table:table-cell table:formula="of:=[.G32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29]+[.S$7]" office:value-type="float" office:value="0" calcext:value-type="float">
            <text:p>0</text:p>
          </table:table-cell>
          <table:table-cell table:formula="of:=[.C329]+[.T$7]" office:value-type="float" office:value="0" calcext:value-type="float">
            <text:p>0</text:p>
          </table:table-cell>
          <table:table-cell table:formula="of:=[.F329]+[.U$7]" office:value-type="float" office:value="0" calcext:value-type="float">
            <text:p>0</text:p>
          </table:table-cell>
          <table:table-cell table:formula="of:=[.G32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0]+[.S$7]" office:value-type="float" office:value="0" calcext:value-type="float">
            <text:p>0</text:p>
          </table:table-cell>
          <table:table-cell table:formula="of:=[.C330]+[.T$7]" office:value-type="float" office:value="0" calcext:value-type="float">
            <text:p>0</text:p>
          </table:table-cell>
          <table:table-cell table:formula="of:=[.F330]+[.U$7]" office:value-type="float" office:value="0" calcext:value-type="float">
            <text:p>0</text:p>
          </table:table-cell>
          <table:table-cell table:formula="of:=[.G33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1]+[.S$7]" office:value-type="float" office:value="0" calcext:value-type="float">
            <text:p>0</text:p>
          </table:table-cell>
          <table:table-cell table:formula="of:=[.C331]+[.T$7]" office:value-type="float" office:value="0" calcext:value-type="float">
            <text:p>0</text:p>
          </table:table-cell>
          <table:table-cell table:formula="of:=[.F331]+[.U$7]" office:value-type="float" office:value="0" calcext:value-type="float">
            <text:p>0</text:p>
          </table:table-cell>
          <table:table-cell table:formula="of:=[.G33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2]+[.S$7]" office:value-type="float" office:value="0" calcext:value-type="float">
            <text:p>0</text:p>
          </table:table-cell>
          <table:table-cell table:formula="of:=[.C332]+[.T$7]" office:value-type="float" office:value="0" calcext:value-type="float">
            <text:p>0</text:p>
          </table:table-cell>
          <table:table-cell table:formula="of:=[.F332]+[.U$7]" office:value-type="float" office:value="0" calcext:value-type="float">
            <text:p>0</text:p>
          </table:table-cell>
          <table:table-cell table:formula="of:=[.G33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3]+[.S$7]" office:value-type="float" office:value="0" calcext:value-type="float">
            <text:p>0</text:p>
          </table:table-cell>
          <table:table-cell table:formula="of:=[.C333]+[.T$7]" office:value-type="float" office:value="0" calcext:value-type="float">
            <text:p>0</text:p>
          </table:table-cell>
          <table:table-cell table:formula="of:=[.F333]+[.U$7]" office:value-type="float" office:value="0" calcext:value-type="float">
            <text:p>0</text:p>
          </table:table-cell>
          <table:table-cell table:formula="of:=[.G33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4]+[.S$7]" office:value-type="float" office:value="0" calcext:value-type="float">
            <text:p>0</text:p>
          </table:table-cell>
          <table:table-cell table:formula="of:=[.C334]+[.T$7]" office:value-type="float" office:value="0" calcext:value-type="float">
            <text:p>0</text:p>
          </table:table-cell>
          <table:table-cell table:formula="of:=[.F334]+[.U$7]" office:value-type="float" office:value="0" calcext:value-type="float">
            <text:p>0</text:p>
          </table:table-cell>
          <table:table-cell table:formula="of:=[.G33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5]+[.S$7]" office:value-type="float" office:value="0" calcext:value-type="float">
            <text:p>0</text:p>
          </table:table-cell>
          <table:table-cell table:formula="of:=[.C335]+[.T$7]" office:value-type="float" office:value="0" calcext:value-type="float">
            <text:p>0</text:p>
          </table:table-cell>
          <table:table-cell table:formula="of:=[.F335]+[.U$7]" office:value-type="float" office:value="0" calcext:value-type="float">
            <text:p>0</text:p>
          </table:table-cell>
          <table:table-cell table:formula="of:=[.G33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6]+[.S$7]" office:value-type="float" office:value="0" calcext:value-type="float">
            <text:p>0</text:p>
          </table:table-cell>
          <table:table-cell table:formula="of:=[.C336]+[.T$7]" office:value-type="float" office:value="0" calcext:value-type="float">
            <text:p>0</text:p>
          </table:table-cell>
          <table:table-cell table:formula="of:=[.F336]+[.U$7]" office:value-type="float" office:value="0" calcext:value-type="float">
            <text:p>0</text:p>
          </table:table-cell>
          <table:table-cell table:formula="of:=[.G33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7]+[.S$7]" office:value-type="float" office:value="0" calcext:value-type="float">
            <text:p>0</text:p>
          </table:table-cell>
          <table:table-cell table:formula="of:=[.C337]+[.T$7]" office:value-type="float" office:value="0" calcext:value-type="float">
            <text:p>0</text:p>
          </table:table-cell>
          <table:table-cell table:formula="of:=[.F337]+[.U$7]" office:value-type="float" office:value="0" calcext:value-type="float">
            <text:p>0</text:p>
          </table:table-cell>
          <table:table-cell table:formula="of:=[.G33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8]+[.S$7]" office:value-type="float" office:value="0" calcext:value-type="float">
            <text:p>0</text:p>
          </table:table-cell>
          <table:table-cell table:formula="of:=[.C338]+[.T$7]" office:value-type="float" office:value="0" calcext:value-type="float">
            <text:p>0</text:p>
          </table:table-cell>
          <table:table-cell table:formula="of:=[.F338]+[.U$7]" office:value-type="float" office:value="0" calcext:value-type="float">
            <text:p>0</text:p>
          </table:table-cell>
          <table:table-cell table:formula="of:=[.G33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39]+[.S$7]" office:value-type="float" office:value="0" calcext:value-type="float">
            <text:p>0</text:p>
          </table:table-cell>
          <table:table-cell table:formula="of:=[.C339]+[.T$7]" office:value-type="float" office:value="0" calcext:value-type="float">
            <text:p>0</text:p>
          </table:table-cell>
          <table:table-cell table:formula="of:=[.F339]+[.U$7]" office:value-type="float" office:value="0" calcext:value-type="float">
            <text:p>0</text:p>
          </table:table-cell>
          <table:table-cell table:formula="of:=[.G33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0]+[.S$7]" office:value-type="float" office:value="0" calcext:value-type="float">
            <text:p>0</text:p>
          </table:table-cell>
          <table:table-cell table:formula="of:=[.C340]+[.T$7]" office:value-type="float" office:value="0" calcext:value-type="float">
            <text:p>0</text:p>
          </table:table-cell>
          <table:table-cell table:formula="of:=[.F340]+[.U$7]" office:value-type="float" office:value="0" calcext:value-type="float">
            <text:p>0</text:p>
          </table:table-cell>
          <table:table-cell table:formula="of:=[.G34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1]+[.S$7]" office:value-type="float" office:value="0" calcext:value-type="float">
            <text:p>0</text:p>
          </table:table-cell>
          <table:table-cell table:formula="of:=[.C341]+[.T$7]" office:value-type="float" office:value="0" calcext:value-type="float">
            <text:p>0</text:p>
          </table:table-cell>
          <table:table-cell table:formula="of:=[.F341]+[.U$7]" office:value-type="float" office:value="0" calcext:value-type="float">
            <text:p>0</text:p>
          </table:table-cell>
          <table:table-cell table:formula="of:=[.G34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2]+[.S$7]" office:value-type="float" office:value="0" calcext:value-type="float">
            <text:p>0</text:p>
          </table:table-cell>
          <table:table-cell table:formula="of:=[.C342]+[.T$7]" office:value-type="float" office:value="0" calcext:value-type="float">
            <text:p>0</text:p>
          </table:table-cell>
          <table:table-cell table:formula="of:=[.F342]+[.U$7]" office:value-type="float" office:value="0" calcext:value-type="float">
            <text:p>0</text:p>
          </table:table-cell>
          <table:table-cell table:formula="of:=[.G34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3]+[.S$7]" office:value-type="float" office:value="0" calcext:value-type="float">
            <text:p>0</text:p>
          </table:table-cell>
          <table:table-cell table:formula="of:=[.C343]+[.T$7]" office:value-type="float" office:value="0" calcext:value-type="float">
            <text:p>0</text:p>
          </table:table-cell>
          <table:table-cell table:formula="of:=[.F343]+[.U$7]" office:value-type="float" office:value="0" calcext:value-type="float">
            <text:p>0</text:p>
          </table:table-cell>
          <table:table-cell table:formula="of:=[.G34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4]+[.S$7]" office:value-type="float" office:value="0" calcext:value-type="float">
            <text:p>0</text:p>
          </table:table-cell>
          <table:table-cell table:formula="of:=[.C344]+[.T$7]" office:value-type="float" office:value="0" calcext:value-type="float">
            <text:p>0</text:p>
          </table:table-cell>
          <table:table-cell table:formula="of:=[.F344]+[.U$7]" office:value-type="float" office:value="0" calcext:value-type="float">
            <text:p>0</text:p>
          </table:table-cell>
          <table:table-cell table:formula="of:=[.G34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5]+[.S$7]" office:value-type="float" office:value="0" calcext:value-type="float">
            <text:p>0</text:p>
          </table:table-cell>
          <table:table-cell table:formula="of:=[.C345]+[.T$7]" office:value-type="float" office:value="0" calcext:value-type="float">
            <text:p>0</text:p>
          </table:table-cell>
          <table:table-cell table:formula="of:=[.F345]+[.U$7]" office:value-type="float" office:value="0" calcext:value-type="float">
            <text:p>0</text:p>
          </table:table-cell>
          <table:table-cell table:formula="of:=[.G34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6]+[.S$7]" office:value-type="float" office:value="0" calcext:value-type="float">
            <text:p>0</text:p>
          </table:table-cell>
          <table:table-cell table:formula="of:=[.C346]+[.T$7]" office:value-type="float" office:value="0" calcext:value-type="float">
            <text:p>0</text:p>
          </table:table-cell>
          <table:table-cell table:formula="of:=[.F346]+[.U$7]" office:value-type="float" office:value="0" calcext:value-type="float">
            <text:p>0</text:p>
          </table:table-cell>
          <table:table-cell table:formula="of:=[.G34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7]+[.S$7]" office:value-type="float" office:value="0" calcext:value-type="float">
            <text:p>0</text:p>
          </table:table-cell>
          <table:table-cell table:formula="of:=[.C347]+[.T$7]" office:value-type="float" office:value="0" calcext:value-type="float">
            <text:p>0</text:p>
          </table:table-cell>
          <table:table-cell table:formula="of:=[.F347]+[.U$7]" office:value-type="float" office:value="0" calcext:value-type="float">
            <text:p>0</text:p>
          </table:table-cell>
          <table:table-cell table:formula="of:=[.G34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8]+[.S$7]" office:value-type="float" office:value="0" calcext:value-type="float">
            <text:p>0</text:p>
          </table:table-cell>
          <table:table-cell table:formula="of:=[.C348]+[.T$7]" office:value-type="float" office:value="0" calcext:value-type="float">
            <text:p>0</text:p>
          </table:table-cell>
          <table:table-cell table:formula="of:=[.F348]+[.U$7]" office:value-type="float" office:value="0" calcext:value-type="float">
            <text:p>0</text:p>
          </table:table-cell>
          <table:table-cell table:formula="of:=[.G34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49]+[.S$7]" office:value-type="float" office:value="0" calcext:value-type="float">
            <text:p>0</text:p>
          </table:table-cell>
          <table:table-cell table:formula="of:=[.C349]+[.T$7]" office:value-type="float" office:value="0" calcext:value-type="float">
            <text:p>0</text:p>
          </table:table-cell>
          <table:table-cell table:formula="of:=[.F349]+[.U$7]" office:value-type="float" office:value="0" calcext:value-type="float">
            <text:p>0</text:p>
          </table:table-cell>
          <table:table-cell table:formula="of:=[.G34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0]+[.S$7]" office:value-type="float" office:value="0" calcext:value-type="float">
            <text:p>0</text:p>
          </table:table-cell>
          <table:table-cell table:formula="of:=[.C350]+[.T$7]" office:value-type="float" office:value="0" calcext:value-type="float">
            <text:p>0</text:p>
          </table:table-cell>
          <table:table-cell table:formula="of:=[.F350]+[.U$7]" office:value-type="float" office:value="0" calcext:value-type="float">
            <text:p>0</text:p>
          </table:table-cell>
          <table:table-cell table:formula="of:=[.G35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1]+[.S$7]" office:value-type="float" office:value="0" calcext:value-type="float">
            <text:p>0</text:p>
          </table:table-cell>
          <table:table-cell table:formula="of:=[.C351]+[.T$7]" office:value-type="float" office:value="0" calcext:value-type="float">
            <text:p>0</text:p>
          </table:table-cell>
          <table:table-cell table:formula="of:=[.F351]+[.U$7]" office:value-type="float" office:value="0" calcext:value-type="float">
            <text:p>0</text:p>
          </table:table-cell>
          <table:table-cell table:formula="of:=[.G35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2]+[.S$7]" office:value-type="float" office:value="0" calcext:value-type="float">
            <text:p>0</text:p>
          </table:table-cell>
          <table:table-cell table:formula="of:=[.C352]+[.T$7]" office:value-type="float" office:value="0" calcext:value-type="float">
            <text:p>0</text:p>
          </table:table-cell>
          <table:table-cell table:formula="of:=[.F352]+[.U$7]" office:value-type="float" office:value="0" calcext:value-type="float">
            <text:p>0</text:p>
          </table:table-cell>
          <table:table-cell table:formula="of:=[.G35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3]+[.S$7]" office:value-type="float" office:value="0" calcext:value-type="float">
            <text:p>0</text:p>
          </table:table-cell>
          <table:table-cell table:formula="of:=[.C353]+[.T$7]" office:value-type="float" office:value="0" calcext:value-type="float">
            <text:p>0</text:p>
          </table:table-cell>
          <table:table-cell table:formula="of:=[.F353]+[.U$7]" office:value-type="float" office:value="0" calcext:value-type="float">
            <text:p>0</text:p>
          </table:table-cell>
          <table:table-cell table:formula="of:=[.G35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4]+[.S$7]" office:value-type="float" office:value="0" calcext:value-type="float">
            <text:p>0</text:p>
          </table:table-cell>
          <table:table-cell table:formula="of:=[.C354]+[.T$7]" office:value-type="float" office:value="0" calcext:value-type="float">
            <text:p>0</text:p>
          </table:table-cell>
          <table:table-cell table:formula="of:=[.F354]+[.U$7]" office:value-type="float" office:value="0" calcext:value-type="float">
            <text:p>0</text:p>
          </table:table-cell>
          <table:table-cell table:formula="of:=[.G35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5]+[.S$7]" office:value-type="float" office:value="0" calcext:value-type="float">
            <text:p>0</text:p>
          </table:table-cell>
          <table:table-cell table:formula="of:=[.C355]+[.T$7]" office:value-type="float" office:value="0" calcext:value-type="float">
            <text:p>0</text:p>
          </table:table-cell>
          <table:table-cell table:formula="of:=[.F355]+[.U$7]" office:value-type="float" office:value="0" calcext:value-type="float">
            <text:p>0</text:p>
          </table:table-cell>
          <table:table-cell table:formula="of:=[.G35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6]+[.S$7]" office:value-type="float" office:value="0" calcext:value-type="float">
            <text:p>0</text:p>
          </table:table-cell>
          <table:table-cell table:formula="of:=[.C356]+[.T$7]" office:value-type="float" office:value="0" calcext:value-type="float">
            <text:p>0</text:p>
          </table:table-cell>
          <table:table-cell table:formula="of:=[.F356]+[.U$7]" office:value-type="float" office:value="0" calcext:value-type="float">
            <text:p>0</text:p>
          </table:table-cell>
          <table:table-cell table:formula="of:=[.G35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7]+[.S$7]" office:value-type="float" office:value="0" calcext:value-type="float">
            <text:p>0</text:p>
          </table:table-cell>
          <table:table-cell table:formula="of:=[.C357]+[.T$7]" office:value-type="float" office:value="0" calcext:value-type="float">
            <text:p>0</text:p>
          </table:table-cell>
          <table:table-cell table:formula="of:=[.F357]+[.U$7]" office:value-type="float" office:value="0" calcext:value-type="float">
            <text:p>0</text:p>
          </table:table-cell>
          <table:table-cell table:formula="of:=[.G35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8]+[.S$7]" office:value-type="float" office:value="0" calcext:value-type="float">
            <text:p>0</text:p>
          </table:table-cell>
          <table:table-cell table:formula="of:=[.C358]+[.T$7]" office:value-type="float" office:value="0" calcext:value-type="float">
            <text:p>0</text:p>
          </table:table-cell>
          <table:table-cell table:formula="of:=[.F358]+[.U$7]" office:value-type="float" office:value="0" calcext:value-type="float">
            <text:p>0</text:p>
          </table:table-cell>
          <table:table-cell table:formula="of:=[.G35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59]+[.S$7]" office:value-type="float" office:value="0" calcext:value-type="float">
            <text:p>0</text:p>
          </table:table-cell>
          <table:table-cell table:formula="of:=[.C359]+[.T$7]" office:value-type="float" office:value="0" calcext:value-type="float">
            <text:p>0</text:p>
          </table:table-cell>
          <table:table-cell table:formula="of:=[.F359]+[.U$7]" office:value-type="float" office:value="0" calcext:value-type="float">
            <text:p>0</text:p>
          </table:table-cell>
          <table:table-cell table:formula="of:=[.G35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0]+[.S$7]" office:value-type="float" office:value="0" calcext:value-type="float">
            <text:p>0</text:p>
          </table:table-cell>
          <table:table-cell table:formula="of:=[.C360]+[.T$7]" office:value-type="float" office:value="0" calcext:value-type="float">
            <text:p>0</text:p>
          </table:table-cell>
          <table:table-cell table:formula="of:=[.F360]+[.U$7]" office:value-type="float" office:value="0" calcext:value-type="float">
            <text:p>0</text:p>
          </table:table-cell>
          <table:table-cell table:formula="of:=[.G36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1]+[.S$7]" office:value-type="float" office:value="0" calcext:value-type="float">
            <text:p>0</text:p>
          </table:table-cell>
          <table:table-cell table:formula="of:=[.C361]+[.T$7]" office:value-type="float" office:value="0" calcext:value-type="float">
            <text:p>0</text:p>
          </table:table-cell>
          <table:table-cell table:formula="of:=[.F361]+[.U$7]" office:value-type="float" office:value="0" calcext:value-type="float">
            <text:p>0</text:p>
          </table:table-cell>
          <table:table-cell table:formula="of:=[.G3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2]+[.S$7]" office:value-type="float" office:value="0" calcext:value-type="float">
            <text:p>0</text:p>
          </table:table-cell>
          <table:table-cell table:formula="of:=[.C362]+[.T$7]" office:value-type="float" office:value="0" calcext:value-type="float">
            <text:p>0</text:p>
          </table:table-cell>
          <table:table-cell table:formula="of:=[.F362]+[.U$7]" office:value-type="float" office:value="0" calcext:value-type="float">
            <text:p>0</text:p>
          </table:table-cell>
          <table:table-cell table:formula="of:=[.G3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3]+[.S$7]" office:value-type="float" office:value="0" calcext:value-type="float">
            <text:p>0</text:p>
          </table:table-cell>
          <table:table-cell table:formula="of:=[.C363]+[.T$7]" office:value-type="float" office:value="0" calcext:value-type="float">
            <text:p>0</text:p>
          </table:table-cell>
          <table:table-cell table:formula="of:=[.F363]+[.U$7]" office:value-type="float" office:value="0" calcext:value-type="float">
            <text:p>0</text:p>
          </table:table-cell>
          <table:table-cell table:formula="of:=[.G3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4]+[.S$7]" office:value-type="float" office:value="0" calcext:value-type="float">
            <text:p>0</text:p>
          </table:table-cell>
          <table:table-cell table:formula="of:=[.C364]+[.T$7]" office:value-type="float" office:value="0" calcext:value-type="float">
            <text:p>0</text:p>
          </table:table-cell>
          <table:table-cell table:formula="of:=[.F364]+[.U$7]" office:value-type="float" office:value="0" calcext:value-type="float">
            <text:p>0</text:p>
          </table:table-cell>
          <table:table-cell table:formula="of:=[.G3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5]+[.S$7]" office:value-type="float" office:value="0" calcext:value-type="float">
            <text:p>0</text:p>
          </table:table-cell>
          <table:table-cell table:formula="of:=[.C365]+[.T$7]" office:value-type="float" office:value="0" calcext:value-type="float">
            <text:p>0</text:p>
          </table:table-cell>
          <table:table-cell table:formula="of:=[.F365]+[.U$7]" office:value-type="float" office:value="0" calcext:value-type="float">
            <text:p>0</text:p>
          </table:table-cell>
          <table:table-cell table:formula="of:=[.G3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6]+[.S$7]" office:value-type="float" office:value="0" calcext:value-type="float">
            <text:p>0</text:p>
          </table:table-cell>
          <table:table-cell table:formula="of:=[.C366]+[.T$7]" office:value-type="float" office:value="0" calcext:value-type="float">
            <text:p>0</text:p>
          </table:table-cell>
          <table:table-cell table:formula="of:=[.F366]+[.U$7]" office:value-type="float" office:value="0" calcext:value-type="float">
            <text:p>0</text:p>
          </table:table-cell>
          <table:table-cell table:formula="of:=[.G36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7]+[.S$7]" office:value-type="float" office:value="0" calcext:value-type="float">
            <text:p>0</text:p>
          </table:table-cell>
          <table:table-cell table:formula="of:=[.C367]+[.T$7]" office:value-type="float" office:value="0" calcext:value-type="float">
            <text:p>0</text:p>
          </table:table-cell>
          <table:table-cell table:formula="of:=[.F367]+[.U$7]" office:value-type="float" office:value="0" calcext:value-type="float">
            <text:p>0</text:p>
          </table:table-cell>
          <table:table-cell table:formula="of:=[.G36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8]+[.S$7]" office:value-type="float" office:value="0" calcext:value-type="float">
            <text:p>0</text:p>
          </table:table-cell>
          <table:table-cell table:formula="of:=[.C368]+[.T$7]" office:value-type="float" office:value="0" calcext:value-type="float">
            <text:p>0</text:p>
          </table:table-cell>
          <table:table-cell table:formula="of:=[.F368]+[.U$7]" office:value-type="float" office:value="0" calcext:value-type="float">
            <text:p>0</text:p>
          </table:table-cell>
          <table:table-cell table:formula="of:=[.G36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69]+[.S$7]" office:value-type="float" office:value="0" calcext:value-type="float">
            <text:p>0</text:p>
          </table:table-cell>
          <table:table-cell table:formula="of:=[.C369]+[.T$7]" office:value-type="float" office:value="0" calcext:value-type="float">
            <text:p>0</text:p>
          </table:table-cell>
          <table:table-cell table:formula="of:=[.F369]+[.U$7]" office:value-type="float" office:value="0" calcext:value-type="float">
            <text:p>0</text:p>
          </table:table-cell>
          <table:table-cell table:formula="of:=[.G36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0]+[.S$7]" office:value-type="float" office:value="0" calcext:value-type="float">
            <text:p>0</text:p>
          </table:table-cell>
          <table:table-cell table:formula="of:=[.C370]+[.T$7]" office:value-type="float" office:value="0" calcext:value-type="float">
            <text:p>0</text:p>
          </table:table-cell>
          <table:table-cell table:formula="of:=[.F370]+[.U$7]" office:value-type="float" office:value="0" calcext:value-type="float">
            <text:p>0</text:p>
          </table:table-cell>
          <table:table-cell table:formula="of:=[.G37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1]+[.S$7]" office:value-type="float" office:value="0" calcext:value-type="float">
            <text:p>0</text:p>
          </table:table-cell>
          <table:table-cell table:formula="of:=[.C371]+[.T$7]" office:value-type="float" office:value="0" calcext:value-type="float">
            <text:p>0</text:p>
          </table:table-cell>
          <table:table-cell table:formula="of:=[.F371]+[.U$7]" office:value-type="float" office:value="0" calcext:value-type="float">
            <text:p>0</text:p>
          </table:table-cell>
          <table:table-cell table:formula="of:=[.G37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2]+[.S$7]" office:value-type="float" office:value="0" calcext:value-type="float">
            <text:p>0</text:p>
          </table:table-cell>
          <table:table-cell table:formula="of:=[.C372]+[.T$7]" office:value-type="float" office:value="0" calcext:value-type="float">
            <text:p>0</text:p>
          </table:table-cell>
          <table:table-cell table:formula="of:=[.F372]+[.U$7]" office:value-type="float" office:value="0" calcext:value-type="float">
            <text:p>0</text:p>
          </table:table-cell>
          <table:table-cell table:formula="of:=[.G37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3]+[.S$7]" office:value-type="float" office:value="0" calcext:value-type="float">
            <text:p>0</text:p>
          </table:table-cell>
          <table:table-cell table:formula="of:=[.C373]+[.T$7]" office:value-type="float" office:value="0" calcext:value-type="float">
            <text:p>0</text:p>
          </table:table-cell>
          <table:table-cell table:formula="of:=[.F373]+[.U$7]" office:value-type="float" office:value="0" calcext:value-type="float">
            <text:p>0</text:p>
          </table:table-cell>
          <table:table-cell table:formula="of:=[.G37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4]+[.S$7]" office:value-type="float" office:value="0" calcext:value-type="float">
            <text:p>0</text:p>
          </table:table-cell>
          <table:table-cell table:formula="of:=[.C374]+[.T$7]" office:value-type="float" office:value="0" calcext:value-type="float">
            <text:p>0</text:p>
          </table:table-cell>
          <table:table-cell table:formula="of:=[.F374]+[.U$7]" office:value-type="float" office:value="0" calcext:value-type="float">
            <text:p>0</text:p>
          </table:table-cell>
          <table:table-cell table:formula="of:=[.G37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5]+[.S$7]" office:value-type="float" office:value="0" calcext:value-type="float">
            <text:p>0</text:p>
          </table:table-cell>
          <table:table-cell table:formula="of:=[.C375]+[.T$7]" office:value-type="float" office:value="0" calcext:value-type="float">
            <text:p>0</text:p>
          </table:table-cell>
          <table:table-cell table:formula="of:=[.F375]+[.U$7]" office:value-type="float" office:value="0" calcext:value-type="float">
            <text:p>0</text:p>
          </table:table-cell>
          <table:table-cell table:formula="of:=[.G37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6]+[.S$7]" office:value-type="float" office:value="0" calcext:value-type="float">
            <text:p>0</text:p>
          </table:table-cell>
          <table:table-cell table:formula="of:=[.C376]+[.T$7]" office:value-type="float" office:value="0" calcext:value-type="float">
            <text:p>0</text:p>
          </table:table-cell>
          <table:table-cell table:formula="of:=[.F376]+[.U$7]" office:value-type="float" office:value="0" calcext:value-type="float">
            <text:p>0</text:p>
          </table:table-cell>
          <table:table-cell table:formula="of:=[.G37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7]+[.S$7]" office:value-type="float" office:value="0" calcext:value-type="float">
            <text:p>0</text:p>
          </table:table-cell>
          <table:table-cell table:formula="of:=[.C377]+[.T$7]" office:value-type="float" office:value="0" calcext:value-type="float">
            <text:p>0</text:p>
          </table:table-cell>
          <table:table-cell table:formula="of:=[.F377]+[.U$7]" office:value-type="float" office:value="0" calcext:value-type="float">
            <text:p>0</text:p>
          </table:table-cell>
          <table:table-cell table:formula="of:=[.G37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8]+[.S$7]" office:value-type="float" office:value="0" calcext:value-type="float">
            <text:p>0</text:p>
          </table:table-cell>
          <table:table-cell table:formula="of:=[.C378]+[.T$7]" office:value-type="float" office:value="0" calcext:value-type="float">
            <text:p>0</text:p>
          </table:table-cell>
          <table:table-cell table:formula="of:=[.F378]+[.U$7]" office:value-type="float" office:value="0" calcext:value-type="float">
            <text:p>0</text:p>
          </table:table-cell>
          <table:table-cell table:formula="of:=[.G37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79]+[.S$7]" office:value-type="float" office:value="0" calcext:value-type="float">
            <text:p>0</text:p>
          </table:table-cell>
          <table:table-cell table:formula="of:=[.C379]+[.T$7]" office:value-type="float" office:value="0" calcext:value-type="float">
            <text:p>0</text:p>
          </table:table-cell>
          <table:table-cell table:formula="of:=[.F379]+[.U$7]" office:value-type="float" office:value="0" calcext:value-type="float">
            <text:p>0</text:p>
          </table:table-cell>
          <table:table-cell table:formula="of:=[.G37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0]+[.S$7]" office:value-type="float" office:value="0" calcext:value-type="float">
            <text:p>0</text:p>
          </table:table-cell>
          <table:table-cell table:formula="of:=[.C380]+[.T$7]" office:value-type="float" office:value="0" calcext:value-type="float">
            <text:p>0</text:p>
          </table:table-cell>
          <table:table-cell table:formula="of:=[.F380]+[.U$7]" office:value-type="float" office:value="0" calcext:value-type="float">
            <text:p>0</text:p>
          </table:table-cell>
          <table:table-cell table:formula="of:=[.G38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1]+[.S$7]" office:value-type="float" office:value="0" calcext:value-type="float">
            <text:p>0</text:p>
          </table:table-cell>
          <table:table-cell table:formula="of:=[.C381]+[.T$7]" office:value-type="float" office:value="0" calcext:value-type="float">
            <text:p>0</text:p>
          </table:table-cell>
          <table:table-cell table:formula="of:=[.F381]+[.U$7]" office:value-type="float" office:value="0" calcext:value-type="float">
            <text:p>0</text:p>
          </table:table-cell>
          <table:table-cell table:formula="of:=[.G38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2]+[.S$7]" office:value-type="float" office:value="0" calcext:value-type="float">
            <text:p>0</text:p>
          </table:table-cell>
          <table:table-cell table:formula="of:=[.C382]+[.T$7]" office:value-type="float" office:value="0" calcext:value-type="float">
            <text:p>0</text:p>
          </table:table-cell>
          <table:table-cell table:formula="of:=[.F382]+[.U$7]" office:value-type="float" office:value="0" calcext:value-type="float">
            <text:p>0</text:p>
          </table:table-cell>
          <table:table-cell table:formula="of:=[.G38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3]+[.S$7]" office:value-type="float" office:value="0" calcext:value-type="float">
            <text:p>0</text:p>
          </table:table-cell>
          <table:table-cell table:formula="of:=[.C383]+[.T$7]" office:value-type="float" office:value="0" calcext:value-type="float">
            <text:p>0</text:p>
          </table:table-cell>
          <table:table-cell table:formula="of:=[.F383]+[.U$7]" office:value-type="float" office:value="0" calcext:value-type="float">
            <text:p>0</text:p>
          </table:table-cell>
          <table:table-cell table:formula="of:=[.G38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4]+[.S$7]" office:value-type="float" office:value="0" calcext:value-type="float">
            <text:p>0</text:p>
          </table:table-cell>
          <table:table-cell table:formula="of:=[.C384]+[.T$7]" office:value-type="float" office:value="0" calcext:value-type="float">
            <text:p>0</text:p>
          </table:table-cell>
          <table:table-cell table:formula="of:=[.F384]+[.U$7]" office:value-type="float" office:value="0" calcext:value-type="float">
            <text:p>0</text:p>
          </table:table-cell>
          <table:table-cell table:formula="of:=[.G38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5]+[.S$7]" office:value-type="float" office:value="0" calcext:value-type="float">
            <text:p>0</text:p>
          </table:table-cell>
          <table:table-cell table:formula="of:=[.C385]+[.T$7]" office:value-type="float" office:value="0" calcext:value-type="float">
            <text:p>0</text:p>
          </table:table-cell>
          <table:table-cell table:formula="of:=[.F385]+[.U$7]" office:value-type="float" office:value="0" calcext:value-type="float">
            <text:p>0</text:p>
          </table:table-cell>
          <table:table-cell table:formula="of:=[.G38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6]+[.S$7]" office:value-type="float" office:value="0" calcext:value-type="float">
            <text:p>0</text:p>
          </table:table-cell>
          <table:table-cell table:formula="of:=[.C386]+[.T$7]" office:value-type="float" office:value="0" calcext:value-type="float">
            <text:p>0</text:p>
          </table:table-cell>
          <table:table-cell table:formula="of:=[.F386]+[.U$7]" office:value-type="float" office:value="0" calcext:value-type="float">
            <text:p>0</text:p>
          </table:table-cell>
          <table:table-cell table:formula="of:=[.G38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7]+[.S$7]" office:value-type="float" office:value="0" calcext:value-type="float">
            <text:p>0</text:p>
          </table:table-cell>
          <table:table-cell table:formula="of:=[.C387]+[.T$7]" office:value-type="float" office:value="0" calcext:value-type="float">
            <text:p>0</text:p>
          </table:table-cell>
          <table:table-cell table:formula="of:=[.F387]+[.U$7]" office:value-type="float" office:value="0" calcext:value-type="float">
            <text:p>0</text:p>
          </table:table-cell>
          <table:table-cell table:formula="of:=[.G38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8]+[.S$7]" office:value-type="float" office:value="0" calcext:value-type="float">
            <text:p>0</text:p>
          </table:table-cell>
          <table:table-cell table:formula="of:=[.C388]+[.T$7]" office:value-type="float" office:value="0" calcext:value-type="float">
            <text:p>0</text:p>
          </table:table-cell>
          <table:table-cell table:formula="of:=[.F388]+[.U$7]" office:value-type="float" office:value="0" calcext:value-type="float">
            <text:p>0</text:p>
          </table:table-cell>
          <table:table-cell table:formula="of:=[.G38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89]+[.S$7]" office:value-type="float" office:value="0" calcext:value-type="float">
            <text:p>0</text:p>
          </table:table-cell>
          <table:table-cell table:formula="of:=[.C389]+[.T$7]" office:value-type="float" office:value="0" calcext:value-type="float">
            <text:p>0</text:p>
          </table:table-cell>
          <table:table-cell table:formula="of:=[.F389]+[.U$7]" office:value-type="float" office:value="0" calcext:value-type="float">
            <text:p>0</text:p>
          </table:table-cell>
          <table:table-cell table:formula="of:=[.G38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0]+[.S$7]" office:value-type="float" office:value="0" calcext:value-type="float">
            <text:p>0</text:p>
          </table:table-cell>
          <table:table-cell table:formula="of:=[.C390]+[.T$7]" office:value-type="float" office:value="0" calcext:value-type="float">
            <text:p>0</text:p>
          </table:table-cell>
          <table:table-cell table:formula="of:=[.F390]+[.U$7]" office:value-type="float" office:value="0" calcext:value-type="float">
            <text:p>0</text:p>
          </table:table-cell>
          <table:table-cell table:formula="of:=[.G3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1]+[.S$7]" office:value-type="float" office:value="0" calcext:value-type="float">
            <text:p>0</text:p>
          </table:table-cell>
          <table:table-cell table:formula="of:=[.C391]+[.T$7]" office:value-type="float" office:value="0" calcext:value-type="float">
            <text:p>0</text:p>
          </table:table-cell>
          <table:table-cell table:formula="of:=[.F391]+[.U$7]" office:value-type="float" office:value="0" calcext:value-type="float">
            <text:p>0</text:p>
          </table:table-cell>
          <table:table-cell table:formula="of:=[.G3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2]+[.S$7]" office:value-type="float" office:value="0" calcext:value-type="float">
            <text:p>0</text:p>
          </table:table-cell>
          <table:table-cell table:formula="of:=[.C392]+[.T$7]" office:value-type="float" office:value="0" calcext:value-type="float">
            <text:p>0</text:p>
          </table:table-cell>
          <table:table-cell table:formula="of:=[.F392]+[.U$7]" office:value-type="float" office:value="0" calcext:value-type="float">
            <text:p>0</text:p>
          </table:table-cell>
          <table:table-cell table:formula="of:=[.G3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3]+[.S$7]" office:value-type="float" office:value="0" calcext:value-type="float">
            <text:p>0</text:p>
          </table:table-cell>
          <table:table-cell table:formula="of:=[.C393]+[.T$7]" office:value-type="float" office:value="0" calcext:value-type="float">
            <text:p>0</text:p>
          </table:table-cell>
          <table:table-cell table:formula="of:=[.F393]+[.U$7]" office:value-type="float" office:value="0" calcext:value-type="float">
            <text:p>0</text:p>
          </table:table-cell>
          <table:table-cell table:formula="of:=[.G39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4]+[.S$7]" office:value-type="float" office:value="0" calcext:value-type="float">
            <text:p>0</text:p>
          </table:table-cell>
          <table:table-cell table:formula="of:=[.C394]+[.T$7]" office:value-type="float" office:value="0" calcext:value-type="float">
            <text:p>0</text:p>
          </table:table-cell>
          <table:table-cell table:formula="of:=[.F394]+[.U$7]" office:value-type="float" office:value="0" calcext:value-type="float">
            <text:p>0</text:p>
          </table:table-cell>
          <table:table-cell table:formula="of:=[.G39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5]+[.S$7]" office:value-type="float" office:value="0" calcext:value-type="float">
            <text:p>0</text:p>
          </table:table-cell>
          <table:table-cell table:formula="of:=[.C395]+[.T$7]" office:value-type="float" office:value="0" calcext:value-type="float">
            <text:p>0</text:p>
          </table:table-cell>
          <table:table-cell table:formula="of:=[.F395]+[.U$7]" office:value-type="float" office:value="0" calcext:value-type="float">
            <text:p>0</text:p>
          </table:table-cell>
          <table:table-cell table:formula="of:=[.G3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6]+[.S$7]" office:value-type="float" office:value="0" calcext:value-type="float">
            <text:p>0</text:p>
          </table:table-cell>
          <table:table-cell table:formula="of:=[.C396]+[.T$7]" office:value-type="float" office:value="0" calcext:value-type="float">
            <text:p>0</text:p>
          </table:table-cell>
          <table:table-cell table:formula="of:=[.F396]+[.U$7]" office:value-type="float" office:value="0" calcext:value-type="float">
            <text:p>0</text:p>
          </table:table-cell>
          <table:table-cell table:formula="of:=[.G3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7]+[.S$7]" office:value-type="float" office:value="0" calcext:value-type="float">
            <text:p>0</text:p>
          </table:table-cell>
          <table:table-cell table:formula="of:=[.C397]+[.T$7]" office:value-type="float" office:value="0" calcext:value-type="float">
            <text:p>0</text:p>
          </table:table-cell>
          <table:table-cell table:formula="of:=[.F397]+[.U$7]" office:value-type="float" office:value="0" calcext:value-type="float">
            <text:p>0</text:p>
          </table:table-cell>
          <table:table-cell table:formula="of:=[.G39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8]+[.S$7]" office:value-type="float" office:value="0" calcext:value-type="float">
            <text:p>0</text:p>
          </table:table-cell>
          <table:table-cell table:formula="of:=[.C398]+[.T$7]" office:value-type="float" office:value="0" calcext:value-type="float">
            <text:p>0</text:p>
          </table:table-cell>
          <table:table-cell table:formula="of:=[.F398]+[.U$7]" office:value-type="float" office:value="0" calcext:value-type="float">
            <text:p>0</text:p>
          </table:table-cell>
          <table:table-cell table:formula="of:=[.G39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399]+[.S$7]" office:value-type="float" office:value="0" calcext:value-type="float">
            <text:p>0</text:p>
          </table:table-cell>
          <table:table-cell table:formula="of:=[.C399]+[.T$7]" office:value-type="float" office:value="0" calcext:value-type="float">
            <text:p>0</text:p>
          </table:table-cell>
          <table:table-cell table:formula="of:=[.F399]+[.U$7]" office:value-type="float" office:value="0" calcext:value-type="float">
            <text:p>0</text:p>
          </table:table-cell>
          <table:table-cell table:formula="of:=[.G39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0]+[.S$7]" office:value-type="float" office:value="0" calcext:value-type="float">
            <text:p>0</text:p>
          </table:table-cell>
          <table:table-cell table:formula="of:=[.C400]+[.T$7]" office:value-type="float" office:value="0" calcext:value-type="float">
            <text:p>0</text:p>
          </table:table-cell>
          <table:table-cell table:formula="of:=[.F400]+[.U$7]" office:value-type="float" office:value="0" calcext:value-type="float">
            <text:p>0</text:p>
          </table:table-cell>
          <table:table-cell table:formula="of:=[.G4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1]+[.S$7]" office:value-type="float" office:value="0" calcext:value-type="float">
            <text:p>0</text:p>
          </table:table-cell>
          <table:table-cell table:formula="of:=[.C401]+[.T$7]" office:value-type="float" office:value="0" calcext:value-type="float">
            <text:p>0</text:p>
          </table:table-cell>
          <table:table-cell table:formula="of:=[.F401]+[.U$7]" office:value-type="float" office:value="0" calcext:value-type="float">
            <text:p>0</text:p>
          </table:table-cell>
          <table:table-cell table:formula="of:=[.G40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2]+[.S$7]" office:value-type="float" office:value="0" calcext:value-type="float">
            <text:p>0</text:p>
          </table:table-cell>
          <table:table-cell table:formula="of:=[.C402]+[.T$7]" office:value-type="float" office:value="0" calcext:value-type="float">
            <text:p>0</text:p>
          </table:table-cell>
          <table:table-cell table:formula="of:=[.F402]+[.U$7]" office:value-type="float" office:value="0" calcext:value-type="float">
            <text:p>0</text:p>
          </table:table-cell>
          <table:table-cell table:formula="of:=[.G40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3]+[.S$7]" office:value-type="float" office:value="0" calcext:value-type="float">
            <text:p>0</text:p>
          </table:table-cell>
          <table:table-cell table:formula="of:=[.C403]+[.T$7]" office:value-type="float" office:value="0" calcext:value-type="float">
            <text:p>0</text:p>
          </table:table-cell>
          <table:table-cell table:formula="of:=[.F403]+[.U$7]" office:value-type="float" office:value="0" calcext:value-type="float">
            <text:p>0</text:p>
          </table:table-cell>
          <table:table-cell table:formula="of:=[.G40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4]+[.S$7]" office:value-type="float" office:value="0" calcext:value-type="float">
            <text:p>0</text:p>
          </table:table-cell>
          <table:table-cell table:formula="of:=[.C404]+[.T$7]" office:value-type="float" office:value="0" calcext:value-type="float">
            <text:p>0</text:p>
          </table:table-cell>
          <table:table-cell table:formula="of:=[.F404]+[.U$7]" office:value-type="float" office:value="0" calcext:value-type="float">
            <text:p>0</text:p>
          </table:table-cell>
          <table:table-cell table:formula="of:=[.G4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5]+[.S$7]" office:value-type="float" office:value="0" calcext:value-type="float">
            <text:p>0</text:p>
          </table:table-cell>
          <table:table-cell table:formula="of:=[.C405]+[.T$7]" office:value-type="float" office:value="0" calcext:value-type="float">
            <text:p>0</text:p>
          </table:table-cell>
          <table:table-cell table:formula="of:=[.F405]+[.U$7]" office:value-type="float" office:value="0" calcext:value-type="float">
            <text:p>0</text:p>
          </table:table-cell>
          <table:table-cell table:formula="of:=[.G40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6]+[.S$7]" office:value-type="float" office:value="0" calcext:value-type="float">
            <text:p>0</text:p>
          </table:table-cell>
          <table:table-cell table:formula="of:=[.C406]+[.T$7]" office:value-type="float" office:value="0" calcext:value-type="float">
            <text:p>0</text:p>
          </table:table-cell>
          <table:table-cell table:formula="of:=[.F406]+[.U$7]" office:value-type="float" office:value="0" calcext:value-type="float">
            <text:p>0</text:p>
          </table:table-cell>
          <table:table-cell table:formula="of:=[.G40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7]+[.S$7]" office:value-type="float" office:value="0" calcext:value-type="float">
            <text:p>0</text:p>
          </table:table-cell>
          <table:table-cell table:formula="of:=[.C407]+[.T$7]" office:value-type="float" office:value="0" calcext:value-type="float">
            <text:p>0</text:p>
          </table:table-cell>
          <table:table-cell table:formula="of:=[.F407]+[.U$7]" office:value-type="float" office:value="0" calcext:value-type="float">
            <text:p>0</text:p>
          </table:table-cell>
          <table:table-cell table:formula="of:=[.G40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8]+[.S$7]" office:value-type="float" office:value="0" calcext:value-type="float">
            <text:p>0</text:p>
          </table:table-cell>
          <table:table-cell table:formula="of:=[.C408]+[.T$7]" office:value-type="float" office:value="0" calcext:value-type="float">
            <text:p>0</text:p>
          </table:table-cell>
          <table:table-cell table:formula="of:=[.F408]+[.U$7]" office:value-type="float" office:value="0" calcext:value-type="float">
            <text:p>0</text:p>
          </table:table-cell>
          <table:table-cell table:formula="of:=[.G40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09]+[.S$7]" office:value-type="float" office:value="0" calcext:value-type="float">
            <text:p>0</text:p>
          </table:table-cell>
          <table:table-cell table:formula="of:=[.C409]+[.T$7]" office:value-type="float" office:value="0" calcext:value-type="float">
            <text:p>0</text:p>
          </table:table-cell>
          <table:table-cell table:formula="of:=[.F409]+[.U$7]" office:value-type="float" office:value="0" calcext:value-type="float">
            <text:p>0</text:p>
          </table:table-cell>
          <table:table-cell table:formula="of:=[.G40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0]+[.S$7]" office:value-type="float" office:value="0" calcext:value-type="float">
            <text:p>0</text:p>
          </table:table-cell>
          <table:table-cell table:formula="of:=[.C410]+[.T$7]" office:value-type="float" office:value="0" calcext:value-type="float">
            <text:p>0</text:p>
          </table:table-cell>
          <table:table-cell table:formula="of:=[.F410]+[.U$7]" office:value-type="float" office:value="0" calcext:value-type="float">
            <text:p>0</text:p>
          </table:table-cell>
          <table:table-cell table:formula="of:=[.G41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1]+[.S$7]" office:value-type="float" office:value="0" calcext:value-type="float">
            <text:p>0</text:p>
          </table:table-cell>
          <table:table-cell table:formula="of:=[.C411]+[.T$7]" office:value-type="float" office:value="0" calcext:value-type="float">
            <text:p>0</text:p>
          </table:table-cell>
          <table:table-cell table:formula="of:=[.F411]+[.U$7]" office:value-type="float" office:value="0" calcext:value-type="float">
            <text:p>0</text:p>
          </table:table-cell>
          <table:table-cell table:formula="of:=[.G41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2]+[.S$7]" office:value-type="float" office:value="0" calcext:value-type="float">
            <text:p>0</text:p>
          </table:table-cell>
          <table:table-cell table:formula="of:=[.C412]+[.T$7]" office:value-type="float" office:value="0" calcext:value-type="float">
            <text:p>0</text:p>
          </table:table-cell>
          <table:table-cell table:formula="of:=[.F412]+[.U$7]" office:value-type="float" office:value="0" calcext:value-type="float">
            <text:p>0</text:p>
          </table:table-cell>
          <table:table-cell table:formula="of:=[.G41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3]+[.S$7]" office:value-type="float" office:value="0" calcext:value-type="float">
            <text:p>0</text:p>
          </table:table-cell>
          <table:table-cell table:formula="of:=[.C413]+[.T$7]" office:value-type="float" office:value="0" calcext:value-type="float">
            <text:p>0</text:p>
          </table:table-cell>
          <table:table-cell table:formula="of:=[.F413]+[.U$7]" office:value-type="float" office:value="0" calcext:value-type="float">
            <text:p>0</text:p>
          </table:table-cell>
          <table:table-cell table:formula="of:=[.G41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4]+[.S$7]" office:value-type="float" office:value="0" calcext:value-type="float">
            <text:p>0</text:p>
          </table:table-cell>
          <table:table-cell table:formula="of:=[.C414]+[.T$7]" office:value-type="float" office:value="0" calcext:value-type="float">
            <text:p>0</text:p>
          </table:table-cell>
          <table:table-cell table:formula="of:=[.F414]+[.U$7]" office:value-type="float" office:value="0" calcext:value-type="float">
            <text:p>0</text:p>
          </table:table-cell>
          <table:table-cell table:formula="of:=[.G41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5]+[.S$7]" office:value-type="float" office:value="0" calcext:value-type="float">
            <text:p>0</text:p>
          </table:table-cell>
          <table:table-cell table:formula="of:=[.C415]+[.T$7]" office:value-type="float" office:value="0" calcext:value-type="float">
            <text:p>0</text:p>
          </table:table-cell>
          <table:table-cell table:formula="of:=[.F415]+[.U$7]" office:value-type="float" office:value="0" calcext:value-type="float">
            <text:p>0</text:p>
          </table:table-cell>
          <table:table-cell table:formula="of:=[.G41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6]+[.S$7]" office:value-type="float" office:value="0" calcext:value-type="float">
            <text:p>0</text:p>
          </table:table-cell>
          <table:table-cell table:formula="of:=[.C416]+[.T$7]" office:value-type="float" office:value="0" calcext:value-type="float">
            <text:p>0</text:p>
          </table:table-cell>
          <table:table-cell table:formula="of:=[.F416]+[.U$7]" office:value-type="float" office:value="0" calcext:value-type="float">
            <text:p>0</text:p>
          </table:table-cell>
          <table:table-cell table:formula="of:=[.G41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7]+[.S$7]" office:value-type="float" office:value="0" calcext:value-type="float">
            <text:p>0</text:p>
          </table:table-cell>
          <table:table-cell table:formula="of:=[.C417]+[.T$7]" office:value-type="float" office:value="0" calcext:value-type="float">
            <text:p>0</text:p>
          </table:table-cell>
          <table:table-cell table:formula="of:=[.F417]+[.U$7]" office:value-type="float" office:value="0" calcext:value-type="float">
            <text:p>0</text:p>
          </table:table-cell>
          <table:table-cell table:formula="of:=[.G41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8]+[.S$7]" office:value-type="float" office:value="0" calcext:value-type="float">
            <text:p>0</text:p>
          </table:table-cell>
          <table:table-cell table:formula="of:=[.C418]+[.T$7]" office:value-type="float" office:value="0" calcext:value-type="float">
            <text:p>0</text:p>
          </table:table-cell>
          <table:table-cell table:formula="of:=[.F418]+[.U$7]" office:value-type="float" office:value="0" calcext:value-type="float">
            <text:p>0</text:p>
          </table:table-cell>
          <table:table-cell table:formula="of:=[.G41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19]+[.S$7]" office:value-type="float" office:value="0" calcext:value-type="float">
            <text:p>0</text:p>
          </table:table-cell>
          <table:table-cell table:formula="of:=[.C419]+[.T$7]" office:value-type="float" office:value="0" calcext:value-type="float">
            <text:p>0</text:p>
          </table:table-cell>
          <table:table-cell table:formula="of:=[.F419]+[.U$7]" office:value-type="float" office:value="0" calcext:value-type="float">
            <text:p>0</text:p>
          </table:table-cell>
          <table:table-cell table:formula="of:=[.G41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0]+[.S$7]" office:value-type="float" office:value="0" calcext:value-type="float">
            <text:p>0</text:p>
          </table:table-cell>
          <table:table-cell table:formula="of:=[.C420]+[.T$7]" office:value-type="float" office:value="0" calcext:value-type="float">
            <text:p>0</text:p>
          </table:table-cell>
          <table:table-cell table:formula="of:=[.F420]+[.U$7]" office:value-type="float" office:value="0" calcext:value-type="float">
            <text:p>0</text:p>
          </table:table-cell>
          <table:table-cell table:formula="of:=[.G42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1]+[.S$7]" office:value-type="float" office:value="0" calcext:value-type="float">
            <text:p>0</text:p>
          </table:table-cell>
          <table:table-cell table:formula="of:=[.C421]+[.T$7]" office:value-type="float" office:value="0" calcext:value-type="float">
            <text:p>0</text:p>
          </table:table-cell>
          <table:table-cell table:formula="of:=[.F421]+[.U$7]" office:value-type="float" office:value="0" calcext:value-type="float">
            <text:p>0</text:p>
          </table:table-cell>
          <table:table-cell table:formula="of:=[.G42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2]+[.S$7]" office:value-type="float" office:value="0" calcext:value-type="float">
            <text:p>0</text:p>
          </table:table-cell>
          <table:table-cell table:formula="of:=[.C422]+[.T$7]" office:value-type="float" office:value="0" calcext:value-type="float">
            <text:p>0</text:p>
          </table:table-cell>
          <table:table-cell table:formula="of:=[.F422]+[.U$7]" office:value-type="float" office:value="0" calcext:value-type="float">
            <text:p>0</text:p>
          </table:table-cell>
          <table:table-cell table:formula="of:=[.G42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3]+[.S$7]" office:value-type="float" office:value="0" calcext:value-type="float">
            <text:p>0</text:p>
          </table:table-cell>
          <table:table-cell table:formula="of:=[.C423]+[.T$7]" office:value-type="float" office:value="0" calcext:value-type="float">
            <text:p>0</text:p>
          </table:table-cell>
          <table:table-cell table:formula="of:=[.F423]+[.U$7]" office:value-type="float" office:value="0" calcext:value-type="float">
            <text:p>0</text:p>
          </table:table-cell>
          <table:table-cell table:formula="of:=[.G42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4]+[.S$7]" office:value-type="float" office:value="0" calcext:value-type="float">
            <text:p>0</text:p>
          </table:table-cell>
          <table:table-cell table:formula="of:=[.C424]+[.T$7]" office:value-type="float" office:value="0" calcext:value-type="float">
            <text:p>0</text:p>
          </table:table-cell>
          <table:table-cell table:formula="of:=[.F424]+[.U$7]" office:value-type="float" office:value="0" calcext:value-type="float">
            <text:p>0</text:p>
          </table:table-cell>
          <table:table-cell table:formula="of:=[.G42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5]+[.S$7]" office:value-type="float" office:value="0" calcext:value-type="float">
            <text:p>0</text:p>
          </table:table-cell>
          <table:table-cell table:formula="of:=[.C425]+[.T$7]" office:value-type="float" office:value="0" calcext:value-type="float">
            <text:p>0</text:p>
          </table:table-cell>
          <table:table-cell table:formula="of:=[.F425]+[.U$7]" office:value-type="float" office:value="0" calcext:value-type="float">
            <text:p>0</text:p>
          </table:table-cell>
          <table:table-cell table:formula="of:=[.G42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6]+[.S$7]" office:value-type="float" office:value="0" calcext:value-type="float">
            <text:p>0</text:p>
          </table:table-cell>
          <table:table-cell table:formula="of:=[.C426]+[.T$7]" office:value-type="float" office:value="0" calcext:value-type="float">
            <text:p>0</text:p>
          </table:table-cell>
          <table:table-cell table:formula="of:=[.F426]+[.U$7]" office:value-type="float" office:value="0" calcext:value-type="float">
            <text:p>0</text:p>
          </table:table-cell>
          <table:table-cell table:formula="of:=[.G42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7]+[.S$7]" office:value-type="float" office:value="0" calcext:value-type="float">
            <text:p>0</text:p>
          </table:table-cell>
          <table:table-cell table:formula="of:=[.C427]+[.T$7]" office:value-type="float" office:value="0" calcext:value-type="float">
            <text:p>0</text:p>
          </table:table-cell>
          <table:table-cell table:formula="of:=[.F427]+[.U$7]" office:value-type="float" office:value="0" calcext:value-type="float">
            <text:p>0</text:p>
          </table:table-cell>
          <table:table-cell table:formula="of:=[.G42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8]+[.S$7]" office:value-type="float" office:value="0" calcext:value-type="float">
            <text:p>0</text:p>
          </table:table-cell>
          <table:table-cell table:formula="of:=[.C428]+[.T$7]" office:value-type="float" office:value="0" calcext:value-type="float">
            <text:p>0</text:p>
          </table:table-cell>
          <table:table-cell table:formula="of:=[.F428]+[.U$7]" office:value-type="float" office:value="0" calcext:value-type="float">
            <text:p>0</text:p>
          </table:table-cell>
          <table:table-cell table:formula="of:=[.G42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29]+[.S$7]" office:value-type="float" office:value="0" calcext:value-type="float">
            <text:p>0</text:p>
          </table:table-cell>
          <table:table-cell table:formula="of:=[.C429]+[.T$7]" office:value-type="float" office:value="0" calcext:value-type="float">
            <text:p>0</text:p>
          </table:table-cell>
          <table:table-cell table:formula="of:=[.F429]+[.U$7]" office:value-type="float" office:value="0" calcext:value-type="float">
            <text:p>0</text:p>
          </table:table-cell>
          <table:table-cell table:formula="of:=[.G42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0]+[.S$7]" office:value-type="float" office:value="0" calcext:value-type="float">
            <text:p>0</text:p>
          </table:table-cell>
          <table:table-cell table:formula="of:=[.C430]+[.T$7]" office:value-type="float" office:value="0" calcext:value-type="float">
            <text:p>0</text:p>
          </table:table-cell>
          <table:table-cell table:formula="of:=[.F430]+[.U$7]" office:value-type="float" office:value="0" calcext:value-type="float">
            <text:p>0</text:p>
          </table:table-cell>
          <table:table-cell table:formula="of:=[.G43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1]+[.S$7]" office:value-type="float" office:value="0" calcext:value-type="float">
            <text:p>0</text:p>
          </table:table-cell>
          <table:table-cell table:formula="of:=[.C431]+[.T$7]" office:value-type="float" office:value="0" calcext:value-type="float">
            <text:p>0</text:p>
          </table:table-cell>
          <table:table-cell table:formula="of:=[.F431]+[.U$7]" office:value-type="float" office:value="0" calcext:value-type="float">
            <text:p>0</text:p>
          </table:table-cell>
          <table:table-cell table:formula="of:=[.G43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2]+[.S$7]" office:value-type="float" office:value="0" calcext:value-type="float">
            <text:p>0</text:p>
          </table:table-cell>
          <table:table-cell table:formula="of:=[.C432]+[.T$7]" office:value-type="float" office:value="0" calcext:value-type="float">
            <text:p>0</text:p>
          </table:table-cell>
          <table:table-cell table:formula="of:=[.F432]+[.U$7]" office:value-type="float" office:value="0" calcext:value-type="float">
            <text:p>0</text:p>
          </table:table-cell>
          <table:table-cell table:formula="of:=[.G43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3]+[.S$7]" office:value-type="float" office:value="0" calcext:value-type="float">
            <text:p>0</text:p>
          </table:table-cell>
          <table:table-cell table:formula="of:=[.C433]+[.T$7]" office:value-type="float" office:value="0" calcext:value-type="float">
            <text:p>0</text:p>
          </table:table-cell>
          <table:table-cell table:formula="of:=[.F433]+[.U$7]" office:value-type="float" office:value="0" calcext:value-type="float">
            <text:p>0</text:p>
          </table:table-cell>
          <table:table-cell table:formula="of:=[.G43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4]+[.S$7]" office:value-type="float" office:value="0" calcext:value-type="float">
            <text:p>0</text:p>
          </table:table-cell>
          <table:table-cell table:formula="of:=[.C434]+[.T$7]" office:value-type="float" office:value="0" calcext:value-type="float">
            <text:p>0</text:p>
          </table:table-cell>
          <table:table-cell table:formula="of:=[.F434]+[.U$7]" office:value-type="float" office:value="0" calcext:value-type="float">
            <text:p>0</text:p>
          </table:table-cell>
          <table:table-cell table:formula="of:=[.G43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5]+[.S$7]" office:value-type="float" office:value="0" calcext:value-type="float">
            <text:p>0</text:p>
          </table:table-cell>
          <table:table-cell table:formula="of:=[.C435]+[.T$7]" office:value-type="float" office:value="0" calcext:value-type="float">
            <text:p>0</text:p>
          </table:table-cell>
          <table:table-cell table:formula="of:=[.F435]+[.U$7]" office:value-type="float" office:value="0" calcext:value-type="float">
            <text:p>0</text:p>
          </table:table-cell>
          <table:table-cell table:formula="of:=[.G43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6]+[.S$7]" office:value-type="float" office:value="0" calcext:value-type="float">
            <text:p>0</text:p>
          </table:table-cell>
          <table:table-cell table:formula="of:=[.C436]+[.T$7]" office:value-type="float" office:value="0" calcext:value-type="float">
            <text:p>0</text:p>
          </table:table-cell>
          <table:table-cell table:formula="of:=[.F436]+[.U$7]" office:value-type="float" office:value="0" calcext:value-type="float">
            <text:p>0</text:p>
          </table:table-cell>
          <table:table-cell table:formula="of:=[.G43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7]+[.S$7]" office:value-type="float" office:value="0" calcext:value-type="float">
            <text:p>0</text:p>
          </table:table-cell>
          <table:table-cell table:formula="of:=[.C437]+[.T$7]" office:value-type="float" office:value="0" calcext:value-type="float">
            <text:p>0</text:p>
          </table:table-cell>
          <table:table-cell table:formula="of:=[.F437]+[.U$7]" office:value-type="float" office:value="0" calcext:value-type="float">
            <text:p>0</text:p>
          </table:table-cell>
          <table:table-cell table:formula="of:=[.G43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8]+[.S$7]" office:value-type="float" office:value="0" calcext:value-type="float">
            <text:p>0</text:p>
          </table:table-cell>
          <table:table-cell table:formula="of:=[.C438]+[.T$7]" office:value-type="float" office:value="0" calcext:value-type="float">
            <text:p>0</text:p>
          </table:table-cell>
          <table:table-cell table:formula="of:=[.F438]+[.U$7]" office:value-type="float" office:value="0" calcext:value-type="float">
            <text:p>0</text:p>
          </table:table-cell>
          <table:table-cell table:formula="of:=[.G43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39]+[.S$7]" office:value-type="float" office:value="0" calcext:value-type="float">
            <text:p>0</text:p>
          </table:table-cell>
          <table:table-cell table:formula="of:=[.C439]+[.T$7]" office:value-type="float" office:value="0" calcext:value-type="float">
            <text:p>0</text:p>
          </table:table-cell>
          <table:table-cell table:formula="of:=[.F439]+[.U$7]" office:value-type="float" office:value="0" calcext:value-type="float">
            <text:p>0</text:p>
          </table:table-cell>
          <table:table-cell table:formula="of:=[.G43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0]+[.S$7]" office:value-type="float" office:value="0" calcext:value-type="float">
            <text:p>0</text:p>
          </table:table-cell>
          <table:table-cell table:formula="of:=[.C440]+[.T$7]" office:value-type="float" office:value="0" calcext:value-type="float">
            <text:p>0</text:p>
          </table:table-cell>
          <table:table-cell table:formula="of:=[.F440]+[.U$7]" office:value-type="float" office:value="0" calcext:value-type="float">
            <text:p>0</text:p>
          </table:table-cell>
          <table:table-cell table:formula="of:=[.G44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1]+[.S$7]" office:value-type="float" office:value="0" calcext:value-type="float">
            <text:p>0</text:p>
          </table:table-cell>
          <table:table-cell table:formula="of:=[.C441]+[.T$7]" office:value-type="float" office:value="0" calcext:value-type="float">
            <text:p>0</text:p>
          </table:table-cell>
          <table:table-cell table:formula="of:=[.F441]+[.U$7]" office:value-type="float" office:value="0" calcext:value-type="float">
            <text:p>0</text:p>
          </table:table-cell>
          <table:table-cell table:formula="of:=[.G44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2]+[.S$7]" office:value-type="float" office:value="0" calcext:value-type="float">
            <text:p>0</text:p>
          </table:table-cell>
          <table:table-cell table:formula="of:=[.C442]+[.T$7]" office:value-type="float" office:value="0" calcext:value-type="float">
            <text:p>0</text:p>
          </table:table-cell>
          <table:table-cell table:formula="of:=[.F442]+[.U$7]" office:value-type="float" office:value="0" calcext:value-type="float">
            <text:p>0</text:p>
          </table:table-cell>
          <table:table-cell table:formula="of:=[.G44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3]+[.S$7]" office:value-type="float" office:value="0" calcext:value-type="float">
            <text:p>0</text:p>
          </table:table-cell>
          <table:table-cell table:formula="of:=[.C443]+[.T$7]" office:value-type="float" office:value="0" calcext:value-type="float">
            <text:p>0</text:p>
          </table:table-cell>
          <table:table-cell table:formula="of:=[.F443]+[.U$7]" office:value-type="float" office:value="0" calcext:value-type="float">
            <text:p>0</text:p>
          </table:table-cell>
          <table:table-cell table:formula="of:=[.G44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4]+[.S$7]" office:value-type="float" office:value="0" calcext:value-type="float">
            <text:p>0</text:p>
          </table:table-cell>
          <table:table-cell table:formula="of:=[.C444]+[.T$7]" office:value-type="float" office:value="0" calcext:value-type="float">
            <text:p>0</text:p>
          </table:table-cell>
          <table:table-cell table:formula="of:=[.F444]+[.U$7]" office:value-type="float" office:value="0" calcext:value-type="float">
            <text:p>0</text:p>
          </table:table-cell>
          <table:table-cell table:formula="of:=[.G44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5]+[.S$7]" office:value-type="float" office:value="0" calcext:value-type="float">
            <text:p>0</text:p>
          </table:table-cell>
          <table:table-cell table:formula="of:=[.C445]+[.T$7]" office:value-type="float" office:value="0" calcext:value-type="float">
            <text:p>0</text:p>
          </table:table-cell>
          <table:table-cell table:formula="of:=[.F445]+[.U$7]" office:value-type="float" office:value="0" calcext:value-type="float">
            <text:p>0</text:p>
          </table:table-cell>
          <table:table-cell table:formula="of:=[.G44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6]+[.S$7]" office:value-type="float" office:value="0" calcext:value-type="float">
            <text:p>0</text:p>
          </table:table-cell>
          <table:table-cell table:formula="of:=[.C446]+[.T$7]" office:value-type="float" office:value="0" calcext:value-type="float">
            <text:p>0</text:p>
          </table:table-cell>
          <table:table-cell table:formula="of:=[.F446]+[.U$7]" office:value-type="float" office:value="0" calcext:value-type="float">
            <text:p>0</text:p>
          </table:table-cell>
          <table:table-cell table:formula="of:=[.G44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7]+[.S$7]" office:value-type="float" office:value="0" calcext:value-type="float">
            <text:p>0</text:p>
          </table:table-cell>
          <table:table-cell table:formula="of:=[.C447]+[.T$7]" office:value-type="float" office:value="0" calcext:value-type="float">
            <text:p>0</text:p>
          </table:table-cell>
          <table:table-cell table:formula="of:=[.F447]+[.U$7]" office:value-type="float" office:value="0" calcext:value-type="float">
            <text:p>0</text:p>
          </table:table-cell>
          <table:table-cell table:formula="of:=[.G44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8]+[.S$7]" office:value-type="float" office:value="0" calcext:value-type="float">
            <text:p>0</text:p>
          </table:table-cell>
          <table:table-cell table:formula="of:=[.C448]+[.T$7]" office:value-type="float" office:value="0" calcext:value-type="float">
            <text:p>0</text:p>
          </table:table-cell>
          <table:table-cell table:formula="of:=[.F448]+[.U$7]" office:value-type="float" office:value="0" calcext:value-type="float">
            <text:p>0</text:p>
          </table:table-cell>
          <table:table-cell table:formula="of:=[.G44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49]+[.S$7]" office:value-type="float" office:value="0" calcext:value-type="float">
            <text:p>0</text:p>
          </table:table-cell>
          <table:table-cell table:formula="of:=[.C449]+[.T$7]" office:value-type="float" office:value="0" calcext:value-type="float">
            <text:p>0</text:p>
          </table:table-cell>
          <table:table-cell table:formula="of:=[.F449]+[.U$7]" office:value-type="float" office:value="0" calcext:value-type="float">
            <text:p>0</text:p>
          </table:table-cell>
          <table:table-cell table:formula="of:=[.G44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0]+[.S$7]" office:value-type="float" office:value="0" calcext:value-type="float">
            <text:p>0</text:p>
          </table:table-cell>
          <table:table-cell table:formula="of:=[.C450]+[.T$7]" office:value-type="float" office:value="0" calcext:value-type="float">
            <text:p>0</text:p>
          </table:table-cell>
          <table:table-cell table:formula="of:=[.F450]+[.U$7]" office:value-type="float" office:value="0" calcext:value-type="float">
            <text:p>0</text:p>
          </table:table-cell>
          <table:table-cell table:formula="of:=[.G45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1]+[.S$7]" office:value-type="float" office:value="0" calcext:value-type="float">
            <text:p>0</text:p>
          </table:table-cell>
          <table:table-cell table:formula="of:=[.C451]+[.T$7]" office:value-type="float" office:value="0" calcext:value-type="float">
            <text:p>0</text:p>
          </table:table-cell>
          <table:table-cell table:formula="of:=[.F451]+[.U$7]" office:value-type="float" office:value="0" calcext:value-type="float">
            <text:p>0</text:p>
          </table:table-cell>
          <table:table-cell table:formula="of:=[.G45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2]+[.S$7]" office:value-type="float" office:value="0" calcext:value-type="float">
            <text:p>0</text:p>
          </table:table-cell>
          <table:table-cell table:formula="of:=[.C452]+[.T$7]" office:value-type="float" office:value="0" calcext:value-type="float">
            <text:p>0</text:p>
          </table:table-cell>
          <table:table-cell table:formula="of:=[.F452]+[.U$7]" office:value-type="float" office:value="0" calcext:value-type="float">
            <text:p>0</text:p>
          </table:table-cell>
          <table:table-cell table:formula="of:=[.G45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3]+[.S$7]" office:value-type="float" office:value="0" calcext:value-type="float">
            <text:p>0</text:p>
          </table:table-cell>
          <table:table-cell table:formula="of:=[.C453]+[.T$7]" office:value-type="float" office:value="0" calcext:value-type="float">
            <text:p>0</text:p>
          </table:table-cell>
          <table:table-cell table:formula="of:=[.F453]+[.U$7]" office:value-type="float" office:value="0" calcext:value-type="float">
            <text:p>0</text:p>
          </table:table-cell>
          <table:table-cell table:formula="of:=[.G45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4]+[.S$7]" office:value-type="float" office:value="0" calcext:value-type="float">
            <text:p>0</text:p>
          </table:table-cell>
          <table:table-cell table:formula="of:=[.C454]+[.T$7]" office:value-type="float" office:value="0" calcext:value-type="float">
            <text:p>0</text:p>
          </table:table-cell>
          <table:table-cell table:formula="of:=[.F454]+[.U$7]" office:value-type="float" office:value="0" calcext:value-type="float">
            <text:p>0</text:p>
          </table:table-cell>
          <table:table-cell table:formula="of:=[.G45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5]+[.S$7]" office:value-type="float" office:value="0" calcext:value-type="float">
            <text:p>0</text:p>
          </table:table-cell>
          <table:table-cell table:formula="of:=[.C455]+[.T$7]" office:value-type="float" office:value="0" calcext:value-type="float">
            <text:p>0</text:p>
          </table:table-cell>
          <table:table-cell table:formula="of:=[.F455]+[.U$7]" office:value-type="float" office:value="0" calcext:value-type="float">
            <text:p>0</text:p>
          </table:table-cell>
          <table:table-cell table:formula="of:=[.G45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6]+[.S$7]" office:value-type="float" office:value="0" calcext:value-type="float">
            <text:p>0</text:p>
          </table:table-cell>
          <table:table-cell table:formula="of:=[.C456]+[.T$7]" office:value-type="float" office:value="0" calcext:value-type="float">
            <text:p>0</text:p>
          </table:table-cell>
          <table:table-cell table:formula="of:=[.F456]+[.U$7]" office:value-type="float" office:value="0" calcext:value-type="float">
            <text:p>0</text:p>
          </table:table-cell>
          <table:table-cell table:formula="of:=[.G45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7]+[.S$7]" office:value-type="float" office:value="0" calcext:value-type="float">
            <text:p>0</text:p>
          </table:table-cell>
          <table:table-cell table:formula="of:=[.C457]+[.T$7]" office:value-type="float" office:value="0" calcext:value-type="float">
            <text:p>0</text:p>
          </table:table-cell>
          <table:table-cell table:formula="of:=[.F457]+[.U$7]" office:value-type="float" office:value="0" calcext:value-type="float">
            <text:p>0</text:p>
          </table:table-cell>
          <table:table-cell table:formula="of:=[.G45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8]+[.S$7]" office:value-type="float" office:value="0" calcext:value-type="float">
            <text:p>0</text:p>
          </table:table-cell>
          <table:table-cell table:formula="of:=[.C458]+[.T$7]" office:value-type="float" office:value="0" calcext:value-type="float">
            <text:p>0</text:p>
          </table:table-cell>
          <table:table-cell table:formula="of:=[.F458]+[.U$7]" office:value-type="float" office:value="0" calcext:value-type="float">
            <text:p>0</text:p>
          </table:table-cell>
          <table:table-cell table:formula="of:=[.G45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59]+[.S$7]" office:value-type="float" office:value="0" calcext:value-type="float">
            <text:p>0</text:p>
          </table:table-cell>
          <table:table-cell table:formula="of:=[.C459]+[.T$7]" office:value-type="float" office:value="0" calcext:value-type="float">
            <text:p>0</text:p>
          </table:table-cell>
          <table:table-cell table:formula="of:=[.F459]+[.U$7]" office:value-type="float" office:value="0" calcext:value-type="float">
            <text:p>0</text:p>
          </table:table-cell>
          <table:table-cell table:formula="of:=[.G45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0]+[.S$7]" office:value-type="float" office:value="0" calcext:value-type="float">
            <text:p>0</text:p>
          </table:table-cell>
          <table:table-cell table:formula="of:=[.C460]+[.T$7]" office:value-type="float" office:value="0" calcext:value-type="float">
            <text:p>0</text:p>
          </table:table-cell>
          <table:table-cell table:formula="of:=[.F460]+[.U$7]" office:value-type="float" office:value="0" calcext:value-type="float">
            <text:p>0</text:p>
          </table:table-cell>
          <table:table-cell table:formula="of:=[.G46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1]+[.S$7]" office:value-type="float" office:value="0" calcext:value-type="float">
            <text:p>0</text:p>
          </table:table-cell>
          <table:table-cell table:formula="of:=[.C461]+[.T$7]" office:value-type="float" office:value="0" calcext:value-type="float">
            <text:p>0</text:p>
          </table:table-cell>
          <table:table-cell table:formula="of:=[.F461]+[.U$7]" office:value-type="float" office:value="0" calcext:value-type="float">
            <text:p>0</text:p>
          </table:table-cell>
          <table:table-cell table:formula="of:=[.G4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2]+[.S$7]" office:value-type="float" office:value="0" calcext:value-type="float">
            <text:p>0</text:p>
          </table:table-cell>
          <table:table-cell table:formula="of:=[.C462]+[.T$7]" office:value-type="float" office:value="0" calcext:value-type="float">
            <text:p>0</text:p>
          </table:table-cell>
          <table:table-cell table:formula="of:=[.F462]+[.U$7]" office:value-type="float" office:value="0" calcext:value-type="float">
            <text:p>0</text:p>
          </table:table-cell>
          <table:table-cell table:formula="of:=[.G4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3]+[.S$7]" office:value-type="float" office:value="0" calcext:value-type="float">
            <text:p>0</text:p>
          </table:table-cell>
          <table:table-cell table:formula="of:=[.C463]+[.T$7]" office:value-type="float" office:value="0" calcext:value-type="float">
            <text:p>0</text:p>
          </table:table-cell>
          <table:table-cell table:formula="of:=[.F463]+[.U$7]" office:value-type="float" office:value="0" calcext:value-type="float">
            <text:p>0</text:p>
          </table:table-cell>
          <table:table-cell table:formula="of:=[.G4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4]+[.S$7]" office:value-type="float" office:value="0" calcext:value-type="float">
            <text:p>0</text:p>
          </table:table-cell>
          <table:table-cell table:formula="of:=[.C464]+[.T$7]" office:value-type="float" office:value="0" calcext:value-type="float">
            <text:p>0</text:p>
          </table:table-cell>
          <table:table-cell table:formula="of:=[.F464]+[.U$7]" office:value-type="float" office:value="0" calcext:value-type="float">
            <text:p>0</text:p>
          </table:table-cell>
          <table:table-cell table:formula="of:=[.G4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5]+[.S$7]" office:value-type="float" office:value="0" calcext:value-type="float">
            <text:p>0</text:p>
          </table:table-cell>
          <table:table-cell table:formula="of:=[.C465]+[.T$7]" office:value-type="float" office:value="0" calcext:value-type="float">
            <text:p>0</text:p>
          </table:table-cell>
          <table:table-cell table:formula="of:=[.F465]+[.U$7]" office:value-type="float" office:value="0" calcext:value-type="float">
            <text:p>0</text:p>
          </table:table-cell>
          <table:table-cell table:formula="of:=[.G4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6]+[.S$7]" office:value-type="float" office:value="0" calcext:value-type="float">
            <text:p>0</text:p>
          </table:table-cell>
          <table:table-cell table:formula="of:=[.C466]+[.T$7]" office:value-type="float" office:value="0" calcext:value-type="float">
            <text:p>0</text:p>
          </table:table-cell>
          <table:table-cell table:formula="of:=[.F466]+[.U$7]" office:value-type="float" office:value="0" calcext:value-type="float">
            <text:p>0</text:p>
          </table:table-cell>
          <table:table-cell table:formula="of:=[.G46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7]+[.S$7]" office:value-type="float" office:value="0" calcext:value-type="float">
            <text:p>0</text:p>
          </table:table-cell>
          <table:table-cell table:formula="of:=[.C467]+[.T$7]" office:value-type="float" office:value="0" calcext:value-type="float">
            <text:p>0</text:p>
          </table:table-cell>
          <table:table-cell table:formula="of:=[.F467]+[.U$7]" office:value-type="float" office:value="0" calcext:value-type="float">
            <text:p>0</text:p>
          </table:table-cell>
          <table:table-cell table:formula="of:=[.G46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8]+[.S$7]" office:value-type="float" office:value="0" calcext:value-type="float">
            <text:p>0</text:p>
          </table:table-cell>
          <table:table-cell table:formula="of:=[.C468]+[.T$7]" office:value-type="float" office:value="0" calcext:value-type="float">
            <text:p>0</text:p>
          </table:table-cell>
          <table:table-cell table:formula="of:=[.F468]+[.U$7]" office:value-type="float" office:value="0" calcext:value-type="float">
            <text:p>0</text:p>
          </table:table-cell>
          <table:table-cell table:formula="of:=[.G46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69]+[.S$7]" office:value-type="float" office:value="0" calcext:value-type="float">
            <text:p>0</text:p>
          </table:table-cell>
          <table:table-cell table:formula="of:=[.C469]+[.T$7]" office:value-type="float" office:value="0" calcext:value-type="float">
            <text:p>0</text:p>
          </table:table-cell>
          <table:table-cell table:formula="of:=[.F469]+[.U$7]" office:value-type="float" office:value="0" calcext:value-type="float">
            <text:p>0</text:p>
          </table:table-cell>
          <table:table-cell table:formula="of:=[.G46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0]+[.S$7]" office:value-type="float" office:value="0" calcext:value-type="float">
            <text:p>0</text:p>
          </table:table-cell>
          <table:table-cell table:formula="of:=[.C470]+[.T$7]" office:value-type="float" office:value="0" calcext:value-type="float">
            <text:p>0</text:p>
          </table:table-cell>
          <table:table-cell table:formula="of:=[.F470]+[.U$7]" office:value-type="float" office:value="0" calcext:value-type="float">
            <text:p>0</text:p>
          </table:table-cell>
          <table:table-cell table:formula="of:=[.G47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1]+[.S$7]" office:value-type="float" office:value="0" calcext:value-type="float">
            <text:p>0</text:p>
          </table:table-cell>
          <table:table-cell table:formula="of:=[.C471]+[.T$7]" office:value-type="float" office:value="0" calcext:value-type="float">
            <text:p>0</text:p>
          </table:table-cell>
          <table:table-cell table:formula="of:=[.F471]+[.U$7]" office:value-type="float" office:value="0" calcext:value-type="float">
            <text:p>0</text:p>
          </table:table-cell>
          <table:table-cell table:formula="of:=[.G47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2]+[.S$7]" office:value-type="float" office:value="0" calcext:value-type="float">
            <text:p>0</text:p>
          </table:table-cell>
          <table:table-cell table:formula="of:=[.C472]+[.T$7]" office:value-type="float" office:value="0" calcext:value-type="float">
            <text:p>0</text:p>
          </table:table-cell>
          <table:table-cell table:formula="of:=[.F472]+[.U$7]" office:value-type="float" office:value="0" calcext:value-type="float">
            <text:p>0</text:p>
          </table:table-cell>
          <table:table-cell table:formula="of:=[.G47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3]+[.S$7]" office:value-type="float" office:value="0" calcext:value-type="float">
            <text:p>0</text:p>
          </table:table-cell>
          <table:table-cell table:formula="of:=[.C473]+[.T$7]" office:value-type="float" office:value="0" calcext:value-type="float">
            <text:p>0</text:p>
          </table:table-cell>
          <table:table-cell table:formula="of:=[.F473]+[.U$7]" office:value-type="float" office:value="0" calcext:value-type="float">
            <text:p>0</text:p>
          </table:table-cell>
          <table:table-cell table:formula="of:=[.G47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4]+[.S$7]" office:value-type="float" office:value="0" calcext:value-type="float">
            <text:p>0</text:p>
          </table:table-cell>
          <table:table-cell table:formula="of:=[.C474]+[.T$7]" office:value-type="float" office:value="0" calcext:value-type="float">
            <text:p>0</text:p>
          </table:table-cell>
          <table:table-cell table:formula="of:=[.F474]+[.U$7]" office:value-type="float" office:value="0" calcext:value-type="float">
            <text:p>0</text:p>
          </table:table-cell>
          <table:table-cell table:formula="of:=[.G47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5]+[.S$7]" office:value-type="float" office:value="0" calcext:value-type="float">
            <text:p>0</text:p>
          </table:table-cell>
          <table:table-cell table:formula="of:=[.C475]+[.T$7]" office:value-type="float" office:value="0" calcext:value-type="float">
            <text:p>0</text:p>
          </table:table-cell>
          <table:table-cell table:formula="of:=[.F475]+[.U$7]" office:value-type="float" office:value="0" calcext:value-type="float">
            <text:p>0</text:p>
          </table:table-cell>
          <table:table-cell table:formula="of:=[.G47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6]+[.S$7]" office:value-type="float" office:value="0" calcext:value-type="float">
            <text:p>0</text:p>
          </table:table-cell>
          <table:table-cell table:formula="of:=[.C476]+[.T$7]" office:value-type="float" office:value="0" calcext:value-type="float">
            <text:p>0</text:p>
          </table:table-cell>
          <table:table-cell table:formula="of:=[.F476]+[.U$7]" office:value-type="float" office:value="0" calcext:value-type="float">
            <text:p>0</text:p>
          </table:table-cell>
          <table:table-cell table:formula="of:=[.G47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7]+[.S$7]" office:value-type="float" office:value="0" calcext:value-type="float">
            <text:p>0</text:p>
          </table:table-cell>
          <table:table-cell table:formula="of:=[.C477]+[.T$7]" office:value-type="float" office:value="0" calcext:value-type="float">
            <text:p>0</text:p>
          </table:table-cell>
          <table:table-cell table:formula="of:=[.F477]+[.U$7]" office:value-type="float" office:value="0" calcext:value-type="float">
            <text:p>0</text:p>
          </table:table-cell>
          <table:table-cell table:formula="of:=[.G47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8]+[.S$7]" office:value-type="float" office:value="0" calcext:value-type="float">
            <text:p>0</text:p>
          </table:table-cell>
          <table:table-cell table:formula="of:=[.C478]+[.T$7]" office:value-type="float" office:value="0" calcext:value-type="float">
            <text:p>0</text:p>
          </table:table-cell>
          <table:table-cell table:formula="of:=[.F478]+[.U$7]" office:value-type="float" office:value="0" calcext:value-type="float">
            <text:p>0</text:p>
          </table:table-cell>
          <table:table-cell table:formula="of:=[.G47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79]+[.S$7]" office:value-type="float" office:value="0" calcext:value-type="float">
            <text:p>0</text:p>
          </table:table-cell>
          <table:table-cell table:formula="of:=[.C479]+[.T$7]" office:value-type="float" office:value="0" calcext:value-type="float">
            <text:p>0</text:p>
          </table:table-cell>
          <table:table-cell table:formula="of:=[.F479]+[.U$7]" office:value-type="float" office:value="0" calcext:value-type="float">
            <text:p>0</text:p>
          </table:table-cell>
          <table:table-cell table:formula="of:=[.G47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0]+[.S$7]" office:value-type="float" office:value="0" calcext:value-type="float">
            <text:p>0</text:p>
          </table:table-cell>
          <table:table-cell table:formula="of:=[.C480]+[.T$7]" office:value-type="float" office:value="0" calcext:value-type="float">
            <text:p>0</text:p>
          </table:table-cell>
          <table:table-cell table:formula="of:=[.F480]+[.U$7]" office:value-type="float" office:value="0" calcext:value-type="float">
            <text:p>0</text:p>
          </table:table-cell>
          <table:table-cell table:formula="of:=[.G48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1]+[.S$7]" office:value-type="float" office:value="0" calcext:value-type="float">
            <text:p>0</text:p>
          </table:table-cell>
          <table:table-cell table:formula="of:=[.C481]+[.T$7]" office:value-type="float" office:value="0" calcext:value-type="float">
            <text:p>0</text:p>
          </table:table-cell>
          <table:table-cell table:formula="of:=[.F481]+[.U$7]" office:value-type="float" office:value="0" calcext:value-type="float">
            <text:p>0</text:p>
          </table:table-cell>
          <table:table-cell table:formula="of:=[.G48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2]+[.S$7]" office:value-type="float" office:value="0" calcext:value-type="float">
            <text:p>0</text:p>
          </table:table-cell>
          <table:table-cell table:formula="of:=[.C482]+[.T$7]" office:value-type="float" office:value="0" calcext:value-type="float">
            <text:p>0</text:p>
          </table:table-cell>
          <table:table-cell table:formula="of:=[.F482]+[.U$7]" office:value-type="float" office:value="0" calcext:value-type="float">
            <text:p>0</text:p>
          </table:table-cell>
          <table:table-cell table:formula="of:=[.G48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3]+[.S$7]" office:value-type="float" office:value="0" calcext:value-type="float">
            <text:p>0</text:p>
          </table:table-cell>
          <table:table-cell table:formula="of:=[.C483]+[.T$7]" office:value-type="float" office:value="0" calcext:value-type="float">
            <text:p>0</text:p>
          </table:table-cell>
          <table:table-cell table:formula="of:=[.F483]+[.U$7]" office:value-type="float" office:value="0" calcext:value-type="float">
            <text:p>0</text:p>
          </table:table-cell>
          <table:table-cell table:formula="of:=[.G48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4]+[.S$7]" office:value-type="float" office:value="0" calcext:value-type="float">
            <text:p>0</text:p>
          </table:table-cell>
          <table:table-cell table:formula="of:=[.C484]+[.T$7]" office:value-type="float" office:value="0" calcext:value-type="float">
            <text:p>0</text:p>
          </table:table-cell>
          <table:table-cell table:formula="of:=[.F484]+[.U$7]" office:value-type="float" office:value="0" calcext:value-type="float">
            <text:p>0</text:p>
          </table:table-cell>
          <table:table-cell table:formula="of:=[.G48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5]+[.S$7]" office:value-type="float" office:value="0" calcext:value-type="float">
            <text:p>0</text:p>
          </table:table-cell>
          <table:table-cell table:formula="of:=[.C485]+[.T$7]" office:value-type="float" office:value="0" calcext:value-type="float">
            <text:p>0</text:p>
          </table:table-cell>
          <table:table-cell table:formula="of:=[.F485]+[.U$7]" office:value-type="float" office:value="0" calcext:value-type="float">
            <text:p>0</text:p>
          </table:table-cell>
          <table:table-cell table:formula="of:=[.G48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6]+[.S$7]" office:value-type="float" office:value="0" calcext:value-type="float">
            <text:p>0</text:p>
          </table:table-cell>
          <table:table-cell table:formula="of:=[.C486]+[.T$7]" office:value-type="float" office:value="0" calcext:value-type="float">
            <text:p>0</text:p>
          </table:table-cell>
          <table:table-cell table:formula="of:=[.F486]+[.U$7]" office:value-type="float" office:value="0" calcext:value-type="float">
            <text:p>0</text:p>
          </table:table-cell>
          <table:table-cell table:formula="of:=[.G48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7]+[.S$7]" office:value-type="float" office:value="0" calcext:value-type="float">
            <text:p>0</text:p>
          </table:table-cell>
          <table:table-cell table:formula="of:=[.C487]+[.T$7]" office:value-type="float" office:value="0" calcext:value-type="float">
            <text:p>0</text:p>
          </table:table-cell>
          <table:table-cell table:formula="of:=[.F487]+[.U$7]" office:value-type="float" office:value="0" calcext:value-type="float">
            <text:p>0</text:p>
          </table:table-cell>
          <table:table-cell table:formula="of:=[.G48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8]+[.S$7]" office:value-type="float" office:value="0" calcext:value-type="float">
            <text:p>0</text:p>
          </table:table-cell>
          <table:table-cell table:formula="of:=[.C488]+[.T$7]" office:value-type="float" office:value="0" calcext:value-type="float">
            <text:p>0</text:p>
          </table:table-cell>
          <table:table-cell table:formula="of:=[.F488]+[.U$7]" office:value-type="float" office:value="0" calcext:value-type="float">
            <text:p>0</text:p>
          </table:table-cell>
          <table:table-cell table:formula="of:=[.G48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89]+[.S$7]" office:value-type="float" office:value="0" calcext:value-type="float">
            <text:p>0</text:p>
          </table:table-cell>
          <table:table-cell table:formula="of:=[.C489]+[.T$7]" office:value-type="float" office:value="0" calcext:value-type="float">
            <text:p>0</text:p>
          </table:table-cell>
          <table:table-cell table:formula="of:=[.F489]+[.U$7]" office:value-type="float" office:value="0" calcext:value-type="float">
            <text:p>0</text:p>
          </table:table-cell>
          <table:table-cell table:formula="of:=[.G48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0]+[.S$7]" office:value-type="float" office:value="0" calcext:value-type="float">
            <text:p>0</text:p>
          </table:table-cell>
          <table:table-cell table:formula="of:=[.C490]+[.T$7]" office:value-type="float" office:value="0" calcext:value-type="float">
            <text:p>0</text:p>
          </table:table-cell>
          <table:table-cell table:formula="of:=[.F490]+[.U$7]" office:value-type="float" office:value="0" calcext:value-type="float">
            <text:p>0</text:p>
          </table:table-cell>
          <table:table-cell table:formula="of:=[.G4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1]+[.S$7]" office:value-type="float" office:value="0" calcext:value-type="float">
            <text:p>0</text:p>
          </table:table-cell>
          <table:table-cell table:formula="of:=[.C491]+[.T$7]" office:value-type="float" office:value="0" calcext:value-type="float">
            <text:p>0</text:p>
          </table:table-cell>
          <table:table-cell table:formula="of:=[.F491]+[.U$7]" office:value-type="float" office:value="0" calcext:value-type="float">
            <text:p>0</text:p>
          </table:table-cell>
          <table:table-cell table:formula="of:=[.G4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2]+[.S$7]" office:value-type="float" office:value="0" calcext:value-type="float">
            <text:p>0</text:p>
          </table:table-cell>
          <table:table-cell table:formula="of:=[.C492]+[.T$7]" office:value-type="float" office:value="0" calcext:value-type="float">
            <text:p>0</text:p>
          </table:table-cell>
          <table:table-cell table:formula="of:=[.F492]+[.U$7]" office:value-type="float" office:value="0" calcext:value-type="float">
            <text:p>0</text:p>
          </table:table-cell>
          <table:table-cell table:formula="of:=[.G4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3]+[.S$7]" office:value-type="float" office:value="0" calcext:value-type="float">
            <text:p>0</text:p>
          </table:table-cell>
          <table:table-cell table:formula="of:=[.C493]+[.T$7]" office:value-type="float" office:value="0" calcext:value-type="float">
            <text:p>0</text:p>
          </table:table-cell>
          <table:table-cell table:formula="of:=[.F493]+[.U$7]" office:value-type="float" office:value="0" calcext:value-type="float">
            <text:p>0</text:p>
          </table:table-cell>
          <table:table-cell table:formula="of:=[.G49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4]+[.S$7]" office:value-type="float" office:value="0" calcext:value-type="float">
            <text:p>0</text:p>
          </table:table-cell>
          <table:table-cell table:formula="of:=[.C494]+[.T$7]" office:value-type="float" office:value="0" calcext:value-type="float">
            <text:p>0</text:p>
          </table:table-cell>
          <table:table-cell table:formula="of:=[.F494]+[.U$7]" office:value-type="float" office:value="0" calcext:value-type="float">
            <text:p>0</text:p>
          </table:table-cell>
          <table:table-cell table:formula="of:=[.G49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5]+[.S$7]" office:value-type="float" office:value="0" calcext:value-type="float">
            <text:p>0</text:p>
          </table:table-cell>
          <table:table-cell table:formula="of:=[.C495]+[.T$7]" office:value-type="float" office:value="0" calcext:value-type="float">
            <text:p>0</text:p>
          </table:table-cell>
          <table:table-cell table:formula="of:=[.F495]+[.U$7]" office:value-type="float" office:value="0" calcext:value-type="float">
            <text:p>0</text:p>
          </table:table-cell>
          <table:table-cell table:formula="of:=[.G4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6]+[.S$7]" office:value-type="float" office:value="0" calcext:value-type="float">
            <text:p>0</text:p>
          </table:table-cell>
          <table:table-cell table:formula="of:=[.C496]+[.T$7]" office:value-type="float" office:value="0" calcext:value-type="float">
            <text:p>0</text:p>
          </table:table-cell>
          <table:table-cell table:formula="of:=[.F496]+[.U$7]" office:value-type="float" office:value="0" calcext:value-type="float">
            <text:p>0</text:p>
          </table:table-cell>
          <table:table-cell table:formula="of:=[.G4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7]+[.S$7]" office:value-type="float" office:value="0" calcext:value-type="float">
            <text:p>0</text:p>
          </table:table-cell>
          <table:table-cell table:formula="of:=[.C497]+[.T$7]" office:value-type="float" office:value="0" calcext:value-type="float">
            <text:p>0</text:p>
          </table:table-cell>
          <table:table-cell table:formula="of:=[.F497]+[.U$7]" office:value-type="float" office:value="0" calcext:value-type="float">
            <text:p>0</text:p>
          </table:table-cell>
          <table:table-cell table:formula="of:=[.G49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8]+[.S$7]" office:value-type="float" office:value="0" calcext:value-type="float">
            <text:p>0</text:p>
          </table:table-cell>
          <table:table-cell table:formula="of:=[.C498]+[.T$7]" office:value-type="float" office:value="0" calcext:value-type="float">
            <text:p>0</text:p>
          </table:table-cell>
          <table:table-cell table:formula="of:=[.F498]+[.U$7]" office:value-type="float" office:value="0" calcext:value-type="float">
            <text:p>0</text:p>
          </table:table-cell>
          <table:table-cell table:formula="of:=[.G49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499]+[.S$7]" office:value-type="float" office:value="0" calcext:value-type="float">
            <text:p>0</text:p>
          </table:table-cell>
          <table:table-cell table:formula="of:=[.C499]+[.T$7]" office:value-type="float" office:value="0" calcext:value-type="float">
            <text:p>0</text:p>
          </table:table-cell>
          <table:table-cell table:formula="of:=[.F499]+[.U$7]" office:value-type="float" office:value="0" calcext:value-type="float">
            <text:p>0</text:p>
          </table:table-cell>
          <table:table-cell table:formula="of:=[.G49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0]+[.S$7]" office:value-type="float" office:value="0" calcext:value-type="float">
            <text:p>0</text:p>
          </table:table-cell>
          <table:table-cell table:formula="of:=[.C500]+[.T$7]" office:value-type="float" office:value="0" calcext:value-type="float">
            <text:p>0</text:p>
          </table:table-cell>
          <table:table-cell table:formula="of:=[.F500]+[.U$7]" office:value-type="float" office:value="0" calcext:value-type="float">
            <text:p>0</text:p>
          </table:table-cell>
          <table:table-cell table:formula="of:=[.G5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1]+[.S$7]" office:value-type="float" office:value="0" calcext:value-type="float">
            <text:p>0</text:p>
          </table:table-cell>
          <table:table-cell table:formula="of:=[.C501]+[.T$7]" office:value-type="float" office:value="0" calcext:value-type="float">
            <text:p>0</text:p>
          </table:table-cell>
          <table:table-cell table:formula="of:=[.F501]+[.U$7]" office:value-type="float" office:value="0" calcext:value-type="float">
            <text:p>0</text:p>
          </table:table-cell>
          <table:table-cell table:formula="of:=[.G50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2]+[.S$7]" office:value-type="float" office:value="0" calcext:value-type="float">
            <text:p>0</text:p>
          </table:table-cell>
          <table:table-cell table:formula="of:=[.C502]+[.T$7]" office:value-type="float" office:value="0" calcext:value-type="float">
            <text:p>0</text:p>
          </table:table-cell>
          <table:table-cell table:formula="of:=[.F502]+[.U$7]" office:value-type="float" office:value="0" calcext:value-type="float">
            <text:p>0</text:p>
          </table:table-cell>
          <table:table-cell table:formula="of:=[.G50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3]+[.S$7]" office:value-type="float" office:value="0" calcext:value-type="float">
            <text:p>0</text:p>
          </table:table-cell>
          <table:table-cell table:formula="of:=[.C503]+[.T$7]" office:value-type="float" office:value="0" calcext:value-type="float">
            <text:p>0</text:p>
          </table:table-cell>
          <table:table-cell table:formula="of:=[.F503]+[.U$7]" office:value-type="float" office:value="0" calcext:value-type="float">
            <text:p>0</text:p>
          </table:table-cell>
          <table:table-cell table:formula="of:=[.G50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4]+[.S$7]" office:value-type="float" office:value="0" calcext:value-type="float">
            <text:p>0</text:p>
          </table:table-cell>
          <table:table-cell table:formula="of:=[.C504]+[.T$7]" office:value-type="float" office:value="0" calcext:value-type="float">
            <text:p>0</text:p>
          </table:table-cell>
          <table:table-cell table:formula="of:=[.F504]+[.U$7]" office:value-type="float" office:value="0" calcext:value-type="float">
            <text:p>0</text:p>
          </table:table-cell>
          <table:table-cell table:formula="of:=[.G5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5]+[.S$7]" office:value-type="float" office:value="0" calcext:value-type="float">
            <text:p>0</text:p>
          </table:table-cell>
          <table:table-cell table:formula="of:=[.C505]+[.T$7]" office:value-type="float" office:value="0" calcext:value-type="float">
            <text:p>0</text:p>
          </table:table-cell>
          <table:table-cell table:formula="of:=[.F505]+[.U$7]" office:value-type="float" office:value="0" calcext:value-type="float">
            <text:p>0</text:p>
          </table:table-cell>
          <table:table-cell table:formula="of:=[.G50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6]+[.S$7]" office:value-type="float" office:value="0" calcext:value-type="float">
            <text:p>0</text:p>
          </table:table-cell>
          <table:table-cell table:formula="of:=[.C506]+[.T$7]" office:value-type="float" office:value="0" calcext:value-type="float">
            <text:p>0</text:p>
          </table:table-cell>
          <table:table-cell table:formula="of:=[.F506]+[.U$7]" office:value-type="float" office:value="0" calcext:value-type="float">
            <text:p>0</text:p>
          </table:table-cell>
          <table:table-cell table:formula="of:=[.G50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7]+[.S$7]" office:value-type="float" office:value="0" calcext:value-type="float">
            <text:p>0</text:p>
          </table:table-cell>
          <table:table-cell table:formula="of:=[.C507]+[.T$7]" office:value-type="float" office:value="0" calcext:value-type="float">
            <text:p>0</text:p>
          </table:table-cell>
          <table:table-cell table:formula="of:=[.F507]+[.U$7]" office:value-type="float" office:value="0" calcext:value-type="float">
            <text:p>0</text:p>
          </table:table-cell>
          <table:table-cell table:formula="of:=[.G50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8]+[.S$7]" office:value-type="float" office:value="0" calcext:value-type="float">
            <text:p>0</text:p>
          </table:table-cell>
          <table:table-cell table:formula="of:=[.C508]+[.T$7]" office:value-type="float" office:value="0" calcext:value-type="float">
            <text:p>0</text:p>
          </table:table-cell>
          <table:table-cell table:formula="of:=[.F508]+[.U$7]" office:value-type="float" office:value="0" calcext:value-type="float">
            <text:p>0</text:p>
          </table:table-cell>
          <table:table-cell table:formula="of:=[.G50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09]+[.S$7]" office:value-type="float" office:value="0" calcext:value-type="float">
            <text:p>0</text:p>
          </table:table-cell>
          <table:table-cell table:formula="of:=[.C509]+[.T$7]" office:value-type="float" office:value="0" calcext:value-type="float">
            <text:p>0</text:p>
          </table:table-cell>
          <table:table-cell table:formula="of:=[.F509]+[.U$7]" office:value-type="float" office:value="0" calcext:value-type="float">
            <text:p>0</text:p>
          </table:table-cell>
          <table:table-cell table:formula="of:=[.G50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0]+[.S$7]" office:value-type="float" office:value="0" calcext:value-type="float">
            <text:p>0</text:p>
          </table:table-cell>
          <table:table-cell table:formula="of:=[.C510]+[.T$7]" office:value-type="float" office:value="0" calcext:value-type="float">
            <text:p>0</text:p>
          </table:table-cell>
          <table:table-cell table:formula="of:=[.F510]+[.U$7]" office:value-type="float" office:value="0" calcext:value-type="float">
            <text:p>0</text:p>
          </table:table-cell>
          <table:table-cell table:formula="of:=[.G51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1]+[.S$7]" office:value-type="float" office:value="0" calcext:value-type="float">
            <text:p>0</text:p>
          </table:table-cell>
          <table:table-cell table:formula="of:=[.C511]+[.T$7]" office:value-type="float" office:value="0" calcext:value-type="float">
            <text:p>0</text:p>
          </table:table-cell>
          <table:table-cell table:formula="of:=[.F511]+[.U$7]" office:value-type="float" office:value="0" calcext:value-type="float">
            <text:p>0</text:p>
          </table:table-cell>
          <table:table-cell table:formula="of:=[.G51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2]+[.S$7]" office:value-type="float" office:value="0" calcext:value-type="float">
            <text:p>0</text:p>
          </table:table-cell>
          <table:table-cell table:formula="of:=[.C512]+[.T$7]" office:value-type="float" office:value="0" calcext:value-type="float">
            <text:p>0</text:p>
          </table:table-cell>
          <table:table-cell table:formula="of:=[.F512]+[.U$7]" office:value-type="float" office:value="0" calcext:value-type="float">
            <text:p>0</text:p>
          </table:table-cell>
          <table:table-cell table:formula="of:=[.G51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3]+[.S$7]" office:value-type="float" office:value="0" calcext:value-type="float">
            <text:p>0</text:p>
          </table:table-cell>
          <table:table-cell table:formula="of:=[.C513]+[.T$7]" office:value-type="float" office:value="0" calcext:value-type="float">
            <text:p>0</text:p>
          </table:table-cell>
          <table:table-cell table:formula="of:=[.F513]+[.U$7]" office:value-type="float" office:value="0" calcext:value-type="float">
            <text:p>0</text:p>
          </table:table-cell>
          <table:table-cell table:formula="of:=[.G51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4]+[.S$7]" office:value-type="float" office:value="0" calcext:value-type="float">
            <text:p>0</text:p>
          </table:table-cell>
          <table:table-cell table:formula="of:=[.C514]+[.T$7]" office:value-type="float" office:value="0" calcext:value-type="float">
            <text:p>0</text:p>
          </table:table-cell>
          <table:table-cell table:formula="of:=[.F514]+[.U$7]" office:value-type="float" office:value="0" calcext:value-type="float">
            <text:p>0</text:p>
          </table:table-cell>
          <table:table-cell table:formula="of:=[.G51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5]+[.S$7]" office:value-type="float" office:value="0" calcext:value-type="float">
            <text:p>0</text:p>
          </table:table-cell>
          <table:table-cell table:formula="of:=[.C515]+[.T$7]" office:value-type="float" office:value="0" calcext:value-type="float">
            <text:p>0</text:p>
          </table:table-cell>
          <table:table-cell table:formula="of:=[.F515]+[.U$7]" office:value-type="float" office:value="0" calcext:value-type="float">
            <text:p>0</text:p>
          </table:table-cell>
          <table:table-cell table:formula="of:=[.G51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6]+[.S$7]" office:value-type="float" office:value="0" calcext:value-type="float">
            <text:p>0</text:p>
          </table:table-cell>
          <table:table-cell table:formula="of:=[.C516]+[.T$7]" office:value-type="float" office:value="0" calcext:value-type="float">
            <text:p>0</text:p>
          </table:table-cell>
          <table:table-cell table:formula="of:=[.F516]+[.U$7]" office:value-type="float" office:value="0" calcext:value-type="float">
            <text:p>0</text:p>
          </table:table-cell>
          <table:table-cell table:formula="of:=[.G51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7]+[.S$7]" office:value-type="float" office:value="0" calcext:value-type="float">
            <text:p>0</text:p>
          </table:table-cell>
          <table:table-cell table:formula="of:=[.C517]+[.T$7]" office:value-type="float" office:value="0" calcext:value-type="float">
            <text:p>0</text:p>
          </table:table-cell>
          <table:table-cell table:formula="of:=[.F517]+[.U$7]" office:value-type="float" office:value="0" calcext:value-type="float">
            <text:p>0</text:p>
          </table:table-cell>
          <table:table-cell table:formula="of:=[.G51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8]+[.S$7]" office:value-type="float" office:value="0" calcext:value-type="float">
            <text:p>0</text:p>
          </table:table-cell>
          <table:table-cell table:formula="of:=[.C518]+[.T$7]" office:value-type="float" office:value="0" calcext:value-type="float">
            <text:p>0</text:p>
          </table:table-cell>
          <table:table-cell table:formula="of:=[.F518]+[.U$7]" office:value-type="float" office:value="0" calcext:value-type="float">
            <text:p>0</text:p>
          </table:table-cell>
          <table:table-cell table:formula="of:=[.G51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19]+[.S$7]" office:value-type="float" office:value="0" calcext:value-type="float">
            <text:p>0</text:p>
          </table:table-cell>
          <table:table-cell table:formula="of:=[.C519]+[.T$7]" office:value-type="float" office:value="0" calcext:value-type="float">
            <text:p>0</text:p>
          </table:table-cell>
          <table:table-cell table:formula="of:=[.F519]+[.U$7]" office:value-type="float" office:value="0" calcext:value-type="float">
            <text:p>0</text:p>
          </table:table-cell>
          <table:table-cell table:formula="of:=[.G51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0]+[.S$7]" office:value-type="float" office:value="0" calcext:value-type="float">
            <text:p>0</text:p>
          </table:table-cell>
          <table:table-cell table:formula="of:=[.C520]+[.T$7]" office:value-type="float" office:value="0" calcext:value-type="float">
            <text:p>0</text:p>
          </table:table-cell>
          <table:table-cell table:formula="of:=[.F520]+[.U$7]" office:value-type="float" office:value="0" calcext:value-type="float">
            <text:p>0</text:p>
          </table:table-cell>
          <table:table-cell table:formula="of:=[.G52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1]+[.S$7]" office:value-type="float" office:value="0" calcext:value-type="float">
            <text:p>0</text:p>
          </table:table-cell>
          <table:table-cell table:formula="of:=[.C521]+[.T$7]" office:value-type="float" office:value="0" calcext:value-type="float">
            <text:p>0</text:p>
          </table:table-cell>
          <table:table-cell table:formula="of:=[.F521]+[.U$7]" office:value-type="float" office:value="0" calcext:value-type="float">
            <text:p>0</text:p>
          </table:table-cell>
          <table:table-cell table:formula="of:=[.G52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2]+[.S$7]" office:value-type="float" office:value="0" calcext:value-type="float">
            <text:p>0</text:p>
          </table:table-cell>
          <table:table-cell table:formula="of:=[.C522]+[.T$7]" office:value-type="float" office:value="0" calcext:value-type="float">
            <text:p>0</text:p>
          </table:table-cell>
          <table:table-cell table:formula="of:=[.F522]+[.U$7]" office:value-type="float" office:value="0" calcext:value-type="float">
            <text:p>0</text:p>
          </table:table-cell>
          <table:table-cell table:formula="of:=[.G52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3]+[.S$7]" office:value-type="float" office:value="0" calcext:value-type="float">
            <text:p>0</text:p>
          </table:table-cell>
          <table:table-cell table:formula="of:=[.C523]+[.T$7]" office:value-type="float" office:value="0" calcext:value-type="float">
            <text:p>0</text:p>
          </table:table-cell>
          <table:table-cell table:formula="of:=[.F523]+[.U$7]" office:value-type="float" office:value="0" calcext:value-type="float">
            <text:p>0</text:p>
          </table:table-cell>
          <table:table-cell table:formula="of:=[.G52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4]+[.S$7]" office:value-type="float" office:value="0" calcext:value-type="float">
            <text:p>0</text:p>
          </table:table-cell>
          <table:table-cell table:formula="of:=[.C524]+[.T$7]" office:value-type="float" office:value="0" calcext:value-type="float">
            <text:p>0</text:p>
          </table:table-cell>
          <table:table-cell table:formula="of:=[.F524]+[.U$7]" office:value-type="float" office:value="0" calcext:value-type="float">
            <text:p>0</text:p>
          </table:table-cell>
          <table:table-cell table:formula="of:=[.G52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5]+[.S$7]" office:value-type="float" office:value="0" calcext:value-type="float">
            <text:p>0</text:p>
          </table:table-cell>
          <table:table-cell table:formula="of:=[.C525]+[.T$7]" office:value-type="float" office:value="0" calcext:value-type="float">
            <text:p>0</text:p>
          </table:table-cell>
          <table:table-cell table:formula="of:=[.F525]+[.U$7]" office:value-type="float" office:value="0" calcext:value-type="float">
            <text:p>0</text:p>
          </table:table-cell>
          <table:table-cell table:formula="of:=[.G52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6]+[.S$7]" office:value-type="float" office:value="0" calcext:value-type="float">
            <text:p>0</text:p>
          </table:table-cell>
          <table:table-cell table:formula="of:=[.C526]+[.T$7]" office:value-type="float" office:value="0" calcext:value-type="float">
            <text:p>0</text:p>
          </table:table-cell>
          <table:table-cell table:formula="of:=[.F526]+[.U$7]" office:value-type="float" office:value="0" calcext:value-type="float">
            <text:p>0</text:p>
          </table:table-cell>
          <table:table-cell table:formula="of:=[.G52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7]+[.S$7]" office:value-type="float" office:value="0" calcext:value-type="float">
            <text:p>0</text:p>
          </table:table-cell>
          <table:table-cell table:formula="of:=[.C527]+[.T$7]" office:value-type="float" office:value="0" calcext:value-type="float">
            <text:p>0</text:p>
          </table:table-cell>
          <table:table-cell table:formula="of:=[.F527]+[.U$7]" office:value-type="float" office:value="0" calcext:value-type="float">
            <text:p>0</text:p>
          </table:table-cell>
          <table:table-cell table:formula="of:=[.G52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8]+[.S$7]" office:value-type="float" office:value="0" calcext:value-type="float">
            <text:p>0</text:p>
          </table:table-cell>
          <table:table-cell table:formula="of:=[.C528]+[.T$7]" office:value-type="float" office:value="0" calcext:value-type="float">
            <text:p>0</text:p>
          </table:table-cell>
          <table:table-cell table:formula="of:=[.F528]+[.U$7]" office:value-type="float" office:value="0" calcext:value-type="float">
            <text:p>0</text:p>
          </table:table-cell>
          <table:table-cell table:formula="of:=[.G52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29]+[.S$7]" office:value-type="float" office:value="0" calcext:value-type="float">
            <text:p>0</text:p>
          </table:table-cell>
          <table:table-cell table:formula="of:=[.C529]+[.T$7]" office:value-type="float" office:value="0" calcext:value-type="float">
            <text:p>0</text:p>
          </table:table-cell>
          <table:table-cell table:formula="of:=[.F529]+[.U$7]" office:value-type="float" office:value="0" calcext:value-type="float">
            <text:p>0</text:p>
          </table:table-cell>
          <table:table-cell table:formula="of:=[.G52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0]+[.S$7]" office:value-type="float" office:value="0" calcext:value-type="float">
            <text:p>0</text:p>
          </table:table-cell>
          <table:table-cell table:formula="of:=[.C530]+[.T$7]" office:value-type="float" office:value="0" calcext:value-type="float">
            <text:p>0</text:p>
          </table:table-cell>
          <table:table-cell table:formula="of:=[.F530]+[.U$7]" office:value-type="float" office:value="0" calcext:value-type="float">
            <text:p>0</text:p>
          </table:table-cell>
          <table:table-cell table:formula="of:=[.G53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1]+[.S$7]" office:value-type="float" office:value="0" calcext:value-type="float">
            <text:p>0</text:p>
          </table:table-cell>
          <table:table-cell table:formula="of:=[.C531]+[.T$7]" office:value-type="float" office:value="0" calcext:value-type="float">
            <text:p>0</text:p>
          </table:table-cell>
          <table:table-cell table:formula="of:=[.F531]+[.U$7]" office:value-type="float" office:value="0" calcext:value-type="float">
            <text:p>0</text:p>
          </table:table-cell>
          <table:table-cell table:formula="of:=[.G53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2]+[.S$7]" office:value-type="float" office:value="0" calcext:value-type="float">
            <text:p>0</text:p>
          </table:table-cell>
          <table:table-cell table:formula="of:=[.C532]+[.T$7]" office:value-type="float" office:value="0" calcext:value-type="float">
            <text:p>0</text:p>
          </table:table-cell>
          <table:table-cell table:formula="of:=[.F532]+[.U$7]" office:value-type="float" office:value="0" calcext:value-type="float">
            <text:p>0</text:p>
          </table:table-cell>
          <table:table-cell table:formula="of:=[.G53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3]+[.S$7]" office:value-type="float" office:value="0" calcext:value-type="float">
            <text:p>0</text:p>
          </table:table-cell>
          <table:table-cell table:formula="of:=[.C533]+[.T$7]" office:value-type="float" office:value="0" calcext:value-type="float">
            <text:p>0</text:p>
          </table:table-cell>
          <table:table-cell table:formula="of:=[.F533]+[.U$7]" office:value-type="float" office:value="0" calcext:value-type="float">
            <text:p>0</text:p>
          </table:table-cell>
          <table:table-cell table:formula="of:=[.G53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4]+[.S$7]" office:value-type="float" office:value="0" calcext:value-type="float">
            <text:p>0</text:p>
          </table:table-cell>
          <table:table-cell table:formula="of:=[.C534]+[.T$7]" office:value-type="float" office:value="0" calcext:value-type="float">
            <text:p>0</text:p>
          </table:table-cell>
          <table:table-cell table:formula="of:=[.F534]+[.U$7]" office:value-type="float" office:value="0" calcext:value-type="float">
            <text:p>0</text:p>
          </table:table-cell>
          <table:table-cell table:formula="of:=[.G53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5]+[.S$7]" office:value-type="float" office:value="0" calcext:value-type="float">
            <text:p>0</text:p>
          </table:table-cell>
          <table:table-cell table:formula="of:=[.C535]+[.T$7]" office:value-type="float" office:value="0" calcext:value-type="float">
            <text:p>0</text:p>
          </table:table-cell>
          <table:table-cell table:formula="of:=[.F535]+[.U$7]" office:value-type="float" office:value="0" calcext:value-type="float">
            <text:p>0</text:p>
          </table:table-cell>
          <table:table-cell table:formula="of:=[.G53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6]+[.S$7]" office:value-type="float" office:value="0" calcext:value-type="float">
            <text:p>0</text:p>
          </table:table-cell>
          <table:table-cell table:formula="of:=[.C536]+[.T$7]" office:value-type="float" office:value="0" calcext:value-type="float">
            <text:p>0</text:p>
          </table:table-cell>
          <table:table-cell table:formula="of:=[.F536]+[.U$7]" office:value-type="float" office:value="0" calcext:value-type="float">
            <text:p>0</text:p>
          </table:table-cell>
          <table:table-cell table:formula="of:=[.G53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7]+[.S$7]" office:value-type="float" office:value="0" calcext:value-type="float">
            <text:p>0</text:p>
          </table:table-cell>
          <table:table-cell table:formula="of:=[.C537]+[.T$7]" office:value-type="float" office:value="0" calcext:value-type="float">
            <text:p>0</text:p>
          </table:table-cell>
          <table:table-cell table:formula="of:=[.F537]+[.U$7]" office:value-type="float" office:value="0" calcext:value-type="float">
            <text:p>0</text:p>
          </table:table-cell>
          <table:table-cell table:formula="of:=[.G53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8]+[.S$7]" office:value-type="float" office:value="0" calcext:value-type="float">
            <text:p>0</text:p>
          </table:table-cell>
          <table:table-cell table:formula="of:=[.C538]+[.T$7]" office:value-type="float" office:value="0" calcext:value-type="float">
            <text:p>0</text:p>
          </table:table-cell>
          <table:table-cell table:formula="of:=[.F538]+[.U$7]" office:value-type="float" office:value="0" calcext:value-type="float">
            <text:p>0</text:p>
          </table:table-cell>
          <table:table-cell table:formula="of:=[.G53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39]+[.S$7]" office:value-type="float" office:value="0" calcext:value-type="float">
            <text:p>0</text:p>
          </table:table-cell>
          <table:table-cell table:formula="of:=[.C539]+[.T$7]" office:value-type="float" office:value="0" calcext:value-type="float">
            <text:p>0</text:p>
          </table:table-cell>
          <table:table-cell table:formula="of:=[.F539]+[.U$7]" office:value-type="float" office:value="0" calcext:value-type="float">
            <text:p>0</text:p>
          </table:table-cell>
          <table:table-cell table:formula="of:=[.G53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0]+[.S$7]" office:value-type="float" office:value="0" calcext:value-type="float">
            <text:p>0</text:p>
          </table:table-cell>
          <table:table-cell table:formula="of:=[.C540]+[.T$7]" office:value-type="float" office:value="0" calcext:value-type="float">
            <text:p>0</text:p>
          </table:table-cell>
          <table:table-cell table:formula="of:=[.F540]+[.U$7]" office:value-type="float" office:value="0" calcext:value-type="float">
            <text:p>0</text:p>
          </table:table-cell>
          <table:table-cell table:formula="of:=[.G54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1]+[.S$7]" office:value-type="float" office:value="0" calcext:value-type="float">
            <text:p>0</text:p>
          </table:table-cell>
          <table:table-cell table:formula="of:=[.C541]+[.T$7]" office:value-type="float" office:value="0" calcext:value-type="float">
            <text:p>0</text:p>
          </table:table-cell>
          <table:table-cell table:formula="of:=[.F541]+[.U$7]" office:value-type="float" office:value="0" calcext:value-type="float">
            <text:p>0</text:p>
          </table:table-cell>
          <table:table-cell table:formula="of:=[.G54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2]+[.S$7]" office:value-type="float" office:value="0" calcext:value-type="float">
            <text:p>0</text:p>
          </table:table-cell>
          <table:table-cell table:formula="of:=[.C542]+[.T$7]" office:value-type="float" office:value="0" calcext:value-type="float">
            <text:p>0</text:p>
          </table:table-cell>
          <table:table-cell table:formula="of:=[.F542]+[.U$7]" office:value-type="float" office:value="0" calcext:value-type="float">
            <text:p>0</text:p>
          </table:table-cell>
          <table:table-cell table:formula="of:=[.G54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3]+[.S$7]" office:value-type="float" office:value="0" calcext:value-type="float">
            <text:p>0</text:p>
          </table:table-cell>
          <table:table-cell table:formula="of:=[.C543]+[.T$7]" office:value-type="float" office:value="0" calcext:value-type="float">
            <text:p>0</text:p>
          </table:table-cell>
          <table:table-cell table:formula="of:=[.F543]+[.U$7]" office:value-type="float" office:value="0" calcext:value-type="float">
            <text:p>0</text:p>
          </table:table-cell>
          <table:table-cell table:formula="of:=[.G54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4]+[.S$7]" office:value-type="float" office:value="0" calcext:value-type="float">
            <text:p>0</text:p>
          </table:table-cell>
          <table:table-cell table:formula="of:=[.C544]+[.T$7]" office:value-type="float" office:value="0" calcext:value-type="float">
            <text:p>0</text:p>
          </table:table-cell>
          <table:table-cell table:formula="of:=[.F544]+[.U$7]" office:value-type="float" office:value="0" calcext:value-type="float">
            <text:p>0</text:p>
          </table:table-cell>
          <table:table-cell table:formula="of:=[.G54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5]+[.S$7]" office:value-type="float" office:value="0" calcext:value-type="float">
            <text:p>0</text:p>
          </table:table-cell>
          <table:table-cell table:formula="of:=[.C545]+[.T$7]" office:value-type="float" office:value="0" calcext:value-type="float">
            <text:p>0</text:p>
          </table:table-cell>
          <table:table-cell table:formula="of:=[.F545]+[.U$7]" office:value-type="float" office:value="0" calcext:value-type="float">
            <text:p>0</text:p>
          </table:table-cell>
          <table:table-cell table:formula="of:=[.G54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6]+[.S$7]" office:value-type="float" office:value="0" calcext:value-type="float">
            <text:p>0</text:p>
          </table:table-cell>
          <table:table-cell table:formula="of:=[.C546]+[.T$7]" office:value-type="float" office:value="0" calcext:value-type="float">
            <text:p>0</text:p>
          </table:table-cell>
          <table:table-cell table:formula="of:=[.F546]+[.U$7]" office:value-type="float" office:value="0" calcext:value-type="float">
            <text:p>0</text:p>
          </table:table-cell>
          <table:table-cell table:formula="of:=[.G54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7]+[.S$7]" office:value-type="float" office:value="0" calcext:value-type="float">
            <text:p>0</text:p>
          </table:table-cell>
          <table:table-cell table:formula="of:=[.C547]+[.T$7]" office:value-type="float" office:value="0" calcext:value-type="float">
            <text:p>0</text:p>
          </table:table-cell>
          <table:table-cell table:formula="of:=[.F547]+[.U$7]" office:value-type="float" office:value="0" calcext:value-type="float">
            <text:p>0</text:p>
          </table:table-cell>
          <table:table-cell table:formula="of:=[.G54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8]+[.S$7]" office:value-type="float" office:value="0" calcext:value-type="float">
            <text:p>0</text:p>
          </table:table-cell>
          <table:table-cell table:formula="of:=[.C548]+[.T$7]" office:value-type="float" office:value="0" calcext:value-type="float">
            <text:p>0</text:p>
          </table:table-cell>
          <table:table-cell table:formula="of:=[.F548]+[.U$7]" office:value-type="float" office:value="0" calcext:value-type="float">
            <text:p>0</text:p>
          </table:table-cell>
          <table:table-cell table:formula="of:=[.G54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49]+[.S$7]" office:value-type="float" office:value="0" calcext:value-type="float">
            <text:p>0</text:p>
          </table:table-cell>
          <table:table-cell table:formula="of:=[.C549]+[.T$7]" office:value-type="float" office:value="0" calcext:value-type="float">
            <text:p>0</text:p>
          </table:table-cell>
          <table:table-cell table:formula="of:=[.F549]+[.U$7]" office:value-type="float" office:value="0" calcext:value-type="float">
            <text:p>0</text:p>
          </table:table-cell>
          <table:table-cell table:formula="of:=[.G54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0]+[.S$7]" office:value-type="float" office:value="0" calcext:value-type="float">
            <text:p>0</text:p>
          </table:table-cell>
          <table:table-cell table:formula="of:=[.C550]+[.T$7]" office:value-type="float" office:value="0" calcext:value-type="float">
            <text:p>0</text:p>
          </table:table-cell>
          <table:table-cell table:formula="of:=[.F550]+[.U$7]" office:value-type="float" office:value="0" calcext:value-type="float">
            <text:p>0</text:p>
          </table:table-cell>
          <table:table-cell table:formula="of:=[.G55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1]+[.S$7]" office:value-type="float" office:value="0" calcext:value-type="float">
            <text:p>0</text:p>
          </table:table-cell>
          <table:table-cell table:formula="of:=[.C551]+[.T$7]" office:value-type="float" office:value="0" calcext:value-type="float">
            <text:p>0</text:p>
          </table:table-cell>
          <table:table-cell table:formula="of:=[.F551]+[.U$7]" office:value-type="float" office:value="0" calcext:value-type="float">
            <text:p>0</text:p>
          </table:table-cell>
          <table:table-cell table:formula="of:=[.G55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2]+[.S$7]" office:value-type="float" office:value="0" calcext:value-type="float">
            <text:p>0</text:p>
          </table:table-cell>
          <table:table-cell table:formula="of:=[.C552]+[.T$7]" office:value-type="float" office:value="0" calcext:value-type="float">
            <text:p>0</text:p>
          </table:table-cell>
          <table:table-cell table:formula="of:=[.F552]+[.U$7]" office:value-type="float" office:value="0" calcext:value-type="float">
            <text:p>0</text:p>
          </table:table-cell>
          <table:table-cell table:formula="of:=[.G55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3]+[.S$7]" office:value-type="float" office:value="0" calcext:value-type="float">
            <text:p>0</text:p>
          </table:table-cell>
          <table:table-cell table:formula="of:=[.C553]+[.T$7]" office:value-type="float" office:value="0" calcext:value-type="float">
            <text:p>0</text:p>
          </table:table-cell>
          <table:table-cell table:formula="of:=[.F553]+[.U$7]" office:value-type="float" office:value="0" calcext:value-type="float">
            <text:p>0</text:p>
          </table:table-cell>
          <table:table-cell table:formula="of:=[.G55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4]+[.S$7]" office:value-type="float" office:value="0" calcext:value-type="float">
            <text:p>0</text:p>
          </table:table-cell>
          <table:table-cell table:formula="of:=[.C554]+[.T$7]" office:value-type="float" office:value="0" calcext:value-type="float">
            <text:p>0</text:p>
          </table:table-cell>
          <table:table-cell table:formula="of:=[.F554]+[.U$7]" office:value-type="float" office:value="0" calcext:value-type="float">
            <text:p>0</text:p>
          </table:table-cell>
          <table:table-cell table:formula="of:=[.G55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5]+[.S$7]" office:value-type="float" office:value="0" calcext:value-type="float">
            <text:p>0</text:p>
          </table:table-cell>
          <table:table-cell table:formula="of:=[.C555]+[.T$7]" office:value-type="float" office:value="0" calcext:value-type="float">
            <text:p>0</text:p>
          </table:table-cell>
          <table:table-cell table:formula="of:=[.F555]+[.U$7]" office:value-type="float" office:value="0" calcext:value-type="float">
            <text:p>0</text:p>
          </table:table-cell>
          <table:table-cell table:formula="of:=[.G55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6]+[.S$7]" office:value-type="float" office:value="0" calcext:value-type="float">
            <text:p>0</text:p>
          </table:table-cell>
          <table:table-cell table:formula="of:=[.C556]+[.T$7]" office:value-type="float" office:value="0" calcext:value-type="float">
            <text:p>0</text:p>
          </table:table-cell>
          <table:table-cell table:formula="of:=[.F556]+[.U$7]" office:value-type="float" office:value="0" calcext:value-type="float">
            <text:p>0</text:p>
          </table:table-cell>
          <table:table-cell table:formula="of:=[.G55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7]+[.S$7]" office:value-type="float" office:value="0" calcext:value-type="float">
            <text:p>0</text:p>
          </table:table-cell>
          <table:table-cell table:formula="of:=[.C557]+[.T$7]" office:value-type="float" office:value="0" calcext:value-type="float">
            <text:p>0</text:p>
          </table:table-cell>
          <table:table-cell table:formula="of:=[.F557]+[.U$7]" office:value-type="float" office:value="0" calcext:value-type="float">
            <text:p>0</text:p>
          </table:table-cell>
          <table:table-cell table:formula="of:=[.G55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8]+[.S$7]" office:value-type="float" office:value="0" calcext:value-type="float">
            <text:p>0</text:p>
          </table:table-cell>
          <table:table-cell table:formula="of:=[.C558]+[.T$7]" office:value-type="float" office:value="0" calcext:value-type="float">
            <text:p>0</text:p>
          </table:table-cell>
          <table:table-cell table:formula="of:=[.F558]+[.U$7]" office:value-type="float" office:value="0" calcext:value-type="float">
            <text:p>0</text:p>
          </table:table-cell>
          <table:table-cell table:formula="of:=[.G55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59]+[.S$7]" office:value-type="float" office:value="0" calcext:value-type="float">
            <text:p>0</text:p>
          </table:table-cell>
          <table:table-cell table:formula="of:=[.C559]+[.T$7]" office:value-type="float" office:value="0" calcext:value-type="float">
            <text:p>0</text:p>
          </table:table-cell>
          <table:table-cell table:formula="of:=[.F559]+[.U$7]" office:value-type="float" office:value="0" calcext:value-type="float">
            <text:p>0</text:p>
          </table:table-cell>
          <table:table-cell table:formula="of:=[.G55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0]+[.S$7]" office:value-type="float" office:value="0" calcext:value-type="float">
            <text:p>0</text:p>
          </table:table-cell>
          <table:table-cell table:formula="of:=[.C560]+[.T$7]" office:value-type="float" office:value="0" calcext:value-type="float">
            <text:p>0</text:p>
          </table:table-cell>
          <table:table-cell table:formula="of:=[.F560]+[.U$7]" office:value-type="float" office:value="0" calcext:value-type="float">
            <text:p>0</text:p>
          </table:table-cell>
          <table:table-cell table:formula="of:=[.G56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1]+[.S$7]" office:value-type="float" office:value="0" calcext:value-type="float">
            <text:p>0</text:p>
          </table:table-cell>
          <table:table-cell table:formula="of:=[.C561]+[.T$7]" office:value-type="float" office:value="0" calcext:value-type="float">
            <text:p>0</text:p>
          </table:table-cell>
          <table:table-cell table:formula="of:=[.F561]+[.U$7]" office:value-type="float" office:value="0" calcext:value-type="float">
            <text:p>0</text:p>
          </table:table-cell>
          <table:table-cell table:formula="of:=[.G5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2]+[.S$7]" office:value-type="float" office:value="0" calcext:value-type="float">
            <text:p>0</text:p>
          </table:table-cell>
          <table:table-cell table:formula="of:=[.C562]+[.T$7]" office:value-type="float" office:value="0" calcext:value-type="float">
            <text:p>0</text:p>
          </table:table-cell>
          <table:table-cell table:formula="of:=[.F562]+[.U$7]" office:value-type="float" office:value="0" calcext:value-type="float">
            <text:p>0</text:p>
          </table:table-cell>
          <table:table-cell table:formula="of:=[.G5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3]+[.S$7]" office:value-type="float" office:value="0" calcext:value-type="float">
            <text:p>0</text:p>
          </table:table-cell>
          <table:table-cell table:formula="of:=[.C563]+[.T$7]" office:value-type="float" office:value="0" calcext:value-type="float">
            <text:p>0</text:p>
          </table:table-cell>
          <table:table-cell table:formula="of:=[.F563]+[.U$7]" office:value-type="float" office:value="0" calcext:value-type="float">
            <text:p>0</text:p>
          </table:table-cell>
          <table:table-cell table:formula="of:=[.G5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4]+[.S$7]" office:value-type="float" office:value="0" calcext:value-type="float">
            <text:p>0</text:p>
          </table:table-cell>
          <table:table-cell table:formula="of:=[.C564]+[.T$7]" office:value-type="float" office:value="0" calcext:value-type="float">
            <text:p>0</text:p>
          </table:table-cell>
          <table:table-cell table:formula="of:=[.F564]+[.U$7]" office:value-type="float" office:value="0" calcext:value-type="float">
            <text:p>0</text:p>
          </table:table-cell>
          <table:table-cell table:formula="of:=[.G5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5]+[.S$7]" office:value-type="float" office:value="0" calcext:value-type="float">
            <text:p>0</text:p>
          </table:table-cell>
          <table:table-cell table:formula="of:=[.C565]+[.T$7]" office:value-type="float" office:value="0" calcext:value-type="float">
            <text:p>0</text:p>
          </table:table-cell>
          <table:table-cell table:formula="of:=[.F565]+[.U$7]" office:value-type="float" office:value="0" calcext:value-type="float">
            <text:p>0</text:p>
          </table:table-cell>
          <table:table-cell table:formula="of:=[.G5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6]+[.S$7]" office:value-type="float" office:value="0" calcext:value-type="float">
            <text:p>0</text:p>
          </table:table-cell>
          <table:table-cell table:formula="of:=[.C566]+[.T$7]" office:value-type="float" office:value="0" calcext:value-type="float">
            <text:p>0</text:p>
          </table:table-cell>
          <table:table-cell table:formula="of:=[.F566]+[.U$7]" office:value-type="float" office:value="0" calcext:value-type="float">
            <text:p>0</text:p>
          </table:table-cell>
          <table:table-cell table:formula="of:=[.G56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7]+[.S$7]" office:value-type="float" office:value="0" calcext:value-type="float">
            <text:p>0</text:p>
          </table:table-cell>
          <table:table-cell table:formula="of:=[.C567]+[.T$7]" office:value-type="float" office:value="0" calcext:value-type="float">
            <text:p>0</text:p>
          </table:table-cell>
          <table:table-cell table:formula="of:=[.F567]+[.U$7]" office:value-type="float" office:value="0" calcext:value-type="float">
            <text:p>0</text:p>
          </table:table-cell>
          <table:table-cell table:formula="of:=[.G56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8]+[.S$7]" office:value-type="float" office:value="0" calcext:value-type="float">
            <text:p>0</text:p>
          </table:table-cell>
          <table:table-cell table:formula="of:=[.C568]+[.T$7]" office:value-type="float" office:value="0" calcext:value-type="float">
            <text:p>0</text:p>
          </table:table-cell>
          <table:table-cell table:formula="of:=[.F568]+[.U$7]" office:value-type="float" office:value="0" calcext:value-type="float">
            <text:p>0</text:p>
          </table:table-cell>
          <table:table-cell table:formula="of:=[.G56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69]+[.S$7]" office:value-type="float" office:value="0" calcext:value-type="float">
            <text:p>0</text:p>
          </table:table-cell>
          <table:table-cell table:formula="of:=[.C569]+[.T$7]" office:value-type="float" office:value="0" calcext:value-type="float">
            <text:p>0</text:p>
          </table:table-cell>
          <table:table-cell table:formula="of:=[.F569]+[.U$7]" office:value-type="float" office:value="0" calcext:value-type="float">
            <text:p>0</text:p>
          </table:table-cell>
          <table:table-cell table:formula="of:=[.G56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0]+[.S$7]" office:value-type="float" office:value="0" calcext:value-type="float">
            <text:p>0</text:p>
          </table:table-cell>
          <table:table-cell table:formula="of:=[.C570]+[.T$7]" office:value-type="float" office:value="0" calcext:value-type="float">
            <text:p>0</text:p>
          </table:table-cell>
          <table:table-cell table:formula="of:=[.F570]+[.U$7]" office:value-type="float" office:value="0" calcext:value-type="float">
            <text:p>0</text:p>
          </table:table-cell>
          <table:table-cell table:formula="of:=[.G57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1]+[.S$7]" office:value-type="float" office:value="0" calcext:value-type="float">
            <text:p>0</text:p>
          </table:table-cell>
          <table:table-cell table:formula="of:=[.C571]+[.T$7]" office:value-type="float" office:value="0" calcext:value-type="float">
            <text:p>0</text:p>
          </table:table-cell>
          <table:table-cell table:formula="of:=[.F571]+[.U$7]" office:value-type="float" office:value="0" calcext:value-type="float">
            <text:p>0</text:p>
          </table:table-cell>
          <table:table-cell table:formula="of:=[.G57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2]+[.S$7]" office:value-type="float" office:value="0" calcext:value-type="float">
            <text:p>0</text:p>
          </table:table-cell>
          <table:table-cell table:formula="of:=[.C572]+[.T$7]" office:value-type="float" office:value="0" calcext:value-type="float">
            <text:p>0</text:p>
          </table:table-cell>
          <table:table-cell table:formula="of:=[.F572]+[.U$7]" office:value-type="float" office:value="0" calcext:value-type="float">
            <text:p>0</text:p>
          </table:table-cell>
          <table:table-cell table:formula="of:=[.G57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3]+[.S$7]" office:value-type="float" office:value="0" calcext:value-type="float">
            <text:p>0</text:p>
          </table:table-cell>
          <table:table-cell table:formula="of:=[.C573]+[.T$7]" office:value-type="float" office:value="0" calcext:value-type="float">
            <text:p>0</text:p>
          </table:table-cell>
          <table:table-cell table:formula="of:=[.F573]+[.U$7]" office:value-type="float" office:value="0" calcext:value-type="float">
            <text:p>0</text:p>
          </table:table-cell>
          <table:table-cell table:formula="of:=[.G57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4]+[.S$7]" office:value-type="float" office:value="0" calcext:value-type="float">
            <text:p>0</text:p>
          </table:table-cell>
          <table:table-cell table:formula="of:=[.C574]+[.T$7]" office:value-type="float" office:value="0" calcext:value-type="float">
            <text:p>0</text:p>
          </table:table-cell>
          <table:table-cell table:formula="of:=[.F574]+[.U$7]" office:value-type="float" office:value="0" calcext:value-type="float">
            <text:p>0</text:p>
          </table:table-cell>
          <table:table-cell table:formula="of:=[.G57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5]+[.S$7]" office:value-type="float" office:value="0" calcext:value-type="float">
            <text:p>0</text:p>
          </table:table-cell>
          <table:table-cell table:formula="of:=[.C575]+[.T$7]" office:value-type="float" office:value="0" calcext:value-type="float">
            <text:p>0</text:p>
          </table:table-cell>
          <table:table-cell table:formula="of:=[.F575]+[.U$7]" office:value-type="float" office:value="0" calcext:value-type="float">
            <text:p>0</text:p>
          </table:table-cell>
          <table:table-cell table:formula="of:=[.G57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6]+[.S$7]" office:value-type="float" office:value="0" calcext:value-type="float">
            <text:p>0</text:p>
          </table:table-cell>
          <table:table-cell table:formula="of:=[.C576]+[.T$7]" office:value-type="float" office:value="0" calcext:value-type="float">
            <text:p>0</text:p>
          </table:table-cell>
          <table:table-cell table:formula="of:=[.F576]+[.U$7]" office:value-type="float" office:value="0" calcext:value-type="float">
            <text:p>0</text:p>
          </table:table-cell>
          <table:table-cell table:formula="of:=[.G57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7]+[.S$7]" office:value-type="float" office:value="0" calcext:value-type="float">
            <text:p>0</text:p>
          </table:table-cell>
          <table:table-cell table:formula="of:=[.C577]+[.T$7]" office:value-type="float" office:value="0" calcext:value-type="float">
            <text:p>0</text:p>
          </table:table-cell>
          <table:table-cell table:formula="of:=[.F577]+[.U$7]" office:value-type="float" office:value="0" calcext:value-type="float">
            <text:p>0</text:p>
          </table:table-cell>
          <table:table-cell table:formula="of:=[.G57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8]+[.S$7]" office:value-type="float" office:value="0" calcext:value-type="float">
            <text:p>0</text:p>
          </table:table-cell>
          <table:table-cell table:formula="of:=[.C578]+[.T$7]" office:value-type="float" office:value="0" calcext:value-type="float">
            <text:p>0</text:p>
          </table:table-cell>
          <table:table-cell table:formula="of:=[.F578]+[.U$7]" office:value-type="float" office:value="0" calcext:value-type="float">
            <text:p>0</text:p>
          </table:table-cell>
          <table:table-cell table:formula="of:=[.G57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79]+[.S$7]" office:value-type="float" office:value="0" calcext:value-type="float">
            <text:p>0</text:p>
          </table:table-cell>
          <table:table-cell table:formula="of:=[.C579]+[.T$7]" office:value-type="float" office:value="0" calcext:value-type="float">
            <text:p>0</text:p>
          </table:table-cell>
          <table:table-cell table:formula="of:=[.F579]+[.U$7]" office:value-type="float" office:value="0" calcext:value-type="float">
            <text:p>0</text:p>
          </table:table-cell>
          <table:table-cell table:formula="of:=[.G57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0]+[.S$7]" office:value-type="float" office:value="0" calcext:value-type="float">
            <text:p>0</text:p>
          </table:table-cell>
          <table:table-cell table:formula="of:=[.C580]+[.T$7]" office:value-type="float" office:value="0" calcext:value-type="float">
            <text:p>0</text:p>
          </table:table-cell>
          <table:table-cell table:formula="of:=[.F580]+[.U$7]" office:value-type="float" office:value="0" calcext:value-type="float">
            <text:p>0</text:p>
          </table:table-cell>
          <table:table-cell table:formula="of:=[.G58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1]+[.S$7]" office:value-type="float" office:value="0" calcext:value-type="float">
            <text:p>0</text:p>
          </table:table-cell>
          <table:table-cell table:formula="of:=[.C581]+[.T$7]" office:value-type="float" office:value="0" calcext:value-type="float">
            <text:p>0</text:p>
          </table:table-cell>
          <table:table-cell table:formula="of:=[.F581]+[.U$7]" office:value-type="float" office:value="0" calcext:value-type="float">
            <text:p>0</text:p>
          </table:table-cell>
          <table:table-cell table:formula="of:=[.G58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2]+[.S$7]" office:value-type="float" office:value="0" calcext:value-type="float">
            <text:p>0</text:p>
          </table:table-cell>
          <table:table-cell table:formula="of:=[.C582]+[.T$7]" office:value-type="float" office:value="0" calcext:value-type="float">
            <text:p>0</text:p>
          </table:table-cell>
          <table:table-cell table:formula="of:=[.F582]+[.U$7]" office:value-type="float" office:value="0" calcext:value-type="float">
            <text:p>0</text:p>
          </table:table-cell>
          <table:table-cell table:formula="of:=[.G58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3]+[.S$7]" office:value-type="float" office:value="0" calcext:value-type="float">
            <text:p>0</text:p>
          </table:table-cell>
          <table:table-cell table:formula="of:=[.C583]+[.T$7]" office:value-type="float" office:value="0" calcext:value-type="float">
            <text:p>0</text:p>
          </table:table-cell>
          <table:table-cell table:formula="of:=[.F583]+[.U$7]" office:value-type="float" office:value="0" calcext:value-type="float">
            <text:p>0</text:p>
          </table:table-cell>
          <table:table-cell table:formula="of:=[.G58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4]+[.S$7]" office:value-type="float" office:value="0" calcext:value-type="float">
            <text:p>0</text:p>
          </table:table-cell>
          <table:table-cell table:formula="of:=[.C584]+[.T$7]" office:value-type="float" office:value="0" calcext:value-type="float">
            <text:p>0</text:p>
          </table:table-cell>
          <table:table-cell table:formula="of:=[.F584]+[.U$7]" office:value-type="float" office:value="0" calcext:value-type="float">
            <text:p>0</text:p>
          </table:table-cell>
          <table:table-cell table:formula="of:=[.G58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5]+[.S$7]" office:value-type="float" office:value="0" calcext:value-type="float">
            <text:p>0</text:p>
          </table:table-cell>
          <table:table-cell table:formula="of:=[.C585]+[.T$7]" office:value-type="float" office:value="0" calcext:value-type="float">
            <text:p>0</text:p>
          </table:table-cell>
          <table:table-cell table:formula="of:=[.F585]+[.U$7]" office:value-type="float" office:value="0" calcext:value-type="float">
            <text:p>0</text:p>
          </table:table-cell>
          <table:table-cell table:formula="of:=[.G58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6]+[.S$7]" office:value-type="float" office:value="0" calcext:value-type="float">
            <text:p>0</text:p>
          </table:table-cell>
          <table:table-cell table:formula="of:=[.C586]+[.T$7]" office:value-type="float" office:value="0" calcext:value-type="float">
            <text:p>0</text:p>
          </table:table-cell>
          <table:table-cell table:formula="of:=[.F586]+[.U$7]" office:value-type="float" office:value="0" calcext:value-type="float">
            <text:p>0</text:p>
          </table:table-cell>
          <table:table-cell table:formula="of:=[.G58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7]+[.S$7]" office:value-type="float" office:value="0" calcext:value-type="float">
            <text:p>0</text:p>
          </table:table-cell>
          <table:table-cell table:formula="of:=[.C587]+[.T$7]" office:value-type="float" office:value="0" calcext:value-type="float">
            <text:p>0</text:p>
          </table:table-cell>
          <table:table-cell table:formula="of:=[.F587]+[.U$7]" office:value-type="float" office:value="0" calcext:value-type="float">
            <text:p>0</text:p>
          </table:table-cell>
          <table:table-cell table:formula="of:=[.G58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8]+[.S$7]" office:value-type="float" office:value="0" calcext:value-type="float">
            <text:p>0</text:p>
          </table:table-cell>
          <table:table-cell table:formula="of:=[.C588]+[.T$7]" office:value-type="float" office:value="0" calcext:value-type="float">
            <text:p>0</text:p>
          </table:table-cell>
          <table:table-cell table:formula="of:=[.F588]+[.U$7]" office:value-type="float" office:value="0" calcext:value-type="float">
            <text:p>0</text:p>
          </table:table-cell>
          <table:table-cell table:formula="of:=[.G58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89]+[.S$7]" office:value-type="float" office:value="0" calcext:value-type="float">
            <text:p>0</text:p>
          </table:table-cell>
          <table:table-cell table:formula="of:=[.C589]+[.T$7]" office:value-type="float" office:value="0" calcext:value-type="float">
            <text:p>0</text:p>
          </table:table-cell>
          <table:table-cell table:formula="of:=[.F589]+[.U$7]" office:value-type="float" office:value="0" calcext:value-type="float">
            <text:p>0</text:p>
          </table:table-cell>
          <table:table-cell table:formula="of:=[.G58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0]+[.S$7]" office:value-type="float" office:value="0" calcext:value-type="float">
            <text:p>0</text:p>
          </table:table-cell>
          <table:table-cell table:formula="of:=[.C590]+[.T$7]" office:value-type="float" office:value="0" calcext:value-type="float">
            <text:p>0</text:p>
          </table:table-cell>
          <table:table-cell table:formula="of:=[.F590]+[.U$7]" office:value-type="float" office:value="0" calcext:value-type="float">
            <text:p>0</text:p>
          </table:table-cell>
          <table:table-cell table:formula="of:=[.G5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1]+[.S$7]" office:value-type="float" office:value="0" calcext:value-type="float">
            <text:p>0</text:p>
          </table:table-cell>
          <table:table-cell table:formula="of:=[.C591]+[.T$7]" office:value-type="float" office:value="0" calcext:value-type="float">
            <text:p>0</text:p>
          </table:table-cell>
          <table:table-cell table:formula="of:=[.F591]+[.U$7]" office:value-type="float" office:value="0" calcext:value-type="float">
            <text:p>0</text:p>
          </table:table-cell>
          <table:table-cell table:formula="of:=[.G5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2]+[.S$7]" office:value-type="float" office:value="0" calcext:value-type="float">
            <text:p>0</text:p>
          </table:table-cell>
          <table:table-cell table:formula="of:=[.C592]+[.T$7]" office:value-type="float" office:value="0" calcext:value-type="float">
            <text:p>0</text:p>
          </table:table-cell>
          <table:table-cell table:formula="of:=[.F592]+[.U$7]" office:value-type="float" office:value="0" calcext:value-type="float">
            <text:p>0</text:p>
          </table:table-cell>
          <table:table-cell table:formula="of:=[.G5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3]+[.S$7]" office:value-type="float" office:value="0" calcext:value-type="float">
            <text:p>0</text:p>
          </table:table-cell>
          <table:table-cell table:formula="of:=[.C593]+[.T$7]" office:value-type="float" office:value="0" calcext:value-type="float">
            <text:p>0</text:p>
          </table:table-cell>
          <table:table-cell table:formula="of:=[.F593]+[.U$7]" office:value-type="float" office:value="0" calcext:value-type="float">
            <text:p>0</text:p>
          </table:table-cell>
          <table:table-cell table:formula="of:=[.G59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4]+[.S$7]" office:value-type="float" office:value="0" calcext:value-type="float">
            <text:p>0</text:p>
          </table:table-cell>
          <table:table-cell table:formula="of:=[.C594]+[.T$7]" office:value-type="float" office:value="0" calcext:value-type="float">
            <text:p>0</text:p>
          </table:table-cell>
          <table:table-cell table:formula="of:=[.F594]+[.U$7]" office:value-type="float" office:value="0" calcext:value-type="float">
            <text:p>0</text:p>
          </table:table-cell>
          <table:table-cell table:formula="of:=[.G59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5]+[.S$7]" office:value-type="float" office:value="0" calcext:value-type="float">
            <text:p>0</text:p>
          </table:table-cell>
          <table:table-cell table:formula="of:=[.C595]+[.T$7]" office:value-type="float" office:value="0" calcext:value-type="float">
            <text:p>0</text:p>
          </table:table-cell>
          <table:table-cell table:formula="of:=[.F595]+[.U$7]" office:value-type="float" office:value="0" calcext:value-type="float">
            <text:p>0</text:p>
          </table:table-cell>
          <table:table-cell table:formula="of:=[.G5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6]+[.S$7]" office:value-type="float" office:value="0" calcext:value-type="float">
            <text:p>0</text:p>
          </table:table-cell>
          <table:table-cell table:formula="of:=[.C596]+[.T$7]" office:value-type="float" office:value="0" calcext:value-type="float">
            <text:p>0</text:p>
          </table:table-cell>
          <table:table-cell table:formula="of:=[.F596]+[.U$7]" office:value-type="float" office:value="0" calcext:value-type="float">
            <text:p>0</text:p>
          </table:table-cell>
          <table:table-cell table:formula="of:=[.G5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7]+[.S$7]" office:value-type="float" office:value="0" calcext:value-type="float">
            <text:p>0</text:p>
          </table:table-cell>
          <table:table-cell table:formula="of:=[.C597]+[.T$7]" office:value-type="float" office:value="0" calcext:value-type="float">
            <text:p>0</text:p>
          </table:table-cell>
          <table:table-cell table:formula="of:=[.F597]+[.U$7]" office:value-type="float" office:value="0" calcext:value-type="float">
            <text:p>0</text:p>
          </table:table-cell>
          <table:table-cell table:formula="of:=[.G59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8]+[.S$7]" office:value-type="float" office:value="0" calcext:value-type="float">
            <text:p>0</text:p>
          </table:table-cell>
          <table:table-cell table:formula="of:=[.C598]+[.T$7]" office:value-type="float" office:value="0" calcext:value-type="float">
            <text:p>0</text:p>
          </table:table-cell>
          <table:table-cell table:formula="of:=[.F598]+[.U$7]" office:value-type="float" office:value="0" calcext:value-type="float">
            <text:p>0</text:p>
          </table:table-cell>
          <table:table-cell table:formula="of:=[.G59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599]+[.S$7]" office:value-type="float" office:value="0" calcext:value-type="float">
            <text:p>0</text:p>
          </table:table-cell>
          <table:table-cell table:formula="of:=[.C599]+[.T$7]" office:value-type="float" office:value="0" calcext:value-type="float">
            <text:p>0</text:p>
          </table:table-cell>
          <table:table-cell table:formula="of:=[.F599]+[.U$7]" office:value-type="float" office:value="0" calcext:value-type="float">
            <text:p>0</text:p>
          </table:table-cell>
          <table:table-cell table:formula="of:=[.G59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0]+[.S$7]" office:value-type="float" office:value="0" calcext:value-type="float">
            <text:p>0</text:p>
          </table:table-cell>
          <table:table-cell table:formula="of:=[.C600]+[.T$7]" office:value-type="float" office:value="0" calcext:value-type="float">
            <text:p>0</text:p>
          </table:table-cell>
          <table:table-cell table:formula="of:=[.F600]+[.U$7]" office:value-type="float" office:value="0" calcext:value-type="float">
            <text:p>0</text:p>
          </table:table-cell>
          <table:table-cell table:formula="of:=[.G6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1]+[.S$7]" office:value-type="float" office:value="0" calcext:value-type="float">
            <text:p>0</text:p>
          </table:table-cell>
          <table:table-cell table:formula="of:=[.C601]+[.T$7]" office:value-type="float" office:value="0" calcext:value-type="float">
            <text:p>0</text:p>
          </table:table-cell>
          <table:table-cell table:formula="of:=[.F601]+[.U$7]" office:value-type="float" office:value="0" calcext:value-type="float">
            <text:p>0</text:p>
          </table:table-cell>
          <table:table-cell table:formula="of:=[.G60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2]+[.S$7]" office:value-type="float" office:value="0" calcext:value-type="float">
            <text:p>0</text:p>
          </table:table-cell>
          <table:table-cell table:formula="of:=[.C602]+[.T$7]" office:value-type="float" office:value="0" calcext:value-type="float">
            <text:p>0</text:p>
          </table:table-cell>
          <table:table-cell table:formula="of:=[.F602]+[.U$7]" office:value-type="float" office:value="0" calcext:value-type="float">
            <text:p>0</text:p>
          </table:table-cell>
          <table:table-cell table:formula="of:=[.G60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3]+[.S$7]" office:value-type="float" office:value="0" calcext:value-type="float">
            <text:p>0</text:p>
          </table:table-cell>
          <table:table-cell table:formula="of:=[.C603]+[.T$7]" office:value-type="float" office:value="0" calcext:value-type="float">
            <text:p>0</text:p>
          </table:table-cell>
          <table:table-cell table:formula="of:=[.F603]+[.U$7]" office:value-type="float" office:value="0" calcext:value-type="float">
            <text:p>0</text:p>
          </table:table-cell>
          <table:table-cell table:formula="of:=[.G60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4]+[.S$7]" office:value-type="float" office:value="0" calcext:value-type="float">
            <text:p>0</text:p>
          </table:table-cell>
          <table:table-cell table:formula="of:=[.C604]+[.T$7]" office:value-type="float" office:value="0" calcext:value-type="float">
            <text:p>0</text:p>
          </table:table-cell>
          <table:table-cell table:formula="of:=[.F604]+[.U$7]" office:value-type="float" office:value="0" calcext:value-type="float">
            <text:p>0</text:p>
          </table:table-cell>
          <table:table-cell table:formula="of:=[.G6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5]+[.S$7]" office:value-type="float" office:value="0" calcext:value-type="float">
            <text:p>0</text:p>
          </table:table-cell>
          <table:table-cell table:formula="of:=[.C605]+[.T$7]" office:value-type="float" office:value="0" calcext:value-type="float">
            <text:p>0</text:p>
          </table:table-cell>
          <table:table-cell table:formula="of:=[.F605]+[.U$7]" office:value-type="float" office:value="0" calcext:value-type="float">
            <text:p>0</text:p>
          </table:table-cell>
          <table:table-cell table:formula="of:=[.G60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6]+[.S$7]" office:value-type="float" office:value="0" calcext:value-type="float">
            <text:p>0</text:p>
          </table:table-cell>
          <table:table-cell table:formula="of:=[.C606]+[.T$7]" office:value-type="float" office:value="0" calcext:value-type="float">
            <text:p>0</text:p>
          </table:table-cell>
          <table:table-cell table:formula="of:=[.F606]+[.U$7]" office:value-type="float" office:value="0" calcext:value-type="float">
            <text:p>0</text:p>
          </table:table-cell>
          <table:table-cell table:formula="of:=[.G60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7]+[.S$7]" office:value-type="float" office:value="0" calcext:value-type="float">
            <text:p>0</text:p>
          </table:table-cell>
          <table:table-cell table:formula="of:=[.C607]+[.T$7]" office:value-type="float" office:value="0" calcext:value-type="float">
            <text:p>0</text:p>
          </table:table-cell>
          <table:table-cell table:formula="of:=[.F607]+[.U$7]" office:value-type="float" office:value="0" calcext:value-type="float">
            <text:p>0</text:p>
          </table:table-cell>
          <table:table-cell table:formula="of:=[.G60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8]+[.S$7]" office:value-type="float" office:value="0" calcext:value-type="float">
            <text:p>0</text:p>
          </table:table-cell>
          <table:table-cell table:formula="of:=[.C608]+[.T$7]" office:value-type="float" office:value="0" calcext:value-type="float">
            <text:p>0</text:p>
          </table:table-cell>
          <table:table-cell table:formula="of:=[.F608]+[.U$7]" office:value-type="float" office:value="0" calcext:value-type="float">
            <text:p>0</text:p>
          </table:table-cell>
          <table:table-cell table:formula="of:=[.G60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09]+[.S$7]" office:value-type="float" office:value="0" calcext:value-type="float">
            <text:p>0</text:p>
          </table:table-cell>
          <table:table-cell table:formula="of:=[.C609]+[.T$7]" office:value-type="float" office:value="0" calcext:value-type="float">
            <text:p>0</text:p>
          </table:table-cell>
          <table:table-cell table:formula="of:=[.F609]+[.U$7]" office:value-type="float" office:value="0" calcext:value-type="float">
            <text:p>0</text:p>
          </table:table-cell>
          <table:table-cell table:formula="of:=[.G60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0]+[.S$7]" office:value-type="float" office:value="0" calcext:value-type="float">
            <text:p>0</text:p>
          </table:table-cell>
          <table:table-cell table:formula="of:=[.C610]+[.T$7]" office:value-type="float" office:value="0" calcext:value-type="float">
            <text:p>0</text:p>
          </table:table-cell>
          <table:table-cell table:formula="of:=[.F610]+[.U$7]" office:value-type="float" office:value="0" calcext:value-type="float">
            <text:p>0</text:p>
          </table:table-cell>
          <table:table-cell table:formula="of:=[.G61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1]+[.S$7]" office:value-type="float" office:value="0" calcext:value-type="float">
            <text:p>0</text:p>
          </table:table-cell>
          <table:table-cell table:formula="of:=[.C611]+[.T$7]" office:value-type="float" office:value="0" calcext:value-type="float">
            <text:p>0</text:p>
          </table:table-cell>
          <table:table-cell table:formula="of:=[.F611]+[.U$7]" office:value-type="float" office:value="0" calcext:value-type="float">
            <text:p>0</text:p>
          </table:table-cell>
          <table:table-cell table:formula="of:=[.G61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2]+[.S$7]" office:value-type="float" office:value="0" calcext:value-type="float">
            <text:p>0</text:p>
          </table:table-cell>
          <table:table-cell table:formula="of:=[.C612]+[.T$7]" office:value-type="float" office:value="0" calcext:value-type="float">
            <text:p>0</text:p>
          </table:table-cell>
          <table:table-cell table:formula="of:=[.F612]+[.U$7]" office:value-type="float" office:value="0" calcext:value-type="float">
            <text:p>0</text:p>
          </table:table-cell>
          <table:table-cell table:formula="of:=[.G61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3]+[.S$7]" office:value-type="float" office:value="0" calcext:value-type="float">
            <text:p>0</text:p>
          </table:table-cell>
          <table:table-cell table:formula="of:=[.C613]+[.T$7]" office:value-type="float" office:value="0" calcext:value-type="float">
            <text:p>0</text:p>
          </table:table-cell>
          <table:table-cell table:formula="of:=[.F613]+[.U$7]" office:value-type="float" office:value="0" calcext:value-type="float">
            <text:p>0</text:p>
          </table:table-cell>
          <table:table-cell table:formula="of:=[.G61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4]+[.S$7]" office:value-type="float" office:value="0" calcext:value-type="float">
            <text:p>0</text:p>
          </table:table-cell>
          <table:table-cell table:formula="of:=[.C614]+[.T$7]" office:value-type="float" office:value="0" calcext:value-type="float">
            <text:p>0</text:p>
          </table:table-cell>
          <table:table-cell table:formula="of:=[.F614]+[.U$7]" office:value-type="float" office:value="0" calcext:value-type="float">
            <text:p>0</text:p>
          </table:table-cell>
          <table:table-cell table:formula="of:=[.G61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5]+[.S$7]" office:value-type="float" office:value="0" calcext:value-type="float">
            <text:p>0</text:p>
          </table:table-cell>
          <table:table-cell table:formula="of:=[.C615]+[.T$7]" office:value-type="float" office:value="0" calcext:value-type="float">
            <text:p>0</text:p>
          </table:table-cell>
          <table:table-cell table:formula="of:=[.F615]+[.U$7]" office:value-type="float" office:value="0" calcext:value-type="float">
            <text:p>0</text:p>
          </table:table-cell>
          <table:table-cell table:formula="of:=[.G61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6]+[.S$7]" office:value-type="float" office:value="0" calcext:value-type="float">
            <text:p>0</text:p>
          </table:table-cell>
          <table:table-cell table:formula="of:=[.C616]+[.T$7]" office:value-type="float" office:value="0" calcext:value-type="float">
            <text:p>0</text:p>
          </table:table-cell>
          <table:table-cell table:formula="of:=[.F616]+[.U$7]" office:value-type="float" office:value="0" calcext:value-type="float">
            <text:p>0</text:p>
          </table:table-cell>
          <table:table-cell table:formula="of:=[.G61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7]+[.S$7]" office:value-type="float" office:value="0" calcext:value-type="float">
            <text:p>0</text:p>
          </table:table-cell>
          <table:table-cell table:formula="of:=[.C617]+[.T$7]" office:value-type="float" office:value="0" calcext:value-type="float">
            <text:p>0</text:p>
          </table:table-cell>
          <table:table-cell table:formula="of:=[.F617]+[.U$7]" office:value-type="float" office:value="0" calcext:value-type="float">
            <text:p>0</text:p>
          </table:table-cell>
          <table:table-cell table:formula="of:=[.G61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8]+[.S$7]" office:value-type="float" office:value="0" calcext:value-type="float">
            <text:p>0</text:p>
          </table:table-cell>
          <table:table-cell table:formula="of:=[.C618]+[.T$7]" office:value-type="float" office:value="0" calcext:value-type="float">
            <text:p>0</text:p>
          </table:table-cell>
          <table:table-cell table:formula="of:=[.F618]+[.U$7]" office:value-type="float" office:value="0" calcext:value-type="float">
            <text:p>0</text:p>
          </table:table-cell>
          <table:table-cell table:formula="of:=[.G61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19]+[.S$7]" office:value-type="float" office:value="0" calcext:value-type="float">
            <text:p>0</text:p>
          </table:table-cell>
          <table:table-cell table:formula="of:=[.C619]+[.T$7]" office:value-type="float" office:value="0" calcext:value-type="float">
            <text:p>0</text:p>
          </table:table-cell>
          <table:table-cell table:formula="of:=[.F619]+[.U$7]" office:value-type="float" office:value="0" calcext:value-type="float">
            <text:p>0</text:p>
          </table:table-cell>
          <table:table-cell table:formula="of:=[.G61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0]+[.S$7]" office:value-type="float" office:value="0" calcext:value-type="float">
            <text:p>0</text:p>
          </table:table-cell>
          <table:table-cell table:formula="of:=[.C620]+[.T$7]" office:value-type="float" office:value="0" calcext:value-type="float">
            <text:p>0</text:p>
          </table:table-cell>
          <table:table-cell table:formula="of:=[.F620]+[.U$7]" office:value-type="float" office:value="0" calcext:value-type="float">
            <text:p>0</text:p>
          </table:table-cell>
          <table:table-cell table:formula="of:=[.G62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1]+[.S$7]" office:value-type="float" office:value="0" calcext:value-type="float">
            <text:p>0</text:p>
          </table:table-cell>
          <table:table-cell table:formula="of:=[.C621]+[.T$7]" office:value-type="float" office:value="0" calcext:value-type="float">
            <text:p>0</text:p>
          </table:table-cell>
          <table:table-cell table:formula="of:=[.F621]+[.U$7]" office:value-type="float" office:value="0" calcext:value-type="float">
            <text:p>0</text:p>
          </table:table-cell>
          <table:table-cell table:formula="of:=[.G62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2]+[.S$7]" office:value-type="float" office:value="0" calcext:value-type="float">
            <text:p>0</text:p>
          </table:table-cell>
          <table:table-cell table:formula="of:=[.C622]+[.T$7]" office:value-type="float" office:value="0" calcext:value-type="float">
            <text:p>0</text:p>
          </table:table-cell>
          <table:table-cell table:formula="of:=[.F622]+[.U$7]" office:value-type="float" office:value="0" calcext:value-type="float">
            <text:p>0</text:p>
          </table:table-cell>
          <table:table-cell table:formula="of:=[.G62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3]+[.S$7]" office:value-type="float" office:value="0" calcext:value-type="float">
            <text:p>0</text:p>
          </table:table-cell>
          <table:table-cell table:formula="of:=[.C623]+[.T$7]" office:value-type="float" office:value="0" calcext:value-type="float">
            <text:p>0</text:p>
          </table:table-cell>
          <table:table-cell table:formula="of:=[.F623]+[.U$7]" office:value-type="float" office:value="0" calcext:value-type="float">
            <text:p>0</text:p>
          </table:table-cell>
          <table:table-cell table:formula="of:=[.G62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4]+[.S$7]" office:value-type="float" office:value="0" calcext:value-type="float">
            <text:p>0</text:p>
          </table:table-cell>
          <table:table-cell table:formula="of:=[.C624]+[.T$7]" office:value-type="float" office:value="0" calcext:value-type="float">
            <text:p>0</text:p>
          </table:table-cell>
          <table:table-cell table:formula="of:=[.F624]+[.U$7]" office:value-type="float" office:value="0" calcext:value-type="float">
            <text:p>0</text:p>
          </table:table-cell>
          <table:table-cell table:formula="of:=[.G62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5]+[.S$7]" office:value-type="float" office:value="0" calcext:value-type="float">
            <text:p>0</text:p>
          </table:table-cell>
          <table:table-cell table:formula="of:=[.C625]+[.T$7]" office:value-type="float" office:value="0" calcext:value-type="float">
            <text:p>0</text:p>
          </table:table-cell>
          <table:table-cell table:formula="of:=[.F625]+[.U$7]" office:value-type="float" office:value="0" calcext:value-type="float">
            <text:p>0</text:p>
          </table:table-cell>
          <table:table-cell table:formula="of:=[.G62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6]+[.S$7]" office:value-type="float" office:value="0" calcext:value-type="float">
            <text:p>0</text:p>
          </table:table-cell>
          <table:table-cell table:formula="of:=[.C626]+[.T$7]" office:value-type="float" office:value="0" calcext:value-type="float">
            <text:p>0</text:p>
          </table:table-cell>
          <table:table-cell table:formula="of:=[.F626]+[.U$7]" office:value-type="float" office:value="0" calcext:value-type="float">
            <text:p>0</text:p>
          </table:table-cell>
          <table:table-cell table:formula="of:=[.G62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7]+[.S$7]" office:value-type="float" office:value="0" calcext:value-type="float">
            <text:p>0</text:p>
          </table:table-cell>
          <table:table-cell table:formula="of:=[.C627]+[.T$7]" office:value-type="float" office:value="0" calcext:value-type="float">
            <text:p>0</text:p>
          </table:table-cell>
          <table:table-cell table:formula="of:=[.F627]+[.U$7]" office:value-type="float" office:value="0" calcext:value-type="float">
            <text:p>0</text:p>
          </table:table-cell>
          <table:table-cell table:formula="of:=[.G62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8]+[.S$7]" office:value-type="float" office:value="0" calcext:value-type="float">
            <text:p>0</text:p>
          </table:table-cell>
          <table:table-cell table:formula="of:=[.C628]+[.T$7]" office:value-type="float" office:value="0" calcext:value-type="float">
            <text:p>0</text:p>
          </table:table-cell>
          <table:table-cell table:formula="of:=[.F628]+[.U$7]" office:value-type="float" office:value="0" calcext:value-type="float">
            <text:p>0</text:p>
          </table:table-cell>
          <table:table-cell table:formula="of:=[.G62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29]+[.S$7]" office:value-type="float" office:value="0" calcext:value-type="float">
            <text:p>0</text:p>
          </table:table-cell>
          <table:table-cell table:formula="of:=[.C629]+[.T$7]" office:value-type="float" office:value="0" calcext:value-type="float">
            <text:p>0</text:p>
          </table:table-cell>
          <table:table-cell table:formula="of:=[.F629]+[.U$7]" office:value-type="float" office:value="0" calcext:value-type="float">
            <text:p>0</text:p>
          </table:table-cell>
          <table:table-cell table:formula="of:=[.G62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0]+[.S$7]" office:value-type="float" office:value="0" calcext:value-type="float">
            <text:p>0</text:p>
          </table:table-cell>
          <table:table-cell table:formula="of:=[.C630]+[.T$7]" office:value-type="float" office:value="0" calcext:value-type="float">
            <text:p>0</text:p>
          </table:table-cell>
          <table:table-cell table:formula="of:=[.F630]+[.U$7]" office:value-type="float" office:value="0" calcext:value-type="float">
            <text:p>0</text:p>
          </table:table-cell>
          <table:table-cell table:formula="of:=[.G63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1]+[.S$7]" office:value-type="float" office:value="0" calcext:value-type="float">
            <text:p>0</text:p>
          </table:table-cell>
          <table:table-cell table:formula="of:=[.C631]+[.T$7]" office:value-type="float" office:value="0" calcext:value-type="float">
            <text:p>0</text:p>
          </table:table-cell>
          <table:table-cell table:formula="of:=[.F631]+[.U$7]" office:value-type="float" office:value="0" calcext:value-type="float">
            <text:p>0</text:p>
          </table:table-cell>
          <table:table-cell table:formula="of:=[.G63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2]+[.S$7]" office:value-type="float" office:value="0" calcext:value-type="float">
            <text:p>0</text:p>
          </table:table-cell>
          <table:table-cell table:formula="of:=[.C632]+[.T$7]" office:value-type="float" office:value="0" calcext:value-type="float">
            <text:p>0</text:p>
          </table:table-cell>
          <table:table-cell table:formula="of:=[.F632]+[.U$7]" office:value-type="float" office:value="0" calcext:value-type="float">
            <text:p>0</text:p>
          </table:table-cell>
          <table:table-cell table:formula="of:=[.G63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3]+[.S$7]" office:value-type="float" office:value="0" calcext:value-type="float">
            <text:p>0</text:p>
          </table:table-cell>
          <table:table-cell table:formula="of:=[.C633]+[.T$7]" office:value-type="float" office:value="0" calcext:value-type="float">
            <text:p>0</text:p>
          </table:table-cell>
          <table:table-cell table:formula="of:=[.F633]+[.U$7]" office:value-type="float" office:value="0" calcext:value-type="float">
            <text:p>0</text:p>
          </table:table-cell>
          <table:table-cell table:formula="of:=[.G63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4]+[.S$7]" office:value-type="float" office:value="0" calcext:value-type="float">
            <text:p>0</text:p>
          </table:table-cell>
          <table:table-cell table:formula="of:=[.C634]+[.T$7]" office:value-type="float" office:value="0" calcext:value-type="float">
            <text:p>0</text:p>
          </table:table-cell>
          <table:table-cell table:formula="of:=[.F634]+[.U$7]" office:value-type="float" office:value="0" calcext:value-type="float">
            <text:p>0</text:p>
          </table:table-cell>
          <table:table-cell table:formula="of:=[.G63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5]+[.S$7]" office:value-type="float" office:value="0" calcext:value-type="float">
            <text:p>0</text:p>
          </table:table-cell>
          <table:table-cell table:formula="of:=[.C635]+[.T$7]" office:value-type="float" office:value="0" calcext:value-type="float">
            <text:p>0</text:p>
          </table:table-cell>
          <table:table-cell table:formula="of:=[.F635]+[.U$7]" office:value-type="float" office:value="0" calcext:value-type="float">
            <text:p>0</text:p>
          </table:table-cell>
          <table:table-cell table:formula="of:=[.G63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6]+[.S$7]" office:value-type="float" office:value="0" calcext:value-type="float">
            <text:p>0</text:p>
          </table:table-cell>
          <table:table-cell table:formula="of:=[.C636]+[.T$7]" office:value-type="float" office:value="0" calcext:value-type="float">
            <text:p>0</text:p>
          </table:table-cell>
          <table:table-cell table:formula="of:=[.F636]+[.U$7]" office:value-type="float" office:value="0" calcext:value-type="float">
            <text:p>0</text:p>
          </table:table-cell>
          <table:table-cell table:formula="of:=[.G63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7]+[.S$7]" office:value-type="float" office:value="0" calcext:value-type="float">
            <text:p>0</text:p>
          </table:table-cell>
          <table:table-cell table:formula="of:=[.C637]+[.T$7]" office:value-type="float" office:value="0" calcext:value-type="float">
            <text:p>0</text:p>
          </table:table-cell>
          <table:table-cell table:formula="of:=[.F637]+[.U$7]" office:value-type="float" office:value="0" calcext:value-type="float">
            <text:p>0</text:p>
          </table:table-cell>
          <table:table-cell table:formula="of:=[.G63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8]+[.S$7]" office:value-type="float" office:value="0" calcext:value-type="float">
            <text:p>0</text:p>
          </table:table-cell>
          <table:table-cell table:formula="of:=[.C638]+[.T$7]" office:value-type="float" office:value="0" calcext:value-type="float">
            <text:p>0</text:p>
          </table:table-cell>
          <table:table-cell table:formula="of:=[.F638]+[.U$7]" office:value-type="float" office:value="0" calcext:value-type="float">
            <text:p>0</text:p>
          </table:table-cell>
          <table:table-cell table:formula="of:=[.G63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39]+[.S$7]" office:value-type="float" office:value="0" calcext:value-type="float">
            <text:p>0</text:p>
          </table:table-cell>
          <table:table-cell table:formula="of:=[.C639]+[.T$7]" office:value-type="float" office:value="0" calcext:value-type="float">
            <text:p>0</text:p>
          </table:table-cell>
          <table:table-cell table:formula="of:=[.F639]+[.U$7]" office:value-type="float" office:value="0" calcext:value-type="float">
            <text:p>0</text:p>
          </table:table-cell>
          <table:table-cell table:formula="of:=[.G63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0]+[.S$7]" office:value-type="float" office:value="0" calcext:value-type="float">
            <text:p>0</text:p>
          </table:table-cell>
          <table:table-cell table:formula="of:=[.C640]+[.T$7]" office:value-type="float" office:value="0" calcext:value-type="float">
            <text:p>0</text:p>
          </table:table-cell>
          <table:table-cell table:formula="of:=[.F640]+[.U$7]" office:value-type="float" office:value="0" calcext:value-type="float">
            <text:p>0</text:p>
          </table:table-cell>
          <table:table-cell table:formula="of:=[.G64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1]+[.S$7]" office:value-type="float" office:value="0" calcext:value-type="float">
            <text:p>0</text:p>
          </table:table-cell>
          <table:table-cell table:formula="of:=[.C641]+[.T$7]" office:value-type="float" office:value="0" calcext:value-type="float">
            <text:p>0</text:p>
          </table:table-cell>
          <table:table-cell table:formula="of:=[.F641]+[.U$7]" office:value-type="float" office:value="0" calcext:value-type="float">
            <text:p>0</text:p>
          </table:table-cell>
          <table:table-cell table:formula="of:=[.G64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2]+[.S$7]" office:value-type="float" office:value="0" calcext:value-type="float">
            <text:p>0</text:p>
          </table:table-cell>
          <table:table-cell table:formula="of:=[.C642]+[.T$7]" office:value-type="float" office:value="0" calcext:value-type="float">
            <text:p>0</text:p>
          </table:table-cell>
          <table:table-cell table:formula="of:=[.F642]+[.U$7]" office:value-type="float" office:value="0" calcext:value-type="float">
            <text:p>0</text:p>
          </table:table-cell>
          <table:table-cell table:formula="of:=[.G64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3]+[.S$7]" office:value-type="float" office:value="0" calcext:value-type="float">
            <text:p>0</text:p>
          </table:table-cell>
          <table:table-cell table:formula="of:=[.C643]+[.T$7]" office:value-type="float" office:value="0" calcext:value-type="float">
            <text:p>0</text:p>
          </table:table-cell>
          <table:table-cell table:formula="of:=[.F643]+[.U$7]" office:value-type="float" office:value="0" calcext:value-type="float">
            <text:p>0</text:p>
          </table:table-cell>
          <table:table-cell table:formula="of:=[.G64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4]+[.S$7]" office:value-type="float" office:value="0" calcext:value-type="float">
            <text:p>0</text:p>
          </table:table-cell>
          <table:table-cell table:formula="of:=[.C644]+[.T$7]" office:value-type="float" office:value="0" calcext:value-type="float">
            <text:p>0</text:p>
          </table:table-cell>
          <table:table-cell table:formula="of:=[.F644]+[.U$7]" office:value-type="float" office:value="0" calcext:value-type="float">
            <text:p>0</text:p>
          </table:table-cell>
          <table:table-cell table:formula="of:=[.G64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5]+[.S$7]" office:value-type="float" office:value="0" calcext:value-type="float">
            <text:p>0</text:p>
          </table:table-cell>
          <table:table-cell table:formula="of:=[.C645]+[.T$7]" office:value-type="float" office:value="0" calcext:value-type="float">
            <text:p>0</text:p>
          </table:table-cell>
          <table:table-cell table:formula="of:=[.F645]+[.U$7]" office:value-type="float" office:value="0" calcext:value-type="float">
            <text:p>0</text:p>
          </table:table-cell>
          <table:table-cell table:formula="of:=[.G64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6]+[.S$7]" office:value-type="float" office:value="0" calcext:value-type="float">
            <text:p>0</text:p>
          </table:table-cell>
          <table:table-cell table:formula="of:=[.C646]+[.T$7]" office:value-type="float" office:value="0" calcext:value-type="float">
            <text:p>0</text:p>
          </table:table-cell>
          <table:table-cell table:formula="of:=[.F646]+[.U$7]" office:value-type="float" office:value="0" calcext:value-type="float">
            <text:p>0</text:p>
          </table:table-cell>
          <table:table-cell table:formula="of:=[.G64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7]+[.S$7]" office:value-type="float" office:value="0" calcext:value-type="float">
            <text:p>0</text:p>
          </table:table-cell>
          <table:table-cell table:formula="of:=[.C647]+[.T$7]" office:value-type="float" office:value="0" calcext:value-type="float">
            <text:p>0</text:p>
          </table:table-cell>
          <table:table-cell table:formula="of:=[.F647]+[.U$7]" office:value-type="float" office:value="0" calcext:value-type="float">
            <text:p>0</text:p>
          </table:table-cell>
          <table:table-cell table:formula="of:=[.G64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8]+[.S$7]" office:value-type="float" office:value="0" calcext:value-type="float">
            <text:p>0</text:p>
          </table:table-cell>
          <table:table-cell table:formula="of:=[.C648]+[.T$7]" office:value-type="float" office:value="0" calcext:value-type="float">
            <text:p>0</text:p>
          </table:table-cell>
          <table:table-cell table:formula="of:=[.F648]+[.U$7]" office:value-type="float" office:value="0" calcext:value-type="float">
            <text:p>0</text:p>
          </table:table-cell>
          <table:table-cell table:formula="of:=[.G64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49]+[.S$7]" office:value-type="float" office:value="0" calcext:value-type="float">
            <text:p>0</text:p>
          </table:table-cell>
          <table:table-cell table:formula="of:=[.C649]+[.T$7]" office:value-type="float" office:value="0" calcext:value-type="float">
            <text:p>0</text:p>
          </table:table-cell>
          <table:table-cell table:formula="of:=[.F649]+[.U$7]" office:value-type="float" office:value="0" calcext:value-type="float">
            <text:p>0</text:p>
          </table:table-cell>
          <table:table-cell table:formula="of:=[.G64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0]+[.S$7]" office:value-type="float" office:value="0" calcext:value-type="float">
            <text:p>0</text:p>
          </table:table-cell>
          <table:table-cell table:formula="of:=[.C650]+[.T$7]" office:value-type="float" office:value="0" calcext:value-type="float">
            <text:p>0</text:p>
          </table:table-cell>
          <table:table-cell table:formula="of:=[.F650]+[.U$7]" office:value-type="float" office:value="0" calcext:value-type="float">
            <text:p>0</text:p>
          </table:table-cell>
          <table:table-cell table:formula="of:=[.G65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1]+[.S$7]" office:value-type="float" office:value="0" calcext:value-type="float">
            <text:p>0</text:p>
          </table:table-cell>
          <table:table-cell table:formula="of:=[.C651]+[.T$7]" office:value-type="float" office:value="0" calcext:value-type="float">
            <text:p>0</text:p>
          </table:table-cell>
          <table:table-cell table:formula="of:=[.F651]+[.U$7]" office:value-type="float" office:value="0" calcext:value-type="float">
            <text:p>0</text:p>
          </table:table-cell>
          <table:table-cell table:formula="of:=[.G65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2]+[.S$7]" office:value-type="float" office:value="0" calcext:value-type="float">
            <text:p>0</text:p>
          </table:table-cell>
          <table:table-cell table:formula="of:=[.C652]+[.T$7]" office:value-type="float" office:value="0" calcext:value-type="float">
            <text:p>0</text:p>
          </table:table-cell>
          <table:table-cell table:formula="of:=[.F652]+[.U$7]" office:value-type="float" office:value="0" calcext:value-type="float">
            <text:p>0</text:p>
          </table:table-cell>
          <table:table-cell table:formula="of:=[.G65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3]+[.S$7]" office:value-type="float" office:value="0" calcext:value-type="float">
            <text:p>0</text:p>
          </table:table-cell>
          <table:table-cell table:formula="of:=[.C653]+[.T$7]" office:value-type="float" office:value="0" calcext:value-type="float">
            <text:p>0</text:p>
          </table:table-cell>
          <table:table-cell table:formula="of:=[.F653]+[.U$7]" office:value-type="float" office:value="0" calcext:value-type="float">
            <text:p>0</text:p>
          </table:table-cell>
          <table:table-cell table:formula="of:=[.G65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4]+[.S$7]" office:value-type="float" office:value="0" calcext:value-type="float">
            <text:p>0</text:p>
          </table:table-cell>
          <table:table-cell table:formula="of:=[.C654]+[.T$7]" office:value-type="float" office:value="0" calcext:value-type="float">
            <text:p>0</text:p>
          </table:table-cell>
          <table:table-cell table:formula="of:=[.F654]+[.U$7]" office:value-type="float" office:value="0" calcext:value-type="float">
            <text:p>0</text:p>
          </table:table-cell>
          <table:table-cell table:formula="of:=[.G65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5]+[.S$7]" office:value-type="float" office:value="0" calcext:value-type="float">
            <text:p>0</text:p>
          </table:table-cell>
          <table:table-cell table:formula="of:=[.C655]+[.T$7]" office:value-type="float" office:value="0" calcext:value-type="float">
            <text:p>0</text:p>
          </table:table-cell>
          <table:table-cell table:formula="of:=[.F655]+[.U$7]" office:value-type="float" office:value="0" calcext:value-type="float">
            <text:p>0</text:p>
          </table:table-cell>
          <table:table-cell table:formula="of:=[.G65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6]+[.S$7]" office:value-type="float" office:value="0" calcext:value-type="float">
            <text:p>0</text:p>
          </table:table-cell>
          <table:table-cell table:formula="of:=[.C656]+[.T$7]" office:value-type="float" office:value="0" calcext:value-type="float">
            <text:p>0</text:p>
          </table:table-cell>
          <table:table-cell table:formula="of:=[.F656]+[.U$7]" office:value-type="float" office:value="0" calcext:value-type="float">
            <text:p>0</text:p>
          </table:table-cell>
          <table:table-cell table:formula="of:=[.G65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7]+[.S$7]" office:value-type="float" office:value="0" calcext:value-type="float">
            <text:p>0</text:p>
          </table:table-cell>
          <table:table-cell table:formula="of:=[.C657]+[.T$7]" office:value-type="float" office:value="0" calcext:value-type="float">
            <text:p>0</text:p>
          </table:table-cell>
          <table:table-cell table:formula="of:=[.F657]+[.U$7]" office:value-type="float" office:value="0" calcext:value-type="float">
            <text:p>0</text:p>
          </table:table-cell>
          <table:table-cell table:formula="of:=[.G65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8]+[.S$7]" office:value-type="float" office:value="0" calcext:value-type="float">
            <text:p>0</text:p>
          </table:table-cell>
          <table:table-cell table:formula="of:=[.C658]+[.T$7]" office:value-type="float" office:value="0" calcext:value-type="float">
            <text:p>0</text:p>
          </table:table-cell>
          <table:table-cell table:formula="of:=[.F658]+[.U$7]" office:value-type="float" office:value="0" calcext:value-type="float">
            <text:p>0</text:p>
          </table:table-cell>
          <table:table-cell table:formula="of:=[.G65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59]+[.S$7]" office:value-type="float" office:value="0" calcext:value-type="float">
            <text:p>0</text:p>
          </table:table-cell>
          <table:table-cell table:formula="of:=[.C659]+[.T$7]" office:value-type="float" office:value="0" calcext:value-type="float">
            <text:p>0</text:p>
          </table:table-cell>
          <table:table-cell table:formula="of:=[.F659]+[.U$7]" office:value-type="float" office:value="0" calcext:value-type="float">
            <text:p>0</text:p>
          </table:table-cell>
          <table:table-cell table:formula="of:=[.G65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0]+[.S$7]" office:value-type="float" office:value="0" calcext:value-type="float">
            <text:p>0</text:p>
          </table:table-cell>
          <table:table-cell table:formula="of:=[.C660]+[.T$7]" office:value-type="float" office:value="0" calcext:value-type="float">
            <text:p>0</text:p>
          </table:table-cell>
          <table:table-cell table:formula="of:=[.F660]+[.U$7]" office:value-type="float" office:value="0" calcext:value-type="float">
            <text:p>0</text:p>
          </table:table-cell>
          <table:table-cell table:formula="of:=[.G66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1]+[.S$7]" office:value-type="float" office:value="0" calcext:value-type="float">
            <text:p>0</text:p>
          </table:table-cell>
          <table:table-cell table:formula="of:=[.C661]+[.T$7]" office:value-type="float" office:value="0" calcext:value-type="float">
            <text:p>0</text:p>
          </table:table-cell>
          <table:table-cell table:formula="of:=[.F661]+[.U$7]" office:value-type="float" office:value="0" calcext:value-type="float">
            <text:p>0</text:p>
          </table:table-cell>
          <table:table-cell table:formula="of:=[.G6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2]+[.S$7]" office:value-type="float" office:value="0" calcext:value-type="float">
            <text:p>0</text:p>
          </table:table-cell>
          <table:table-cell table:formula="of:=[.C662]+[.T$7]" office:value-type="float" office:value="0" calcext:value-type="float">
            <text:p>0</text:p>
          </table:table-cell>
          <table:table-cell table:formula="of:=[.F662]+[.U$7]" office:value-type="float" office:value="0" calcext:value-type="float">
            <text:p>0</text:p>
          </table:table-cell>
          <table:table-cell table:formula="of:=[.G6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3]+[.S$7]" office:value-type="float" office:value="0" calcext:value-type="float">
            <text:p>0</text:p>
          </table:table-cell>
          <table:table-cell table:formula="of:=[.C663]+[.T$7]" office:value-type="float" office:value="0" calcext:value-type="float">
            <text:p>0</text:p>
          </table:table-cell>
          <table:table-cell table:formula="of:=[.F663]+[.U$7]" office:value-type="float" office:value="0" calcext:value-type="float">
            <text:p>0</text:p>
          </table:table-cell>
          <table:table-cell table:formula="of:=[.G6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4]+[.S$7]" office:value-type="float" office:value="0" calcext:value-type="float">
            <text:p>0</text:p>
          </table:table-cell>
          <table:table-cell table:formula="of:=[.C664]+[.T$7]" office:value-type="float" office:value="0" calcext:value-type="float">
            <text:p>0</text:p>
          </table:table-cell>
          <table:table-cell table:formula="of:=[.F664]+[.U$7]" office:value-type="float" office:value="0" calcext:value-type="float">
            <text:p>0</text:p>
          </table:table-cell>
          <table:table-cell table:formula="of:=[.G6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5]+[.S$7]" office:value-type="float" office:value="0" calcext:value-type="float">
            <text:p>0</text:p>
          </table:table-cell>
          <table:table-cell table:formula="of:=[.C665]+[.T$7]" office:value-type="float" office:value="0" calcext:value-type="float">
            <text:p>0</text:p>
          </table:table-cell>
          <table:table-cell table:formula="of:=[.F665]+[.U$7]" office:value-type="float" office:value="0" calcext:value-type="float">
            <text:p>0</text:p>
          </table:table-cell>
          <table:table-cell table:formula="of:=[.G6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6]+[.S$7]" office:value-type="float" office:value="0" calcext:value-type="float">
            <text:p>0</text:p>
          </table:table-cell>
          <table:table-cell table:formula="of:=[.C666]+[.T$7]" office:value-type="float" office:value="0" calcext:value-type="float">
            <text:p>0</text:p>
          </table:table-cell>
          <table:table-cell table:formula="of:=[.F666]+[.U$7]" office:value-type="float" office:value="0" calcext:value-type="float">
            <text:p>0</text:p>
          </table:table-cell>
          <table:table-cell table:formula="of:=[.G66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7]+[.S$7]" office:value-type="float" office:value="0" calcext:value-type="float">
            <text:p>0</text:p>
          </table:table-cell>
          <table:table-cell table:formula="of:=[.C667]+[.T$7]" office:value-type="float" office:value="0" calcext:value-type="float">
            <text:p>0</text:p>
          </table:table-cell>
          <table:table-cell table:formula="of:=[.F667]+[.U$7]" office:value-type="float" office:value="0" calcext:value-type="float">
            <text:p>0</text:p>
          </table:table-cell>
          <table:table-cell table:formula="of:=[.G66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8]+[.S$7]" office:value-type="float" office:value="0" calcext:value-type="float">
            <text:p>0</text:p>
          </table:table-cell>
          <table:table-cell table:formula="of:=[.C668]+[.T$7]" office:value-type="float" office:value="0" calcext:value-type="float">
            <text:p>0</text:p>
          </table:table-cell>
          <table:table-cell table:formula="of:=[.F668]+[.U$7]" office:value-type="float" office:value="0" calcext:value-type="float">
            <text:p>0</text:p>
          </table:table-cell>
          <table:table-cell table:formula="of:=[.G66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69]+[.S$7]" office:value-type="float" office:value="0" calcext:value-type="float">
            <text:p>0</text:p>
          </table:table-cell>
          <table:table-cell table:formula="of:=[.C669]+[.T$7]" office:value-type="float" office:value="0" calcext:value-type="float">
            <text:p>0</text:p>
          </table:table-cell>
          <table:table-cell table:formula="of:=[.F669]+[.U$7]" office:value-type="float" office:value="0" calcext:value-type="float">
            <text:p>0</text:p>
          </table:table-cell>
          <table:table-cell table:formula="of:=[.G66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0]+[.S$7]" office:value-type="float" office:value="0" calcext:value-type="float">
            <text:p>0</text:p>
          </table:table-cell>
          <table:table-cell table:formula="of:=[.C670]+[.T$7]" office:value-type="float" office:value="0" calcext:value-type="float">
            <text:p>0</text:p>
          </table:table-cell>
          <table:table-cell table:formula="of:=[.F670]+[.U$7]" office:value-type="float" office:value="0" calcext:value-type="float">
            <text:p>0</text:p>
          </table:table-cell>
          <table:table-cell table:formula="of:=[.G67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1]+[.S$7]" office:value-type="float" office:value="0" calcext:value-type="float">
            <text:p>0</text:p>
          </table:table-cell>
          <table:table-cell table:formula="of:=[.C671]+[.T$7]" office:value-type="float" office:value="0" calcext:value-type="float">
            <text:p>0</text:p>
          </table:table-cell>
          <table:table-cell table:formula="of:=[.F671]+[.U$7]" office:value-type="float" office:value="0" calcext:value-type="float">
            <text:p>0</text:p>
          </table:table-cell>
          <table:table-cell table:formula="of:=[.G67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2]+[.S$7]" office:value-type="float" office:value="0" calcext:value-type="float">
            <text:p>0</text:p>
          </table:table-cell>
          <table:table-cell table:formula="of:=[.C672]+[.T$7]" office:value-type="float" office:value="0" calcext:value-type="float">
            <text:p>0</text:p>
          </table:table-cell>
          <table:table-cell table:formula="of:=[.F672]+[.U$7]" office:value-type="float" office:value="0" calcext:value-type="float">
            <text:p>0</text:p>
          </table:table-cell>
          <table:table-cell table:formula="of:=[.G67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3]+[.S$7]" office:value-type="float" office:value="0" calcext:value-type="float">
            <text:p>0</text:p>
          </table:table-cell>
          <table:table-cell table:formula="of:=[.C673]+[.T$7]" office:value-type="float" office:value="0" calcext:value-type="float">
            <text:p>0</text:p>
          </table:table-cell>
          <table:table-cell table:formula="of:=[.F673]+[.U$7]" office:value-type="float" office:value="0" calcext:value-type="float">
            <text:p>0</text:p>
          </table:table-cell>
          <table:table-cell table:formula="of:=[.G67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4]+[.S$7]" office:value-type="float" office:value="0" calcext:value-type="float">
            <text:p>0</text:p>
          </table:table-cell>
          <table:table-cell table:formula="of:=[.C674]+[.T$7]" office:value-type="float" office:value="0" calcext:value-type="float">
            <text:p>0</text:p>
          </table:table-cell>
          <table:table-cell table:formula="of:=[.F674]+[.U$7]" office:value-type="float" office:value="0" calcext:value-type="float">
            <text:p>0</text:p>
          </table:table-cell>
          <table:table-cell table:formula="of:=[.G67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5]+[.S$7]" office:value-type="float" office:value="0" calcext:value-type="float">
            <text:p>0</text:p>
          </table:table-cell>
          <table:table-cell table:formula="of:=[.C675]+[.T$7]" office:value-type="float" office:value="0" calcext:value-type="float">
            <text:p>0</text:p>
          </table:table-cell>
          <table:table-cell table:formula="of:=[.F675]+[.U$7]" office:value-type="float" office:value="0" calcext:value-type="float">
            <text:p>0</text:p>
          </table:table-cell>
          <table:table-cell table:formula="of:=[.G67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6]+[.S$7]" office:value-type="float" office:value="0" calcext:value-type="float">
            <text:p>0</text:p>
          </table:table-cell>
          <table:table-cell table:formula="of:=[.C676]+[.T$7]" office:value-type="float" office:value="0" calcext:value-type="float">
            <text:p>0</text:p>
          </table:table-cell>
          <table:table-cell table:formula="of:=[.F676]+[.U$7]" office:value-type="float" office:value="0" calcext:value-type="float">
            <text:p>0</text:p>
          </table:table-cell>
          <table:table-cell table:formula="of:=[.G67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7]+[.S$7]" office:value-type="float" office:value="0" calcext:value-type="float">
            <text:p>0</text:p>
          </table:table-cell>
          <table:table-cell table:formula="of:=[.C677]+[.T$7]" office:value-type="float" office:value="0" calcext:value-type="float">
            <text:p>0</text:p>
          </table:table-cell>
          <table:table-cell table:formula="of:=[.F677]+[.U$7]" office:value-type="float" office:value="0" calcext:value-type="float">
            <text:p>0</text:p>
          </table:table-cell>
          <table:table-cell table:formula="of:=[.G67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8]+[.S$7]" office:value-type="float" office:value="0" calcext:value-type="float">
            <text:p>0</text:p>
          </table:table-cell>
          <table:table-cell table:formula="of:=[.C678]+[.T$7]" office:value-type="float" office:value="0" calcext:value-type="float">
            <text:p>0</text:p>
          </table:table-cell>
          <table:table-cell table:formula="of:=[.F678]+[.U$7]" office:value-type="float" office:value="0" calcext:value-type="float">
            <text:p>0</text:p>
          </table:table-cell>
          <table:table-cell table:formula="of:=[.G67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79]+[.S$7]" office:value-type="float" office:value="0" calcext:value-type="float">
            <text:p>0</text:p>
          </table:table-cell>
          <table:table-cell table:formula="of:=[.C679]+[.T$7]" office:value-type="float" office:value="0" calcext:value-type="float">
            <text:p>0</text:p>
          </table:table-cell>
          <table:table-cell table:formula="of:=[.F679]+[.U$7]" office:value-type="float" office:value="0" calcext:value-type="float">
            <text:p>0</text:p>
          </table:table-cell>
          <table:table-cell table:formula="of:=[.G67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0]+[.S$7]" office:value-type="float" office:value="0" calcext:value-type="float">
            <text:p>0</text:p>
          </table:table-cell>
          <table:table-cell table:formula="of:=[.C680]+[.T$7]" office:value-type="float" office:value="0" calcext:value-type="float">
            <text:p>0</text:p>
          </table:table-cell>
          <table:table-cell table:formula="of:=[.F680]+[.U$7]" office:value-type="float" office:value="0" calcext:value-type="float">
            <text:p>0</text:p>
          </table:table-cell>
          <table:table-cell table:formula="of:=[.G68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1]+[.S$7]" office:value-type="float" office:value="0" calcext:value-type="float">
            <text:p>0</text:p>
          </table:table-cell>
          <table:table-cell table:formula="of:=[.C681]+[.T$7]" office:value-type="float" office:value="0" calcext:value-type="float">
            <text:p>0</text:p>
          </table:table-cell>
          <table:table-cell table:formula="of:=[.F681]+[.U$7]" office:value-type="float" office:value="0" calcext:value-type="float">
            <text:p>0</text:p>
          </table:table-cell>
          <table:table-cell table:formula="of:=[.G68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2]+[.S$7]" office:value-type="float" office:value="0" calcext:value-type="float">
            <text:p>0</text:p>
          </table:table-cell>
          <table:table-cell table:formula="of:=[.C682]+[.T$7]" office:value-type="float" office:value="0" calcext:value-type="float">
            <text:p>0</text:p>
          </table:table-cell>
          <table:table-cell table:formula="of:=[.F682]+[.U$7]" office:value-type="float" office:value="0" calcext:value-type="float">
            <text:p>0</text:p>
          </table:table-cell>
          <table:table-cell table:formula="of:=[.G68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3]+[.S$7]" office:value-type="float" office:value="0" calcext:value-type="float">
            <text:p>0</text:p>
          </table:table-cell>
          <table:table-cell table:formula="of:=[.C683]+[.T$7]" office:value-type="float" office:value="0" calcext:value-type="float">
            <text:p>0</text:p>
          </table:table-cell>
          <table:table-cell table:formula="of:=[.F683]+[.U$7]" office:value-type="float" office:value="0" calcext:value-type="float">
            <text:p>0</text:p>
          </table:table-cell>
          <table:table-cell table:formula="of:=[.G68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4]+[.S$7]" office:value-type="float" office:value="0" calcext:value-type="float">
            <text:p>0</text:p>
          </table:table-cell>
          <table:table-cell table:formula="of:=[.C684]+[.T$7]" office:value-type="float" office:value="0" calcext:value-type="float">
            <text:p>0</text:p>
          </table:table-cell>
          <table:table-cell table:formula="of:=[.F684]+[.U$7]" office:value-type="float" office:value="0" calcext:value-type="float">
            <text:p>0</text:p>
          </table:table-cell>
          <table:table-cell table:formula="of:=[.G68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5]+[.S$7]" office:value-type="float" office:value="0" calcext:value-type="float">
            <text:p>0</text:p>
          </table:table-cell>
          <table:table-cell table:formula="of:=[.C685]+[.T$7]" office:value-type="float" office:value="0" calcext:value-type="float">
            <text:p>0</text:p>
          </table:table-cell>
          <table:table-cell table:formula="of:=[.F685]+[.U$7]" office:value-type="float" office:value="0" calcext:value-type="float">
            <text:p>0</text:p>
          </table:table-cell>
          <table:table-cell table:formula="of:=[.G68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6]+[.S$7]" office:value-type="float" office:value="0" calcext:value-type="float">
            <text:p>0</text:p>
          </table:table-cell>
          <table:table-cell table:formula="of:=[.C686]+[.T$7]" office:value-type="float" office:value="0" calcext:value-type="float">
            <text:p>0</text:p>
          </table:table-cell>
          <table:table-cell table:formula="of:=[.F686]+[.U$7]" office:value-type="float" office:value="0" calcext:value-type="float">
            <text:p>0</text:p>
          </table:table-cell>
          <table:table-cell table:formula="of:=[.G68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7]+[.S$7]" office:value-type="float" office:value="0" calcext:value-type="float">
            <text:p>0</text:p>
          </table:table-cell>
          <table:table-cell table:formula="of:=[.C687]+[.T$7]" office:value-type="float" office:value="0" calcext:value-type="float">
            <text:p>0</text:p>
          </table:table-cell>
          <table:table-cell table:formula="of:=[.F687]+[.U$7]" office:value-type="float" office:value="0" calcext:value-type="float">
            <text:p>0</text:p>
          </table:table-cell>
          <table:table-cell table:formula="of:=[.G68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8]+[.S$7]" office:value-type="float" office:value="0" calcext:value-type="float">
            <text:p>0</text:p>
          </table:table-cell>
          <table:table-cell table:formula="of:=[.C688]+[.T$7]" office:value-type="float" office:value="0" calcext:value-type="float">
            <text:p>0</text:p>
          </table:table-cell>
          <table:table-cell table:formula="of:=[.F688]+[.U$7]" office:value-type="float" office:value="0" calcext:value-type="float">
            <text:p>0</text:p>
          </table:table-cell>
          <table:table-cell table:formula="of:=[.G68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89]+[.S$7]" office:value-type="float" office:value="0" calcext:value-type="float">
            <text:p>0</text:p>
          </table:table-cell>
          <table:table-cell table:formula="of:=[.C689]+[.T$7]" office:value-type="float" office:value="0" calcext:value-type="float">
            <text:p>0</text:p>
          </table:table-cell>
          <table:table-cell table:formula="of:=[.F689]+[.U$7]" office:value-type="float" office:value="0" calcext:value-type="float">
            <text:p>0</text:p>
          </table:table-cell>
          <table:table-cell table:formula="of:=[.G68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0]+[.S$7]" office:value-type="float" office:value="0" calcext:value-type="float">
            <text:p>0</text:p>
          </table:table-cell>
          <table:table-cell table:formula="of:=[.C690]+[.T$7]" office:value-type="float" office:value="0" calcext:value-type="float">
            <text:p>0</text:p>
          </table:table-cell>
          <table:table-cell table:formula="of:=[.F690]+[.U$7]" office:value-type="float" office:value="0" calcext:value-type="float">
            <text:p>0</text:p>
          </table:table-cell>
          <table:table-cell table:formula="of:=[.G6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1]+[.S$7]" office:value-type="float" office:value="0" calcext:value-type="float">
            <text:p>0</text:p>
          </table:table-cell>
          <table:table-cell table:formula="of:=[.C691]+[.T$7]" office:value-type="float" office:value="0" calcext:value-type="float">
            <text:p>0</text:p>
          </table:table-cell>
          <table:table-cell table:formula="of:=[.F691]+[.U$7]" office:value-type="float" office:value="0" calcext:value-type="float">
            <text:p>0</text:p>
          </table:table-cell>
          <table:table-cell table:formula="of:=[.G6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2]+[.S$7]" office:value-type="float" office:value="0" calcext:value-type="float">
            <text:p>0</text:p>
          </table:table-cell>
          <table:table-cell table:formula="of:=[.C692]+[.T$7]" office:value-type="float" office:value="0" calcext:value-type="float">
            <text:p>0</text:p>
          </table:table-cell>
          <table:table-cell table:formula="of:=[.F692]+[.U$7]" office:value-type="float" office:value="0" calcext:value-type="float">
            <text:p>0</text:p>
          </table:table-cell>
          <table:table-cell table:formula="of:=[.G6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3]+[.S$7]" office:value-type="float" office:value="0" calcext:value-type="float">
            <text:p>0</text:p>
          </table:table-cell>
          <table:table-cell table:formula="of:=[.C693]+[.T$7]" office:value-type="float" office:value="0" calcext:value-type="float">
            <text:p>0</text:p>
          </table:table-cell>
          <table:table-cell table:formula="of:=[.F693]+[.U$7]" office:value-type="float" office:value="0" calcext:value-type="float">
            <text:p>0</text:p>
          </table:table-cell>
          <table:table-cell table:formula="of:=[.G69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4]+[.S$7]" office:value-type="float" office:value="0" calcext:value-type="float">
            <text:p>0</text:p>
          </table:table-cell>
          <table:table-cell table:formula="of:=[.C694]+[.T$7]" office:value-type="float" office:value="0" calcext:value-type="float">
            <text:p>0</text:p>
          </table:table-cell>
          <table:table-cell table:formula="of:=[.F694]+[.U$7]" office:value-type="float" office:value="0" calcext:value-type="float">
            <text:p>0</text:p>
          </table:table-cell>
          <table:table-cell table:formula="of:=[.G69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5]+[.S$7]" office:value-type="float" office:value="0" calcext:value-type="float">
            <text:p>0</text:p>
          </table:table-cell>
          <table:table-cell table:formula="of:=[.C695]+[.T$7]" office:value-type="float" office:value="0" calcext:value-type="float">
            <text:p>0</text:p>
          </table:table-cell>
          <table:table-cell table:formula="of:=[.F695]+[.U$7]" office:value-type="float" office:value="0" calcext:value-type="float">
            <text:p>0</text:p>
          </table:table-cell>
          <table:table-cell table:formula="of:=[.G6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6]+[.S$7]" office:value-type="float" office:value="0" calcext:value-type="float">
            <text:p>0</text:p>
          </table:table-cell>
          <table:table-cell table:formula="of:=[.C696]+[.T$7]" office:value-type="float" office:value="0" calcext:value-type="float">
            <text:p>0</text:p>
          </table:table-cell>
          <table:table-cell table:formula="of:=[.F696]+[.U$7]" office:value-type="float" office:value="0" calcext:value-type="float">
            <text:p>0</text:p>
          </table:table-cell>
          <table:table-cell table:formula="of:=[.G6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7]+[.S$7]" office:value-type="float" office:value="0" calcext:value-type="float">
            <text:p>0</text:p>
          </table:table-cell>
          <table:table-cell table:formula="of:=[.C697]+[.T$7]" office:value-type="float" office:value="0" calcext:value-type="float">
            <text:p>0</text:p>
          </table:table-cell>
          <table:table-cell table:formula="of:=[.F697]+[.U$7]" office:value-type="float" office:value="0" calcext:value-type="float">
            <text:p>0</text:p>
          </table:table-cell>
          <table:table-cell table:formula="of:=[.G69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8]+[.S$7]" office:value-type="float" office:value="0" calcext:value-type="float">
            <text:p>0</text:p>
          </table:table-cell>
          <table:table-cell table:formula="of:=[.C698]+[.T$7]" office:value-type="float" office:value="0" calcext:value-type="float">
            <text:p>0</text:p>
          </table:table-cell>
          <table:table-cell table:formula="of:=[.F698]+[.U$7]" office:value-type="float" office:value="0" calcext:value-type="float">
            <text:p>0</text:p>
          </table:table-cell>
          <table:table-cell table:formula="of:=[.G69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699]+[.S$7]" office:value-type="float" office:value="0" calcext:value-type="float">
            <text:p>0</text:p>
          </table:table-cell>
          <table:table-cell table:formula="of:=[.C699]+[.T$7]" office:value-type="float" office:value="0" calcext:value-type="float">
            <text:p>0</text:p>
          </table:table-cell>
          <table:table-cell table:formula="of:=[.F699]+[.U$7]" office:value-type="float" office:value="0" calcext:value-type="float">
            <text:p>0</text:p>
          </table:table-cell>
          <table:table-cell table:formula="of:=[.G69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0]+[.S$7]" office:value-type="float" office:value="0" calcext:value-type="float">
            <text:p>0</text:p>
          </table:table-cell>
          <table:table-cell table:formula="of:=[.C700]+[.T$7]" office:value-type="float" office:value="0" calcext:value-type="float">
            <text:p>0</text:p>
          </table:table-cell>
          <table:table-cell table:formula="of:=[.F700]+[.U$7]" office:value-type="float" office:value="0" calcext:value-type="float">
            <text:p>0</text:p>
          </table:table-cell>
          <table:table-cell table:formula="of:=[.G7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1]+[.S$7]" office:value-type="float" office:value="0" calcext:value-type="float">
            <text:p>0</text:p>
          </table:table-cell>
          <table:table-cell table:formula="of:=[.C701]+[.T$7]" office:value-type="float" office:value="0" calcext:value-type="float">
            <text:p>0</text:p>
          </table:table-cell>
          <table:table-cell table:formula="of:=[.F701]+[.U$7]" office:value-type="float" office:value="0" calcext:value-type="float">
            <text:p>0</text:p>
          </table:table-cell>
          <table:table-cell table:formula="of:=[.G70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2]+[.S$7]" office:value-type="float" office:value="0" calcext:value-type="float">
            <text:p>0</text:p>
          </table:table-cell>
          <table:table-cell table:formula="of:=[.C702]+[.T$7]" office:value-type="float" office:value="0" calcext:value-type="float">
            <text:p>0</text:p>
          </table:table-cell>
          <table:table-cell table:formula="of:=[.F702]+[.U$7]" office:value-type="float" office:value="0" calcext:value-type="float">
            <text:p>0</text:p>
          </table:table-cell>
          <table:table-cell table:formula="of:=[.G70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3]+[.S$7]" office:value-type="float" office:value="0" calcext:value-type="float">
            <text:p>0</text:p>
          </table:table-cell>
          <table:table-cell table:formula="of:=[.C703]+[.T$7]" office:value-type="float" office:value="0" calcext:value-type="float">
            <text:p>0</text:p>
          </table:table-cell>
          <table:table-cell table:formula="of:=[.F703]+[.U$7]" office:value-type="float" office:value="0" calcext:value-type="float">
            <text:p>0</text:p>
          </table:table-cell>
          <table:table-cell table:formula="of:=[.G70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4]+[.S$7]" office:value-type="float" office:value="0" calcext:value-type="float">
            <text:p>0</text:p>
          </table:table-cell>
          <table:table-cell table:formula="of:=[.C704]+[.T$7]" office:value-type="float" office:value="0" calcext:value-type="float">
            <text:p>0</text:p>
          </table:table-cell>
          <table:table-cell table:formula="of:=[.F704]+[.U$7]" office:value-type="float" office:value="0" calcext:value-type="float">
            <text:p>0</text:p>
          </table:table-cell>
          <table:table-cell table:formula="of:=[.G7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5]+[.S$7]" office:value-type="float" office:value="0" calcext:value-type="float">
            <text:p>0</text:p>
          </table:table-cell>
          <table:table-cell table:formula="of:=[.C705]+[.T$7]" office:value-type="float" office:value="0" calcext:value-type="float">
            <text:p>0</text:p>
          </table:table-cell>
          <table:table-cell table:formula="of:=[.F705]+[.U$7]" office:value-type="float" office:value="0" calcext:value-type="float">
            <text:p>0</text:p>
          </table:table-cell>
          <table:table-cell table:formula="of:=[.G70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6]+[.S$7]" office:value-type="float" office:value="0" calcext:value-type="float">
            <text:p>0</text:p>
          </table:table-cell>
          <table:table-cell table:formula="of:=[.C706]+[.T$7]" office:value-type="float" office:value="0" calcext:value-type="float">
            <text:p>0</text:p>
          </table:table-cell>
          <table:table-cell table:formula="of:=[.F706]+[.U$7]" office:value-type="float" office:value="0" calcext:value-type="float">
            <text:p>0</text:p>
          </table:table-cell>
          <table:table-cell table:formula="of:=[.G70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7]+[.S$7]" office:value-type="float" office:value="0" calcext:value-type="float">
            <text:p>0</text:p>
          </table:table-cell>
          <table:table-cell table:formula="of:=[.C707]+[.T$7]" office:value-type="float" office:value="0" calcext:value-type="float">
            <text:p>0</text:p>
          </table:table-cell>
          <table:table-cell table:formula="of:=[.F707]+[.U$7]" office:value-type="float" office:value="0" calcext:value-type="float">
            <text:p>0</text:p>
          </table:table-cell>
          <table:table-cell table:formula="of:=[.G70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8]+[.S$7]" office:value-type="float" office:value="0" calcext:value-type="float">
            <text:p>0</text:p>
          </table:table-cell>
          <table:table-cell table:formula="of:=[.C708]+[.T$7]" office:value-type="float" office:value="0" calcext:value-type="float">
            <text:p>0</text:p>
          </table:table-cell>
          <table:table-cell table:formula="of:=[.F708]+[.U$7]" office:value-type="float" office:value="0" calcext:value-type="float">
            <text:p>0</text:p>
          </table:table-cell>
          <table:table-cell table:formula="of:=[.G70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09]+[.S$7]" office:value-type="float" office:value="0" calcext:value-type="float">
            <text:p>0</text:p>
          </table:table-cell>
          <table:table-cell table:formula="of:=[.C709]+[.T$7]" office:value-type="float" office:value="0" calcext:value-type="float">
            <text:p>0</text:p>
          </table:table-cell>
          <table:table-cell table:formula="of:=[.F709]+[.U$7]" office:value-type="float" office:value="0" calcext:value-type="float">
            <text:p>0</text:p>
          </table:table-cell>
          <table:table-cell table:formula="of:=[.G70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0]+[.S$7]" office:value-type="float" office:value="0" calcext:value-type="float">
            <text:p>0</text:p>
          </table:table-cell>
          <table:table-cell table:formula="of:=[.C710]+[.T$7]" office:value-type="float" office:value="0" calcext:value-type="float">
            <text:p>0</text:p>
          </table:table-cell>
          <table:table-cell table:formula="of:=[.F710]+[.U$7]" office:value-type="float" office:value="0" calcext:value-type="float">
            <text:p>0</text:p>
          </table:table-cell>
          <table:table-cell table:formula="of:=[.G71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1]+[.S$7]" office:value-type="float" office:value="0" calcext:value-type="float">
            <text:p>0</text:p>
          </table:table-cell>
          <table:table-cell table:formula="of:=[.C711]+[.T$7]" office:value-type="float" office:value="0" calcext:value-type="float">
            <text:p>0</text:p>
          </table:table-cell>
          <table:table-cell table:formula="of:=[.F711]+[.U$7]" office:value-type="float" office:value="0" calcext:value-type="float">
            <text:p>0</text:p>
          </table:table-cell>
          <table:table-cell table:formula="of:=[.G71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2]+[.S$7]" office:value-type="float" office:value="0" calcext:value-type="float">
            <text:p>0</text:p>
          </table:table-cell>
          <table:table-cell table:formula="of:=[.C712]+[.T$7]" office:value-type="float" office:value="0" calcext:value-type="float">
            <text:p>0</text:p>
          </table:table-cell>
          <table:table-cell table:formula="of:=[.F712]+[.U$7]" office:value-type="float" office:value="0" calcext:value-type="float">
            <text:p>0</text:p>
          </table:table-cell>
          <table:table-cell table:formula="of:=[.G71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3]+[.S$7]" office:value-type="float" office:value="0" calcext:value-type="float">
            <text:p>0</text:p>
          </table:table-cell>
          <table:table-cell table:formula="of:=[.C713]+[.T$7]" office:value-type="float" office:value="0" calcext:value-type="float">
            <text:p>0</text:p>
          </table:table-cell>
          <table:table-cell table:formula="of:=[.F713]+[.U$7]" office:value-type="float" office:value="0" calcext:value-type="float">
            <text:p>0</text:p>
          </table:table-cell>
          <table:table-cell table:formula="of:=[.G71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4]+[.S$7]" office:value-type="float" office:value="0" calcext:value-type="float">
            <text:p>0</text:p>
          </table:table-cell>
          <table:table-cell table:formula="of:=[.C714]+[.T$7]" office:value-type="float" office:value="0" calcext:value-type="float">
            <text:p>0</text:p>
          </table:table-cell>
          <table:table-cell table:formula="of:=[.F714]+[.U$7]" office:value-type="float" office:value="0" calcext:value-type="float">
            <text:p>0</text:p>
          </table:table-cell>
          <table:table-cell table:formula="of:=[.G71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5]+[.S$7]" office:value-type="float" office:value="0" calcext:value-type="float">
            <text:p>0</text:p>
          </table:table-cell>
          <table:table-cell table:formula="of:=[.C715]+[.T$7]" office:value-type="float" office:value="0" calcext:value-type="float">
            <text:p>0</text:p>
          </table:table-cell>
          <table:table-cell table:formula="of:=[.F715]+[.U$7]" office:value-type="float" office:value="0" calcext:value-type="float">
            <text:p>0</text:p>
          </table:table-cell>
          <table:table-cell table:formula="of:=[.G71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6]+[.S$7]" office:value-type="float" office:value="0" calcext:value-type="float">
            <text:p>0</text:p>
          </table:table-cell>
          <table:table-cell table:formula="of:=[.C716]+[.T$7]" office:value-type="float" office:value="0" calcext:value-type="float">
            <text:p>0</text:p>
          </table:table-cell>
          <table:table-cell table:formula="of:=[.F716]+[.U$7]" office:value-type="float" office:value="0" calcext:value-type="float">
            <text:p>0</text:p>
          </table:table-cell>
          <table:table-cell table:formula="of:=[.G71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7]+[.S$7]" office:value-type="float" office:value="0" calcext:value-type="float">
            <text:p>0</text:p>
          </table:table-cell>
          <table:table-cell table:formula="of:=[.C717]+[.T$7]" office:value-type="float" office:value="0" calcext:value-type="float">
            <text:p>0</text:p>
          </table:table-cell>
          <table:table-cell table:formula="of:=[.F717]+[.U$7]" office:value-type="float" office:value="0" calcext:value-type="float">
            <text:p>0</text:p>
          </table:table-cell>
          <table:table-cell table:formula="of:=[.G71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8]+[.S$7]" office:value-type="float" office:value="0" calcext:value-type="float">
            <text:p>0</text:p>
          </table:table-cell>
          <table:table-cell table:formula="of:=[.C718]+[.T$7]" office:value-type="float" office:value="0" calcext:value-type="float">
            <text:p>0</text:p>
          </table:table-cell>
          <table:table-cell table:formula="of:=[.F718]+[.U$7]" office:value-type="float" office:value="0" calcext:value-type="float">
            <text:p>0</text:p>
          </table:table-cell>
          <table:table-cell table:formula="of:=[.G71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19]+[.S$7]" office:value-type="float" office:value="0" calcext:value-type="float">
            <text:p>0</text:p>
          </table:table-cell>
          <table:table-cell table:formula="of:=[.C719]+[.T$7]" office:value-type="float" office:value="0" calcext:value-type="float">
            <text:p>0</text:p>
          </table:table-cell>
          <table:table-cell table:formula="of:=[.F719]+[.U$7]" office:value-type="float" office:value="0" calcext:value-type="float">
            <text:p>0</text:p>
          </table:table-cell>
          <table:table-cell table:formula="of:=[.G71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0]+[.S$7]" office:value-type="float" office:value="0" calcext:value-type="float">
            <text:p>0</text:p>
          </table:table-cell>
          <table:table-cell table:formula="of:=[.C720]+[.T$7]" office:value-type="float" office:value="0" calcext:value-type="float">
            <text:p>0</text:p>
          </table:table-cell>
          <table:table-cell table:formula="of:=[.F720]+[.U$7]" office:value-type="float" office:value="0" calcext:value-type="float">
            <text:p>0</text:p>
          </table:table-cell>
          <table:table-cell table:formula="of:=[.G72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1]+[.S$7]" office:value-type="float" office:value="0" calcext:value-type="float">
            <text:p>0</text:p>
          </table:table-cell>
          <table:table-cell table:formula="of:=[.C721]+[.T$7]" office:value-type="float" office:value="0" calcext:value-type="float">
            <text:p>0</text:p>
          </table:table-cell>
          <table:table-cell table:formula="of:=[.F721]+[.U$7]" office:value-type="float" office:value="0" calcext:value-type="float">
            <text:p>0</text:p>
          </table:table-cell>
          <table:table-cell table:formula="of:=[.G72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2]+[.S$7]" office:value-type="float" office:value="0" calcext:value-type="float">
            <text:p>0</text:p>
          </table:table-cell>
          <table:table-cell table:formula="of:=[.C722]+[.T$7]" office:value-type="float" office:value="0" calcext:value-type="float">
            <text:p>0</text:p>
          </table:table-cell>
          <table:table-cell table:formula="of:=[.F722]+[.U$7]" office:value-type="float" office:value="0" calcext:value-type="float">
            <text:p>0</text:p>
          </table:table-cell>
          <table:table-cell table:formula="of:=[.G72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3]+[.S$7]" office:value-type="float" office:value="0" calcext:value-type="float">
            <text:p>0</text:p>
          </table:table-cell>
          <table:table-cell table:formula="of:=[.C723]+[.T$7]" office:value-type="float" office:value="0" calcext:value-type="float">
            <text:p>0</text:p>
          </table:table-cell>
          <table:table-cell table:formula="of:=[.F723]+[.U$7]" office:value-type="float" office:value="0" calcext:value-type="float">
            <text:p>0</text:p>
          </table:table-cell>
          <table:table-cell table:formula="of:=[.G72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4]+[.S$7]" office:value-type="float" office:value="0" calcext:value-type="float">
            <text:p>0</text:p>
          </table:table-cell>
          <table:table-cell table:formula="of:=[.C724]+[.T$7]" office:value-type="float" office:value="0" calcext:value-type="float">
            <text:p>0</text:p>
          </table:table-cell>
          <table:table-cell table:formula="of:=[.F724]+[.U$7]" office:value-type="float" office:value="0" calcext:value-type="float">
            <text:p>0</text:p>
          </table:table-cell>
          <table:table-cell table:formula="of:=[.G72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5]+[.S$7]" office:value-type="float" office:value="0" calcext:value-type="float">
            <text:p>0</text:p>
          </table:table-cell>
          <table:table-cell table:formula="of:=[.C725]+[.T$7]" office:value-type="float" office:value="0" calcext:value-type="float">
            <text:p>0</text:p>
          </table:table-cell>
          <table:table-cell table:formula="of:=[.F725]+[.U$7]" office:value-type="float" office:value="0" calcext:value-type="float">
            <text:p>0</text:p>
          </table:table-cell>
          <table:table-cell table:formula="of:=[.G72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6]+[.S$7]" office:value-type="float" office:value="0" calcext:value-type="float">
            <text:p>0</text:p>
          </table:table-cell>
          <table:table-cell table:formula="of:=[.C726]+[.T$7]" office:value-type="float" office:value="0" calcext:value-type="float">
            <text:p>0</text:p>
          </table:table-cell>
          <table:table-cell table:formula="of:=[.F726]+[.U$7]" office:value-type="float" office:value="0" calcext:value-type="float">
            <text:p>0</text:p>
          </table:table-cell>
          <table:table-cell table:formula="of:=[.G72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7]+[.S$7]" office:value-type="float" office:value="0" calcext:value-type="float">
            <text:p>0</text:p>
          </table:table-cell>
          <table:table-cell table:formula="of:=[.C727]+[.T$7]" office:value-type="float" office:value="0" calcext:value-type="float">
            <text:p>0</text:p>
          </table:table-cell>
          <table:table-cell table:formula="of:=[.F727]+[.U$7]" office:value-type="float" office:value="0" calcext:value-type="float">
            <text:p>0</text:p>
          </table:table-cell>
          <table:table-cell table:formula="of:=[.G72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8]+[.S$7]" office:value-type="float" office:value="0" calcext:value-type="float">
            <text:p>0</text:p>
          </table:table-cell>
          <table:table-cell table:formula="of:=[.C728]+[.T$7]" office:value-type="float" office:value="0" calcext:value-type="float">
            <text:p>0</text:p>
          </table:table-cell>
          <table:table-cell table:formula="of:=[.F728]+[.U$7]" office:value-type="float" office:value="0" calcext:value-type="float">
            <text:p>0</text:p>
          </table:table-cell>
          <table:table-cell table:formula="of:=[.G72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29]+[.S$7]" office:value-type="float" office:value="0" calcext:value-type="float">
            <text:p>0</text:p>
          </table:table-cell>
          <table:table-cell table:formula="of:=[.C729]+[.T$7]" office:value-type="float" office:value="0" calcext:value-type="float">
            <text:p>0</text:p>
          </table:table-cell>
          <table:table-cell table:formula="of:=[.F729]+[.U$7]" office:value-type="float" office:value="0" calcext:value-type="float">
            <text:p>0</text:p>
          </table:table-cell>
          <table:table-cell table:formula="of:=[.G72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0]+[.S$7]" office:value-type="float" office:value="0" calcext:value-type="float">
            <text:p>0</text:p>
          </table:table-cell>
          <table:table-cell table:formula="of:=[.C730]+[.T$7]" office:value-type="float" office:value="0" calcext:value-type="float">
            <text:p>0</text:p>
          </table:table-cell>
          <table:table-cell table:formula="of:=[.F730]+[.U$7]" office:value-type="float" office:value="0" calcext:value-type="float">
            <text:p>0</text:p>
          </table:table-cell>
          <table:table-cell table:formula="of:=[.G73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1]+[.S$7]" office:value-type="float" office:value="0" calcext:value-type="float">
            <text:p>0</text:p>
          </table:table-cell>
          <table:table-cell table:formula="of:=[.C731]+[.T$7]" office:value-type="float" office:value="0" calcext:value-type="float">
            <text:p>0</text:p>
          </table:table-cell>
          <table:table-cell table:formula="of:=[.F731]+[.U$7]" office:value-type="float" office:value="0" calcext:value-type="float">
            <text:p>0</text:p>
          </table:table-cell>
          <table:table-cell table:formula="of:=[.G73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2]+[.S$7]" office:value-type="float" office:value="0" calcext:value-type="float">
            <text:p>0</text:p>
          </table:table-cell>
          <table:table-cell table:formula="of:=[.C732]+[.T$7]" office:value-type="float" office:value="0" calcext:value-type="float">
            <text:p>0</text:p>
          </table:table-cell>
          <table:table-cell table:formula="of:=[.F732]+[.U$7]" office:value-type="float" office:value="0" calcext:value-type="float">
            <text:p>0</text:p>
          </table:table-cell>
          <table:table-cell table:formula="of:=[.G73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3]+[.S$7]" office:value-type="float" office:value="0" calcext:value-type="float">
            <text:p>0</text:p>
          </table:table-cell>
          <table:table-cell table:formula="of:=[.C733]+[.T$7]" office:value-type="float" office:value="0" calcext:value-type="float">
            <text:p>0</text:p>
          </table:table-cell>
          <table:table-cell table:formula="of:=[.F733]+[.U$7]" office:value-type="float" office:value="0" calcext:value-type="float">
            <text:p>0</text:p>
          </table:table-cell>
          <table:table-cell table:formula="of:=[.G73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4]+[.S$7]" office:value-type="float" office:value="0" calcext:value-type="float">
            <text:p>0</text:p>
          </table:table-cell>
          <table:table-cell table:formula="of:=[.C734]+[.T$7]" office:value-type="float" office:value="0" calcext:value-type="float">
            <text:p>0</text:p>
          </table:table-cell>
          <table:table-cell table:formula="of:=[.F734]+[.U$7]" office:value-type="float" office:value="0" calcext:value-type="float">
            <text:p>0</text:p>
          </table:table-cell>
          <table:table-cell table:formula="of:=[.G73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5]+[.S$7]" office:value-type="float" office:value="0" calcext:value-type="float">
            <text:p>0</text:p>
          </table:table-cell>
          <table:table-cell table:formula="of:=[.C735]+[.T$7]" office:value-type="float" office:value="0" calcext:value-type="float">
            <text:p>0</text:p>
          </table:table-cell>
          <table:table-cell table:formula="of:=[.F735]+[.U$7]" office:value-type="float" office:value="0" calcext:value-type="float">
            <text:p>0</text:p>
          </table:table-cell>
          <table:table-cell table:formula="of:=[.G73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6]+[.S$7]" office:value-type="float" office:value="0" calcext:value-type="float">
            <text:p>0</text:p>
          </table:table-cell>
          <table:table-cell table:formula="of:=[.C736]+[.T$7]" office:value-type="float" office:value="0" calcext:value-type="float">
            <text:p>0</text:p>
          </table:table-cell>
          <table:table-cell table:formula="of:=[.F736]+[.U$7]" office:value-type="float" office:value="0" calcext:value-type="float">
            <text:p>0</text:p>
          </table:table-cell>
          <table:table-cell table:formula="of:=[.G73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7]+[.S$7]" office:value-type="float" office:value="0" calcext:value-type="float">
            <text:p>0</text:p>
          </table:table-cell>
          <table:table-cell table:formula="of:=[.C737]+[.T$7]" office:value-type="float" office:value="0" calcext:value-type="float">
            <text:p>0</text:p>
          </table:table-cell>
          <table:table-cell table:formula="of:=[.F737]+[.U$7]" office:value-type="float" office:value="0" calcext:value-type="float">
            <text:p>0</text:p>
          </table:table-cell>
          <table:table-cell table:formula="of:=[.G73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8]+[.S$7]" office:value-type="float" office:value="0" calcext:value-type="float">
            <text:p>0</text:p>
          </table:table-cell>
          <table:table-cell table:formula="of:=[.C738]+[.T$7]" office:value-type="float" office:value="0" calcext:value-type="float">
            <text:p>0</text:p>
          </table:table-cell>
          <table:table-cell table:formula="of:=[.F738]+[.U$7]" office:value-type="float" office:value="0" calcext:value-type="float">
            <text:p>0</text:p>
          </table:table-cell>
          <table:table-cell table:formula="of:=[.G73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39]+[.S$7]" office:value-type="float" office:value="0" calcext:value-type="float">
            <text:p>0</text:p>
          </table:table-cell>
          <table:table-cell table:formula="of:=[.C739]+[.T$7]" office:value-type="float" office:value="0" calcext:value-type="float">
            <text:p>0</text:p>
          </table:table-cell>
          <table:table-cell table:formula="of:=[.F739]+[.U$7]" office:value-type="float" office:value="0" calcext:value-type="float">
            <text:p>0</text:p>
          </table:table-cell>
          <table:table-cell table:formula="of:=[.G73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0]+[.S$7]" office:value-type="float" office:value="0" calcext:value-type="float">
            <text:p>0</text:p>
          </table:table-cell>
          <table:table-cell table:formula="of:=[.C740]+[.T$7]" office:value-type="float" office:value="0" calcext:value-type="float">
            <text:p>0</text:p>
          </table:table-cell>
          <table:table-cell table:formula="of:=[.F740]+[.U$7]" office:value-type="float" office:value="0" calcext:value-type="float">
            <text:p>0</text:p>
          </table:table-cell>
          <table:table-cell table:formula="of:=[.G74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1]+[.S$7]" office:value-type="float" office:value="0" calcext:value-type="float">
            <text:p>0</text:p>
          </table:table-cell>
          <table:table-cell table:formula="of:=[.C741]+[.T$7]" office:value-type="float" office:value="0" calcext:value-type="float">
            <text:p>0</text:p>
          </table:table-cell>
          <table:table-cell table:formula="of:=[.F741]+[.U$7]" office:value-type="float" office:value="0" calcext:value-type="float">
            <text:p>0</text:p>
          </table:table-cell>
          <table:table-cell table:formula="of:=[.G74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2]+[.S$7]" office:value-type="float" office:value="0" calcext:value-type="float">
            <text:p>0</text:p>
          </table:table-cell>
          <table:table-cell table:formula="of:=[.C742]+[.T$7]" office:value-type="float" office:value="0" calcext:value-type="float">
            <text:p>0</text:p>
          </table:table-cell>
          <table:table-cell table:formula="of:=[.F742]+[.U$7]" office:value-type="float" office:value="0" calcext:value-type="float">
            <text:p>0</text:p>
          </table:table-cell>
          <table:table-cell table:formula="of:=[.G74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3]+[.S$7]" office:value-type="float" office:value="0" calcext:value-type="float">
            <text:p>0</text:p>
          </table:table-cell>
          <table:table-cell table:formula="of:=[.C743]+[.T$7]" office:value-type="float" office:value="0" calcext:value-type="float">
            <text:p>0</text:p>
          </table:table-cell>
          <table:table-cell table:formula="of:=[.F743]+[.U$7]" office:value-type="float" office:value="0" calcext:value-type="float">
            <text:p>0</text:p>
          </table:table-cell>
          <table:table-cell table:formula="of:=[.G74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4]+[.S$7]" office:value-type="float" office:value="0" calcext:value-type="float">
            <text:p>0</text:p>
          </table:table-cell>
          <table:table-cell table:formula="of:=[.C744]+[.T$7]" office:value-type="float" office:value="0" calcext:value-type="float">
            <text:p>0</text:p>
          </table:table-cell>
          <table:table-cell table:formula="of:=[.F744]+[.U$7]" office:value-type="float" office:value="0" calcext:value-type="float">
            <text:p>0</text:p>
          </table:table-cell>
          <table:table-cell table:formula="of:=[.G74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5]+[.S$7]" office:value-type="float" office:value="0" calcext:value-type="float">
            <text:p>0</text:p>
          </table:table-cell>
          <table:table-cell table:formula="of:=[.C745]+[.T$7]" office:value-type="float" office:value="0" calcext:value-type="float">
            <text:p>0</text:p>
          </table:table-cell>
          <table:table-cell table:formula="of:=[.F745]+[.U$7]" office:value-type="float" office:value="0" calcext:value-type="float">
            <text:p>0</text:p>
          </table:table-cell>
          <table:table-cell table:formula="of:=[.G74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6]+[.S$7]" office:value-type="float" office:value="0" calcext:value-type="float">
            <text:p>0</text:p>
          </table:table-cell>
          <table:table-cell table:formula="of:=[.C746]+[.T$7]" office:value-type="float" office:value="0" calcext:value-type="float">
            <text:p>0</text:p>
          </table:table-cell>
          <table:table-cell table:formula="of:=[.F746]+[.U$7]" office:value-type="float" office:value="0" calcext:value-type="float">
            <text:p>0</text:p>
          </table:table-cell>
          <table:table-cell table:formula="of:=[.G74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7]+[.S$7]" office:value-type="float" office:value="0" calcext:value-type="float">
            <text:p>0</text:p>
          </table:table-cell>
          <table:table-cell table:formula="of:=[.C747]+[.T$7]" office:value-type="float" office:value="0" calcext:value-type="float">
            <text:p>0</text:p>
          </table:table-cell>
          <table:table-cell table:formula="of:=[.F747]+[.U$7]" office:value-type="float" office:value="0" calcext:value-type="float">
            <text:p>0</text:p>
          </table:table-cell>
          <table:table-cell table:formula="of:=[.G74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8]+[.S$7]" office:value-type="float" office:value="0" calcext:value-type="float">
            <text:p>0</text:p>
          </table:table-cell>
          <table:table-cell table:formula="of:=[.C748]+[.T$7]" office:value-type="float" office:value="0" calcext:value-type="float">
            <text:p>0</text:p>
          </table:table-cell>
          <table:table-cell table:formula="of:=[.F748]+[.U$7]" office:value-type="float" office:value="0" calcext:value-type="float">
            <text:p>0</text:p>
          </table:table-cell>
          <table:table-cell table:formula="of:=[.G74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49]+[.S$7]" office:value-type="float" office:value="0" calcext:value-type="float">
            <text:p>0</text:p>
          </table:table-cell>
          <table:table-cell table:formula="of:=[.C749]+[.T$7]" office:value-type="float" office:value="0" calcext:value-type="float">
            <text:p>0</text:p>
          </table:table-cell>
          <table:table-cell table:formula="of:=[.F749]+[.U$7]" office:value-type="float" office:value="0" calcext:value-type="float">
            <text:p>0</text:p>
          </table:table-cell>
          <table:table-cell table:formula="of:=[.G74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0]+[.S$7]" office:value-type="float" office:value="0" calcext:value-type="float">
            <text:p>0</text:p>
          </table:table-cell>
          <table:table-cell table:formula="of:=[.C750]+[.T$7]" office:value-type="float" office:value="0" calcext:value-type="float">
            <text:p>0</text:p>
          </table:table-cell>
          <table:table-cell table:formula="of:=[.F750]+[.U$7]" office:value-type="float" office:value="0" calcext:value-type="float">
            <text:p>0</text:p>
          </table:table-cell>
          <table:table-cell table:formula="of:=[.G75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1]+[.S$7]" office:value-type="float" office:value="0" calcext:value-type="float">
            <text:p>0</text:p>
          </table:table-cell>
          <table:table-cell table:formula="of:=[.C751]+[.T$7]" office:value-type="float" office:value="0" calcext:value-type="float">
            <text:p>0</text:p>
          </table:table-cell>
          <table:table-cell table:formula="of:=[.F751]+[.U$7]" office:value-type="float" office:value="0" calcext:value-type="float">
            <text:p>0</text:p>
          </table:table-cell>
          <table:table-cell table:formula="of:=[.G75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2]+[.S$7]" office:value-type="float" office:value="0" calcext:value-type="float">
            <text:p>0</text:p>
          </table:table-cell>
          <table:table-cell table:formula="of:=[.C752]+[.T$7]" office:value-type="float" office:value="0" calcext:value-type="float">
            <text:p>0</text:p>
          </table:table-cell>
          <table:table-cell table:formula="of:=[.F752]+[.U$7]" office:value-type="float" office:value="0" calcext:value-type="float">
            <text:p>0</text:p>
          </table:table-cell>
          <table:table-cell table:formula="of:=[.G75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3]+[.S$7]" office:value-type="float" office:value="0" calcext:value-type="float">
            <text:p>0</text:p>
          </table:table-cell>
          <table:table-cell table:formula="of:=[.C753]+[.T$7]" office:value-type="float" office:value="0" calcext:value-type="float">
            <text:p>0</text:p>
          </table:table-cell>
          <table:table-cell table:formula="of:=[.F753]+[.U$7]" office:value-type="float" office:value="0" calcext:value-type="float">
            <text:p>0</text:p>
          </table:table-cell>
          <table:table-cell table:formula="of:=[.G75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4]+[.S$7]" office:value-type="float" office:value="0" calcext:value-type="float">
            <text:p>0</text:p>
          </table:table-cell>
          <table:table-cell table:formula="of:=[.C754]+[.T$7]" office:value-type="float" office:value="0" calcext:value-type="float">
            <text:p>0</text:p>
          </table:table-cell>
          <table:table-cell table:formula="of:=[.F754]+[.U$7]" office:value-type="float" office:value="0" calcext:value-type="float">
            <text:p>0</text:p>
          </table:table-cell>
          <table:table-cell table:formula="of:=[.G75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5]+[.S$7]" office:value-type="float" office:value="0" calcext:value-type="float">
            <text:p>0</text:p>
          </table:table-cell>
          <table:table-cell table:formula="of:=[.C755]+[.T$7]" office:value-type="float" office:value="0" calcext:value-type="float">
            <text:p>0</text:p>
          </table:table-cell>
          <table:table-cell table:formula="of:=[.F755]+[.U$7]" office:value-type="float" office:value="0" calcext:value-type="float">
            <text:p>0</text:p>
          </table:table-cell>
          <table:table-cell table:formula="of:=[.G75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6]+[.S$7]" office:value-type="float" office:value="0" calcext:value-type="float">
            <text:p>0</text:p>
          </table:table-cell>
          <table:table-cell table:formula="of:=[.C756]+[.T$7]" office:value-type="float" office:value="0" calcext:value-type="float">
            <text:p>0</text:p>
          </table:table-cell>
          <table:table-cell table:formula="of:=[.F756]+[.U$7]" office:value-type="float" office:value="0" calcext:value-type="float">
            <text:p>0</text:p>
          </table:table-cell>
          <table:table-cell table:formula="of:=[.G75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7]+[.S$7]" office:value-type="float" office:value="0" calcext:value-type="float">
            <text:p>0</text:p>
          </table:table-cell>
          <table:table-cell table:formula="of:=[.C757]+[.T$7]" office:value-type="float" office:value="0" calcext:value-type="float">
            <text:p>0</text:p>
          </table:table-cell>
          <table:table-cell table:formula="of:=[.F757]+[.U$7]" office:value-type="float" office:value="0" calcext:value-type="float">
            <text:p>0</text:p>
          </table:table-cell>
          <table:table-cell table:formula="of:=[.G75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8]+[.S$7]" office:value-type="float" office:value="0" calcext:value-type="float">
            <text:p>0</text:p>
          </table:table-cell>
          <table:table-cell table:formula="of:=[.C758]+[.T$7]" office:value-type="float" office:value="0" calcext:value-type="float">
            <text:p>0</text:p>
          </table:table-cell>
          <table:table-cell table:formula="of:=[.F758]+[.U$7]" office:value-type="float" office:value="0" calcext:value-type="float">
            <text:p>0</text:p>
          </table:table-cell>
          <table:table-cell table:formula="of:=[.G75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59]+[.S$7]" office:value-type="float" office:value="0" calcext:value-type="float">
            <text:p>0</text:p>
          </table:table-cell>
          <table:table-cell table:formula="of:=[.C759]+[.T$7]" office:value-type="float" office:value="0" calcext:value-type="float">
            <text:p>0</text:p>
          </table:table-cell>
          <table:table-cell table:formula="of:=[.F759]+[.U$7]" office:value-type="float" office:value="0" calcext:value-type="float">
            <text:p>0</text:p>
          </table:table-cell>
          <table:table-cell table:formula="of:=[.G75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0]+[.S$7]" office:value-type="float" office:value="0" calcext:value-type="float">
            <text:p>0</text:p>
          </table:table-cell>
          <table:table-cell table:formula="of:=[.C760]+[.T$7]" office:value-type="float" office:value="0" calcext:value-type="float">
            <text:p>0</text:p>
          </table:table-cell>
          <table:table-cell table:formula="of:=[.F760]+[.U$7]" office:value-type="float" office:value="0" calcext:value-type="float">
            <text:p>0</text:p>
          </table:table-cell>
          <table:table-cell table:formula="of:=[.G76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1]+[.S$7]" office:value-type="float" office:value="0" calcext:value-type="float">
            <text:p>0</text:p>
          </table:table-cell>
          <table:table-cell table:formula="of:=[.C761]+[.T$7]" office:value-type="float" office:value="0" calcext:value-type="float">
            <text:p>0</text:p>
          </table:table-cell>
          <table:table-cell table:formula="of:=[.F761]+[.U$7]" office:value-type="float" office:value="0" calcext:value-type="float">
            <text:p>0</text:p>
          </table:table-cell>
          <table:table-cell table:formula="of:=[.G7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2]+[.S$7]" office:value-type="float" office:value="0" calcext:value-type="float">
            <text:p>0</text:p>
          </table:table-cell>
          <table:table-cell table:formula="of:=[.C762]+[.T$7]" office:value-type="float" office:value="0" calcext:value-type="float">
            <text:p>0</text:p>
          </table:table-cell>
          <table:table-cell table:formula="of:=[.F762]+[.U$7]" office:value-type="float" office:value="0" calcext:value-type="float">
            <text:p>0</text:p>
          </table:table-cell>
          <table:table-cell table:formula="of:=[.G7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3]+[.S$7]" office:value-type="float" office:value="0" calcext:value-type="float">
            <text:p>0</text:p>
          </table:table-cell>
          <table:table-cell table:formula="of:=[.C763]+[.T$7]" office:value-type="float" office:value="0" calcext:value-type="float">
            <text:p>0</text:p>
          </table:table-cell>
          <table:table-cell table:formula="of:=[.F763]+[.U$7]" office:value-type="float" office:value="0" calcext:value-type="float">
            <text:p>0</text:p>
          </table:table-cell>
          <table:table-cell table:formula="of:=[.G7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4]+[.S$7]" office:value-type="float" office:value="0" calcext:value-type="float">
            <text:p>0</text:p>
          </table:table-cell>
          <table:table-cell table:formula="of:=[.C764]+[.T$7]" office:value-type="float" office:value="0" calcext:value-type="float">
            <text:p>0</text:p>
          </table:table-cell>
          <table:table-cell table:formula="of:=[.F764]+[.U$7]" office:value-type="float" office:value="0" calcext:value-type="float">
            <text:p>0</text:p>
          </table:table-cell>
          <table:table-cell table:formula="of:=[.G7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5]+[.S$7]" office:value-type="float" office:value="0" calcext:value-type="float">
            <text:p>0</text:p>
          </table:table-cell>
          <table:table-cell table:formula="of:=[.C765]+[.T$7]" office:value-type="float" office:value="0" calcext:value-type="float">
            <text:p>0</text:p>
          </table:table-cell>
          <table:table-cell table:formula="of:=[.F765]+[.U$7]" office:value-type="float" office:value="0" calcext:value-type="float">
            <text:p>0</text:p>
          </table:table-cell>
          <table:table-cell table:formula="of:=[.G7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6]+[.S$7]" office:value-type="float" office:value="0" calcext:value-type="float">
            <text:p>0</text:p>
          </table:table-cell>
          <table:table-cell table:formula="of:=[.C766]+[.T$7]" office:value-type="float" office:value="0" calcext:value-type="float">
            <text:p>0</text:p>
          </table:table-cell>
          <table:table-cell table:formula="of:=[.F766]+[.U$7]" office:value-type="float" office:value="0" calcext:value-type="float">
            <text:p>0</text:p>
          </table:table-cell>
          <table:table-cell table:formula="of:=[.G76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7]+[.S$7]" office:value-type="float" office:value="0" calcext:value-type="float">
            <text:p>0</text:p>
          </table:table-cell>
          <table:table-cell table:formula="of:=[.C767]+[.T$7]" office:value-type="float" office:value="0" calcext:value-type="float">
            <text:p>0</text:p>
          </table:table-cell>
          <table:table-cell table:formula="of:=[.F767]+[.U$7]" office:value-type="float" office:value="0" calcext:value-type="float">
            <text:p>0</text:p>
          </table:table-cell>
          <table:table-cell table:formula="of:=[.G76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8]+[.S$7]" office:value-type="float" office:value="0" calcext:value-type="float">
            <text:p>0</text:p>
          </table:table-cell>
          <table:table-cell table:formula="of:=[.C768]+[.T$7]" office:value-type="float" office:value="0" calcext:value-type="float">
            <text:p>0</text:p>
          </table:table-cell>
          <table:table-cell table:formula="of:=[.F768]+[.U$7]" office:value-type="float" office:value="0" calcext:value-type="float">
            <text:p>0</text:p>
          </table:table-cell>
          <table:table-cell table:formula="of:=[.G76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69]+[.S$7]" office:value-type="float" office:value="0" calcext:value-type="float">
            <text:p>0</text:p>
          </table:table-cell>
          <table:table-cell table:formula="of:=[.C769]+[.T$7]" office:value-type="float" office:value="0" calcext:value-type="float">
            <text:p>0</text:p>
          </table:table-cell>
          <table:table-cell table:formula="of:=[.F769]+[.U$7]" office:value-type="float" office:value="0" calcext:value-type="float">
            <text:p>0</text:p>
          </table:table-cell>
          <table:table-cell table:formula="of:=[.G76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0]+[.S$7]" office:value-type="float" office:value="0" calcext:value-type="float">
            <text:p>0</text:p>
          </table:table-cell>
          <table:table-cell table:formula="of:=[.C770]+[.T$7]" office:value-type="float" office:value="0" calcext:value-type="float">
            <text:p>0</text:p>
          </table:table-cell>
          <table:table-cell table:formula="of:=[.F770]+[.U$7]" office:value-type="float" office:value="0" calcext:value-type="float">
            <text:p>0</text:p>
          </table:table-cell>
          <table:table-cell table:formula="of:=[.G77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1]+[.S$7]" office:value-type="float" office:value="0" calcext:value-type="float">
            <text:p>0</text:p>
          </table:table-cell>
          <table:table-cell table:formula="of:=[.C771]+[.T$7]" office:value-type="float" office:value="0" calcext:value-type="float">
            <text:p>0</text:p>
          </table:table-cell>
          <table:table-cell table:formula="of:=[.F771]+[.U$7]" office:value-type="float" office:value="0" calcext:value-type="float">
            <text:p>0</text:p>
          </table:table-cell>
          <table:table-cell table:formula="of:=[.G77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2]+[.S$7]" office:value-type="float" office:value="0" calcext:value-type="float">
            <text:p>0</text:p>
          </table:table-cell>
          <table:table-cell table:formula="of:=[.C772]+[.T$7]" office:value-type="float" office:value="0" calcext:value-type="float">
            <text:p>0</text:p>
          </table:table-cell>
          <table:table-cell table:formula="of:=[.F772]+[.U$7]" office:value-type="float" office:value="0" calcext:value-type="float">
            <text:p>0</text:p>
          </table:table-cell>
          <table:table-cell table:formula="of:=[.G77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3]+[.S$7]" office:value-type="float" office:value="0" calcext:value-type="float">
            <text:p>0</text:p>
          </table:table-cell>
          <table:table-cell table:formula="of:=[.C773]+[.T$7]" office:value-type="float" office:value="0" calcext:value-type="float">
            <text:p>0</text:p>
          </table:table-cell>
          <table:table-cell table:formula="of:=[.F773]+[.U$7]" office:value-type="float" office:value="0" calcext:value-type="float">
            <text:p>0</text:p>
          </table:table-cell>
          <table:table-cell table:formula="of:=[.G77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4]+[.S$7]" office:value-type="float" office:value="0" calcext:value-type="float">
            <text:p>0</text:p>
          </table:table-cell>
          <table:table-cell table:formula="of:=[.C774]+[.T$7]" office:value-type="float" office:value="0" calcext:value-type="float">
            <text:p>0</text:p>
          </table:table-cell>
          <table:table-cell table:formula="of:=[.F774]+[.U$7]" office:value-type="float" office:value="0" calcext:value-type="float">
            <text:p>0</text:p>
          </table:table-cell>
          <table:table-cell table:formula="of:=[.G77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5]+[.S$7]" office:value-type="float" office:value="0" calcext:value-type="float">
            <text:p>0</text:p>
          </table:table-cell>
          <table:table-cell table:formula="of:=[.C775]+[.T$7]" office:value-type="float" office:value="0" calcext:value-type="float">
            <text:p>0</text:p>
          </table:table-cell>
          <table:table-cell table:formula="of:=[.F775]+[.U$7]" office:value-type="float" office:value="0" calcext:value-type="float">
            <text:p>0</text:p>
          </table:table-cell>
          <table:table-cell table:formula="of:=[.G77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6]+[.S$7]" office:value-type="float" office:value="0" calcext:value-type="float">
            <text:p>0</text:p>
          </table:table-cell>
          <table:table-cell table:formula="of:=[.C776]+[.T$7]" office:value-type="float" office:value="0" calcext:value-type="float">
            <text:p>0</text:p>
          </table:table-cell>
          <table:table-cell table:formula="of:=[.F776]+[.U$7]" office:value-type="float" office:value="0" calcext:value-type="float">
            <text:p>0</text:p>
          </table:table-cell>
          <table:table-cell table:formula="of:=[.G77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7]+[.S$7]" office:value-type="float" office:value="0" calcext:value-type="float">
            <text:p>0</text:p>
          </table:table-cell>
          <table:table-cell table:formula="of:=[.C777]+[.T$7]" office:value-type="float" office:value="0" calcext:value-type="float">
            <text:p>0</text:p>
          </table:table-cell>
          <table:table-cell table:formula="of:=[.F777]+[.U$7]" office:value-type="float" office:value="0" calcext:value-type="float">
            <text:p>0</text:p>
          </table:table-cell>
          <table:table-cell table:formula="of:=[.G77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8]+[.S$7]" office:value-type="float" office:value="0" calcext:value-type="float">
            <text:p>0</text:p>
          </table:table-cell>
          <table:table-cell table:formula="of:=[.C778]+[.T$7]" office:value-type="float" office:value="0" calcext:value-type="float">
            <text:p>0</text:p>
          </table:table-cell>
          <table:table-cell table:formula="of:=[.F778]+[.U$7]" office:value-type="float" office:value="0" calcext:value-type="float">
            <text:p>0</text:p>
          </table:table-cell>
          <table:table-cell table:formula="of:=[.G77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79]+[.S$7]" office:value-type="float" office:value="0" calcext:value-type="float">
            <text:p>0</text:p>
          </table:table-cell>
          <table:table-cell table:formula="of:=[.C779]+[.T$7]" office:value-type="float" office:value="0" calcext:value-type="float">
            <text:p>0</text:p>
          </table:table-cell>
          <table:table-cell table:formula="of:=[.F779]+[.U$7]" office:value-type="float" office:value="0" calcext:value-type="float">
            <text:p>0</text:p>
          </table:table-cell>
          <table:table-cell table:formula="of:=[.G77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0]+[.S$7]" office:value-type="float" office:value="0" calcext:value-type="float">
            <text:p>0</text:p>
          </table:table-cell>
          <table:table-cell table:formula="of:=[.C780]+[.T$7]" office:value-type="float" office:value="0" calcext:value-type="float">
            <text:p>0</text:p>
          </table:table-cell>
          <table:table-cell table:formula="of:=[.F780]+[.U$7]" office:value-type="float" office:value="0" calcext:value-type="float">
            <text:p>0</text:p>
          </table:table-cell>
          <table:table-cell table:formula="of:=[.G78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1]+[.S$7]" office:value-type="float" office:value="0" calcext:value-type="float">
            <text:p>0</text:p>
          </table:table-cell>
          <table:table-cell table:formula="of:=[.C781]+[.T$7]" office:value-type="float" office:value="0" calcext:value-type="float">
            <text:p>0</text:p>
          </table:table-cell>
          <table:table-cell table:formula="of:=[.F781]+[.U$7]" office:value-type="float" office:value="0" calcext:value-type="float">
            <text:p>0</text:p>
          </table:table-cell>
          <table:table-cell table:formula="of:=[.G78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2]+[.S$7]" office:value-type="float" office:value="0" calcext:value-type="float">
            <text:p>0</text:p>
          </table:table-cell>
          <table:table-cell table:formula="of:=[.C782]+[.T$7]" office:value-type="float" office:value="0" calcext:value-type="float">
            <text:p>0</text:p>
          </table:table-cell>
          <table:table-cell table:formula="of:=[.F782]+[.U$7]" office:value-type="float" office:value="0" calcext:value-type="float">
            <text:p>0</text:p>
          </table:table-cell>
          <table:table-cell table:formula="of:=[.G78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3]+[.S$7]" office:value-type="float" office:value="0" calcext:value-type="float">
            <text:p>0</text:p>
          </table:table-cell>
          <table:table-cell table:formula="of:=[.C783]+[.T$7]" office:value-type="float" office:value="0" calcext:value-type="float">
            <text:p>0</text:p>
          </table:table-cell>
          <table:table-cell table:formula="of:=[.F783]+[.U$7]" office:value-type="float" office:value="0" calcext:value-type="float">
            <text:p>0</text:p>
          </table:table-cell>
          <table:table-cell table:formula="of:=[.G78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4]+[.S$7]" office:value-type="float" office:value="0" calcext:value-type="float">
            <text:p>0</text:p>
          </table:table-cell>
          <table:table-cell table:formula="of:=[.C784]+[.T$7]" office:value-type="float" office:value="0" calcext:value-type="float">
            <text:p>0</text:p>
          </table:table-cell>
          <table:table-cell table:formula="of:=[.F784]+[.U$7]" office:value-type="float" office:value="0" calcext:value-type="float">
            <text:p>0</text:p>
          </table:table-cell>
          <table:table-cell table:formula="of:=[.G78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5]+[.S$7]" office:value-type="float" office:value="0" calcext:value-type="float">
            <text:p>0</text:p>
          </table:table-cell>
          <table:table-cell table:formula="of:=[.C785]+[.T$7]" office:value-type="float" office:value="0" calcext:value-type="float">
            <text:p>0</text:p>
          </table:table-cell>
          <table:table-cell table:formula="of:=[.F785]+[.U$7]" office:value-type="float" office:value="0" calcext:value-type="float">
            <text:p>0</text:p>
          </table:table-cell>
          <table:table-cell table:formula="of:=[.G78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6]+[.S$7]" office:value-type="float" office:value="0" calcext:value-type="float">
            <text:p>0</text:p>
          </table:table-cell>
          <table:table-cell table:formula="of:=[.C786]+[.T$7]" office:value-type="float" office:value="0" calcext:value-type="float">
            <text:p>0</text:p>
          </table:table-cell>
          <table:table-cell table:formula="of:=[.F786]+[.U$7]" office:value-type="float" office:value="0" calcext:value-type="float">
            <text:p>0</text:p>
          </table:table-cell>
          <table:table-cell table:formula="of:=[.G78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7]+[.S$7]" office:value-type="float" office:value="0" calcext:value-type="float">
            <text:p>0</text:p>
          </table:table-cell>
          <table:table-cell table:formula="of:=[.C787]+[.T$7]" office:value-type="float" office:value="0" calcext:value-type="float">
            <text:p>0</text:p>
          </table:table-cell>
          <table:table-cell table:formula="of:=[.F787]+[.U$7]" office:value-type="float" office:value="0" calcext:value-type="float">
            <text:p>0</text:p>
          </table:table-cell>
          <table:table-cell table:formula="of:=[.G78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8]+[.S$7]" office:value-type="float" office:value="0" calcext:value-type="float">
            <text:p>0</text:p>
          </table:table-cell>
          <table:table-cell table:formula="of:=[.C788]+[.T$7]" office:value-type="float" office:value="0" calcext:value-type="float">
            <text:p>0</text:p>
          </table:table-cell>
          <table:table-cell table:formula="of:=[.F788]+[.U$7]" office:value-type="float" office:value="0" calcext:value-type="float">
            <text:p>0</text:p>
          </table:table-cell>
          <table:table-cell table:formula="of:=[.G78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89]+[.S$7]" office:value-type="float" office:value="0" calcext:value-type="float">
            <text:p>0</text:p>
          </table:table-cell>
          <table:table-cell table:formula="of:=[.C789]+[.T$7]" office:value-type="float" office:value="0" calcext:value-type="float">
            <text:p>0</text:p>
          </table:table-cell>
          <table:table-cell table:formula="of:=[.F789]+[.U$7]" office:value-type="float" office:value="0" calcext:value-type="float">
            <text:p>0</text:p>
          </table:table-cell>
          <table:table-cell table:formula="of:=[.G78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0]+[.S$7]" office:value-type="float" office:value="0" calcext:value-type="float">
            <text:p>0</text:p>
          </table:table-cell>
          <table:table-cell table:formula="of:=[.C790]+[.T$7]" office:value-type="float" office:value="0" calcext:value-type="float">
            <text:p>0</text:p>
          </table:table-cell>
          <table:table-cell table:formula="of:=[.F790]+[.U$7]" office:value-type="float" office:value="0" calcext:value-type="float">
            <text:p>0</text:p>
          </table:table-cell>
          <table:table-cell table:formula="of:=[.G7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1]+[.S$7]" office:value-type="float" office:value="0" calcext:value-type="float">
            <text:p>0</text:p>
          </table:table-cell>
          <table:table-cell table:formula="of:=[.C791]+[.T$7]" office:value-type="float" office:value="0" calcext:value-type="float">
            <text:p>0</text:p>
          </table:table-cell>
          <table:table-cell table:formula="of:=[.F791]+[.U$7]" office:value-type="float" office:value="0" calcext:value-type="float">
            <text:p>0</text:p>
          </table:table-cell>
          <table:table-cell table:formula="of:=[.G7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2]+[.S$7]" office:value-type="float" office:value="0" calcext:value-type="float">
            <text:p>0</text:p>
          </table:table-cell>
          <table:table-cell table:formula="of:=[.C792]+[.T$7]" office:value-type="float" office:value="0" calcext:value-type="float">
            <text:p>0</text:p>
          </table:table-cell>
          <table:table-cell table:formula="of:=[.F792]+[.U$7]" office:value-type="float" office:value="0" calcext:value-type="float">
            <text:p>0</text:p>
          </table:table-cell>
          <table:table-cell table:formula="of:=[.G7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3]+[.S$7]" office:value-type="float" office:value="0" calcext:value-type="float">
            <text:p>0</text:p>
          </table:table-cell>
          <table:table-cell table:formula="of:=[.C793]+[.T$7]" office:value-type="float" office:value="0" calcext:value-type="float">
            <text:p>0</text:p>
          </table:table-cell>
          <table:table-cell table:formula="of:=[.F793]+[.U$7]" office:value-type="float" office:value="0" calcext:value-type="float">
            <text:p>0</text:p>
          </table:table-cell>
          <table:table-cell table:formula="of:=[.G79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4]+[.S$7]" office:value-type="float" office:value="0" calcext:value-type="float">
            <text:p>0</text:p>
          </table:table-cell>
          <table:table-cell table:formula="of:=[.C794]+[.T$7]" office:value-type="float" office:value="0" calcext:value-type="float">
            <text:p>0</text:p>
          </table:table-cell>
          <table:table-cell table:formula="of:=[.F794]+[.U$7]" office:value-type="float" office:value="0" calcext:value-type="float">
            <text:p>0</text:p>
          </table:table-cell>
          <table:table-cell table:formula="of:=[.G79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5]+[.S$7]" office:value-type="float" office:value="0" calcext:value-type="float">
            <text:p>0</text:p>
          </table:table-cell>
          <table:table-cell table:formula="of:=[.C795]+[.T$7]" office:value-type="float" office:value="0" calcext:value-type="float">
            <text:p>0</text:p>
          </table:table-cell>
          <table:table-cell table:formula="of:=[.F795]+[.U$7]" office:value-type="float" office:value="0" calcext:value-type="float">
            <text:p>0</text:p>
          </table:table-cell>
          <table:table-cell table:formula="of:=[.G7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6]+[.S$7]" office:value-type="float" office:value="0" calcext:value-type="float">
            <text:p>0</text:p>
          </table:table-cell>
          <table:table-cell table:formula="of:=[.C796]+[.T$7]" office:value-type="float" office:value="0" calcext:value-type="float">
            <text:p>0</text:p>
          </table:table-cell>
          <table:table-cell table:formula="of:=[.F796]+[.U$7]" office:value-type="float" office:value="0" calcext:value-type="float">
            <text:p>0</text:p>
          </table:table-cell>
          <table:table-cell table:formula="of:=[.G7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7]+[.S$7]" office:value-type="float" office:value="0" calcext:value-type="float">
            <text:p>0</text:p>
          </table:table-cell>
          <table:table-cell table:formula="of:=[.C797]+[.T$7]" office:value-type="float" office:value="0" calcext:value-type="float">
            <text:p>0</text:p>
          </table:table-cell>
          <table:table-cell table:formula="of:=[.F797]+[.U$7]" office:value-type="float" office:value="0" calcext:value-type="float">
            <text:p>0</text:p>
          </table:table-cell>
          <table:table-cell table:formula="of:=[.G79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8]+[.S$7]" office:value-type="float" office:value="0" calcext:value-type="float">
            <text:p>0</text:p>
          </table:table-cell>
          <table:table-cell table:formula="of:=[.C798]+[.T$7]" office:value-type="float" office:value="0" calcext:value-type="float">
            <text:p>0</text:p>
          </table:table-cell>
          <table:table-cell table:formula="of:=[.F798]+[.U$7]" office:value-type="float" office:value="0" calcext:value-type="float">
            <text:p>0</text:p>
          </table:table-cell>
          <table:table-cell table:formula="of:=[.G79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799]+[.S$7]" office:value-type="float" office:value="0" calcext:value-type="float">
            <text:p>0</text:p>
          </table:table-cell>
          <table:table-cell table:formula="of:=[.C799]+[.T$7]" office:value-type="float" office:value="0" calcext:value-type="float">
            <text:p>0</text:p>
          </table:table-cell>
          <table:table-cell table:formula="of:=[.F799]+[.U$7]" office:value-type="float" office:value="0" calcext:value-type="float">
            <text:p>0</text:p>
          </table:table-cell>
          <table:table-cell table:formula="of:=[.G79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0]+[.S$7]" office:value-type="float" office:value="0" calcext:value-type="float">
            <text:p>0</text:p>
          </table:table-cell>
          <table:table-cell table:formula="of:=[.C800]+[.T$7]" office:value-type="float" office:value="0" calcext:value-type="float">
            <text:p>0</text:p>
          </table:table-cell>
          <table:table-cell table:formula="of:=[.F800]+[.U$7]" office:value-type="float" office:value="0" calcext:value-type="float">
            <text:p>0</text:p>
          </table:table-cell>
          <table:table-cell table:formula="of:=[.G8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1]+[.S$7]" office:value-type="float" office:value="0" calcext:value-type="float">
            <text:p>0</text:p>
          </table:table-cell>
          <table:table-cell table:formula="of:=[.C801]+[.T$7]" office:value-type="float" office:value="0" calcext:value-type="float">
            <text:p>0</text:p>
          </table:table-cell>
          <table:table-cell table:formula="of:=[.F801]+[.U$7]" office:value-type="float" office:value="0" calcext:value-type="float">
            <text:p>0</text:p>
          </table:table-cell>
          <table:table-cell table:formula="of:=[.G80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2]+[.S$7]" office:value-type="float" office:value="0" calcext:value-type="float">
            <text:p>0</text:p>
          </table:table-cell>
          <table:table-cell table:formula="of:=[.C802]+[.T$7]" office:value-type="float" office:value="0" calcext:value-type="float">
            <text:p>0</text:p>
          </table:table-cell>
          <table:table-cell table:formula="of:=[.F802]+[.U$7]" office:value-type="float" office:value="0" calcext:value-type="float">
            <text:p>0</text:p>
          </table:table-cell>
          <table:table-cell table:formula="of:=[.G80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3]+[.S$7]" office:value-type="float" office:value="0" calcext:value-type="float">
            <text:p>0</text:p>
          </table:table-cell>
          <table:table-cell table:formula="of:=[.C803]+[.T$7]" office:value-type="float" office:value="0" calcext:value-type="float">
            <text:p>0</text:p>
          </table:table-cell>
          <table:table-cell table:formula="of:=[.F803]+[.U$7]" office:value-type="float" office:value="0" calcext:value-type="float">
            <text:p>0</text:p>
          </table:table-cell>
          <table:table-cell table:formula="of:=[.G80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4]+[.S$7]" office:value-type="float" office:value="0" calcext:value-type="float">
            <text:p>0</text:p>
          </table:table-cell>
          <table:table-cell table:formula="of:=[.C804]+[.T$7]" office:value-type="float" office:value="0" calcext:value-type="float">
            <text:p>0</text:p>
          </table:table-cell>
          <table:table-cell table:formula="of:=[.F804]+[.U$7]" office:value-type="float" office:value="0" calcext:value-type="float">
            <text:p>0</text:p>
          </table:table-cell>
          <table:table-cell table:formula="of:=[.G8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5]+[.S$7]" office:value-type="float" office:value="0" calcext:value-type="float">
            <text:p>0</text:p>
          </table:table-cell>
          <table:table-cell table:formula="of:=[.C805]+[.T$7]" office:value-type="float" office:value="0" calcext:value-type="float">
            <text:p>0</text:p>
          </table:table-cell>
          <table:table-cell table:formula="of:=[.F805]+[.U$7]" office:value-type="float" office:value="0" calcext:value-type="float">
            <text:p>0</text:p>
          </table:table-cell>
          <table:table-cell table:formula="of:=[.G80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6]+[.S$7]" office:value-type="float" office:value="0" calcext:value-type="float">
            <text:p>0</text:p>
          </table:table-cell>
          <table:table-cell table:formula="of:=[.C806]+[.T$7]" office:value-type="float" office:value="0" calcext:value-type="float">
            <text:p>0</text:p>
          </table:table-cell>
          <table:table-cell table:formula="of:=[.F806]+[.U$7]" office:value-type="float" office:value="0" calcext:value-type="float">
            <text:p>0</text:p>
          </table:table-cell>
          <table:table-cell table:formula="of:=[.G80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7]+[.S$7]" office:value-type="float" office:value="0" calcext:value-type="float">
            <text:p>0</text:p>
          </table:table-cell>
          <table:table-cell table:formula="of:=[.C807]+[.T$7]" office:value-type="float" office:value="0" calcext:value-type="float">
            <text:p>0</text:p>
          </table:table-cell>
          <table:table-cell table:formula="of:=[.F807]+[.U$7]" office:value-type="float" office:value="0" calcext:value-type="float">
            <text:p>0</text:p>
          </table:table-cell>
          <table:table-cell table:formula="of:=[.G80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8]+[.S$7]" office:value-type="float" office:value="0" calcext:value-type="float">
            <text:p>0</text:p>
          </table:table-cell>
          <table:table-cell table:formula="of:=[.C808]+[.T$7]" office:value-type="float" office:value="0" calcext:value-type="float">
            <text:p>0</text:p>
          </table:table-cell>
          <table:table-cell table:formula="of:=[.F808]+[.U$7]" office:value-type="float" office:value="0" calcext:value-type="float">
            <text:p>0</text:p>
          </table:table-cell>
          <table:table-cell table:formula="of:=[.G80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09]+[.S$7]" office:value-type="float" office:value="0" calcext:value-type="float">
            <text:p>0</text:p>
          </table:table-cell>
          <table:table-cell table:formula="of:=[.C809]+[.T$7]" office:value-type="float" office:value="0" calcext:value-type="float">
            <text:p>0</text:p>
          </table:table-cell>
          <table:table-cell table:formula="of:=[.F809]+[.U$7]" office:value-type="float" office:value="0" calcext:value-type="float">
            <text:p>0</text:p>
          </table:table-cell>
          <table:table-cell table:formula="of:=[.G80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0]+[.S$7]" office:value-type="float" office:value="0" calcext:value-type="float">
            <text:p>0</text:p>
          </table:table-cell>
          <table:table-cell table:formula="of:=[.C810]+[.T$7]" office:value-type="float" office:value="0" calcext:value-type="float">
            <text:p>0</text:p>
          </table:table-cell>
          <table:table-cell table:formula="of:=[.F810]+[.U$7]" office:value-type="float" office:value="0" calcext:value-type="float">
            <text:p>0</text:p>
          </table:table-cell>
          <table:table-cell table:formula="of:=[.G81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1]+[.S$7]" office:value-type="float" office:value="0" calcext:value-type="float">
            <text:p>0</text:p>
          </table:table-cell>
          <table:table-cell table:formula="of:=[.C811]+[.T$7]" office:value-type="float" office:value="0" calcext:value-type="float">
            <text:p>0</text:p>
          </table:table-cell>
          <table:table-cell table:formula="of:=[.F811]+[.U$7]" office:value-type="float" office:value="0" calcext:value-type="float">
            <text:p>0</text:p>
          </table:table-cell>
          <table:table-cell table:formula="of:=[.G81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2]+[.S$7]" office:value-type="float" office:value="0" calcext:value-type="float">
            <text:p>0</text:p>
          </table:table-cell>
          <table:table-cell table:formula="of:=[.C812]+[.T$7]" office:value-type="float" office:value="0" calcext:value-type="float">
            <text:p>0</text:p>
          </table:table-cell>
          <table:table-cell table:formula="of:=[.F812]+[.U$7]" office:value-type="float" office:value="0" calcext:value-type="float">
            <text:p>0</text:p>
          </table:table-cell>
          <table:table-cell table:formula="of:=[.G81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3]+[.S$7]" office:value-type="float" office:value="0" calcext:value-type="float">
            <text:p>0</text:p>
          </table:table-cell>
          <table:table-cell table:formula="of:=[.C813]+[.T$7]" office:value-type="float" office:value="0" calcext:value-type="float">
            <text:p>0</text:p>
          </table:table-cell>
          <table:table-cell table:formula="of:=[.F813]+[.U$7]" office:value-type="float" office:value="0" calcext:value-type="float">
            <text:p>0</text:p>
          </table:table-cell>
          <table:table-cell table:formula="of:=[.G81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4]+[.S$7]" office:value-type="float" office:value="0" calcext:value-type="float">
            <text:p>0</text:p>
          </table:table-cell>
          <table:table-cell table:formula="of:=[.C814]+[.T$7]" office:value-type="float" office:value="0" calcext:value-type="float">
            <text:p>0</text:p>
          </table:table-cell>
          <table:table-cell table:formula="of:=[.F814]+[.U$7]" office:value-type="float" office:value="0" calcext:value-type="float">
            <text:p>0</text:p>
          </table:table-cell>
          <table:table-cell table:formula="of:=[.G81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5]+[.S$7]" office:value-type="float" office:value="0" calcext:value-type="float">
            <text:p>0</text:p>
          </table:table-cell>
          <table:table-cell table:formula="of:=[.C815]+[.T$7]" office:value-type="float" office:value="0" calcext:value-type="float">
            <text:p>0</text:p>
          </table:table-cell>
          <table:table-cell table:formula="of:=[.F815]+[.U$7]" office:value-type="float" office:value="0" calcext:value-type="float">
            <text:p>0</text:p>
          </table:table-cell>
          <table:table-cell table:formula="of:=[.G81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6]+[.S$7]" office:value-type="float" office:value="0" calcext:value-type="float">
            <text:p>0</text:p>
          </table:table-cell>
          <table:table-cell table:formula="of:=[.C816]+[.T$7]" office:value-type="float" office:value="0" calcext:value-type="float">
            <text:p>0</text:p>
          </table:table-cell>
          <table:table-cell table:formula="of:=[.F816]+[.U$7]" office:value-type="float" office:value="0" calcext:value-type="float">
            <text:p>0</text:p>
          </table:table-cell>
          <table:table-cell table:formula="of:=[.G81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7]+[.S$7]" office:value-type="float" office:value="0" calcext:value-type="float">
            <text:p>0</text:p>
          </table:table-cell>
          <table:table-cell table:formula="of:=[.C817]+[.T$7]" office:value-type="float" office:value="0" calcext:value-type="float">
            <text:p>0</text:p>
          </table:table-cell>
          <table:table-cell table:formula="of:=[.F817]+[.U$7]" office:value-type="float" office:value="0" calcext:value-type="float">
            <text:p>0</text:p>
          </table:table-cell>
          <table:table-cell table:formula="of:=[.G81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8]+[.S$7]" office:value-type="float" office:value="0" calcext:value-type="float">
            <text:p>0</text:p>
          </table:table-cell>
          <table:table-cell table:formula="of:=[.C818]+[.T$7]" office:value-type="float" office:value="0" calcext:value-type="float">
            <text:p>0</text:p>
          </table:table-cell>
          <table:table-cell table:formula="of:=[.F818]+[.U$7]" office:value-type="float" office:value="0" calcext:value-type="float">
            <text:p>0</text:p>
          </table:table-cell>
          <table:table-cell table:formula="of:=[.G81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19]+[.S$7]" office:value-type="float" office:value="0" calcext:value-type="float">
            <text:p>0</text:p>
          </table:table-cell>
          <table:table-cell table:formula="of:=[.C819]+[.T$7]" office:value-type="float" office:value="0" calcext:value-type="float">
            <text:p>0</text:p>
          </table:table-cell>
          <table:table-cell table:formula="of:=[.F819]+[.U$7]" office:value-type="float" office:value="0" calcext:value-type="float">
            <text:p>0</text:p>
          </table:table-cell>
          <table:table-cell table:formula="of:=[.G81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0]+[.S$7]" office:value-type="float" office:value="0" calcext:value-type="float">
            <text:p>0</text:p>
          </table:table-cell>
          <table:table-cell table:formula="of:=[.C820]+[.T$7]" office:value-type="float" office:value="0" calcext:value-type="float">
            <text:p>0</text:p>
          </table:table-cell>
          <table:table-cell table:formula="of:=[.F820]+[.U$7]" office:value-type="float" office:value="0" calcext:value-type="float">
            <text:p>0</text:p>
          </table:table-cell>
          <table:table-cell table:formula="of:=[.G82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1]+[.S$7]" office:value-type="float" office:value="0" calcext:value-type="float">
            <text:p>0</text:p>
          </table:table-cell>
          <table:table-cell table:formula="of:=[.C821]+[.T$7]" office:value-type="float" office:value="0" calcext:value-type="float">
            <text:p>0</text:p>
          </table:table-cell>
          <table:table-cell table:formula="of:=[.F821]+[.U$7]" office:value-type="float" office:value="0" calcext:value-type="float">
            <text:p>0</text:p>
          </table:table-cell>
          <table:table-cell table:formula="of:=[.G82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2]+[.S$7]" office:value-type="float" office:value="0" calcext:value-type="float">
            <text:p>0</text:p>
          </table:table-cell>
          <table:table-cell table:formula="of:=[.C822]+[.T$7]" office:value-type="float" office:value="0" calcext:value-type="float">
            <text:p>0</text:p>
          </table:table-cell>
          <table:table-cell table:formula="of:=[.F822]+[.U$7]" office:value-type="float" office:value="0" calcext:value-type="float">
            <text:p>0</text:p>
          </table:table-cell>
          <table:table-cell table:formula="of:=[.G82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3]+[.S$7]" office:value-type="float" office:value="0" calcext:value-type="float">
            <text:p>0</text:p>
          </table:table-cell>
          <table:table-cell table:formula="of:=[.C823]+[.T$7]" office:value-type="float" office:value="0" calcext:value-type="float">
            <text:p>0</text:p>
          </table:table-cell>
          <table:table-cell table:formula="of:=[.F823]+[.U$7]" office:value-type="float" office:value="0" calcext:value-type="float">
            <text:p>0</text:p>
          </table:table-cell>
          <table:table-cell table:formula="of:=[.G82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4]+[.S$7]" office:value-type="float" office:value="0" calcext:value-type="float">
            <text:p>0</text:p>
          </table:table-cell>
          <table:table-cell table:formula="of:=[.C824]+[.T$7]" office:value-type="float" office:value="0" calcext:value-type="float">
            <text:p>0</text:p>
          </table:table-cell>
          <table:table-cell table:formula="of:=[.F824]+[.U$7]" office:value-type="float" office:value="0" calcext:value-type="float">
            <text:p>0</text:p>
          </table:table-cell>
          <table:table-cell table:formula="of:=[.G82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5]+[.S$7]" office:value-type="float" office:value="0" calcext:value-type="float">
            <text:p>0</text:p>
          </table:table-cell>
          <table:table-cell table:formula="of:=[.C825]+[.T$7]" office:value-type="float" office:value="0" calcext:value-type="float">
            <text:p>0</text:p>
          </table:table-cell>
          <table:table-cell table:formula="of:=[.F825]+[.U$7]" office:value-type="float" office:value="0" calcext:value-type="float">
            <text:p>0</text:p>
          </table:table-cell>
          <table:table-cell table:formula="of:=[.G82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6]+[.S$7]" office:value-type="float" office:value="0" calcext:value-type="float">
            <text:p>0</text:p>
          </table:table-cell>
          <table:table-cell table:formula="of:=[.C826]+[.T$7]" office:value-type="float" office:value="0" calcext:value-type="float">
            <text:p>0</text:p>
          </table:table-cell>
          <table:table-cell table:formula="of:=[.F826]+[.U$7]" office:value-type="float" office:value="0" calcext:value-type="float">
            <text:p>0</text:p>
          </table:table-cell>
          <table:table-cell table:formula="of:=[.G82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7]+[.S$7]" office:value-type="float" office:value="0" calcext:value-type="float">
            <text:p>0</text:p>
          </table:table-cell>
          <table:table-cell table:formula="of:=[.C827]+[.T$7]" office:value-type="float" office:value="0" calcext:value-type="float">
            <text:p>0</text:p>
          </table:table-cell>
          <table:table-cell table:formula="of:=[.F827]+[.U$7]" office:value-type="float" office:value="0" calcext:value-type="float">
            <text:p>0</text:p>
          </table:table-cell>
          <table:table-cell table:formula="of:=[.G82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8]+[.S$7]" office:value-type="float" office:value="0" calcext:value-type="float">
            <text:p>0</text:p>
          </table:table-cell>
          <table:table-cell table:formula="of:=[.C828]+[.T$7]" office:value-type="float" office:value="0" calcext:value-type="float">
            <text:p>0</text:p>
          </table:table-cell>
          <table:table-cell table:formula="of:=[.F828]+[.U$7]" office:value-type="float" office:value="0" calcext:value-type="float">
            <text:p>0</text:p>
          </table:table-cell>
          <table:table-cell table:formula="of:=[.G82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29]+[.S$7]" office:value-type="float" office:value="0" calcext:value-type="float">
            <text:p>0</text:p>
          </table:table-cell>
          <table:table-cell table:formula="of:=[.C829]+[.T$7]" office:value-type="float" office:value="0" calcext:value-type="float">
            <text:p>0</text:p>
          </table:table-cell>
          <table:table-cell table:formula="of:=[.F829]+[.U$7]" office:value-type="float" office:value="0" calcext:value-type="float">
            <text:p>0</text:p>
          </table:table-cell>
          <table:table-cell table:formula="of:=[.G82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0]+[.S$7]" office:value-type="float" office:value="0" calcext:value-type="float">
            <text:p>0</text:p>
          </table:table-cell>
          <table:table-cell table:formula="of:=[.C830]+[.T$7]" office:value-type="float" office:value="0" calcext:value-type="float">
            <text:p>0</text:p>
          </table:table-cell>
          <table:table-cell table:formula="of:=[.F830]+[.U$7]" office:value-type="float" office:value="0" calcext:value-type="float">
            <text:p>0</text:p>
          </table:table-cell>
          <table:table-cell table:formula="of:=[.G83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1]+[.S$7]" office:value-type="float" office:value="0" calcext:value-type="float">
            <text:p>0</text:p>
          </table:table-cell>
          <table:table-cell table:formula="of:=[.C831]+[.T$7]" office:value-type="float" office:value="0" calcext:value-type="float">
            <text:p>0</text:p>
          </table:table-cell>
          <table:table-cell table:formula="of:=[.F831]+[.U$7]" office:value-type="float" office:value="0" calcext:value-type="float">
            <text:p>0</text:p>
          </table:table-cell>
          <table:table-cell table:formula="of:=[.G83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2]+[.S$7]" office:value-type="float" office:value="0" calcext:value-type="float">
            <text:p>0</text:p>
          </table:table-cell>
          <table:table-cell table:formula="of:=[.C832]+[.T$7]" office:value-type="float" office:value="0" calcext:value-type="float">
            <text:p>0</text:p>
          </table:table-cell>
          <table:table-cell table:formula="of:=[.F832]+[.U$7]" office:value-type="float" office:value="0" calcext:value-type="float">
            <text:p>0</text:p>
          </table:table-cell>
          <table:table-cell table:formula="of:=[.G83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3]+[.S$7]" office:value-type="float" office:value="0" calcext:value-type="float">
            <text:p>0</text:p>
          </table:table-cell>
          <table:table-cell table:formula="of:=[.C833]+[.T$7]" office:value-type="float" office:value="0" calcext:value-type="float">
            <text:p>0</text:p>
          </table:table-cell>
          <table:table-cell table:formula="of:=[.F833]+[.U$7]" office:value-type="float" office:value="0" calcext:value-type="float">
            <text:p>0</text:p>
          </table:table-cell>
          <table:table-cell table:formula="of:=[.G83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4]+[.S$7]" office:value-type="float" office:value="0" calcext:value-type="float">
            <text:p>0</text:p>
          </table:table-cell>
          <table:table-cell table:formula="of:=[.C834]+[.T$7]" office:value-type="float" office:value="0" calcext:value-type="float">
            <text:p>0</text:p>
          </table:table-cell>
          <table:table-cell table:formula="of:=[.F834]+[.U$7]" office:value-type="float" office:value="0" calcext:value-type="float">
            <text:p>0</text:p>
          </table:table-cell>
          <table:table-cell table:formula="of:=[.G83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5]+[.S$7]" office:value-type="float" office:value="0" calcext:value-type="float">
            <text:p>0</text:p>
          </table:table-cell>
          <table:table-cell table:formula="of:=[.C835]+[.T$7]" office:value-type="float" office:value="0" calcext:value-type="float">
            <text:p>0</text:p>
          </table:table-cell>
          <table:table-cell table:formula="of:=[.F835]+[.U$7]" office:value-type="float" office:value="0" calcext:value-type="float">
            <text:p>0</text:p>
          </table:table-cell>
          <table:table-cell table:formula="of:=[.G83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6]+[.S$7]" office:value-type="float" office:value="0" calcext:value-type="float">
            <text:p>0</text:p>
          </table:table-cell>
          <table:table-cell table:formula="of:=[.C836]+[.T$7]" office:value-type="float" office:value="0" calcext:value-type="float">
            <text:p>0</text:p>
          </table:table-cell>
          <table:table-cell table:formula="of:=[.F836]+[.U$7]" office:value-type="float" office:value="0" calcext:value-type="float">
            <text:p>0</text:p>
          </table:table-cell>
          <table:table-cell table:formula="of:=[.G83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7]+[.S$7]" office:value-type="float" office:value="0" calcext:value-type="float">
            <text:p>0</text:p>
          </table:table-cell>
          <table:table-cell table:formula="of:=[.C837]+[.T$7]" office:value-type="float" office:value="0" calcext:value-type="float">
            <text:p>0</text:p>
          </table:table-cell>
          <table:table-cell table:formula="of:=[.F837]+[.U$7]" office:value-type="float" office:value="0" calcext:value-type="float">
            <text:p>0</text:p>
          </table:table-cell>
          <table:table-cell table:formula="of:=[.G83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8]+[.S$7]" office:value-type="float" office:value="0" calcext:value-type="float">
            <text:p>0</text:p>
          </table:table-cell>
          <table:table-cell table:formula="of:=[.C838]+[.T$7]" office:value-type="float" office:value="0" calcext:value-type="float">
            <text:p>0</text:p>
          </table:table-cell>
          <table:table-cell table:formula="of:=[.F838]+[.U$7]" office:value-type="float" office:value="0" calcext:value-type="float">
            <text:p>0</text:p>
          </table:table-cell>
          <table:table-cell table:formula="of:=[.G83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39]+[.S$7]" office:value-type="float" office:value="0" calcext:value-type="float">
            <text:p>0</text:p>
          </table:table-cell>
          <table:table-cell table:formula="of:=[.C839]+[.T$7]" office:value-type="float" office:value="0" calcext:value-type="float">
            <text:p>0</text:p>
          </table:table-cell>
          <table:table-cell table:formula="of:=[.F839]+[.U$7]" office:value-type="float" office:value="0" calcext:value-type="float">
            <text:p>0</text:p>
          </table:table-cell>
          <table:table-cell table:formula="of:=[.G83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0]+[.S$7]" office:value-type="float" office:value="0" calcext:value-type="float">
            <text:p>0</text:p>
          </table:table-cell>
          <table:table-cell table:formula="of:=[.C840]+[.T$7]" office:value-type="float" office:value="0" calcext:value-type="float">
            <text:p>0</text:p>
          </table:table-cell>
          <table:table-cell table:formula="of:=[.F840]+[.U$7]" office:value-type="float" office:value="0" calcext:value-type="float">
            <text:p>0</text:p>
          </table:table-cell>
          <table:table-cell table:formula="of:=[.G84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1]+[.S$7]" office:value-type="float" office:value="0" calcext:value-type="float">
            <text:p>0</text:p>
          </table:table-cell>
          <table:table-cell table:formula="of:=[.C841]+[.T$7]" office:value-type="float" office:value="0" calcext:value-type="float">
            <text:p>0</text:p>
          </table:table-cell>
          <table:table-cell table:formula="of:=[.F841]+[.U$7]" office:value-type="float" office:value="0" calcext:value-type="float">
            <text:p>0</text:p>
          </table:table-cell>
          <table:table-cell table:formula="of:=[.G84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2]+[.S$7]" office:value-type="float" office:value="0" calcext:value-type="float">
            <text:p>0</text:p>
          </table:table-cell>
          <table:table-cell table:formula="of:=[.C842]+[.T$7]" office:value-type="float" office:value="0" calcext:value-type="float">
            <text:p>0</text:p>
          </table:table-cell>
          <table:table-cell table:formula="of:=[.F842]+[.U$7]" office:value-type="float" office:value="0" calcext:value-type="float">
            <text:p>0</text:p>
          </table:table-cell>
          <table:table-cell table:formula="of:=[.G84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3]+[.S$7]" office:value-type="float" office:value="0" calcext:value-type="float">
            <text:p>0</text:p>
          </table:table-cell>
          <table:table-cell table:formula="of:=[.C843]+[.T$7]" office:value-type="float" office:value="0" calcext:value-type="float">
            <text:p>0</text:p>
          </table:table-cell>
          <table:table-cell table:formula="of:=[.F843]+[.U$7]" office:value-type="float" office:value="0" calcext:value-type="float">
            <text:p>0</text:p>
          </table:table-cell>
          <table:table-cell table:formula="of:=[.G84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4]+[.S$7]" office:value-type="float" office:value="0" calcext:value-type="float">
            <text:p>0</text:p>
          </table:table-cell>
          <table:table-cell table:formula="of:=[.C844]+[.T$7]" office:value-type="float" office:value="0" calcext:value-type="float">
            <text:p>0</text:p>
          </table:table-cell>
          <table:table-cell table:formula="of:=[.F844]+[.U$7]" office:value-type="float" office:value="0" calcext:value-type="float">
            <text:p>0</text:p>
          </table:table-cell>
          <table:table-cell table:formula="of:=[.G84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5]+[.S$7]" office:value-type="float" office:value="0" calcext:value-type="float">
            <text:p>0</text:p>
          </table:table-cell>
          <table:table-cell table:formula="of:=[.C845]+[.T$7]" office:value-type="float" office:value="0" calcext:value-type="float">
            <text:p>0</text:p>
          </table:table-cell>
          <table:table-cell table:formula="of:=[.F845]+[.U$7]" office:value-type="float" office:value="0" calcext:value-type="float">
            <text:p>0</text:p>
          </table:table-cell>
          <table:table-cell table:formula="of:=[.G84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6]+[.S$7]" office:value-type="float" office:value="0" calcext:value-type="float">
            <text:p>0</text:p>
          </table:table-cell>
          <table:table-cell table:formula="of:=[.C846]+[.T$7]" office:value-type="float" office:value="0" calcext:value-type="float">
            <text:p>0</text:p>
          </table:table-cell>
          <table:table-cell table:formula="of:=[.F846]+[.U$7]" office:value-type="float" office:value="0" calcext:value-type="float">
            <text:p>0</text:p>
          </table:table-cell>
          <table:table-cell table:formula="of:=[.G84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7]+[.S$7]" office:value-type="float" office:value="0" calcext:value-type="float">
            <text:p>0</text:p>
          </table:table-cell>
          <table:table-cell table:formula="of:=[.C847]+[.T$7]" office:value-type="float" office:value="0" calcext:value-type="float">
            <text:p>0</text:p>
          </table:table-cell>
          <table:table-cell table:formula="of:=[.F847]+[.U$7]" office:value-type="float" office:value="0" calcext:value-type="float">
            <text:p>0</text:p>
          </table:table-cell>
          <table:table-cell table:formula="of:=[.G84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8]+[.S$7]" office:value-type="float" office:value="0" calcext:value-type="float">
            <text:p>0</text:p>
          </table:table-cell>
          <table:table-cell table:formula="of:=[.C848]+[.T$7]" office:value-type="float" office:value="0" calcext:value-type="float">
            <text:p>0</text:p>
          </table:table-cell>
          <table:table-cell table:formula="of:=[.F848]+[.U$7]" office:value-type="float" office:value="0" calcext:value-type="float">
            <text:p>0</text:p>
          </table:table-cell>
          <table:table-cell table:formula="of:=[.G84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49]+[.S$7]" office:value-type="float" office:value="0" calcext:value-type="float">
            <text:p>0</text:p>
          </table:table-cell>
          <table:table-cell table:formula="of:=[.C849]+[.T$7]" office:value-type="float" office:value="0" calcext:value-type="float">
            <text:p>0</text:p>
          </table:table-cell>
          <table:table-cell table:formula="of:=[.F849]+[.U$7]" office:value-type="float" office:value="0" calcext:value-type="float">
            <text:p>0</text:p>
          </table:table-cell>
          <table:table-cell table:formula="of:=[.G84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0]+[.S$7]" office:value-type="float" office:value="0" calcext:value-type="float">
            <text:p>0</text:p>
          </table:table-cell>
          <table:table-cell table:formula="of:=[.C850]+[.T$7]" office:value-type="float" office:value="0" calcext:value-type="float">
            <text:p>0</text:p>
          </table:table-cell>
          <table:table-cell table:formula="of:=[.F850]+[.U$7]" office:value-type="float" office:value="0" calcext:value-type="float">
            <text:p>0</text:p>
          </table:table-cell>
          <table:table-cell table:formula="of:=[.G85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1]+[.S$7]" office:value-type="float" office:value="0" calcext:value-type="float">
            <text:p>0</text:p>
          </table:table-cell>
          <table:table-cell table:formula="of:=[.C851]+[.T$7]" office:value-type="float" office:value="0" calcext:value-type="float">
            <text:p>0</text:p>
          </table:table-cell>
          <table:table-cell table:formula="of:=[.F851]+[.U$7]" office:value-type="float" office:value="0" calcext:value-type="float">
            <text:p>0</text:p>
          </table:table-cell>
          <table:table-cell table:formula="of:=[.G85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2]+[.S$7]" office:value-type="float" office:value="0" calcext:value-type="float">
            <text:p>0</text:p>
          </table:table-cell>
          <table:table-cell table:formula="of:=[.C852]+[.T$7]" office:value-type="float" office:value="0" calcext:value-type="float">
            <text:p>0</text:p>
          </table:table-cell>
          <table:table-cell table:formula="of:=[.F852]+[.U$7]" office:value-type="float" office:value="0" calcext:value-type="float">
            <text:p>0</text:p>
          </table:table-cell>
          <table:table-cell table:formula="of:=[.G85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3]+[.S$7]" office:value-type="float" office:value="0" calcext:value-type="float">
            <text:p>0</text:p>
          </table:table-cell>
          <table:table-cell table:formula="of:=[.C853]+[.T$7]" office:value-type="float" office:value="0" calcext:value-type="float">
            <text:p>0</text:p>
          </table:table-cell>
          <table:table-cell table:formula="of:=[.F853]+[.U$7]" office:value-type="float" office:value="0" calcext:value-type="float">
            <text:p>0</text:p>
          </table:table-cell>
          <table:table-cell table:formula="of:=[.G85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4]+[.S$7]" office:value-type="float" office:value="0" calcext:value-type="float">
            <text:p>0</text:p>
          </table:table-cell>
          <table:table-cell table:formula="of:=[.C854]+[.T$7]" office:value-type="float" office:value="0" calcext:value-type="float">
            <text:p>0</text:p>
          </table:table-cell>
          <table:table-cell table:formula="of:=[.F854]+[.U$7]" office:value-type="float" office:value="0" calcext:value-type="float">
            <text:p>0</text:p>
          </table:table-cell>
          <table:table-cell table:formula="of:=[.G85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5]+[.S$7]" office:value-type="float" office:value="0" calcext:value-type="float">
            <text:p>0</text:p>
          </table:table-cell>
          <table:table-cell table:formula="of:=[.C855]+[.T$7]" office:value-type="float" office:value="0" calcext:value-type="float">
            <text:p>0</text:p>
          </table:table-cell>
          <table:table-cell table:formula="of:=[.F855]+[.U$7]" office:value-type="float" office:value="0" calcext:value-type="float">
            <text:p>0</text:p>
          </table:table-cell>
          <table:table-cell table:formula="of:=[.G85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6]+[.S$7]" office:value-type="float" office:value="0" calcext:value-type="float">
            <text:p>0</text:p>
          </table:table-cell>
          <table:table-cell table:formula="of:=[.C856]+[.T$7]" office:value-type="float" office:value="0" calcext:value-type="float">
            <text:p>0</text:p>
          </table:table-cell>
          <table:table-cell table:formula="of:=[.F856]+[.U$7]" office:value-type="float" office:value="0" calcext:value-type="float">
            <text:p>0</text:p>
          </table:table-cell>
          <table:table-cell table:formula="of:=[.G85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7]+[.S$7]" office:value-type="float" office:value="0" calcext:value-type="float">
            <text:p>0</text:p>
          </table:table-cell>
          <table:table-cell table:formula="of:=[.C857]+[.T$7]" office:value-type="float" office:value="0" calcext:value-type="float">
            <text:p>0</text:p>
          </table:table-cell>
          <table:table-cell table:formula="of:=[.F857]+[.U$7]" office:value-type="float" office:value="0" calcext:value-type="float">
            <text:p>0</text:p>
          </table:table-cell>
          <table:table-cell table:formula="of:=[.G85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8]+[.S$7]" office:value-type="float" office:value="0" calcext:value-type="float">
            <text:p>0</text:p>
          </table:table-cell>
          <table:table-cell table:formula="of:=[.C858]+[.T$7]" office:value-type="float" office:value="0" calcext:value-type="float">
            <text:p>0</text:p>
          </table:table-cell>
          <table:table-cell table:formula="of:=[.F858]+[.U$7]" office:value-type="float" office:value="0" calcext:value-type="float">
            <text:p>0</text:p>
          </table:table-cell>
          <table:table-cell table:formula="of:=[.G85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59]+[.S$7]" office:value-type="float" office:value="0" calcext:value-type="float">
            <text:p>0</text:p>
          </table:table-cell>
          <table:table-cell table:formula="of:=[.C859]+[.T$7]" office:value-type="float" office:value="0" calcext:value-type="float">
            <text:p>0</text:p>
          </table:table-cell>
          <table:table-cell table:formula="of:=[.F859]+[.U$7]" office:value-type="float" office:value="0" calcext:value-type="float">
            <text:p>0</text:p>
          </table:table-cell>
          <table:table-cell table:formula="of:=[.G85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0]+[.S$7]" office:value-type="float" office:value="0" calcext:value-type="float">
            <text:p>0</text:p>
          </table:table-cell>
          <table:table-cell table:formula="of:=[.C860]+[.T$7]" office:value-type="float" office:value="0" calcext:value-type="float">
            <text:p>0</text:p>
          </table:table-cell>
          <table:table-cell table:formula="of:=[.F860]+[.U$7]" office:value-type="float" office:value="0" calcext:value-type="float">
            <text:p>0</text:p>
          </table:table-cell>
          <table:table-cell table:formula="of:=[.G86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1]+[.S$7]" office:value-type="float" office:value="0" calcext:value-type="float">
            <text:p>0</text:p>
          </table:table-cell>
          <table:table-cell table:formula="of:=[.C861]+[.T$7]" office:value-type="float" office:value="0" calcext:value-type="float">
            <text:p>0</text:p>
          </table:table-cell>
          <table:table-cell table:formula="of:=[.F861]+[.U$7]" office:value-type="float" office:value="0" calcext:value-type="float">
            <text:p>0</text:p>
          </table:table-cell>
          <table:table-cell table:formula="of:=[.G8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2]+[.S$7]" office:value-type="float" office:value="0" calcext:value-type="float">
            <text:p>0</text:p>
          </table:table-cell>
          <table:table-cell table:formula="of:=[.C862]+[.T$7]" office:value-type="float" office:value="0" calcext:value-type="float">
            <text:p>0</text:p>
          </table:table-cell>
          <table:table-cell table:formula="of:=[.F862]+[.U$7]" office:value-type="float" office:value="0" calcext:value-type="float">
            <text:p>0</text:p>
          </table:table-cell>
          <table:table-cell table:formula="of:=[.G8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3]+[.S$7]" office:value-type="float" office:value="0" calcext:value-type="float">
            <text:p>0</text:p>
          </table:table-cell>
          <table:table-cell table:formula="of:=[.C863]+[.T$7]" office:value-type="float" office:value="0" calcext:value-type="float">
            <text:p>0</text:p>
          </table:table-cell>
          <table:table-cell table:formula="of:=[.F863]+[.U$7]" office:value-type="float" office:value="0" calcext:value-type="float">
            <text:p>0</text:p>
          </table:table-cell>
          <table:table-cell table:formula="of:=[.G8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4]+[.S$7]" office:value-type="float" office:value="0" calcext:value-type="float">
            <text:p>0</text:p>
          </table:table-cell>
          <table:table-cell table:formula="of:=[.C864]+[.T$7]" office:value-type="float" office:value="0" calcext:value-type="float">
            <text:p>0</text:p>
          </table:table-cell>
          <table:table-cell table:formula="of:=[.F864]+[.U$7]" office:value-type="float" office:value="0" calcext:value-type="float">
            <text:p>0</text:p>
          </table:table-cell>
          <table:table-cell table:formula="of:=[.G8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5]+[.S$7]" office:value-type="float" office:value="0" calcext:value-type="float">
            <text:p>0</text:p>
          </table:table-cell>
          <table:table-cell table:formula="of:=[.C865]+[.T$7]" office:value-type="float" office:value="0" calcext:value-type="float">
            <text:p>0</text:p>
          </table:table-cell>
          <table:table-cell table:formula="of:=[.F865]+[.U$7]" office:value-type="float" office:value="0" calcext:value-type="float">
            <text:p>0</text:p>
          </table:table-cell>
          <table:table-cell table:formula="of:=[.G8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6]+[.S$7]" office:value-type="float" office:value="0" calcext:value-type="float">
            <text:p>0</text:p>
          </table:table-cell>
          <table:table-cell table:formula="of:=[.C866]+[.T$7]" office:value-type="float" office:value="0" calcext:value-type="float">
            <text:p>0</text:p>
          </table:table-cell>
          <table:table-cell table:formula="of:=[.F866]+[.U$7]" office:value-type="float" office:value="0" calcext:value-type="float">
            <text:p>0</text:p>
          </table:table-cell>
          <table:table-cell table:formula="of:=[.G86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7]+[.S$7]" office:value-type="float" office:value="0" calcext:value-type="float">
            <text:p>0</text:p>
          </table:table-cell>
          <table:table-cell table:formula="of:=[.C867]+[.T$7]" office:value-type="float" office:value="0" calcext:value-type="float">
            <text:p>0</text:p>
          </table:table-cell>
          <table:table-cell table:formula="of:=[.F867]+[.U$7]" office:value-type="float" office:value="0" calcext:value-type="float">
            <text:p>0</text:p>
          </table:table-cell>
          <table:table-cell table:formula="of:=[.G86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8]+[.S$7]" office:value-type="float" office:value="0" calcext:value-type="float">
            <text:p>0</text:p>
          </table:table-cell>
          <table:table-cell table:formula="of:=[.C868]+[.T$7]" office:value-type="float" office:value="0" calcext:value-type="float">
            <text:p>0</text:p>
          </table:table-cell>
          <table:table-cell table:formula="of:=[.F868]+[.U$7]" office:value-type="float" office:value="0" calcext:value-type="float">
            <text:p>0</text:p>
          </table:table-cell>
          <table:table-cell table:formula="of:=[.G86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69]+[.S$7]" office:value-type="float" office:value="0" calcext:value-type="float">
            <text:p>0</text:p>
          </table:table-cell>
          <table:table-cell table:formula="of:=[.C869]+[.T$7]" office:value-type="float" office:value="0" calcext:value-type="float">
            <text:p>0</text:p>
          </table:table-cell>
          <table:table-cell table:formula="of:=[.F869]+[.U$7]" office:value-type="float" office:value="0" calcext:value-type="float">
            <text:p>0</text:p>
          </table:table-cell>
          <table:table-cell table:formula="of:=[.G86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0]+[.S$7]" office:value-type="float" office:value="0" calcext:value-type="float">
            <text:p>0</text:p>
          </table:table-cell>
          <table:table-cell table:formula="of:=[.C870]+[.T$7]" office:value-type="float" office:value="0" calcext:value-type="float">
            <text:p>0</text:p>
          </table:table-cell>
          <table:table-cell table:formula="of:=[.F870]+[.U$7]" office:value-type="float" office:value="0" calcext:value-type="float">
            <text:p>0</text:p>
          </table:table-cell>
          <table:table-cell table:formula="of:=[.G87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1]+[.S$7]" office:value-type="float" office:value="0" calcext:value-type="float">
            <text:p>0</text:p>
          </table:table-cell>
          <table:table-cell table:formula="of:=[.C871]+[.T$7]" office:value-type="float" office:value="0" calcext:value-type="float">
            <text:p>0</text:p>
          </table:table-cell>
          <table:table-cell table:formula="of:=[.F871]+[.U$7]" office:value-type="float" office:value="0" calcext:value-type="float">
            <text:p>0</text:p>
          </table:table-cell>
          <table:table-cell table:formula="of:=[.G87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2]+[.S$7]" office:value-type="float" office:value="0" calcext:value-type="float">
            <text:p>0</text:p>
          </table:table-cell>
          <table:table-cell table:formula="of:=[.C872]+[.T$7]" office:value-type="float" office:value="0" calcext:value-type="float">
            <text:p>0</text:p>
          </table:table-cell>
          <table:table-cell table:formula="of:=[.F872]+[.U$7]" office:value-type="float" office:value="0" calcext:value-type="float">
            <text:p>0</text:p>
          </table:table-cell>
          <table:table-cell table:formula="of:=[.G87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3]+[.S$7]" office:value-type="float" office:value="0" calcext:value-type="float">
            <text:p>0</text:p>
          </table:table-cell>
          <table:table-cell table:formula="of:=[.C873]+[.T$7]" office:value-type="float" office:value="0" calcext:value-type="float">
            <text:p>0</text:p>
          </table:table-cell>
          <table:table-cell table:formula="of:=[.F873]+[.U$7]" office:value-type="float" office:value="0" calcext:value-type="float">
            <text:p>0</text:p>
          </table:table-cell>
          <table:table-cell table:formula="of:=[.G87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4]+[.S$7]" office:value-type="float" office:value="0" calcext:value-type="float">
            <text:p>0</text:p>
          </table:table-cell>
          <table:table-cell table:formula="of:=[.C874]+[.T$7]" office:value-type="float" office:value="0" calcext:value-type="float">
            <text:p>0</text:p>
          </table:table-cell>
          <table:table-cell table:formula="of:=[.F874]+[.U$7]" office:value-type="float" office:value="0" calcext:value-type="float">
            <text:p>0</text:p>
          </table:table-cell>
          <table:table-cell table:formula="of:=[.G87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5]+[.S$7]" office:value-type="float" office:value="0" calcext:value-type="float">
            <text:p>0</text:p>
          </table:table-cell>
          <table:table-cell table:formula="of:=[.C875]+[.T$7]" office:value-type="float" office:value="0" calcext:value-type="float">
            <text:p>0</text:p>
          </table:table-cell>
          <table:table-cell table:formula="of:=[.F875]+[.U$7]" office:value-type="float" office:value="0" calcext:value-type="float">
            <text:p>0</text:p>
          </table:table-cell>
          <table:table-cell table:formula="of:=[.G87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6]+[.S$7]" office:value-type="float" office:value="0" calcext:value-type="float">
            <text:p>0</text:p>
          </table:table-cell>
          <table:table-cell table:formula="of:=[.C876]+[.T$7]" office:value-type="float" office:value="0" calcext:value-type="float">
            <text:p>0</text:p>
          </table:table-cell>
          <table:table-cell table:formula="of:=[.F876]+[.U$7]" office:value-type="float" office:value="0" calcext:value-type="float">
            <text:p>0</text:p>
          </table:table-cell>
          <table:table-cell table:formula="of:=[.G87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7]+[.S$7]" office:value-type="float" office:value="0" calcext:value-type="float">
            <text:p>0</text:p>
          </table:table-cell>
          <table:table-cell table:formula="of:=[.C877]+[.T$7]" office:value-type="float" office:value="0" calcext:value-type="float">
            <text:p>0</text:p>
          </table:table-cell>
          <table:table-cell table:formula="of:=[.F877]+[.U$7]" office:value-type="float" office:value="0" calcext:value-type="float">
            <text:p>0</text:p>
          </table:table-cell>
          <table:table-cell table:formula="of:=[.G87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8]+[.S$7]" office:value-type="float" office:value="0" calcext:value-type="float">
            <text:p>0</text:p>
          </table:table-cell>
          <table:table-cell table:formula="of:=[.C878]+[.T$7]" office:value-type="float" office:value="0" calcext:value-type="float">
            <text:p>0</text:p>
          </table:table-cell>
          <table:table-cell table:formula="of:=[.F878]+[.U$7]" office:value-type="float" office:value="0" calcext:value-type="float">
            <text:p>0</text:p>
          </table:table-cell>
          <table:table-cell table:formula="of:=[.G87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79]+[.S$7]" office:value-type="float" office:value="0" calcext:value-type="float">
            <text:p>0</text:p>
          </table:table-cell>
          <table:table-cell table:formula="of:=[.C879]+[.T$7]" office:value-type="float" office:value="0" calcext:value-type="float">
            <text:p>0</text:p>
          </table:table-cell>
          <table:table-cell table:formula="of:=[.F879]+[.U$7]" office:value-type="float" office:value="0" calcext:value-type="float">
            <text:p>0</text:p>
          </table:table-cell>
          <table:table-cell table:formula="of:=[.G87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0]+[.S$7]" office:value-type="float" office:value="0" calcext:value-type="float">
            <text:p>0</text:p>
          </table:table-cell>
          <table:table-cell table:formula="of:=[.C880]+[.T$7]" office:value-type="float" office:value="0" calcext:value-type="float">
            <text:p>0</text:p>
          </table:table-cell>
          <table:table-cell table:formula="of:=[.F880]+[.U$7]" office:value-type="float" office:value="0" calcext:value-type="float">
            <text:p>0</text:p>
          </table:table-cell>
          <table:table-cell table:formula="of:=[.G88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1]+[.S$7]" office:value-type="float" office:value="0" calcext:value-type="float">
            <text:p>0</text:p>
          </table:table-cell>
          <table:table-cell table:formula="of:=[.C881]+[.T$7]" office:value-type="float" office:value="0" calcext:value-type="float">
            <text:p>0</text:p>
          </table:table-cell>
          <table:table-cell table:formula="of:=[.F881]+[.U$7]" office:value-type="float" office:value="0" calcext:value-type="float">
            <text:p>0</text:p>
          </table:table-cell>
          <table:table-cell table:formula="of:=[.G88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2]+[.S$7]" office:value-type="float" office:value="0" calcext:value-type="float">
            <text:p>0</text:p>
          </table:table-cell>
          <table:table-cell table:formula="of:=[.C882]+[.T$7]" office:value-type="float" office:value="0" calcext:value-type="float">
            <text:p>0</text:p>
          </table:table-cell>
          <table:table-cell table:formula="of:=[.F882]+[.U$7]" office:value-type="float" office:value="0" calcext:value-type="float">
            <text:p>0</text:p>
          </table:table-cell>
          <table:table-cell table:formula="of:=[.G88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3]+[.S$7]" office:value-type="float" office:value="0" calcext:value-type="float">
            <text:p>0</text:p>
          </table:table-cell>
          <table:table-cell table:formula="of:=[.C883]+[.T$7]" office:value-type="float" office:value="0" calcext:value-type="float">
            <text:p>0</text:p>
          </table:table-cell>
          <table:table-cell table:formula="of:=[.F883]+[.U$7]" office:value-type="float" office:value="0" calcext:value-type="float">
            <text:p>0</text:p>
          </table:table-cell>
          <table:table-cell table:formula="of:=[.G88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4]+[.S$7]" office:value-type="float" office:value="0" calcext:value-type="float">
            <text:p>0</text:p>
          </table:table-cell>
          <table:table-cell table:formula="of:=[.C884]+[.T$7]" office:value-type="float" office:value="0" calcext:value-type="float">
            <text:p>0</text:p>
          </table:table-cell>
          <table:table-cell table:formula="of:=[.F884]+[.U$7]" office:value-type="float" office:value="0" calcext:value-type="float">
            <text:p>0</text:p>
          </table:table-cell>
          <table:table-cell table:formula="of:=[.G88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5]+[.S$7]" office:value-type="float" office:value="0" calcext:value-type="float">
            <text:p>0</text:p>
          </table:table-cell>
          <table:table-cell table:formula="of:=[.C885]+[.T$7]" office:value-type="float" office:value="0" calcext:value-type="float">
            <text:p>0</text:p>
          </table:table-cell>
          <table:table-cell table:formula="of:=[.F885]+[.U$7]" office:value-type="float" office:value="0" calcext:value-type="float">
            <text:p>0</text:p>
          </table:table-cell>
          <table:table-cell table:formula="of:=[.G88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6]+[.S$7]" office:value-type="float" office:value="0" calcext:value-type="float">
            <text:p>0</text:p>
          </table:table-cell>
          <table:table-cell table:formula="of:=[.C886]+[.T$7]" office:value-type="float" office:value="0" calcext:value-type="float">
            <text:p>0</text:p>
          </table:table-cell>
          <table:table-cell table:formula="of:=[.F886]+[.U$7]" office:value-type="float" office:value="0" calcext:value-type="float">
            <text:p>0</text:p>
          </table:table-cell>
          <table:table-cell table:formula="of:=[.G88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7]+[.S$7]" office:value-type="float" office:value="0" calcext:value-type="float">
            <text:p>0</text:p>
          </table:table-cell>
          <table:table-cell table:formula="of:=[.C887]+[.T$7]" office:value-type="float" office:value="0" calcext:value-type="float">
            <text:p>0</text:p>
          </table:table-cell>
          <table:table-cell table:formula="of:=[.F887]+[.U$7]" office:value-type="float" office:value="0" calcext:value-type="float">
            <text:p>0</text:p>
          </table:table-cell>
          <table:table-cell table:formula="of:=[.G88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8]+[.S$7]" office:value-type="float" office:value="0" calcext:value-type="float">
            <text:p>0</text:p>
          </table:table-cell>
          <table:table-cell table:formula="of:=[.C888]+[.T$7]" office:value-type="float" office:value="0" calcext:value-type="float">
            <text:p>0</text:p>
          </table:table-cell>
          <table:table-cell table:formula="of:=[.F888]+[.U$7]" office:value-type="float" office:value="0" calcext:value-type="float">
            <text:p>0</text:p>
          </table:table-cell>
          <table:table-cell table:formula="of:=[.G88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89]+[.S$7]" office:value-type="float" office:value="0" calcext:value-type="float">
            <text:p>0</text:p>
          </table:table-cell>
          <table:table-cell table:formula="of:=[.C889]+[.T$7]" office:value-type="float" office:value="0" calcext:value-type="float">
            <text:p>0</text:p>
          </table:table-cell>
          <table:table-cell table:formula="of:=[.F889]+[.U$7]" office:value-type="float" office:value="0" calcext:value-type="float">
            <text:p>0</text:p>
          </table:table-cell>
          <table:table-cell table:formula="of:=[.G88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0]+[.S$7]" office:value-type="float" office:value="0" calcext:value-type="float">
            <text:p>0</text:p>
          </table:table-cell>
          <table:table-cell table:formula="of:=[.C890]+[.T$7]" office:value-type="float" office:value="0" calcext:value-type="float">
            <text:p>0</text:p>
          </table:table-cell>
          <table:table-cell table:formula="of:=[.F890]+[.U$7]" office:value-type="float" office:value="0" calcext:value-type="float">
            <text:p>0</text:p>
          </table:table-cell>
          <table:table-cell table:formula="of:=[.G8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1]+[.S$7]" office:value-type="float" office:value="0" calcext:value-type="float">
            <text:p>0</text:p>
          </table:table-cell>
          <table:table-cell table:formula="of:=[.C891]+[.T$7]" office:value-type="float" office:value="0" calcext:value-type="float">
            <text:p>0</text:p>
          </table:table-cell>
          <table:table-cell table:formula="of:=[.F891]+[.U$7]" office:value-type="float" office:value="0" calcext:value-type="float">
            <text:p>0</text:p>
          </table:table-cell>
          <table:table-cell table:formula="of:=[.G8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2]+[.S$7]" office:value-type="float" office:value="0" calcext:value-type="float">
            <text:p>0</text:p>
          </table:table-cell>
          <table:table-cell table:formula="of:=[.C892]+[.T$7]" office:value-type="float" office:value="0" calcext:value-type="float">
            <text:p>0</text:p>
          </table:table-cell>
          <table:table-cell table:formula="of:=[.F892]+[.U$7]" office:value-type="float" office:value="0" calcext:value-type="float">
            <text:p>0</text:p>
          </table:table-cell>
          <table:table-cell table:formula="of:=[.G8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3]+[.S$7]" office:value-type="float" office:value="0" calcext:value-type="float">
            <text:p>0</text:p>
          </table:table-cell>
          <table:table-cell table:formula="of:=[.C893]+[.T$7]" office:value-type="float" office:value="0" calcext:value-type="float">
            <text:p>0</text:p>
          </table:table-cell>
          <table:table-cell table:formula="of:=[.F893]+[.U$7]" office:value-type="float" office:value="0" calcext:value-type="float">
            <text:p>0</text:p>
          </table:table-cell>
          <table:table-cell table:formula="of:=[.G89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4]+[.S$7]" office:value-type="float" office:value="0" calcext:value-type="float">
            <text:p>0</text:p>
          </table:table-cell>
          <table:table-cell table:formula="of:=[.C894]+[.T$7]" office:value-type="float" office:value="0" calcext:value-type="float">
            <text:p>0</text:p>
          </table:table-cell>
          <table:table-cell table:formula="of:=[.F894]+[.U$7]" office:value-type="float" office:value="0" calcext:value-type="float">
            <text:p>0</text:p>
          </table:table-cell>
          <table:table-cell table:formula="of:=[.G89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5]+[.S$7]" office:value-type="float" office:value="0" calcext:value-type="float">
            <text:p>0</text:p>
          </table:table-cell>
          <table:table-cell table:formula="of:=[.C895]+[.T$7]" office:value-type="float" office:value="0" calcext:value-type="float">
            <text:p>0</text:p>
          </table:table-cell>
          <table:table-cell table:formula="of:=[.F895]+[.U$7]" office:value-type="float" office:value="0" calcext:value-type="float">
            <text:p>0</text:p>
          </table:table-cell>
          <table:table-cell table:formula="of:=[.G8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6]+[.S$7]" office:value-type="float" office:value="0" calcext:value-type="float">
            <text:p>0</text:p>
          </table:table-cell>
          <table:table-cell table:formula="of:=[.C896]+[.T$7]" office:value-type="float" office:value="0" calcext:value-type="float">
            <text:p>0</text:p>
          </table:table-cell>
          <table:table-cell table:formula="of:=[.F896]+[.U$7]" office:value-type="float" office:value="0" calcext:value-type="float">
            <text:p>0</text:p>
          </table:table-cell>
          <table:table-cell table:formula="of:=[.G8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7]+[.S$7]" office:value-type="float" office:value="0" calcext:value-type="float">
            <text:p>0</text:p>
          </table:table-cell>
          <table:table-cell table:formula="of:=[.C897]+[.T$7]" office:value-type="float" office:value="0" calcext:value-type="float">
            <text:p>0</text:p>
          </table:table-cell>
          <table:table-cell table:formula="of:=[.F897]+[.U$7]" office:value-type="float" office:value="0" calcext:value-type="float">
            <text:p>0</text:p>
          </table:table-cell>
          <table:table-cell table:formula="of:=[.G89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8]+[.S$7]" office:value-type="float" office:value="0" calcext:value-type="float">
            <text:p>0</text:p>
          </table:table-cell>
          <table:table-cell table:formula="of:=[.C898]+[.T$7]" office:value-type="float" office:value="0" calcext:value-type="float">
            <text:p>0</text:p>
          </table:table-cell>
          <table:table-cell table:formula="of:=[.F898]+[.U$7]" office:value-type="float" office:value="0" calcext:value-type="float">
            <text:p>0</text:p>
          </table:table-cell>
          <table:table-cell table:formula="of:=[.G89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899]+[.S$7]" office:value-type="float" office:value="0" calcext:value-type="float">
            <text:p>0</text:p>
          </table:table-cell>
          <table:table-cell table:formula="of:=[.C899]+[.T$7]" office:value-type="float" office:value="0" calcext:value-type="float">
            <text:p>0</text:p>
          </table:table-cell>
          <table:table-cell table:formula="of:=[.F899]+[.U$7]" office:value-type="float" office:value="0" calcext:value-type="float">
            <text:p>0</text:p>
          </table:table-cell>
          <table:table-cell table:formula="of:=[.G89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0]+[.S$7]" office:value-type="float" office:value="0" calcext:value-type="float">
            <text:p>0</text:p>
          </table:table-cell>
          <table:table-cell table:formula="of:=[.C900]+[.T$7]" office:value-type="float" office:value="0" calcext:value-type="float">
            <text:p>0</text:p>
          </table:table-cell>
          <table:table-cell table:formula="of:=[.F900]+[.U$7]" office:value-type="float" office:value="0" calcext:value-type="float">
            <text:p>0</text:p>
          </table:table-cell>
          <table:table-cell table:formula="of:=[.G9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1]+[.S$7]" office:value-type="float" office:value="0" calcext:value-type="float">
            <text:p>0</text:p>
          </table:table-cell>
          <table:table-cell table:formula="of:=[.C901]+[.T$7]" office:value-type="float" office:value="0" calcext:value-type="float">
            <text:p>0</text:p>
          </table:table-cell>
          <table:table-cell table:formula="of:=[.F901]+[.U$7]" office:value-type="float" office:value="0" calcext:value-type="float">
            <text:p>0</text:p>
          </table:table-cell>
          <table:table-cell table:formula="of:=[.G90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2]+[.S$7]" office:value-type="float" office:value="0" calcext:value-type="float">
            <text:p>0</text:p>
          </table:table-cell>
          <table:table-cell table:formula="of:=[.C902]+[.T$7]" office:value-type="float" office:value="0" calcext:value-type="float">
            <text:p>0</text:p>
          </table:table-cell>
          <table:table-cell table:formula="of:=[.F902]+[.U$7]" office:value-type="float" office:value="0" calcext:value-type="float">
            <text:p>0</text:p>
          </table:table-cell>
          <table:table-cell table:formula="of:=[.G90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3]+[.S$7]" office:value-type="float" office:value="0" calcext:value-type="float">
            <text:p>0</text:p>
          </table:table-cell>
          <table:table-cell table:formula="of:=[.C903]+[.T$7]" office:value-type="float" office:value="0" calcext:value-type="float">
            <text:p>0</text:p>
          </table:table-cell>
          <table:table-cell table:formula="of:=[.F903]+[.U$7]" office:value-type="float" office:value="0" calcext:value-type="float">
            <text:p>0</text:p>
          </table:table-cell>
          <table:table-cell table:formula="of:=[.G90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4]+[.S$7]" office:value-type="float" office:value="0" calcext:value-type="float">
            <text:p>0</text:p>
          </table:table-cell>
          <table:table-cell table:formula="of:=[.C904]+[.T$7]" office:value-type="float" office:value="0" calcext:value-type="float">
            <text:p>0</text:p>
          </table:table-cell>
          <table:table-cell table:formula="of:=[.F904]+[.U$7]" office:value-type="float" office:value="0" calcext:value-type="float">
            <text:p>0</text:p>
          </table:table-cell>
          <table:table-cell table:formula="of:=[.G9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5]+[.S$7]" office:value-type="float" office:value="0" calcext:value-type="float">
            <text:p>0</text:p>
          </table:table-cell>
          <table:table-cell table:formula="of:=[.C905]+[.T$7]" office:value-type="float" office:value="0" calcext:value-type="float">
            <text:p>0</text:p>
          </table:table-cell>
          <table:table-cell table:formula="of:=[.F905]+[.U$7]" office:value-type="float" office:value="0" calcext:value-type="float">
            <text:p>0</text:p>
          </table:table-cell>
          <table:table-cell table:formula="of:=[.G90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6]+[.S$7]" office:value-type="float" office:value="0" calcext:value-type="float">
            <text:p>0</text:p>
          </table:table-cell>
          <table:table-cell table:formula="of:=[.C906]+[.T$7]" office:value-type="float" office:value="0" calcext:value-type="float">
            <text:p>0</text:p>
          </table:table-cell>
          <table:table-cell table:formula="of:=[.F906]+[.U$7]" office:value-type="float" office:value="0" calcext:value-type="float">
            <text:p>0</text:p>
          </table:table-cell>
          <table:table-cell table:formula="of:=[.G90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7]+[.S$7]" office:value-type="float" office:value="0" calcext:value-type="float">
            <text:p>0</text:p>
          </table:table-cell>
          <table:table-cell table:formula="of:=[.C907]+[.T$7]" office:value-type="float" office:value="0" calcext:value-type="float">
            <text:p>0</text:p>
          </table:table-cell>
          <table:table-cell table:formula="of:=[.F907]+[.U$7]" office:value-type="float" office:value="0" calcext:value-type="float">
            <text:p>0</text:p>
          </table:table-cell>
          <table:table-cell table:formula="of:=[.G90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8]+[.S$7]" office:value-type="float" office:value="0" calcext:value-type="float">
            <text:p>0</text:p>
          </table:table-cell>
          <table:table-cell table:formula="of:=[.C908]+[.T$7]" office:value-type="float" office:value="0" calcext:value-type="float">
            <text:p>0</text:p>
          </table:table-cell>
          <table:table-cell table:formula="of:=[.F908]+[.U$7]" office:value-type="float" office:value="0" calcext:value-type="float">
            <text:p>0</text:p>
          </table:table-cell>
          <table:table-cell table:formula="of:=[.G90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09]+[.S$7]" office:value-type="float" office:value="0" calcext:value-type="float">
            <text:p>0</text:p>
          </table:table-cell>
          <table:table-cell table:formula="of:=[.C909]+[.T$7]" office:value-type="float" office:value="0" calcext:value-type="float">
            <text:p>0</text:p>
          </table:table-cell>
          <table:table-cell table:formula="of:=[.F909]+[.U$7]" office:value-type="float" office:value="0" calcext:value-type="float">
            <text:p>0</text:p>
          </table:table-cell>
          <table:table-cell table:formula="of:=[.G90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0]+[.S$7]" office:value-type="float" office:value="0" calcext:value-type="float">
            <text:p>0</text:p>
          </table:table-cell>
          <table:table-cell table:formula="of:=[.C910]+[.T$7]" office:value-type="float" office:value="0" calcext:value-type="float">
            <text:p>0</text:p>
          </table:table-cell>
          <table:table-cell table:formula="of:=[.F910]+[.U$7]" office:value-type="float" office:value="0" calcext:value-type="float">
            <text:p>0</text:p>
          </table:table-cell>
          <table:table-cell table:formula="of:=[.G91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1]+[.S$7]" office:value-type="float" office:value="0" calcext:value-type="float">
            <text:p>0</text:p>
          </table:table-cell>
          <table:table-cell table:formula="of:=[.C911]+[.T$7]" office:value-type="float" office:value="0" calcext:value-type="float">
            <text:p>0</text:p>
          </table:table-cell>
          <table:table-cell table:formula="of:=[.F911]+[.U$7]" office:value-type="float" office:value="0" calcext:value-type="float">
            <text:p>0</text:p>
          </table:table-cell>
          <table:table-cell table:formula="of:=[.G91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2]+[.S$7]" office:value-type="float" office:value="0" calcext:value-type="float">
            <text:p>0</text:p>
          </table:table-cell>
          <table:table-cell table:formula="of:=[.C912]+[.T$7]" office:value-type="float" office:value="0" calcext:value-type="float">
            <text:p>0</text:p>
          </table:table-cell>
          <table:table-cell table:formula="of:=[.F912]+[.U$7]" office:value-type="float" office:value="0" calcext:value-type="float">
            <text:p>0</text:p>
          </table:table-cell>
          <table:table-cell table:formula="of:=[.G91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3]+[.S$7]" office:value-type="float" office:value="0" calcext:value-type="float">
            <text:p>0</text:p>
          </table:table-cell>
          <table:table-cell table:formula="of:=[.C913]+[.T$7]" office:value-type="float" office:value="0" calcext:value-type="float">
            <text:p>0</text:p>
          </table:table-cell>
          <table:table-cell table:formula="of:=[.F913]+[.U$7]" office:value-type="float" office:value="0" calcext:value-type="float">
            <text:p>0</text:p>
          </table:table-cell>
          <table:table-cell table:formula="of:=[.G91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4]+[.S$7]" office:value-type="float" office:value="0" calcext:value-type="float">
            <text:p>0</text:p>
          </table:table-cell>
          <table:table-cell table:formula="of:=[.C914]+[.T$7]" office:value-type="float" office:value="0" calcext:value-type="float">
            <text:p>0</text:p>
          </table:table-cell>
          <table:table-cell table:formula="of:=[.F914]+[.U$7]" office:value-type="float" office:value="0" calcext:value-type="float">
            <text:p>0</text:p>
          </table:table-cell>
          <table:table-cell table:formula="of:=[.G91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5]+[.S$7]" office:value-type="float" office:value="0" calcext:value-type="float">
            <text:p>0</text:p>
          </table:table-cell>
          <table:table-cell table:formula="of:=[.C915]+[.T$7]" office:value-type="float" office:value="0" calcext:value-type="float">
            <text:p>0</text:p>
          </table:table-cell>
          <table:table-cell table:formula="of:=[.F915]+[.U$7]" office:value-type="float" office:value="0" calcext:value-type="float">
            <text:p>0</text:p>
          </table:table-cell>
          <table:table-cell table:formula="of:=[.G91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6]+[.S$7]" office:value-type="float" office:value="0" calcext:value-type="float">
            <text:p>0</text:p>
          </table:table-cell>
          <table:table-cell table:formula="of:=[.C916]+[.T$7]" office:value-type="float" office:value="0" calcext:value-type="float">
            <text:p>0</text:p>
          </table:table-cell>
          <table:table-cell table:formula="of:=[.F916]+[.U$7]" office:value-type="float" office:value="0" calcext:value-type="float">
            <text:p>0</text:p>
          </table:table-cell>
          <table:table-cell table:formula="of:=[.G91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7]+[.S$7]" office:value-type="float" office:value="0" calcext:value-type="float">
            <text:p>0</text:p>
          </table:table-cell>
          <table:table-cell table:formula="of:=[.C917]+[.T$7]" office:value-type="float" office:value="0" calcext:value-type="float">
            <text:p>0</text:p>
          </table:table-cell>
          <table:table-cell table:formula="of:=[.F917]+[.U$7]" office:value-type="float" office:value="0" calcext:value-type="float">
            <text:p>0</text:p>
          </table:table-cell>
          <table:table-cell table:formula="of:=[.G91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8]+[.S$7]" office:value-type="float" office:value="0" calcext:value-type="float">
            <text:p>0</text:p>
          </table:table-cell>
          <table:table-cell table:formula="of:=[.C918]+[.T$7]" office:value-type="float" office:value="0" calcext:value-type="float">
            <text:p>0</text:p>
          </table:table-cell>
          <table:table-cell table:formula="of:=[.F918]+[.U$7]" office:value-type="float" office:value="0" calcext:value-type="float">
            <text:p>0</text:p>
          </table:table-cell>
          <table:table-cell table:formula="of:=[.G91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19]+[.S$7]" office:value-type="float" office:value="0" calcext:value-type="float">
            <text:p>0</text:p>
          </table:table-cell>
          <table:table-cell table:formula="of:=[.C919]+[.T$7]" office:value-type="float" office:value="0" calcext:value-type="float">
            <text:p>0</text:p>
          </table:table-cell>
          <table:table-cell table:formula="of:=[.F919]+[.U$7]" office:value-type="float" office:value="0" calcext:value-type="float">
            <text:p>0</text:p>
          </table:table-cell>
          <table:table-cell table:formula="of:=[.G91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0]+[.S$7]" office:value-type="float" office:value="0" calcext:value-type="float">
            <text:p>0</text:p>
          </table:table-cell>
          <table:table-cell table:formula="of:=[.C920]+[.T$7]" office:value-type="float" office:value="0" calcext:value-type="float">
            <text:p>0</text:p>
          </table:table-cell>
          <table:table-cell table:formula="of:=[.F920]+[.U$7]" office:value-type="float" office:value="0" calcext:value-type="float">
            <text:p>0</text:p>
          </table:table-cell>
          <table:table-cell table:formula="of:=[.G92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1]+[.S$7]" office:value-type="float" office:value="0" calcext:value-type="float">
            <text:p>0</text:p>
          </table:table-cell>
          <table:table-cell table:formula="of:=[.C921]+[.T$7]" office:value-type="float" office:value="0" calcext:value-type="float">
            <text:p>0</text:p>
          </table:table-cell>
          <table:table-cell table:formula="of:=[.F921]+[.U$7]" office:value-type="float" office:value="0" calcext:value-type="float">
            <text:p>0</text:p>
          </table:table-cell>
          <table:table-cell table:formula="of:=[.G92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2]+[.S$7]" office:value-type="float" office:value="0" calcext:value-type="float">
            <text:p>0</text:p>
          </table:table-cell>
          <table:table-cell table:formula="of:=[.C922]+[.T$7]" office:value-type="float" office:value="0" calcext:value-type="float">
            <text:p>0</text:p>
          </table:table-cell>
          <table:table-cell table:formula="of:=[.F922]+[.U$7]" office:value-type="float" office:value="0" calcext:value-type="float">
            <text:p>0</text:p>
          </table:table-cell>
          <table:table-cell table:formula="of:=[.G92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3]+[.S$7]" office:value-type="float" office:value="0" calcext:value-type="float">
            <text:p>0</text:p>
          </table:table-cell>
          <table:table-cell table:formula="of:=[.C923]+[.T$7]" office:value-type="float" office:value="0" calcext:value-type="float">
            <text:p>0</text:p>
          </table:table-cell>
          <table:table-cell table:formula="of:=[.F923]+[.U$7]" office:value-type="float" office:value="0" calcext:value-type="float">
            <text:p>0</text:p>
          </table:table-cell>
          <table:table-cell table:formula="of:=[.G92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4]+[.S$7]" office:value-type="float" office:value="0" calcext:value-type="float">
            <text:p>0</text:p>
          </table:table-cell>
          <table:table-cell table:formula="of:=[.C924]+[.T$7]" office:value-type="float" office:value="0" calcext:value-type="float">
            <text:p>0</text:p>
          </table:table-cell>
          <table:table-cell table:formula="of:=[.F924]+[.U$7]" office:value-type="float" office:value="0" calcext:value-type="float">
            <text:p>0</text:p>
          </table:table-cell>
          <table:table-cell table:formula="of:=[.G92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5]+[.S$7]" office:value-type="float" office:value="0" calcext:value-type="float">
            <text:p>0</text:p>
          </table:table-cell>
          <table:table-cell table:formula="of:=[.C925]+[.T$7]" office:value-type="float" office:value="0" calcext:value-type="float">
            <text:p>0</text:p>
          </table:table-cell>
          <table:table-cell table:formula="of:=[.F925]+[.U$7]" office:value-type="float" office:value="0" calcext:value-type="float">
            <text:p>0</text:p>
          </table:table-cell>
          <table:table-cell table:formula="of:=[.G92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6]+[.S$7]" office:value-type="float" office:value="0" calcext:value-type="float">
            <text:p>0</text:p>
          </table:table-cell>
          <table:table-cell table:formula="of:=[.C926]+[.T$7]" office:value-type="float" office:value="0" calcext:value-type="float">
            <text:p>0</text:p>
          </table:table-cell>
          <table:table-cell table:formula="of:=[.F926]+[.U$7]" office:value-type="float" office:value="0" calcext:value-type="float">
            <text:p>0</text:p>
          </table:table-cell>
          <table:table-cell table:formula="of:=[.G92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7]+[.S$7]" office:value-type="float" office:value="0" calcext:value-type="float">
            <text:p>0</text:p>
          </table:table-cell>
          <table:table-cell table:formula="of:=[.C927]+[.T$7]" office:value-type="float" office:value="0" calcext:value-type="float">
            <text:p>0</text:p>
          </table:table-cell>
          <table:table-cell table:formula="of:=[.F927]+[.U$7]" office:value-type="float" office:value="0" calcext:value-type="float">
            <text:p>0</text:p>
          </table:table-cell>
          <table:table-cell table:formula="of:=[.G92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8]+[.S$7]" office:value-type="float" office:value="0" calcext:value-type="float">
            <text:p>0</text:p>
          </table:table-cell>
          <table:table-cell table:formula="of:=[.C928]+[.T$7]" office:value-type="float" office:value="0" calcext:value-type="float">
            <text:p>0</text:p>
          </table:table-cell>
          <table:table-cell table:formula="of:=[.F928]+[.U$7]" office:value-type="float" office:value="0" calcext:value-type="float">
            <text:p>0</text:p>
          </table:table-cell>
          <table:table-cell table:formula="of:=[.G92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29]+[.S$7]" office:value-type="float" office:value="0" calcext:value-type="float">
            <text:p>0</text:p>
          </table:table-cell>
          <table:table-cell table:formula="of:=[.C929]+[.T$7]" office:value-type="float" office:value="0" calcext:value-type="float">
            <text:p>0</text:p>
          </table:table-cell>
          <table:table-cell table:formula="of:=[.F929]+[.U$7]" office:value-type="float" office:value="0" calcext:value-type="float">
            <text:p>0</text:p>
          </table:table-cell>
          <table:table-cell table:formula="of:=[.G92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0]+[.S$7]" office:value-type="float" office:value="0" calcext:value-type="float">
            <text:p>0</text:p>
          </table:table-cell>
          <table:table-cell table:formula="of:=[.C930]+[.T$7]" office:value-type="float" office:value="0" calcext:value-type="float">
            <text:p>0</text:p>
          </table:table-cell>
          <table:table-cell table:formula="of:=[.F930]+[.U$7]" office:value-type="float" office:value="0" calcext:value-type="float">
            <text:p>0</text:p>
          </table:table-cell>
          <table:table-cell table:formula="of:=[.G93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1]+[.S$7]" office:value-type="float" office:value="0" calcext:value-type="float">
            <text:p>0</text:p>
          </table:table-cell>
          <table:table-cell table:formula="of:=[.C931]+[.T$7]" office:value-type="float" office:value="0" calcext:value-type="float">
            <text:p>0</text:p>
          </table:table-cell>
          <table:table-cell table:formula="of:=[.F931]+[.U$7]" office:value-type="float" office:value="0" calcext:value-type="float">
            <text:p>0</text:p>
          </table:table-cell>
          <table:table-cell table:formula="of:=[.G93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2]+[.S$7]" office:value-type="float" office:value="0" calcext:value-type="float">
            <text:p>0</text:p>
          </table:table-cell>
          <table:table-cell table:formula="of:=[.C932]+[.T$7]" office:value-type="float" office:value="0" calcext:value-type="float">
            <text:p>0</text:p>
          </table:table-cell>
          <table:table-cell table:formula="of:=[.F932]+[.U$7]" office:value-type="float" office:value="0" calcext:value-type="float">
            <text:p>0</text:p>
          </table:table-cell>
          <table:table-cell table:formula="of:=[.G93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3]+[.S$7]" office:value-type="float" office:value="0" calcext:value-type="float">
            <text:p>0</text:p>
          </table:table-cell>
          <table:table-cell table:formula="of:=[.C933]+[.T$7]" office:value-type="float" office:value="0" calcext:value-type="float">
            <text:p>0</text:p>
          </table:table-cell>
          <table:table-cell table:formula="of:=[.F933]+[.U$7]" office:value-type="float" office:value="0" calcext:value-type="float">
            <text:p>0</text:p>
          </table:table-cell>
          <table:table-cell table:formula="of:=[.G93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4]+[.S$7]" office:value-type="float" office:value="0" calcext:value-type="float">
            <text:p>0</text:p>
          </table:table-cell>
          <table:table-cell table:formula="of:=[.C934]+[.T$7]" office:value-type="float" office:value="0" calcext:value-type="float">
            <text:p>0</text:p>
          </table:table-cell>
          <table:table-cell table:formula="of:=[.F934]+[.U$7]" office:value-type="float" office:value="0" calcext:value-type="float">
            <text:p>0</text:p>
          </table:table-cell>
          <table:table-cell table:formula="of:=[.G93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5]+[.S$7]" office:value-type="float" office:value="0" calcext:value-type="float">
            <text:p>0</text:p>
          </table:table-cell>
          <table:table-cell table:formula="of:=[.C935]+[.T$7]" office:value-type="float" office:value="0" calcext:value-type="float">
            <text:p>0</text:p>
          </table:table-cell>
          <table:table-cell table:formula="of:=[.F935]+[.U$7]" office:value-type="float" office:value="0" calcext:value-type="float">
            <text:p>0</text:p>
          </table:table-cell>
          <table:table-cell table:formula="of:=[.G93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6]+[.S$7]" office:value-type="float" office:value="0" calcext:value-type="float">
            <text:p>0</text:p>
          </table:table-cell>
          <table:table-cell table:formula="of:=[.C936]+[.T$7]" office:value-type="float" office:value="0" calcext:value-type="float">
            <text:p>0</text:p>
          </table:table-cell>
          <table:table-cell table:formula="of:=[.F936]+[.U$7]" office:value-type="float" office:value="0" calcext:value-type="float">
            <text:p>0</text:p>
          </table:table-cell>
          <table:table-cell table:formula="of:=[.G93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7]+[.S$7]" office:value-type="float" office:value="0" calcext:value-type="float">
            <text:p>0</text:p>
          </table:table-cell>
          <table:table-cell table:formula="of:=[.C937]+[.T$7]" office:value-type="float" office:value="0" calcext:value-type="float">
            <text:p>0</text:p>
          </table:table-cell>
          <table:table-cell table:formula="of:=[.F937]+[.U$7]" office:value-type="float" office:value="0" calcext:value-type="float">
            <text:p>0</text:p>
          </table:table-cell>
          <table:table-cell table:formula="of:=[.G93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8]+[.S$7]" office:value-type="float" office:value="0" calcext:value-type="float">
            <text:p>0</text:p>
          </table:table-cell>
          <table:table-cell table:formula="of:=[.C938]+[.T$7]" office:value-type="float" office:value="0" calcext:value-type="float">
            <text:p>0</text:p>
          </table:table-cell>
          <table:table-cell table:formula="of:=[.F938]+[.U$7]" office:value-type="float" office:value="0" calcext:value-type="float">
            <text:p>0</text:p>
          </table:table-cell>
          <table:table-cell table:formula="of:=[.G93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39]+[.S$7]" office:value-type="float" office:value="0" calcext:value-type="float">
            <text:p>0</text:p>
          </table:table-cell>
          <table:table-cell table:formula="of:=[.C939]+[.T$7]" office:value-type="float" office:value="0" calcext:value-type="float">
            <text:p>0</text:p>
          </table:table-cell>
          <table:table-cell table:formula="of:=[.F939]+[.U$7]" office:value-type="float" office:value="0" calcext:value-type="float">
            <text:p>0</text:p>
          </table:table-cell>
          <table:table-cell table:formula="of:=[.G93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0]+[.S$7]" office:value-type="float" office:value="0" calcext:value-type="float">
            <text:p>0</text:p>
          </table:table-cell>
          <table:table-cell table:formula="of:=[.C940]+[.T$7]" office:value-type="float" office:value="0" calcext:value-type="float">
            <text:p>0</text:p>
          </table:table-cell>
          <table:table-cell table:formula="of:=[.F940]+[.U$7]" office:value-type="float" office:value="0" calcext:value-type="float">
            <text:p>0</text:p>
          </table:table-cell>
          <table:table-cell table:formula="of:=[.G94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1]+[.S$7]" office:value-type="float" office:value="0" calcext:value-type="float">
            <text:p>0</text:p>
          </table:table-cell>
          <table:table-cell table:formula="of:=[.C941]+[.T$7]" office:value-type="float" office:value="0" calcext:value-type="float">
            <text:p>0</text:p>
          </table:table-cell>
          <table:table-cell table:formula="of:=[.F941]+[.U$7]" office:value-type="float" office:value="0" calcext:value-type="float">
            <text:p>0</text:p>
          </table:table-cell>
          <table:table-cell table:formula="of:=[.G94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2]+[.S$7]" office:value-type="float" office:value="0" calcext:value-type="float">
            <text:p>0</text:p>
          </table:table-cell>
          <table:table-cell table:formula="of:=[.C942]+[.T$7]" office:value-type="float" office:value="0" calcext:value-type="float">
            <text:p>0</text:p>
          </table:table-cell>
          <table:table-cell table:formula="of:=[.F942]+[.U$7]" office:value-type="float" office:value="0" calcext:value-type="float">
            <text:p>0</text:p>
          </table:table-cell>
          <table:table-cell table:formula="of:=[.G94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3]+[.S$7]" office:value-type="float" office:value="0" calcext:value-type="float">
            <text:p>0</text:p>
          </table:table-cell>
          <table:table-cell table:formula="of:=[.C943]+[.T$7]" office:value-type="float" office:value="0" calcext:value-type="float">
            <text:p>0</text:p>
          </table:table-cell>
          <table:table-cell table:formula="of:=[.F943]+[.U$7]" office:value-type="float" office:value="0" calcext:value-type="float">
            <text:p>0</text:p>
          </table:table-cell>
          <table:table-cell table:formula="of:=[.G94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4]+[.S$7]" office:value-type="float" office:value="0" calcext:value-type="float">
            <text:p>0</text:p>
          </table:table-cell>
          <table:table-cell table:formula="of:=[.C944]+[.T$7]" office:value-type="float" office:value="0" calcext:value-type="float">
            <text:p>0</text:p>
          </table:table-cell>
          <table:table-cell table:formula="of:=[.F944]+[.U$7]" office:value-type="float" office:value="0" calcext:value-type="float">
            <text:p>0</text:p>
          </table:table-cell>
          <table:table-cell table:formula="of:=[.G94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5]+[.S$7]" office:value-type="float" office:value="0" calcext:value-type="float">
            <text:p>0</text:p>
          </table:table-cell>
          <table:table-cell table:formula="of:=[.C945]+[.T$7]" office:value-type="float" office:value="0" calcext:value-type="float">
            <text:p>0</text:p>
          </table:table-cell>
          <table:table-cell table:formula="of:=[.F945]+[.U$7]" office:value-type="float" office:value="0" calcext:value-type="float">
            <text:p>0</text:p>
          </table:table-cell>
          <table:table-cell table:formula="of:=[.G94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6]+[.S$7]" office:value-type="float" office:value="0" calcext:value-type="float">
            <text:p>0</text:p>
          </table:table-cell>
          <table:table-cell table:formula="of:=[.C946]+[.T$7]" office:value-type="float" office:value="0" calcext:value-type="float">
            <text:p>0</text:p>
          </table:table-cell>
          <table:table-cell table:formula="of:=[.F946]+[.U$7]" office:value-type="float" office:value="0" calcext:value-type="float">
            <text:p>0</text:p>
          </table:table-cell>
          <table:table-cell table:formula="of:=[.G94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7]+[.S$7]" office:value-type="float" office:value="0" calcext:value-type="float">
            <text:p>0</text:p>
          </table:table-cell>
          <table:table-cell table:formula="of:=[.C947]+[.T$7]" office:value-type="float" office:value="0" calcext:value-type="float">
            <text:p>0</text:p>
          </table:table-cell>
          <table:table-cell table:formula="of:=[.F947]+[.U$7]" office:value-type="float" office:value="0" calcext:value-type="float">
            <text:p>0</text:p>
          </table:table-cell>
          <table:table-cell table:formula="of:=[.G94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8]+[.S$7]" office:value-type="float" office:value="0" calcext:value-type="float">
            <text:p>0</text:p>
          </table:table-cell>
          <table:table-cell table:formula="of:=[.C948]+[.T$7]" office:value-type="float" office:value="0" calcext:value-type="float">
            <text:p>0</text:p>
          </table:table-cell>
          <table:table-cell table:formula="of:=[.F948]+[.U$7]" office:value-type="float" office:value="0" calcext:value-type="float">
            <text:p>0</text:p>
          </table:table-cell>
          <table:table-cell table:formula="of:=[.G94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49]+[.S$7]" office:value-type="float" office:value="0" calcext:value-type="float">
            <text:p>0</text:p>
          </table:table-cell>
          <table:table-cell table:formula="of:=[.C949]+[.T$7]" office:value-type="float" office:value="0" calcext:value-type="float">
            <text:p>0</text:p>
          </table:table-cell>
          <table:table-cell table:formula="of:=[.F949]+[.U$7]" office:value-type="float" office:value="0" calcext:value-type="float">
            <text:p>0</text:p>
          </table:table-cell>
          <table:table-cell table:formula="of:=[.G94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0]+[.S$7]" office:value-type="float" office:value="0" calcext:value-type="float">
            <text:p>0</text:p>
          </table:table-cell>
          <table:table-cell table:formula="of:=[.C950]+[.T$7]" office:value-type="float" office:value="0" calcext:value-type="float">
            <text:p>0</text:p>
          </table:table-cell>
          <table:table-cell table:formula="of:=[.F950]+[.U$7]" office:value-type="float" office:value="0" calcext:value-type="float">
            <text:p>0</text:p>
          </table:table-cell>
          <table:table-cell table:formula="of:=[.G95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1]+[.S$7]" office:value-type="float" office:value="0" calcext:value-type="float">
            <text:p>0</text:p>
          </table:table-cell>
          <table:table-cell table:formula="of:=[.C951]+[.T$7]" office:value-type="float" office:value="0" calcext:value-type="float">
            <text:p>0</text:p>
          </table:table-cell>
          <table:table-cell table:formula="of:=[.F951]+[.U$7]" office:value-type="float" office:value="0" calcext:value-type="float">
            <text:p>0</text:p>
          </table:table-cell>
          <table:table-cell table:formula="of:=[.G95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2]+[.S$7]" office:value-type="float" office:value="0" calcext:value-type="float">
            <text:p>0</text:p>
          </table:table-cell>
          <table:table-cell table:formula="of:=[.C952]+[.T$7]" office:value-type="float" office:value="0" calcext:value-type="float">
            <text:p>0</text:p>
          </table:table-cell>
          <table:table-cell table:formula="of:=[.F952]+[.U$7]" office:value-type="float" office:value="0" calcext:value-type="float">
            <text:p>0</text:p>
          </table:table-cell>
          <table:table-cell table:formula="of:=[.G95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3]+[.S$7]" office:value-type="float" office:value="0" calcext:value-type="float">
            <text:p>0</text:p>
          </table:table-cell>
          <table:table-cell table:formula="of:=[.C953]+[.T$7]" office:value-type="float" office:value="0" calcext:value-type="float">
            <text:p>0</text:p>
          </table:table-cell>
          <table:table-cell table:formula="of:=[.F953]+[.U$7]" office:value-type="float" office:value="0" calcext:value-type="float">
            <text:p>0</text:p>
          </table:table-cell>
          <table:table-cell table:formula="of:=[.G95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4]+[.S$7]" office:value-type="float" office:value="0" calcext:value-type="float">
            <text:p>0</text:p>
          </table:table-cell>
          <table:table-cell table:formula="of:=[.C954]+[.T$7]" office:value-type="float" office:value="0" calcext:value-type="float">
            <text:p>0</text:p>
          </table:table-cell>
          <table:table-cell table:formula="of:=[.F954]+[.U$7]" office:value-type="float" office:value="0" calcext:value-type="float">
            <text:p>0</text:p>
          </table:table-cell>
          <table:table-cell table:formula="of:=[.G95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5]+[.S$7]" office:value-type="float" office:value="0" calcext:value-type="float">
            <text:p>0</text:p>
          </table:table-cell>
          <table:table-cell table:formula="of:=[.C955]+[.T$7]" office:value-type="float" office:value="0" calcext:value-type="float">
            <text:p>0</text:p>
          </table:table-cell>
          <table:table-cell table:formula="of:=[.F955]+[.U$7]" office:value-type="float" office:value="0" calcext:value-type="float">
            <text:p>0</text:p>
          </table:table-cell>
          <table:table-cell table:formula="of:=[.G95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6]+[.S$7]" office:value-type="float" office:value="0" calcext:value-type="float">
            <text:p>0</text:p>
          </table:table-cell>
          <table:table-cell table:formula="of:=[.C956]+[.T$7]" office:value-type="float" office:value="0" calcext:value-type="float">
            <text:p>0</text:p>
          </table:table-cell>
          <table:table-cell table:formula="of:=[.F956]+[.U$7]" office:value-type="float" office:value="0" calcext:value-type="float">
            <text:p>0</text:p>
          </table:table-cell>
          <table:table-cell table:formula="of:=[.G95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7]+[.S$7]" office:value-type="float" office:value="0" calcext:value-type="float">
            <text:p>0</text:p>
          </table:table-cell>
          <table:table-cell table:formula="of:=[.C957]+[.T$7]" office:value-type="float" office:value="0" calcext:value-type="float">
            <text:p>0</text:p>
          </table:table-cell>
          <table:table-cell table:formula="of:=[.F957]+[.U$7]" office:value-type="float" office:value="0" calcext:value-type="float">
            <text:p>0</text:p>
          </table:table-cell>
          <table:table-cell table:formula="of:=[.G95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8]+[.S$7]" office:value-type="float" office:value="0" calcext:value-type="float">
            <text:p>0</text:p>
          </table:table-cell>
          <table:table-cell table:formula="of:=[.C958]+[.T$7]" office:value-type="float" office:value="0" calcext:value-type="float">
            <text:p>0</text:p>
          </table:table-cell>
          <table:table-cell table:formula="of:=[.F958]+[.U$7]" office:value-type="float" office:value="0" calcext:value-type="float">
            <text:p>0</text:p>
          </table:table-cell>
          <table:table-cell table:formula="of:=[.G95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59]+[.S$7]" office:value-type="float" office:value="0" calcext:value-type="float">
            <text:p>0</text:p>
          </table:table-cell>
          <table:table-cell table:formula="of:=[.C959]+[.T$7]" office:value-type="float" office:value="0" calcext:value-type="float">
            <text:p>0</text:p>
          </table:table-cell>
          <table:table-cell table:formula="of:=[.F959]+[.U$7]" office:value-type="float" office:value="0" calcext:value-type="float">
            <text:p>0</text:p>
          </table:table-cell>
          <table:table-cell table:formula="of:=[.G95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0]+[.S$7]" office:value-type="float" office:value="0" calcext:value-type="float">
            <text:p>0</text:p>
          </table:table-cell>
          <table:table-cell table:formula="of:=[.C960]+[.T$7]" office:value-type="float" office:value="0" calcext:value-type="float">
            <text:p>0</text:p>
          </table:table-cell>
          <table:table-cell table:formula="of:=[.F960]+[.U$7]" office:value-type="float" office:value="0" calcext:value-type="float">
            <text:p>0</text:p>
          </table:table-cell>
          <table:table-cell table:formula="of:=[.G96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1]+[.S$7]" office:value-type="float" office:value="0" calcext:value-type="float">
            <text:p>0</text:p>
          </table:table-cell>
          <table:table-cell table:formula="of:=[.C961]+[.T$7]" office:value-type="float" office:value="0" calcext:value-type="float">
            <text:p>0</text:p>
          </table:table-cell>
          <table:table-cell table:formula="of:=[.F961]+[.U$7]" office:value-type="float" office:value="0" calcext:value-type="float">
            <text:p>0</text:p>
          </table:table-cell>
          <table:table-cell table:formula="of:=[.G96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2]+[.S$7]" office:value-type="float" office:value="0" calcext:value-type="float">
            <text:p>0</text:p>
          </table:table-cell>
          <table:table-cell table:formula="of:=[.C962]+[.T$7]" office:value-type="float" office:value="0" calcext:value-type="float">
            <text:p>0</text:p>
          </table:table-cell>
          <table:table-cell table:formula="of:=[.F962]+[.U$7]" office:value-type="float" office:value="0" calcext:value-type="float">
            <text:p>0</text:p>
          </table:table-cell>
          <table:table-cell table:formula="of:=[.G96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3]+[.S$7]" office:value-type="float" office:value="0" calcext:value-type="float">
            <text:p>0</text:p>
          </table:table-cell>
          <table:table-cell table:formula="of:=[.C963]+[.T$7]" office:value-type="float" office:value="0" calcext:value-type="float">
            <text:p>0</text:p>
          </table:table-cell>
          <table:table-cell table:formula="of:=[.F963]+[.U$7]" office:value-type="float" office:value="0" calcext:value-type="float">
            <text:p>0</text:p>
          </table:table-cell>
          <table:table-cell table:formula="of:=[.G96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4]+[.S$7]" office:value-type="float" office:value="0" calcext:value-type="float">
            <text:p>0</text:p>
          </table:table-cell>
          <table:table-cell table:formula="of:=[.C964]+[.T$7]" office:value-type="float" office:value="0" calcext:value-type="float">
            <text:p>0</text:p>
          </table:table-cell>
          <table:table-cell table:formula="of:=[.F964]+[.U$7]" office:value-type="float" office:value="0" calcext:value-type="float">
            <text:p>0</text:p>
          </table:table-cell>
          <table:table-cell table:formula="of:=[.G96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5]+[.S$7]" office:value-type="float" office:value="0" calcext:value-type="float">
            <text:p>0</text:p>
          </table:table-cell>
          <table:table-cell table:formula="of:=[.C965]+[.T$7]" office:value-type="float" office:value="0" calcext:value-type="float">
            <text:p>0</text:p>
          </table:table-cell>
          <table:table-cell table:formula="of:=[.F965]+[.U$7]" office:value-type="float" office:value="0" calcext:value-type="float">
            <text:p>0</text:p>
          </table:table-cell>
          <table:table-cell table:formula="of:=[.G96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6]+[.S$7]" office:value-type="float" office:value="0" calcext:value-type="float">
            <text:p>0</text:p>
          </table:table-cell>
          <table:table-cell table:formula="of:=[.C966]+[.T$7]" office:value-type="float" office:value="0" calcext:value-type="float">
            <text:p>0</text:p>
          </table:table-cell>
          <table:table-cell table:formula="of:=[.F966]+[.U$7]" office:value-type="float" office:value="0" calcext:value-type="float">
            <text:p>0</text:p>
          </table:table-cell>
          <table:table-cell table:formula="of:=[.G96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7]+[.S$7]" office:value-type="float" office:value="0" calcext:value-type="float">
            <text:p>0</text:p>
          </table:table-cell>
          <table:table-cell table:formula="of:=[.C967]+[.T$7]" office:value-type="float" office:value="0" calcext:value-type="float">
            <text:p>0</text:p>
          </table:table-cell>
          <table:table-cell table:formula="of:=[.F967]+[.U$7]" office:value-type="float" office:value="0" calcext:value-type="float">
            <text:p>0</text:p>
          </table:table-cell>
          <table:table-cell table:formula="of:=[.G96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8]+[.S$7]" office:value-type="float" office:value="0" calcext:value-type="float">
            <text:p>0</text:p>
          </table:table-cell>
          <table:table-cell table:formula="of:=[.C968]+[.T$7]" office:value-type="float" office:value="0" calcext:value-type="float">
            <text:p>0</text:p>
          </table:table-cell>
          <table:table-cell table:formula="of:=[.F968]+[.U$7]" office:value-type="float" office:value="0" calcext:value-type="float">
            <text:p>0</text:p>
          </table:table-cell>
          <table:table-cell table:formula="of:=[.G96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69]+[.S$7]" office:value-type="float" office:value="0" calcext:value-type="float">
            <text:p>0</text:p>
          </table:table-cell>
          <table:table-cell table:formula="of:=[.C969]+[.T$7]" office:value-type="float" office:value="0" calcext:value-type="float">
            <text:p>0</text:p>
          </table:table-cell>
          <table:table-cell table:formula="of:=[.F969]+[.U$7]" office:value-type="float" office:value="0" calcext:value-type="float">
            <text:p>0</text:p>
          </table:table-cell>
          <table:table-cell table:formula="of:=[.G96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0]+[.S$7]" office:value-type="float" office:value="0" calcext:value-type="float">
            <text:p>0</text:p>
          </table:table-cell>
          <table:table-cell table:formula="of:=[.C970]+[.T$7]" office:value-type="float" office:value="0" calcext:value-type="float">
            <text:p>0</text:p>
          </table:table-cell>
          <table:table-cell table:formula="of:=[.F970]+[.U$7]" office:value-type="float" office:value="0" calcext:value-type="float">
            <text:p>0</text:p>
          </table:table-cell>
          <table:table-cell table:formula="of:=[.G97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1]+[.S$7]" office:value-type="float" office:value="0" calcext:value-type="float">
            <text:p>0</text:p>
          </table:table-cell>
          <table:table-cell table:formula="of:=[.C971]+[.T$7]" office:value-type="float" office:value="0" calcext:value-type="float">
            <text:p>0</text:p>
          </table:table-cell>
          <table:table-cell table:formula="of:=[.F971]+[.U$7]" office:value-type="float" office:value="0" calcext:value-type="float">
            <text:p>0</text:p>
          </table:table-cell>
          <table:table-cell table:formula="of:=[.G97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2]+[.S$7]" office:value-type="float" office:value="0" calcext:value-type="float">
            <text:p>0</text:p>
          </table:table-cell>
          <table:table-cell table:formula="of:=[.C972]+[.T$7]" office:value-type="float" office:value="0" calcext:value-type="float">
            <text:p>0</text:p>
          </table:table-cell>
          <table:table-cell table:formula="of:=[.F972]+[.U$7]" office:value-type="float" office:value="0" calcext:value-type="float">
            <text:p>0</text:p>
          </table:table-cell>
          <table:table-cell table:formula="of:=[.G97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3]+[.S$7]" office:value-type="float" office:value="0" calcext:value-type="float">
            <text:p>0</text:p>
          </table:table-cell>
          <table:table-cell table:formula="of:=[.C973]+[.T$7]" office:value-type="float" office:value="0" calcext:value-type="float">
            <text:p>0</text:p>
          </table:table-cell>
          <table:table-cell table:formula="of:=[.F973]+[.U$7]" office:value-type="float" office:value="0" calcext:value-type="float">
            <text:p>0</text:p>
          </table:table-cell>
          <table:table-cell table:formula="of:=[.G97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4]+[.S$7]" office:value-type="float" office:value="0" calcext:value-type="float">
            <text:p>0</text:p>
          </table:table-cell>
          <table:table-cell table:formula="of:=[.C974]+[.T$7]" office:value-type="float" office:value="0" calcext:value-type="float">
            <text:p>0</text:p>
          </table:table-cell>
          <table:table-cell table:formula="of:=[.F974]+[.U$7]" office:value-type="float" office:value="0" calcext:value-type="float">
            <text:p>0</text:p>
          </table:table-cell>
          <table:table-cell table:formula="of:=[.G97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5]+[.S$7]" office:value-type="float" office:value="0" calcext:value-type="float">
            <text:p>0</text:p>
          </table:table-cell>
          <table:table-cell table:formula="of:=[.C975]+[.T$7]" office:value-type="float" office:value="0" calcext:value-type="float">
            <text:p>0</text:p>
          </table:table-cell>
          <table:table-cell table:formula="of:=[.F975]+[.U$7]" office:value-type="float" office:value="0" calcext:value-type="float">
            <text:p>0</text:p>
          </table:table-cell>
          <table:table-cell table:formula="of:=[.G97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6]+[.S$7]" office:value-type="float" office:value="0" calcext:value-type="float">
            <text:p>0</text:p>
          </table:table-cell>
          <table:table-cell table:formula="of:=[.C976]+[.T$7]" office:value-type="float" office:value="0" calcext:value-type="float">
            <text:p>0</text:p>
          </table:table-cell>
          <table:table-cell table:formula="of:=[.F976]+[.U$7]" office:value-type="float" office:value="0" calcext:value-type="float">
            <text:p>0</text:p>
          </table:table-cell>
          <table:table-cell table:formula="of:=[.G97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7]+[.S$7]" office:value-type="float" office:value="0" calcext:value-type="float">
            <text:p>0</text:p>
          </table:table-cell>
          <table:table-cell table:formula="of:=[.C977]+[.T$7]" office:value-type="float" office:value="0" calcext:value-type="float">
            <text:p>0</text:p>
          </table:table-cell>
          <table:table-cell table:formula="of:=[.F977]+[.U$7]" office:value-type="float" office:value="0" calcext:value-type="float">
            <text:p>0</text:p>
          </table:table-cell>
          <table:table-cell table:formula="of:=[.G97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8]+[.S$7]" office:value-type="float" office:value="0" calcext:value-type="float">
            <text:p>0</text:p>
          </table:table-cell>
          <table:table-cell table:formula="of:=[.C978]+[.T$7]" office:value-type="float" office:value="0" calcext:value-type="float">
            <text:p>0</text:p>
          </table:table-cell>
          <table:table-cell table:formula="of:=[.F978]+[.U$7]" office:value-type="float" office:value="0" calcext:value-type="float">
            <text:p>0</text:p>
          </table:table-cell>
          <table:table-cell table:formula="of:=[.G97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79]+[.S$7]" office:value-type="float" office:value="0" calcext:value-type="float">
            <text:p>0</text:p>
          </table:table-cell>
          <table:table-cell table:formula="of:=[.C979]+[.T$7]" office:value-type="float" office:value="0" calcext:value-type="float">
            <text:p>0</text:p>
          </table:table-cell>
          <table:table-cell table:formula="of:=[.F979]+[.U$7]" office:value-type="float" office:value="0" calcext:value-type="float">
            <text:p>0</text:p>
          </table:table-cell>
          <table:table-cell table:formula="of:=[.G97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0]+[.S$7]" office:value-type="float" office:value="0" calcext:value-type="float">
            <text:p>0</text:p>
          </table:table-cell>
          <table:table-cell table:formula="of:=[.C980]+[.T$7]" office:value-type="float" office:value="0" calcext:value-type="float">
            <text:p>0</text:p>
          </table:table-cell>
          <table:table-cell table:formula="of:=[.F980]+[.U$7]" office:value-type="float" office:value="0" calcext:value-type="float">
            <text:p>0</text:p>
          </table:table-cell>
          <table:table-cell table:formula="of:=[.G98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1]+[.S$7]" office:value-type="float" office:value="0" calcext:value-type="float">
            <text:p>0</text:p>
          </table:table-cell>
          <table:table-cell table:formula="of:=[.C981]+[.T$7]" office:value-type="float" office:value="0" calcext:value-type="float">
            <text:p>0</text:p>
          </table:table-cell>
          <table:table-cell table:formula="of:=[.F981]+[.U$7]" office:value-type="float" office:value="0" calcext:value-type="float">
            <text:p>0</text:p>
          </table:table-cell>
          <table:table-cell table:formula="of:=[.G98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2]+[.S$7]" office:value-type="float" office:value="0" calcext:value-type="float">
            <text:p>0</text:p>
          </table:table-cell>
          <table:table-cell table:formula="of:=[.C982]+[.T$7]" office:value-type="float" office:value="0" calcext:value-type="float">
            <text:p>0</text:p>
          </table:table-cell>
          <table:table-cell table:formula="of:=[.F982]+[.U$7]" office:value-type="float" office:value="0" calcext:value-type="float">
            <text:p>0</text:p>
          </table:table-cell>
          <table:table-cell table:formula="of:=[.G98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3]+[.S$7]" office:value-type="float" office:value="0" calcext:value-type="float">
            <text:p>0</text:p>
          </table:table-cell>
          <table:table-cell table:formula="of:=[.C983]+[.T$7]" office:value-type="float" office:value="0" calcext:value-type="float">
            <text:p>0</text:p>
          </table:table-cell>
          <table:table-cell table:formula="of:=[.F983]+[.U$7]" office:value-type="float" office:value="0" calcext:value-type="float">
            <text:p>0</text:p>
          </table:table-cell>
          <table:table-cell table:formula="of:=[.G98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4]+[.S$7]" office:value-type="float" office:value="0" calcext:value-type="float">
            <text:p>0</text:p>
          </table:table-cell>
          <table:table-cell table:formula="of:=[.C984]+[.T$7]" office:value-type="float" office:value="0" calcext:value-type="float">
            <text:p>0</text:p>
          </table:table-cell>
          <table:table-cell table:formula="of:=[.F984]+[.U$7]" office:value-type="float" office:value="0" calcext:value-type="float">
            <text:p>0</text:p>
          </table:table-cell>
          <table:table-cell table:formula="of:=[.G98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5]+[.S$7]" office:value-type="float" office:value="0" calcext:value-type="float">
            <text:p>0</text:p>
          </table:table-cell>
          <table:table-cell table:formula="of:=[.C985]+[.T$7]" office:value-type="float" office:value="0" calcext:value-type="float">
            <text:p>0</text:p>
          </table:table-cell>
          <table:table-cell table:formula="of:=[.F985]+[.U$7]" office:value-type="float" office:value="0" calcext:value-type="float">
            <text:p>0</text:p>
          </table:table-cell>
          <table:table-cell table:formula="of:=[.G98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6]+[.S$7]" office:value-type="float" office:value="0" calcext:value-type="float">
            <text:p>0</text:p>
          </table:table-cell>
          <table:table-cell table:formula="of:=[.C986]+[.T$7]" office:value-type="float" office:value="0" calcext:value-type="float">
            <text:p>0</text:p>
          </table:table-cell>
          <table:table-cell table:formula="of:=[.F986]+[.U$7]" office:value-type="float" office:value="0" calcext:value-type="float">
            <text:p>0</text:p>
          </table:table-cell>
          <table:table-cell table:formula="of:=[.G98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7]+[.S$7]" office:value-type="float" office:value="0" calcext:value-type="float">
            <text:p>0</text:p>
          </table:table-cell>
          <table:table-cell table:formula="of:=[.C987]+[.T$7]" office:value-type="float" office:value="0" calcext:value-type="float">
            <text:p>0</text:p>
          </table:table-cell>
          <table:table-cell table:formula="of:=[.F987]+[.U$7]" office:value-type="float" office:value="0" calcext:value-type="float">
            <text:p>0</text:p>
          </table:table-cell>
          <table:table-cell table:formula="of:=[.G98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8]+[.S$7]" office:value-type="float" office:value="0" calcext:value-type="float">
            <text:p>0</text:p>
          </table:table-cell>
          <table:table-cell table:formula="of:=[.C988]+[.T$7]" office:value-type="float" office:value="0" calcext:value-type="float">
            <text:p>0</text:p>
          </table:table-cell>
          <table:table-cell table:formula="of:=[.F988]+[.U$7]" office:value-type="float" office:value="0" calcext:value-type="float">
            <text:p>0</text:p>
          </table:table-cell>
          <table:table-cell table:formula="of:=[.G98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89]+[.S$7]" office:value-type="float" office:value="0" calcext:value-type="float">
            <text:p>0</text:p>
          </table:table-cell>
          <table:table-cell table:formula="of:=[.C989]+[.T$7]" office:value-type="float" office:value="0" calcext:value-type="float">
            <text:p>0</text:p>
          </table:table-cell>
          <table:table-cell table:formula="of:=[.F989]+[.U$7]" office:value-type="float" office:value="0" calcext:value-type="float">
            <text:p>0</text:p>
          </table:table-cell>
          <table:table-cell table:formula="of:=[.G98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0]+[.S$7]" office:value-type="float" office:value="0" calcext:value-type="float">
            <text:p>0</text:p>
          </table:table-cell>
          <table:table-cell table:formula="of:=[.C990]+[.T$7]" office:value-type="float" office:value="0" calcext:value-type="float">
            <text:p>0</text:p>
          </table:table-cell>
          <table:table-cell table:formula="of:=[.F990]+[.U$7]" office:value-type="float" office:value="0" calcext:value-type="float">
            <text:p>0</text:p>
          </table:table-cell>
          <table:table-cell table:formula="of:=[.G99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1]+[.S$7]" office:value-type="float" office:value="0" calcext:value-type="float">
            <text:p>0</text:p>
          </table:table-cell>
          <table:table-cell table:formula="of:=[.C991]+[.T$7]" office:value-type="float" office:value="0" calcext:value-type="float">
            <text:p>0</text:p>
          </table:table-cell>
          <table:table-cell table:formula="of:=[.F991]+[.U$7]" office:value-type="float" office:value="0" calcext:value-type="float">
            <text:p>0</text:p>
          </table:table-cell>
          <table:table-cell table:formula="of:=[.G99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2]+[.S$7]" office:value-type="float" office:value="0" calcext:value-type="float">
            <text:p>0</text:p>
          </table:table-cell>
          <table:table-cell table:formula="of:=[.C992]+[.T$7]" office:value-type="float" office:value="0" calcext:value-type="float">
            <text:p>0</text:p>
          </table:table-cell>
          <table:table-cell table:formula="of:=[.F992]+[.U$7]" office:value-type="float" office:value="0" calcext:value-type="float">
            <text:p>0</text:p>
          </table:table-cell>
          <table:table-cell table:formula="of:=[.G99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3]+[.S$7]" office:value-type="float" office:value="0" calcext:value-type="float">
            <text:p>0</text:p>
          </table:table-cell>
          <table:table-cell table:formula="of:=[.C993]+[.T$7]" office:value-type="float" office:value="0" calcext:value-type="float">
            <text:p>0</text:p>
          </table:table-cell>
          <table:table-cell table:formula="of:=[.F993]+[.U$7]" office:value-type="float" office:value="0" calcext:value-type="float">
            <text:p>0</text:p>
          </table:table-cell>
          <table:table-cell table:formula="of:=[.G99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4]+[.S$7]" office:value-type="float" office:value="0" calcext:value-type="float">
            <text:p>0</text:p>
          </table:table-cell>
          <table:table-cell table:formula="of:=[.C994]+[.T$7]" office:value-type="float" office:value="0" calcext:value-type="float">
            <text:p>0</text:p>
          </table:table-cell>
          <table:table-cell table:formula="of:=[.F994]+[.U$7]" office:value-type="float" office:value="0" calcext:value-type="float">
            <text:p>0</text:p>
          </table:table-cell>
          <table:table-cell table:formula="of:=[.G99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5]+[.S$7]" office:value-type="float" office:value="0" calcext:value-type="float">
            <text:p>0</text:p>
          </table:table-cell>
          <table:table-cell table:formula="of:=[.C995]+[.T$7]" office:value-type="float" office:value="0" calcext:value-type="float">
            <text:p>0</text:p>
          </table:table-cell>
          <table:table-cell table:formula="of:=[.F995]+[.U$7]" office:value-type="float" office:value="0" calcext:value-type="float">
            <text:p>0</text:p>
          </table:table-cell>
          <table:table-cell table:formula="of:=[.G99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6]+[.S$7]" office:value-type="float" office:value="0" calcext:value-type="float">
            <text:p>0</text:p>
          </table:table-cell>
          <table:table-cell table:formula="of:=[.C996]+[.T$7]" office:value-type="float" office:value="0" calcext:value-type="float">
            <text:p>0</text:p>
          </table:table-cell>
          <table:table-cell table:formula="of:=[.F996]+[.U$7]" office:value-type="float" office:value="0" calcext:value-type="float">
            <text:p>0</text:p>
          </table:table-cell>
          <table:table-cell table:formula="of:=[.G99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7]+[.S$7]" office:value-type="float" office:value="0" calcext:value-type="float">
            <text:p>0</text:p>
          </table:table-cell>
          <table:table-cell table:formula="of:=[.C997]+[.T$7]" office:value-type="float" office:value="0" calcext:value-type="float">
            <text:p>0</text:p>
          </table:table-cell>
          <table:table-cell table:formula="of:=[.F997]+[.U$7]" office:value-type="float" office:value="0" calcext:value-type="float">
            <text:p>0</text:p>
          </table:table-cell>
          <table:table-cell table:formula="of:=[.G997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8]+[.S$7]" office:value-type="float" office:value="0" calcext:value-type="float">
            <text:p>0</text:p>
          </table:table-cell>
          <table:table-cell table:formula="of:=[.C998]+[.T$7]" office:value-type="float" office:value="0" calcext:value-type="float">
            <text:p>0</text:p>
          </table:table-cell>
          <table:table-cell table:formula="of:=[.F998]+[.U$7]" office:value-type="float" office:value="0" calcext:value-type="float">
            <text:p>0</text:p>
          </table:table-cell>
          <table:table-cell table:formula="of:=[.G998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999]+[.S$7]" office:value-type="float" office:value="0" calcext:value-type="float">
            <text:p>0</text:p>
          </table:table-cell>
          <table:table-cell table:formula="of:=[.C999]+[.T$7]" office:value-type="float" office:value="0" calcext:value-type="float">
            <text:p>0</text:p>
          </table:table-cell>
          <table:table-cell table:formula="of:=[.F999]+[.U$7]" office:value-type="float" office:value="0" calcext:value-type="float">
            <text:p>0</text:p>
          </table:table-cell>
          <table:table-cell table:formula="of:=[.G999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1000]+[.S$7]" office:value-type="float" office:value="0" calcext:value-type="float">
            <text:p>0</text:p>
          </table:table-cell>
          <table:table-cell table:formula="of:=[.C1000]+[.T$7]" office:value-type="float" office:value="0" calcext:value-type="float">
            <text:p>0</text:p>
          </table:table-cell>
          <table:table-cell table:formula="of:=[.F1000]+[.U$7]" office:value-type="float" office:value="0" calcext:value-type="float">
            <text:p>0</text:p>
          </table:table-cell>
          <table:table-cell table:formula="of:=[.G1000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1001]+[.S$7]" office:value-type="float" office:value="0" calcext:value-type="float">
            <text:p>0</text:p>
          </table:table-cell>
          <table:table-cell table:formula="of:=[.C1001]+[.T$7]" office:value-type="float" office:value="0" calcext:value-type="float">
            <text:p>0</text:p>
          </table:table-cell>
          <table:table-cell table:formula="of:=[.F1001]+[.U$7]" office:value-type="float" office:value="0" calcext:value-type="float">
            <text:p>0</text:p>
          </table:table-cell>
          <table:table-cell table:formula="of:=[.G1001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1002]+[.S$7]" office:value-type="float" office:value="0" calcext:value-type="float">
            <text:p>0</text:p>
          </table:table-cell>
          <table:table-cell table:formula="of:=[.C1002]+[.T$7]" office:value-type="float" office:value="0" calcext:value-type="float">
            <text:p>0</text:p>
          </table:table-cell>
          <table:table-cell table:formula="of:=[.F1002]+[.U$7]" office:value-type="float" office:value="0" calcext:value-type="float">
            <text:p>0</text:p>
          </table:table-cell>
          <table:table-cell table:formula="of:=[.G1002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1003]+[.S$7]" office:value-type="float" office:value="0" calcext:value-type="float">
            <text:p>0</text:p>
          </table:table-cell>
          <table:table-cell table:formula="of:=[.C1003]+[.T$7]" office:value-type="float" office:value="0" calcext:value-type="float">
            <text:p>0</text:p>
          </table:table-cell>
          <table:table-cell table:formula="of:=[.F1003]+[.U$7]" office:value-type="float" office:value="0" calcext:value-type="float">
            <text:p>0</text:p>
          </table:table-cell>
          <table:table-cell table:formula="of:=[.G1003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1004]+[.S$7]" office:value-type="float" office:value="0" calcext:value-type="float">
            <text:p>0</text:p>
          </table:table-cell>
          <table:table-cell table:formula="of:=[.C1004]+[.T$7]" office:value-type="float" office:value="0" calcext:value-type="float">
            <text:p>0</text:p>
          </table:table-cell>
          <table:table-cell table:formula="of:=[.F1004]+[.U$7]" office:value-type="float" office:value="0" calcext:value-type="float">
            <text:p>0</text:p>
          </table:table-cell>
          <table:table-cell table:formula="of:=[.G1004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1005]+[.S$7]" office:value-type="float" office:value="0" calcext:value-type="float">
            <text:p>0</text:p>
          </table:table-cell>
          <table:table-cell table:formula="of:=[.C1005]+[.T$7]" office:value-type="float" office:value="0" calcext:value-type="float">
            <text:p>0</text:p>
          </table:table-cell>
          <table:table-cell table:formula="of:=[.F1005]+[.U$7]" office:value-type="float" office:value="0" calcext:value-type="float">
            <text:p>0</text:p>
          </table:table-cell>
          <table:table-cell table:formula="of:=[.G1005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1006]+[.S$7]" office:value-type="float" office:value="0" calcext:value-type="float">
            <text:p>0</text:p>
          </table:table-cell>
          <table:table-cell table:formula="of:=[.C1006]+[.T$7]" office:value-type="float" office:value="0" calcext:value-type="float">
            <text:p>0</text:p>
          </table:table-cell>
          <table:table-cell table:formula="of:=[.F1006]+[.U$7]" office:value-type="float" office:value="0" calcext:value-type="float">
            <text:p>0</text:p>
          </table:table-cell>
          <table:table-cell table:formula="of:=[.G1006]*[.M$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[.B1007]+[.S$7]" office:value-type="float" office:value="0" calcext:value-type="float">
            <text:p>0</text:p>
          </table:table-cell>
          <table:table-cell table:formula="of:=[.C1007]+[.T$7]" office:value-type="float" office:value="0" calcext:value-type="float">
            <text:p>0</text:p>
          </table:table-cell>
          <table:table-cell table:formula="of:=[.F1007]+[.U$7]" office:value-type="float" office:value="0" calcext:value-type="float">
            <text:p>0</text:p>
          </table:table-cell>
          <table:table-cell table:formula="of:=[.G1007]*[.M$4]" office:value-type="float" office:value="0" calcext:value-type="float">
            <text:p>0</text:p>
          </table:table-cell>
          <table:table-cell table:number-columns-repeated="13"/>
        </table:table-row>
      </table:table>
      <table:table table:name="20240311A-CosinePatch.txt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onstruct_concentrated_source_patches_fault.py</text:p>
          </table:table-cell>
          <table:table-cell office:value-type="string" calcext:value-type="string">
            <text:p>Namespace(cstype='COSINE',</text:p>
          </table:table-cell>
          <table:table-cell office:value-type="string" calcext:value-type="string">
            <text:p>lon_btc=-120.43,</text:p>
          </table:table-cell>
          <table:table-cell office:value-type="string" calcext:value-type="string">
            <text:p>lat_btc=35.88,</text:p>
          </table:table-cell>
          <table:table-cell office:value-type="string" calcext:value-type="string">
            <text:p>depth_btc=27.5,</text:p>
          </table:table-cell>
          <table:table-cell office:value-type="string" calcext:value-type="string">
            <text:p>length=9.0,</text:p>
          </table:table-cell>
          <table:table-cell office:value-type="string" calcext:value-type="string">
            <text:p>width=5.0,</text:p>
          </table:table-cell>
          <table:table-cell office:value-type="string" calcext:value-type="string">
            <text:p>num_patch_length=9,</text:p>
          </table:table-cell>
          <table:table-cell office:value-type="string" calcext:value-type="string">
            <text:p>num_patch_width=5,</text:p>
          </table:table-cell>
          <table:table-cell office:value-type="string" calcext:value-type="string">
            <text:p>moment_mag=6.0,</text:p>
          </table:table-cell>
          <table:table-cell office:value-type="string" calcext:value-type="string">
            <text:p>strike=140.0,</text:p>
          </table:table-cell>
          <table:table-cell office:value-type="string" calcext:value-type="string">
            <text:p>rake=180.0,</text:p>
          </table:table-cell>
          <table:table-cell office:value-type="string" calcext:value-type="string">
            <text:p>dip=89.9,</text:p>
          </table:table-cell>
          <table:table-cell office:value-type="string" calcext:value-type="string">
            <text:p>sigma_length=None,</text:p>
          </table:table-cell>
          <table:table-cell office:value-type="string" calcext:value-type="string">
            <text:p>sigma_width=None,</text:p>
          </table:table-cell>
          <table:table-cell office:value-type="string" calcext:value-type="string">
            <text:p>rigidity=34000000000.0,</text:p>
          </table:table-cell>
          <table:table-cell office:value-type="string" calcext:value-type="string">
            <text:p>out_file='/Users/anthony/work/NLL_Earthquake/Parkfield_2022/Elastic-stresses/out/cube/20240311A/CosinePatch.txt')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aultSlipObject_Geographic_Center: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ep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ultSlipObject_Geographic_Center:</text:p>
          </table:table-cell>
          <table:table-cell office:value-type="float" office:value="-120.397875391219" calcext:value-type="float">
            <text:p>-120.397875391219</text:p>
          </table:table-cell>
          <table:table-cell office:value-type="float" office:value="35.8489188767328" calcext:value-type="float">
            <text:p>35.8489188767328</text:p>
          </table:table-cell>
          <table:table-cell office:value-type="float" office:value="29.9999961922832" calcext:value-type="float">
            <text:p>29.9999961922832</text:p>
          </table:table-cell>
          <table:table-cell table:number-columns-repeated="8"/>
          <table:table-cell table:style-name="ce17" office:value-type="string" calcext:value-type="string">
            <text:p>offset: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ource_Patch: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length_km</text:p>
          </table:table-cell>
          <table:table-cell office:value-type="string" calcext:value-type="string">
            <text:p>width_km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epth_km</text:p>
          </table:table-cell>
          <table:table-cell office:value-type="string" calcext:value-type="string">
            <text:p>slip_m</text:p>
          </table:table-cell>
          <table:table-cell office:value-type="string" calcext:value-type="string">
            <text:p>tensile</text:p>
          </table:table-cell>
          <table:table-cell/>
          <table:table-cell office:value-type="string" calcext:value-type="string">
            <text:p>&gt; GMT_LATLONDEPTH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slip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3" calcext:value-type="float">
            <text:p>-120.43</text:p>
          </table:table-cell>
          <table:table-cell office:value-type="float" office:value="35.88" calcext:value-type="float">
            <text:p>35.88</text:p>
          </table:table-cell>
          <table:table-cell office:value-type="float" office:value="27.5" calcext:value-type="float">
            <text:p>27.5</text:p>
          </table:table-cell>
          <table:table-cell office:value-type="float" office:value="0.00304347081828419" calcext:value-type="float">
            <text:p>0.003043470818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5]+[.N$3]" office:value-type="float" office:value="35.8766" calcext:value-type="float">
            <text:p>35.8766</text:p>
          </table:table-cell>
          <table:table-cell table:formula="of:=[.G5]+[.O$3]" office:value-type="float" office:value="-120.4264" calcext:value-type="float">
            <text:p>-120.4264</text:p>
          </table:table-cell>
          <table:table-cell table:formula="of:=[.I5]-[.P$4]+[.P$3]" office:value-type="float" office:value="8" calcext:value-type="float">
            <text:p>8</text:p>
          </table:table-cell>
          <table:table-cell table:formula="of:=[.J5]" office:value-type="float" office:value="0.00304347081828419" calcext:value-type="float">
            <text:p>0.00304347081828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22852939218" calcext:value-type="float">
            <text:p>-120.422852939218</text:p>
          </table:table-cell>
          <table:table-cell office:value-type="float" office:value="35.8730986987106" calcext:value-type="float">
            <text:p>35.8730986987106</text:p>
          </table:table-cell>
          <table:table-cell office:value-type="float" office:value="27.5" calcext:value-type="float">
            <text:p>27.5</text:p>
          </table:table-cell>
          <table:table-cell office:value-type="float" office:value="0.0621647457656585" calcext:value-type="float">
            <text:p>0.0621647457656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]+[.N$3]" office:value-type="float" office:value="35.8696986987106" calcext:value-type="float">
            <text:p>35.8696986987106</text:p>
          </table:table-cell>
          <table:table-cell table:formula="of:=[.G6]+[.O$3]" office:value-type="float" office:value="-120.419252939218" calcext:value-type="float">
            <text:p>-120.419252939218</text:p>
          </table:table-cell>
          <table:table-cell table:formula="of:=[.I6]-[.P$4]+[.P$3]" office:value-type="float" office:value="8" calcext:value-type="float">
            <text:p>8</text:p>
          </table:table-cell>
          <table:table-cell table:formula="of:=[.J6]" office:value-type="float" office:value="0.0621647457656585" calcext:value-type="float">
            <text:p>0.062164745765659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15705878435" calcext:value-type="float">
            <text:p>-120.415705878435</text:p>
          </table:table-cell>
          <table:table-cell office:value-type="float" office:value="35.8661973974213" calcext:value-type="float">
            <text:p>35.8661973974213</text:p>
          </table:table-cell>
          <table:table-cell office:value-type="float" office:value="27.5" calcext:value-type="float">
            <text:p>27.5</text:p>
          </table:table-cell>
          <table:table-cell office:value-type="float" office:value="0.112051319579269" calcext:value-type="float">
            <text:p>0.112051319579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]+[.N$3]" office:value-type="float" office:value="35.8627973974213" calcext:value-type="float">
            <text:p>35.8627973974213</text:p>
          </table:table-cell>
          <table:table-cell table:formula="of:=[.G7]+[.O$3]" office:value-type="float" office:value="-120.412105878435" calcext:value-type="float">
            <text:p>-120.412105878435</text:p>
          </table:table-cell>
          <table:table-cell table:formula="of:=[.I7]-[.P$4]+[.P$3]" office:value-type="float" office:value="8" calcext:value-type="float">
            <text:p>8</text:p>
          </table:table-cell>
          <table:table-cell table:formula="of:=[.J7]" office:value-type="float" office:value="0.112051319579269" calcext:value-type="float">
            <text:p>0.112051319579269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8558817653" calcext:value-type="float">
            <text:p>-120.408558817653</text:p>
          </table:table-cell>
          <table:table-cell office:value-type="float" office:value="35.8592960961319" calcext:value-type="float">
            <text:p>35.8592960961319</text:p>
          </table:table-cell>
          <table:table-cell office:value-type="float" office:value="27.5" calcext:value-type="float">
            <text:p>27.5</text:p>
          </table:table-cell>
          <table:table-cell office:value-type="float" office:value="0.145292438879818" calcext:value-type="float">
            <text:p>0.1452924388798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8]+[.N$3]" office:value-type="float" office:value="35.8558960961319" calcext:value-type="float">
            <text:p>35.8558960961319</text:p>
          </table:table-cell>
          <table:table-cell table:formula="of:=[.G8]+[.O$3]" office:value-type="float" office:value="-120.404958817653" calcext:value-type="float">
            <text:p>-120.404958817653</text:p>
          </table:table-cell>
          <table:table-cell table:formula="of:=[.I8]-[.P$4]+[.P$3]" office:value-type="float" office:value="8" calcext:value-type="float">
            <text:p>8</text:p>
          </table:table-cell>
          <table:table-cell table:formula="of:=[.J8]" office:value-type="float" office:value="0.145292438879818" calcext:value-type="float">
            <text:p>0.145292438879818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141175687" calcext:value-type="float">
            <text:p>-120.40141175687</text:p>
          </table:table-cell>
          <table:table-cell office:value-type="float" office:value="35.8523947948426" calcext:value-type="float">
            <text:p>35.8523947948426</text:p>
          </table:table-cell>
          <table:table-cell office:value-type="float" office:value="27.5" calcext:value-type="float">
            <text:p>27.5</text:p>
          </table:table-cell>
          <table:table-cell office:value-type="float" office:value="0.156950066869896" calcext:value-type="float">
            <text:p>0.1569500668698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9]+[.N$3]" office:value-type="float" office:value="35.8489947948426" calcext:value-type="float">
            <text:p>35.8489947948426</text:p>
          </table:table-cell>
          <table:table-cell table:formula="of:=[.G9]+[.O$3]" office:value-type="float" office:value="-120.39781175687" calcext:value-type="float">
            <text:p>-120.39781175687</text:p>
          </table:table-cell>
          <table:table-cell table:formula="of:=[.I9]-[.P$4]+[.P$3]" office:value-type="float" office:value="8" calcext:value-type="float">
            <text:p>8</text:p>
          </table:table-cell>
          <table:table-cell table:formula="of:=[.J9]" office:value-type="float" office:value="0.156950066869896" calcext:value-type="float">
            <text:p>0.156950066869896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94264696088" calcext:value-type="float">
            <text:p>-120.394264696088</text:p>
          </table:table-cell>
          <table:table-cell office:value-type="float" office:value="35.8454934935532" calcext:value-type="float">
            <text:p>35.8454934935532</text:p>
          </table:table-cell>
          <table:table-cell office:value-type="float" office:value="27.5" calcext:value-type="float">
            <text:p>27.5</text:p>
          </table:table-cell>
          <table:table-cell office:value-type="float" office:value="0.145292438879818" calcext:value-type="float">
            <text:p>0.1452924388798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0]+[.N$3]" office:value-type="float" office:value="35.8420934935532" calcext:value-type="float">
            <text:p>35.8420934935532</text:p>
          </table:table-cell>
          <table:table-cell table:formula="of:=[.G10]+[.O$3]" office:value-type="float" office:value="-120.390664696088" calcext:value-type="float">
            <text:p>-120.390664696088</text:p>
          </table:table-cell>
          <table:table-cell table:formula="of:=[.I10]-[.P$4]+[.P$3]" office:value-type="float" office:value="8" calcext:value-type="float">
            <text:p>8</text:p>
          </table:table-cell>
          <table:table-cell table:formula="of:=[.J10]" office:value-type="float" office:value="0.145292438879818" calcext:value-type="float">
            <text:p>0.145292438879818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87117635306" calcext:value-type="float">
            <text:p>-120.387117635306</text:p>
          </table:table-cell>
          <table:table-cell office:value-type="float" office:value="35.8385921922638" calcext:value-type="float">
            <text:p>35.8385921922638</text:p>
          </table:table-cell>
          <table:table-cell office:value-type="float" office:value="27.5" calcext:value-type="float">
            <text:p>27.5</text:p>
          </table:table-cell>
          <table:table-cell office:value-type="float" office:value="0.112051319579269" calcext:value-type="float">
            <text:p>0.112051319579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1]+[.N$3]" office:value-type="float" office:value="35.8351921922638" calcext:value-type="float">
            <text:p>35.8351921922638</text:p>
          </table:table-cell>
          <table:table-cell table:formula="of:=[.G11]+[.O$3]" office:value-type="float" office:value="-120.383517635306" calcext:value-type="float">
            <text:p>-120.383517635306</text:p>
          </table:table-cell>
          <table:table-cell table:formula="of:=[.I11]-[.P$4]+[.P$3]" office:value-type="float" office:value="8" calcext:value-type="float">
            <text:p>8</text:p>
          </table:table-cell>
          <table:table-cell table:formula="of:=[.J11]" office:value-type="float" office:value="0.112051319579269" calcext:value-type="float">
            <text:p>0.112051319579269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79970574523" calcext:value-type="float">
            <text:p>-120.379970574523</text:p>
          </table:table-cell>
          <table:table-cell office:value-type="float" office:value="35.8316908909745" calcext:value-type="float">
            <text:p>35.8316908909745</text:p>
          </table:table-cell>
          <table:table-cell office:value-type="float" office:value="27.5" calcext:value-type="float">
            <text:p>27.5</text:p>
          </table:table-cell>
          <table:table-cell office:value-type="float" office:value="0.0621647457656585" calcext:value-type="float">
            <text:p>0.0621647457656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2]+[.N$3]" office:value-type="float" office:value="35.8282908909745" calcext:value-type="float">
            <text:p>35.8282908909745</text:p>
          </table:table-cell>
          <table:table-cell table:formula="of:=[.G12]+[.O$3]" office:value-type="float" office:value="-120.376370574523" calcext:value-type="float">
            <text:p>-120.376370574523</text:p>
          </table:table-cell>
          <table:table-cell table:formula="of:=[.I12]-[.P$4]+[.P$3]" office:value-type="float" office:value="8" calcext:value-type="float">
            <text:p>8</text:p>
          </table:table-cell>
          <table:table-cell table:formula="of:=[.J12]" office:value-type="float" office:value="0.0621647457656585" calcext:value-type="float">
            <text:p>0.062164745765659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72823513741" calcext:value-type="float">
            <text:p>-120.372823513741</text:p>
          </table:table-cell>
          <table:table-cell office:value-type="float" office:value="35.8247895896851" calcext:value-type="float">
            <text:p>35.8247895896851</text:p>
          </table:table-cell>
          <table:table-cell office:value-type="float" office:value="27.5" calcext:value-type="float">
            <text:p>27.5</text:p>
          </table:table-cell>
          <table:table-cell office:value-type="float" office:value="0.00304347081828419" calcext:value-type="float">
            <text:p>0.003043470818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3]+[.N$3]" office:value-type="float" office:value="35.8213895896851" calcext:value-type="float">
            <text:p>35.8213895896851</text:p>
          </table:table-cell>
          <table:table-cell table:formula="of:=[.G13]+[.O$3]" office:value-type="float" office:value="-120.369223513741" calcext:value-type="float">
            <text:p>-120.369223513741</text:p>
          </table:table-cell>
          <table:table-cell table:formula="of:=[.I13]-[.P$4]+[.P$3]" office:value-type="float" office:value="8" calcext:value-type="float">
            <text:p>8</text:p>
          </table:table-cell>
          <table:table-cell table:formula="of:=[.J13]" office:value-type="float" office:value="0.00304347081828419" calcext:value-type="float">
            <text:p>0.00304347081828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30014865896" calcext:value-type="float">
            <text:p>-120.430014865896</text:p>
          </table:table-cell>
          <table:table-cell office:value-type="float" office:value="35.879989893014" calcext:value-type="float">
            <text:p>35.879989893014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0.0353332758134928" calcext:value-type="float">
            <text:p>0.035333275813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4]+[.N$3]" office:value-type="float" office:value="35.876589893014" calcext:value-type="float">
            <text:p>35.876589893014</text:p>
          </table:table-cell>
          <table:table-cell table:formula="of:=[.G14]+[.O$3]" office:value-type="float" office:value="-120.426414865896" calcext:value-type="float">
            <text:p>-120.426414865896</text:p>
          </table:table-cell>
          <table:table-cell table:formula="of:=[.I14]-[.P$4]+[.P$3]" office:value-type="float" office:value="8.99999847691329" calcext:value-type="float">
            <text:p>8.99999847691329</text:p>
          </table:table-cell>
          <table:table-cell table:formula="of:=[.J14]" office:value-type="float" office:value="0.0353332758134928" calcext:value-type="float">
            <text:p>0.035333275813493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22867806026" calcext:value-type="float">
            <text:p>-120.422867806026</text:p>
          </table:table-cell>
          <table:table-cell office:value-type="float" office:value="35.8730885917246" calcext:value-type="float">
            <text:p>35.8730885917246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0.721703686073777" calcext:value-type="float">
            <text:p>0.7217036860737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]+[.N$3]" office:value-type="float" office:value="35.8696885917246" calcext:value-type="float">
            <text:p>35.8696885917246</text:p>
          </table:table-cell>
          <table:table-cell table:formula="of:=[.G15]+[.O$3]" office:value-type="float" office:value="-120.419267806026" calcext:value-type="float">
            <text:p>-120.419267806026</text:p>
          </table:table-cell>
          <table:table-cell table:formula="of:=[.I15]-[.P$4]+[.P$3]" office:value-type="float" office:value="8.99999847691329" calcext:value-type="float">
            <text:p>8.99999847691329</text:p>
          </table:table-cell>
          <table:table-cell table:formula="of:=[.J15]" office:value-type="float" office:value="0.721703686073777" calcext:value-type="float">
            <text:p>0.721703686073777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15720746155" calcext:value-type="float">
            <text:p>-120.415720746155</text:p>
          </table:table-cell>
          <table:table-cell office:value-type="float" office:value="35.8661872904353" calcext:value-type="float">
            <text:p>35.8661872904353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1.30086352600292" calcext:value-type="float">
            <text:p>1.30086352600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6]+[.N$3]" office:value-type="float" office:value="35.8627872904353" calcext:value-type="float">
            <text:p>35.8627872904353</text:p>
          </table:table-cell>
          <table:table-cell table:formula="of:=[.G16]+[.O$3]" office:value-type="float" office:value="-120.412120746155" calcext:value-type="float">
            <text:p>-120.412120746155</text:p>
          </table:table-cell>
          <table:table-cell table:formula="of:=[.I16]-[.P$4]+[.P$3]" office:value-type="float" office:value="8.99999847691329" calcext:value-type="float">
            <text:p>8.99999847691329</text:p>
          </table:table-cell>
          <table:table-cell table:formula="of:=[.J16]" office:value-type="float" office:value="1.30086352600292" calcext:value-type="float">
            <text:p>1.3008635260029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8573686285" calcext:value-type="float">
            <text:p>-120.408573686285</text:p>
          </table:table-cell>
          <table:table-cell office:value-type="float" office:value="35.8592859891459" calcext:value-type="float">
            <text:p>35.8592859891459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1.68677740746332" calcext:value-type="float">
            <text:p>1.68677740746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7]+[.N$3]" office:value-type="float" office:value="35.8558859891459" calcext:value-type="float">
            <text:p>35.8558859891459</text:p>
          </table:table-cell>
          <table:table-cell table:formula="of:=[.G17]+[.O$3]" office:value-type="float" office:value="-120.404973686285" calcext:value-type="float">
            <text:p>-120.404973686285</text:p>
          </table:table-cell>
          <table:table-cell table:formula="of:=[.I17]-[.P$4]+[.P$3]" office:value-type="float" office:value="8.99999847691329" calcext:value-type="float">
            <text:p>8.99999847691329</text:p>
          </table:table-cell>
          <table:table-cell table:formula="of:=[.J17]" office:value-type="float" office:value="1.68677740746332" calcext:value-type="float">
            <text:p>1.6867774074633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1426626414" calcext:value-type="float">
            <text:p>-120.401426626414</text:p>
          </table:table-cell>
          <table:table-cell office:value-type="float" office:value="35.8523846878565" calcext:value-type="float">
            <text:p>35.8523846878565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1.82211702781714" calcext:value-type="float">
            <text:p>1.822117027817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]+[.N$3]" office:value-type="float" office:value="35.8489846878565" calcext:value-type="float">
            <text:p>35.8489846878565</text:p>
          </table:table-cell>
          <table:table-cell table:formula="of:=[.G18]+[.O$3]" office:value-type="float" office:value="-120.397826626414" calcext:value-type="float">
            <text:p>-120.397826626414</text:p>
          </table:table-cell>
          <table:table-cell table:formula="of:=[.I18]-[.P$4]+[.P$3]" office:value-type="float" office:value="8.99999847691329" calcext:value-type="float">
            <text:p>8.99999847691329</text:p>
          </table:table-cell>
          <table:table-cell table:formula="of:=[.J18]" office:value-type="float" office:value="1.82211702781714" calcext:value-type="float">
            <text:p>1.8221170278171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94279566544" calcext:value-type="float">
            <text:p>-120.394279566544</text:p>
          </table:table-cell>
          <table:table-cell office:value-type="float" office:value="35.8454833865672" calcext:value-type="float">
            <text:p>35.8454833865672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1.68677740746332" calcext:value-type="float">
            <text:p>1.68677740746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9]+[.N$3]" office:value-type="float" office:value="35.8420833865672" calcext:value-type="float">
            <text:p>35.8420833865672</text:p>
          </table:table-cell>
          <table:table-cell table:formula="of:=[.G19]+[.O$3]" office:value-type="float" office:value="-120.390679566544" calcext:value-type="float">
            <text:p>-120.390679566544</text:p>
          </table:table-cell>
          <table:table-cell table:formula="of:=[.I19]-[.P$4]+[.P$3]" office:value-type="float" office:value="8.99999847691329" calcext:value-type="float">
            <text:p>8.99999847691329</text:p>
          </table:table-cell>
          <table:table-cell table:formula="of:=[.J19]" office:value-type="float" office:value="1.68677740746332" calcext:value-type="float">
            <text:p>1.6867774074633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87132506673" calcext:value-type="float">
            <text:p>-120.387132506673</text:p>
          </table:table-cell>
          <table:table-cell office:value-type="float" office:value="35.8385820852778" calcext:value-type="float">
            <text:p>35.8385820852778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1.30086352600292" calcext:value-type="float">
            <text:p>1.30086352600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0]+[.N$3]" office:value-type="float" office:value="35.8351820852778" calcext:value-type="float">
            <text:p>35.8351820852778</text:p>
          </table:table-cell>
          <table:table-cell table:formula="of:=[.G20]+[.O$3]" office:value-type="float" office:value="-120.383532506673" calcext:value-type="float">
            <text:p>-120.383532506673</text:p>
          </table:table-cell>
          <table:table-cell table:formula="of:=[.I20]-[.P$4]+[.P$3]" office:value-type="float" office:value="8.99999847691329" calcext:value-type="float">
            <text:p>8.99999847691329</text:p>
          </table:table-cell>
          <table:table-cell table:formula="of:=[.J20]" office:value-type="float" office:value="1.30086352600292" calcext:value-type="float">
            <text:p>1.3008635260029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79985446803" calcext:value-type="float">
            <text:p>-120.379985446803</text:p>
          </table:table-cell>
          <table:table-cell office:value-type="float" office:value="35.8316807839885" calcext:value-type="float">
            <text:p>35.8316807839885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0.721703686073777" calcext:value-type="float">
            <text:p>0.7217036860737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1]+[.N$3]" office:value-type="float" office:value="35.8282807839885" calcext:value-type="float">
            <text:p>35.8282807839885</text:p>
          </table:table-cell>
          <table:table-cell table:formula="of:=[.G21]+[.O$3]" office:value-type="float" office:value="-120.376385446803" calcext:value-type="float">
            <text:p>-120.376385446803</text:p>
          </table:table-cell>
          <table:table-cell table:formula="of:=[.I21]-[.P$4]+[.P$3]" office:value-type="float" office:value="8.99999847691329" calcext:value-type="float">
            <text:p>8.99999847691329</text:p>
          </table:table-cell>
          <table:table-cell table:formula="of:=[.J21]" office:value-type="float" office:value="0.721703686073777" calcext:value-type="float">
            <text:p>0.721703686073777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72838386932" calcext:value-type="float">
            <text:p>-120.372838386932</text:p>
          </table:table-cell>
          <table:table-cell office:value-type="float" office:value="35.8247794826991" calcext:value-type="float">
            <text:p>35.8247794826991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0.0353332758134928" calcext:value-type="float">
            <text:p>0.035333275813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2]+[.N$3]" office:value-type="float" office:value="35.8213794826991" calcext:value-type="float">
            <text:p>35.8213794826991</text:p>
          </table:table-cell>
          <table:table-cell table:formula="of:=[.G22]+[.O$3]" office:value-type="float" office:value="-120.369238386932" calcext:value-type="float">
            <text:p>-120.369238386932</text:p>
          </table:table-cell>
          <table:table-cell table:formula="of:=[.I22]-[.P$4]+[.P$3]" office:value-type="float" office:value="8.99999847691329" calcext:value-type="float">
            <text:p>8.99999847691329</text:p>
          </table:table-cell>
          <table:table-cell table:formula="of:=[.J22]" office:value-type="float" office:value="0.0353332758134928" calcext:value-type="float">
            <text:p>0.035333275813493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30029731792" calcext:value-type="float">
            <text:p>-120.430029731792</text:p>
          </table:table-cell>
          <table:table-cell office:value-type="float" office:value="35.879979786028" calcext:value-type="float">
            <text:p>35.879979786028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0.0484702283258439" calcext:value-type="float">
            <text:p>0.048470228325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3]+[.N$3]" office:value-type="float" office:value="35.876579786028" calcext:value-type="float">
            <text:p>35.876579786028</text:p>
          </table:table-cell>
          <table:table-cell table:formula="of:=[.G23]+[.O$3]" office:value-type="float" office:value="-120.426429731792" calcext:value-type="float">
            <text:p>-120.426429731792</text:p>
          </table:table-cell>
          <table:table-cell table:formula="of:=[.I23]-[.P$4]+[.P$3]" office:value-type="float" office:value="9.99999695382657" calcext:value-type="float">
            <text:p>9.99999695382657</text:p>
          </table:table-cell>
          <table:table-cell table:formula="of:=[.J23]" office:value-type="float" office:value="0.0484702283258439" calcext:value-type="float">
            <text:p>0.04847022832584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22882672834" calcext:value-type="float">
            <text:p>-120.422882672834</text:p>
          </table:table-cell>
          <table:table-cell office:value-type="float" office:value="35.8730784847386" calcext:value-type="float">
            <text:p>35.8730784847386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0.990033945118691" calcext:value-type="float">
            <text:p>0.9900339451186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4]+[.N$3]" office:value-type="float" office:value="35.8696784847386" calcext:value-type="float">
            <text:p>35.8696784847386</text:p>
          </table:table-cell>
          <table:table-cell table:formula="of:=[.G24]+[.O$3]" office:value-type="float" office:value="-120.419282672834" calcext:value-type="float">
            <text:p>-120.419282672834</text:p>
          </table:table-cell>
          <table:table-cell table:formula="of:=[.I24]-[.P$4]+[.P$3]" office:value-type="float" office:value="9.99999695382657" calcext:value-type="float">
            <text:p>9.99999695382657</text:p>
          </table:table-cell>
          <table:table-cell table:formula="of:=[.J24]" office:value-type="float" office:value="0.990033945118691" calcext:value-type="float">
            <text:p>0.99003394511869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15735613875" calcext:value-type="float">
            <text:p>-120.415735613875</text:p>
          </table:table-cell>
          <table:table-cell office:value-type="float" office:value="35.8661771834492" calcext:value-type="float">
            <text:p>35.8661771834492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1.78452607844658" calcext:value-type="float">
            <text:p>1.78452607844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5]+[.N$3]" office:value-type="float" office:value="35.8627771834492" calcext:value-type="float">
            <text:p>35.8627771834492</text:p>
          </table:table-cell>
          <table:table-cell table:formula="of:=[.G25]+[.O$3]" office:value-type="float" office:value="-120.412135613875" calcext:value-type="float">
            <text:p>-120.412135613875</text:p>
          </table:table-cell>
          <table:table-cell table:formula="of:=[.I25]-[.P$4]+[.P$3]" office:value-type="float" office:value="9.99999695382657" calcext:value-type="float">
            <text:p>9.99999695382657</text:p>
          </table:table-cell>
          <table:table-cell table:formula="of:=[.J25]" office:value-type="float" office:value="1.78452607844658" calcext:value-type="float">
            <text:p>1.78452607844658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8588554917" calcext:value-type="float">
            <text:p>-120.408588554917</text:p>
          </table:table-cell>
          <table:table-cell office:value-type="float" office:value="35.8592758821599" calcext:value-type="float">
            <text:p>35.8592758821599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2.31392318408815" calcext:value-type="float">
            <text:p>2.313923184088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6]+[.N$3]" office:value-type="float" office:value="35.8558758821599" calcext:value-type="float">
            <text:p>35.8558758821599</text:p>
          </table:table-cell>
          <table:table-cell table:formula="of:=[.G26]+[.O$3]" office:value-type="float" office:value="-120.404988554917" calcext:value-type="float">
            <text:p>-120.404988554917</text:p>
          </table:table-cell>
          <table:table-cell table:formula="of:=[.I26]-[.P$4]+[.P$3]" office:value-type="float" office:value="9.99999695382657" calcext:value-type="float">
            <text:p>9.99999695382657</text:p>
          </table:table-cell>
          <table:table-cell table:formula="of:=[.J26]" office:value-type="float" office:value="2.31392318408815" calcext:value-type="float">
            <text:p>2.31392318408815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1441495958" calcext:value-type="float">
            <text:p>-120.401441495958</text:p>
          </table:table-cell>
          <table:table-cell office:value-type="float" office:value="35.8523745808705" calcext:value-type="float">
            <text:p>35.8523745808705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2.49958223066819" calcext:value-type="float">
            <text:p>2.499582230668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7]+[.N$3]" office:value-type="float" office:value="35.8489745808705" calcext:value-type="float">
            <text:p>35.8489745808705</text:p>
          </table:table-cell>
          <table:table-cell table:formula="of:=[.G27]+[.O$3]" office:value-type="float" office:value="-120.397841495958" calcext:value-type="float">
            <text:p>-120.397841495958</text:p>
          </table:table-cell>
          <table:table-cell table:formula="of:=[.I27]-[.P$4]+[.P$3]" office:value-type="float" office:value="9.99999695382657" calcext:value-type="float">
            <text:p>9.99999695382657</text:p>
          </table:table-cell>
          <table:table-cell table:formula="of:=[.J27]" office:value-type="float" office:value="2.49958223066819" calcext:value-type="float">
            <text:p>2.49958223066819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94294437" calcext:value-type="float">
            <text:p>-120.394294437</text:p>
          </table:table-cell>
          <table:table-cell office:value-type="float" office:value="35.8454732795812" calcext:value-type="float">
            <text:p>35.8454732795812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2.31392318408815" calcext:value-type="float">
            <text:p>2.313923184088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8]+[.N$3]" office:value-type="float" office:value="35.8420732795812" calcext:value-type="float">
            <text:p>35.8420732795812</text:p>
          </table:table-cell>
          <table:table-cell table:formula="of:=[.G28]+[.O$3]" office:value-type="float" office:value="-120.390694437" calcext:value-type="float">
            <text:p>-120.390694437</text:p>
          </table:table-cell>
          <table:table-cell table:formula="of:=[.I28]-[.P$4]+[.P$3]" office:value-type="float" office:value="9.99999695382657" calcext:value-type="float">
            <text:p>9.99999695382657</text:p>
          </table:table-cell>
          <table:table-cell table:formula="of:=[.J28]" office:value-type="float" office:value="2.31392318408815" calcext:value-type="float">
            <text:p>2.31392318408815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87147378041" calcext:value-type="float">
            <text:p>-120.387147378041</text:p>
          </table:table-cell>
          <table:table-cell office:value-type="float" office:value="35.8385719782918" calcext:value-type="float">
            <text:p>35.8385719782918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1.78452607844658" calcext:value-type="float">
            <text:p>1.78452607844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9]+[.N$3]" office:value-type="float" office:value="35.8351719782918" calcext:value-type="float">
            <text:p>35.8351719782918</text:p>
          </table:table-cell>
          <table:table-cell table:formula="of:=[.G29]+[.O$3]" office:value-type="float" office:value="-120.383547378041" calcext:value-type="float">
            <text:p>-120.383547378041</text:p>
          </table:table-cell>
          <table:table-cell table:formula="of:=[.I29]-[.P$4]+[.P$3]" office:value-type="float" office:value="9.99999695382657" calcext:value-type="float">
            <text:p>9.99999695382657</text:p>
          </table:table-cell>
          <table:table-cell table:formula="of:=[.J29]" office:value-type="float" office:value="1.78452607844658" calcext:value-type="float">
            <text:p>1.78452607844658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80000319083" calcext:value-type="float">
            <text:p>-120.380000319083</text:p>
          </table:table-cell>
          <table:table-cell office:value-type="float" office:value="35.8316706770024" calcext:value-type="float">
            <text:p>35.8316706770024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0.990033945118691" calcext:value-type="float">
            <text:p>0.9900339451186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0]+[.N$3]" office:value-type="float" office:value="35.8282706770024" calcext:value-type="float">
            <text:p>35.8282706770024</text:p>
          </table:table-cell>
          <table:table-cell table:formula="of:=[.G30]+[.O$3]" office:value-type="float" office:value="-120.376400319083" calcext:value-type="float">
            <text:p>-120.376400319083</text:p>
          </table:table-cell>
          <table:table-cell table:formula="of:=[.I30]-[.P$4]+[.P$3]" office:value-type="float" office:value="9.99999695382657" calcext:value-type="float">
            <text:p>9.99999695382657</text:p>
          </table:table-cell>
          <table:table-cell table:formula="of:=[.J30]" office:value-type="float" office:value="0.990033945118691" calcext:value-type="float">
            <text:p>0.99003394511869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72853260124" calcext:value-type="float">
            <text:p>-120.372853260124</text:p>
          </table:table-cell>
          <table:table-cell office:value-type="float" office:value="35.8247693757131" calcext:value-type="float">
            <text:p>35.8247693757131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0.0484702283258439" calcext:value-type="float">
            <text:p>0.048470228325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1]+[.N$3]" office:value-type="float" office:value="35.8213693757131" calcext:value-type="float">
            <text:p>35.8213693757131</text:p>
          </table:table-cell>
          <table:table-cell table:formula="of:=[.G31]+[.O$3]" office:value-type="float" office:value="-120.369253260124" calcext:value-type="float">
            <text:p>-120.369253260124</text:p>
          </table:table-cell>
          <table:table-cell table:formula="of:=[.I31]-[.P$4]+[.P$3]" office:value-type="float" office:value="9.99999695382657" calcext:value-type="float">
            <text:p>9.99999695382657</text:p>
          </table:table-cell>
          <table:table-cell table:formula="of:=[.J31]" office:value-type="float" office:value="0.0484702283258439" calcext:value-type="float">
            <text:p>0.04847022832584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30044597688" calcext:value-type="float">
            <text:p>-120.430044597688</text:p>
          </table:table-cell>
          <table:table-cell office:value-type="float" office:value="35.8799696790419" calcext:value-type="float">
            <text:p>35.8799696790419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0.0353332758134928" calcext:value-type="float">
            <text:p>0.035333275813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2]+[.N$3]" office:value-type="float" office:value="35.8765696790419" calcext:value-type="float">
            <text:p>35.8765696790419</text:p>
          </table:table-cell>
          <table:table-cell table:formula="of:=[.G32]+[.O$3]" office:value-type="float" office:value="-120.426444597688" calcext:value-type="float">
            <text:p>-120.426444597688</text:p>
          </table:table-cell>
          <table:table-cell table:formula="of:=[.I32]-[.P$4]+[.P$3]" office:value-type="float" office:value="10.9999954307399" calcext:value-type="float">
            <text:p>10.9999954307399</text:p>
          </table:table-cell>
          <table:table-cell table:formula="of:=[.J32]" office:value-type="float" office:value="0.0353332758134928" calcext:value-type="float">
            <text:p>0.035333275813493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22897539642" calcext:value-type="float">
            <text:p>-120.422897539642</text:p>
          </table:table-cell>
          <table:table-cell office:value-type="float" office:value="35.8730683777526" calcext:value-type="float">
            <text:p>35.8730683777526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0.721703686073777" calcext:value-type="float">
            <text:p>0.7217036860737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3]+[.N$3]" office:value-type="float" office:value="35.8696683777526" calcext:value-type="float">
            <text:p>35.8696683777526</text:p>
          </table:table-cell>
          <table:table-cell table:formula="of:=[.G33]+[.O$3]" office:value-type="float" office:value="-120.419297539642" calcext:value-type="float">
            <text:p>-120.419297539642</text:p>
          </table:table-cell>
          <table:table-cell table:formula="of:=[.I33]-[.P$4]+[.P$3]" office:value-type="float" office:value="10.9999954307399" calcext:value-type="float">
            <text:p>10.9999954307399</text:p>
          </table:table-cell>
          <table:table-cell table:formula="of:=[.J33]" office:value-type="float" office:value="0.721703686073777" calcext:value-type="float">
            <text:p>0.721703686073777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15750481595" calcext:value-type="float">
            <text:p>-120.415750481595</text:p>
          </table:table-cell>
          <table:table-cell office:value-type="float" office:value="35.8661670764632" calcext:value-type="float">
            <text:p>35.8661670764632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1.30086352600292" calcext:value-type="float">
            <text:p>1.30086352600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4]+[.N$3]" office:value-type="float" office:value="35.8627670764632" calcext:value-type="float">
            <text:p>35.8627670764632</text:p>
          </table:table-cell>
          <table:table-cell table:formula="of:=[.G34]+[.O$3]" office:value-type="float" office:value="-120.412150481595" calcext:value-type="float">
            <text:p>-120.412150481595</text:p>
          </table:table-cell>
          <table:table-cell table:formula="of:=[.I34]-[.P$4]+[.P$3]" office:value-type="float" office:value="10.9999954307399" calcext:value-type="float">
            <text:p>10.9999954307399</text:p>
          </table:table-cell>
          <table:table-cell table:formula="of:=[.J34]" office:value-type="float" office:value="1.30086352600292" calcext:value-type="float">
            <text:p>1.3008635260029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8603423549" calcext:value-type="float">
            <text:p>-120.408603423549</text:p>
          </table:table-cell>
          <table:table-cell office:value-type="float" office:value="35.8592657751739" calcext:value-type="float">
            <text:p>35.8592657751739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1.68677740746332" calcext:value-type="float">
            <text:p>1.68677740746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5]+[.N$3]" office:value-type="float" office:value="35.8558657751739" calcext:value-type="float">
            <text:p>35.8558657751739</text:p>
          </table:table-cell>
          <table:table-cell table:formula="of:=[.G35]+[.O$3]" office:value-type="float" office:value="-120.405003423549" calcext:value-type="float">
            <text:p>-120.405003423549</text:p>
          </table:table-cell>
          <table:table-cell table:formula="of:=[.I35]-[.P$4]+[.P$3]" office:value-type="float" office:value="10.9999954307399" calcext:value-type="float">
            <text:p>10.9999954307399</text:p>
          </table:table-cell>
          <table:table-cell table:formula="of:=[.J35]" office:value-type="float" office:value="1.68677740746332" calcext:value-type="float">
            <text:p>1.6867774074633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1456365502" calcext:value-type="float">
            <text:p>-120.401456365502</text:p>
          </table:table-cell>
          <table:table-cell office:value-type="float" office:value="35.8523644738845" calcext:value-type="float">
            <text:p>35.8523644738845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1.82211702781714" calcext:value-type="float">
            <text:p>1.822117027817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6]+[.N$3]" office:value-type="float" office:value="35.8489644738845" calcext:value-type="float">
            <text:p>35.8489644738845</text:p>
          </table:table-cell>
          <table:table-cell table:formula="of:=[.G36]+[.O$3]" office:value-type="float" office:value="-120.397856365502" calcext:value-type="float">
            <text:p>-120.397856365502</text:p>
          </table:table-cell>
          <table:table-cell table:formula="of:=[.I36]-[.P$4]+[.P$3]" office:value-type="float" office:value="10.9999954307399" calcext:value-type="float">
            <text:p>10.9999954307399</text:p>
          </table:table-cell>
          <table:table-cell table:formula="of:=[.J36]" office:value-type="float" office:value="1.82211702781714" calcext:value-type="float">
            <text:p>1.8221170278171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94309307456" calcext:value-type="float">
            <text:p>-120.394309307456</text:p>
          </table:table-cell>
          <table:table-cell office:value-type="float" office:value="35.8454631725951" calcext:value-type="float">
            <text:p>35.8454631725951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1.68677740746332" calcext:value-type="float">
            <text:p>1.68677740746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7]+[.N$3]" office:value-type="float" office:value="35.8420631725951" calcext:value-type="float">
            <text:p>35.8420631725951</text:p>
          </table:table-cell>
          <table:table-cell table:formula="of:=[.G37]+[.O$3]" office:value-type="float" office:value="-120.390709307455" calcext:value-type="float">
            <text:p>-120.390709307455</text:p>
          </table:table-cell>
          <table:table-cell table:formula="of:=[.I37]-[.P$4]+[.P$3]" office:value-type="float" office:value="10.9999954307399" calcext:value-type="float">
            <text:p>10.9999954307399</text:p>
          </table:table-cell>
          <table:table-cell table:formula="of:=[.J37]" office:value-type="float" office:value="1.68677740746332" calcext:value-type="float">
            <text:p>1.6867774074633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87162249409" calcext:value-type="float">
            <text:p>-120.387162249409</text:p>
          </table:table-cell>
          <table:table-cell office:value-type="float" office:value="35.8385618713058" calcext:value-type="float">
            <text:p>35.8385618713058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1.30086352600292" calcext:value-type="float">
            <text:p>1.30086352600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8]+[.N$3]" office:value-type="float" office:value="35.8351618713058" calcext:value-type="float">
            <text:p>35.8351618713058</text:p>
          </table:table-cell>
          <table:table-cell table:formula="of:=[.G38]+[.O$3]" office:value-type="float" office:value="-120.383562249409" calcext:value-type="float">
            <text:p>-120.383562249409</text:p>
          </table:table-cell>
          <table:table-cell table:formula="of:=[.I38]-[.P$4]+[.P$3]" office:value-type="float" office:value="10.9999954307399" calcext:value-type="float">
            <text:p>10.9999954307399</text:p>
          </table:table-cell>
          <table:table-cell table:formula="of:=[.J38]" office:value-type="float" office:value="1.30086352600292" calcext:value-type="float">
            <text:p>1.3008635260029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80015191362" calcext:value-type="float">
            <text:p>-120.380015191362</text:p>
          </table:table-cell>
          <table:table-cell office:value-type="float" office:value="35.8316605700164" calcext:value-type="float">
            <text:p>35.8316605700164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0.721703686073777" calcext:value-type="float">
            <text:p>0.7217036860737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39]+[.N$3]" office:value-type="float" office:value="35.8282605700164" calcext:value-type="float">
            <text:p>35.8282605700164</text:p>
          </table:table-cell>
          <table:table-cell table:formula="of:=[.G39]+[.O$3]" office:value-type="float" office:value="-120.376415191362" calcext:value-type="float">
            <text:p>-120.376415191362</text:p>
          </table:table-cell>
          <table:table-cell table:formula="of:=[.I39]-[.P$4]+[.P$3]" office:value-type="float" office:value="10.9999954307399" calcext:value-type="float">
            <text:p>10.9999954307399</text:p>
          </table:table-cell>
          <table:table-cell table:formula="of:=[.J39]" office:value-type="float" office:value="0.721703686073777" calcext:value-type="float">
            <text:p>0.721703686073777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72868133316" calcext:value-type="float">
            <text:p>-120.372868133316</text:p>
          </table:table-cell>
          <table:table-cell office:value-type="float" office:value="35.8247592687271" calcext:value-type="float">
            <text:p>35.8247592687271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0.0353332758134928" calcext:value-type="float">
            <text:p>0.035333275813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0]+[.N$3]" office:value-type="float" office:value="35.8213592687271" calcext:value-type="float">
            <text:p>35.8213592687271</text:p>
          </table:table-cell>
          <table:table-cell table:formula="of:=[.G40]+[.O$3]" office:value-type="float" office:value="-120.369268133316" calcext:value-type="float">
            <text:p>-120.369268133316</text:p>
          </table:table-cell>
          <table:table-cell table:formula="of:=[.I40]-[.P$4]+[.P$3]" office:value-type="float" office:value="10.9999954307399" calcext:value-type="float">
            <text:p>10.9999954307399</text:p>
          </table:table-cell>
          <table:table-cell table:formula="of:=[.J40]" office:value-type="float" office:value="0.0353332758134928" calcext:value-type="float">
            <text:p>0.035333275813493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30059463584" calcext:value-type="float">
            <text:p>-120.430059463584</text:p>
          </table:table-cell>
          <table:table-cell office:value-type="float" office:value="35.8799595720559" calcext:value-type="float">
            <text:p>35.8799595720559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00304347081828419" calcext:value-type="float">
            <text:p>0.003043470818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1]+[.N$3]" office:value-type="float" office:value="35.8765595720559" calcext:value-type="float">
            <text:p>35.8765595720559</text:p>
          </table:table-cell>
          <table:table-cell table:formula="of:=[.G41]+[.O$3]" office:value-type="float" office:value="-120.426459463584" calcext:value-type="float">
            <text:p>-120.426459463584</text:p>
          </table:table-cell>
          <table:table-cell table:formula="of:=[.I41]-[.P$4]+[.P$3]" office:value-type="float" office:value="11.9999939076532" calcext:value-type="float">
            <text:p>11.9999939076532</text:p>
          </table:table-cell>
          <table:table-cell table:formula="of:=[.J41]" office:value-type="float" office:value="0.00304347081828419" calcext:value-type="float">
            <text:p>0.00304347081828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2291240645" calcext:value-type="float">
            <text:p>-120.42291240645</text:p>
          </table:table-cell>
          <table:table-cell office:value-type="float" office:value="35.8730582707666" calcext:value-type="float">
            <text:p>35.8730582707666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0621647457656585" calcext:value-type="float">
            <text:p>0.0621647457656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2]+[.N$3]" office:value-type="float" office:value="35.8696582707666" calcext:value-type="float">
            <text:p>35.8696582707666</text:p>
          </table:table-cell>
          <table:table-cell table:formula="of:=[.G42]+[.O$3]" office:value-type="float" office:value="-120.41931240645" calcext:value-type="float">
            <text:p>-120.41931240645</text:p>
          </table:table-cell>
          <table:table-cell table:formula="of:=[.I42]-[.P$4]+[.P$3]" office:value-type="float" office:value="11.9999939076532" calcext:value-type="float">
            <text:p>11.9999939076532</text:p>
          </table:table-cell>
          <table:table-cell table:formula="of:=[.J42]" office:value-type="float" office:value="0.0621647457656585" calcext:value-type="float">
            <text:p>0.062164745765659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15765349315" calcext:value-type="float">
            <text:p>-120.415765349315</text:p>
          </table:table-cell>
          <table:table-cell office:value-type="float" office:value="35.8661569694772" calcext:value-type="float">
            <text:p>35.8661569694772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112051319579269" calcext:value-type="float">
            <text:p>0.112051319579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3]+[.N$3]" office:value-type="float" office:value="35.8627569694772" calcext:value-type="float">
            <text:p>35.8627569694772</text:p>
          </table:table-cell>
          <table:table-cell table:formula="of:=[.G43]+[.O$3]" office:value-type="float" office:value="-120.412165349315" calcext:value-type="float">
            <text:p>-120.412165349315</text:p>
          </table:table-cell>
          <table:table-cell table:formula="of:=[.I43]-[.P$4]+[.P$3]" office:value-type="float" office:value="11.9999939076532" calcext:value-type="float">
            <text:p>11.9999939076532</text:p>
          </table:table-cell>
          <table:table-cell table:formula="of:=[.J43]" office:value-type="float" office:value="0.112051319579269" calcext:value-type="float">
            <text:p>0.112051319579269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8618292181" calcext:value-type="float">
            <text:p>-120.408618292181</text:p>
          </table:table-cell>
          <table:table-cell office:value-type="float" office:value="35.8592556681878" calcext:value-type="float">
            <text:p>35.8592556681878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145292438879818" calcext:value-type="float">
            <text:p>0.1452924388798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4]+[.N$3]" office:value-type="float" office:value="35.8558556681878" calcext:value-type="float">
            <text:p>35.8558556681878</text:p>
          </table:table-cell>
          <table:table-cell table:formula="of:=[.G44]+[.O$3]" office:value-type="float" office:value="-120.405018292181" calcext:value-type="float">
            <text:p>-120.405018292181</text:p>
          </table:table-cell>
          <table:table-cell table:formula="of:=[.I44]-[.P$4]+[.P$3]" office:value-type="float" office:value="11.9999939076532" calcext:value-type="float">
            <text:p>11.9999939076532</text:p>
          </table:table-cell>
          <table:table-cell table:formula="of:=[.J44]" office:value-type="float" office:value="0.145292438879818" calcext:value-type="float">
            <text:p>0.145292438879818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01471235046" calcext:value-type="float">
            <text:p>-120.401471235046</text:p>
          </table:table-cell>
          <table:table-cell office:value-type="float" office:value="35.8523543668985" calcext:value-type="float">
            <text:p>35.8523543668985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156950066869896" calcext:value-type="float">
            <text:p>0.1569500668698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5]+[.N$3]" office:value-type="float" office:value="35.8489543668985" calcext:value-type="float">
            <text:p>35.8489543668985</text:p>
          </table:table-cell>
          <table:table-cell table:formula="of:=[.G45]+[.O$3]" office:value-type="float" office:value="-120.397871235046" calcext:value-type="float">
            <text:p>-120.397871235046</text:p>
          </table:table-cell>
          <table:table-cell table:formula="of:=[.I45]-[.P$4]+[.P$3]" office:value-type="float" office:value="11.9999939076532" calcext:value-type="float">
            <text:p>11.9999939076532</text:p>
          </table:table-cell>
          <table:table-cell table:formula="of:=[.J45]" office:value-type="float" office:value="0.156950066869896" calcext:value-type="float">
            <text:p>0.156950066869896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94324177911" calcext:value-type="float">
            <text:p>-120.394324177911</text:p>
          </table:table-cell>
          <table:table-cell office:value-type="float" office:value="35.8454530656091" calcext:value-type="float">
            <text:p>35.8454530656091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145292438879818" calcext:value-type="float">
            <text:p>0.1452924388798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6]+[.N$3]" office:value-type="float" office:value="35.8420530656091" calcext:value-type="float">
            <text:p>35.8420530656091</text:p>
          </table:table-cell>
          <table:table-cell table:formula="of:=[.G46]+[.O$3]" office:value-type="float" office:value="-120.390724177911" calcext:value-type="float">
            <text:p>-120.390724177911</text:p>
          </table:table-cell>
          <table:table-cell table:formula="of:=[.I46]-[.P$4]+[.P$3]" office:value-type="float" office:value="11.9999939076532" calcext:value-type="float">
            <text:p>11.9999939076532</text:p>
          </table:table-cell>
          <table:table-cell table:formula="of:=[.J46]" office:value-type="float" office:value="0.145292438879818" calcext:value-type="float">
            <text:p>0.145292438879818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87177120777" calcext:value-type="float">
            <text:p>-120.387177120777</text:p>
          </table:table-cell>
          <table:table-cell office:value-type="float" office:value="35.8385517643198" calcext:value-type="float">
            <text:p>35.8385517643198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112051319579269" calcext:value-type="float">
            <text:p>0.112051319579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7]+[.N$3]" office:value-type="float" office:value="35.8351517643198" calcext:value-type="float">
            <text:p>35.8351517643198</text:p>
          </table:table-cell>
          <table:table-cell table:formula="of:=[.G47]+[.O$3]" office:value-type="float" office:value="-120.383577120777" calcext:value-type="float">
            <text:p>-120.383577120777</text:p>
          </table:table-cell>
          <table:table-cell table:formula="of:=[.I47]-[.P$4]+[.P$3]" office:value-type="float" office:value="11.9999939076532" calcext:value-type="float">
            <text:p>11.9999939076532</text:p>
          </table:table-cell>
          <table:table-cell table:formula="of:=[.J47]" office:value-type="float" office:value="0.112051319579269" calcext:value-type="float">
            <text:p>0.112051319579269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80030063642" calcext:value-type="float">
            <text:p>-120.380030063642</text:p>
          </table:table-cell>
          <table:table-cell office:value-type="float" office:value="35.8316504630304" calcext:value-type="float">
            <text:p>35.8316504630304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0621647457656585" calcext:value-type="float">
            <text:p>0.0621647457656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8]+[.N$3]" office:value-type="float" office:value="35.8282504630304" calcext:value-type="float">
            <text:p>35.8282504630304</text:p>
          </table:table-cell>
          <table:table-cell table:formula="of:=[.G48]+[.O$3]" office:value-type="float" office:value="-120.376430063642" calcext:value-type="float">
            <text:p>-120.376430063642</text:p>
          </table:table-cell>
          <table:table-cell table:formula="of:=[.I48]-[.P$4]+[.P$3]" office:value-type="float" office:value="11.9999939076532" calcext:value-type="float">
            <text:p>11.9999939076532</text:p>
          </table:table-cell>
          <table:table-cell table:formula="of:=[.J48]" office:value-type="float" office:value="0.0621647457656585" calcext:value-type="float">
            <text:p>0.062164745765659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372883006508" calcext:value-type="float">
            <text:p>-120.372883006508</text:p>
          </table:table-cell>
          <table:table-cell office:value-type="float" office:value="35.824749161741" calcext:value-type="float">
            <text:p>35.824749161741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00304347081828419" calcext:value-type="float">
            <text:p>0.003043470818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49]+[.N$3]" office:value-type="float" office:value="35.821349161741" calcext:value-type="float">
            <text:p>35.821349161741</text:p>
          </table:table-cell>
          <table:table-cell table:formula="of:=[.G49]+[.O$3]" office:value-type="float" office:value="-120.369283006508" calcext:value-type="float">
            <text:p>-120.369283006508</text:p>
          </table:table-cell>
          <table:table-cell table:formula="of:=[.I49]-[.P$4]+[.P$3]" office:value-type="float" office:value="11.9999939076532" calcext:value-type="float">
            <text:p>11.9999939076532</text:p>
          </table:table-cell>
          <table:table-cell table:formula="of:=[.J49]" office:value-type="float" office:value="0.00304347081828419" calcext:value-type="float">
            <text:p>0.003043470818284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onstruct_concentrated_source_patches_fault.py</text:p>
          </table:table-cell>
          <table:table-cell office:value-type="string" calcext:value-type="string">
            <text:p>Namespace(cstype='COSINE',</text:p>
          </table:table-cell>
          <table:table-cell office:value-type="string" calcext:value-type="string">
            <text:p>lon_btc=-120.4944,</text:p>
          </table:table-cell>
          <table:table-cell office:value-type="string" calcext:value-type="string">
            <text:p>lat_btc=35.942,</text:p>
          </table:table-cell>
          <table:table-cell office:value-type="string" calcext:value-type="string">
            <text:p>depth_btc=27.5,</text:p>
          </table:table-cell>
          <table:table-cell office:value-type="string" calcext:value-type="string">
            <text:p>length=5.0,</text:p>
          </table:table-cell>
          <table:table-cell office:value-type="string" calcext:value-type="string">
            <text:p>width=5.0,</text:p>
          </table:table-cell>
          <table:table-cell office:value-type="string" calcext:value-type="string">
            <text:p>num_patch_length=5,</text:p>
          </table:table-cell>
          <table:table-cell office:value-type="string" calcext:value-type="string">
            <text:p>num_patch_width=5,</text:p>
          </table:table-cell>
          <table:table-cell office:value-type="string" calcext:value-type="string">
            <text:p>moment_mag=6.0,</text:p>
          </table:table-cell>
          <table:table-cell office:value-type="string" calcext:value-type="string">
            <text:p>strike=140.0,</text:p>
          </table:table-cell>
          <table:table-cell office:value-type="string" calcext:value-type="string">
            <text:p>rake=180.0,</text:p>
          </table:table-cell>
          <table:table-cell office:value-type="string" calcext:value-type="string">
            <text:p>dip=89.9,</text:p>
          </table:table-cell>
          <table:table-cell office:value-type="string" calcext:value-type="string">
            <text:p>sigma_length=None,</text:p>
          </table:table-cell>
          <table:table-cell office:value-type="string" calcext:value-type="string">
            <text:p>sigma_width=None,</text:p>
          </table:table-cell>
          <table:table-cell office:value-type="string" calcext:value-type="string">
            <text:p>rigidity=34000000000.0,</text:p>
          </table:table-cell>
          <table:table-cell office:value-type="string" calcext:value-type="string">
            <text:p>out_file='/Users/anthony/work/NLL_Earthquake/Parkfield_2022/Elastic-stresses/out/cube/20240311A/CosinePatch.txt')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aultSlipObject_Geographic_Center: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epth</text:p>
          </table:table-cell>
          <table:table-cell table:number-columns-repeated="8"/>
          <table:table-cell table:formula="of:=[.H51]+[.N$3]" office:value-type="float" office:value="-0.0034" calcext:value-type="float">
            <text:p>-0.0034</text:p>
          </table:table-cell>
          <table:table-cell table:formula="of:=[.G51]+[.O$3]" office:value-type="float" office:value="0.0036" calcext:value-type="float">
            <text:p>0.0036</text:p>
          </table:table-cell>
          <table:table-cell table:formula="of:=[.I51]-[.P$4]+[.P$3]" office:value-type="float" office:value="-19.5" calcext:value-type="float">
            <text:p>-19.5</text:p>
          </table:table-cell>
          <table:table-cell table:formula="of:=[.J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ultSlipObject_Geographic_Center:</text:p>
          </table:table-cell>
          <table:table-cell office:value-type="float" office:value="-120.476555534812" calcext:value-type="float">
            <text:p>-120.476555534812</text:p>
          </table:table-cell>
          <table:table-cell office:value-type="float" office:value="35.9247214793115" calcext:value-type="float">
            <text:p>35.9247214793115</text:p>
          </table:table-cell>
          <table:table-cell office:value-type="float" office:value="29.9999961922832" calcext:value-type="float">
            <text:p>29.9999961922832</text:p>
          </table:table-cell>
          <table:table-cell table:number-columns-repeated="9"/>
          <table:table-cell table:formula="of:=[.H52]+[.N$3]" office:value-type="float" office:value="-0.0034" calcext:value-type="float">
            <text:p>-0.0034</text:p>
          </table:table-cell>
          <table:table-cell table:formula="of:=[.G52]+[.O$3]" office:value-type="float" office:value="0.0036" calcext:value-type="float">
            <text:p>0.0036</text:p>
          </table:table-cell>
          <table:table-cell table:formula="of:=[.I52]-[.P$4]+[.P$3]" office:value-type="float" office:value="-19.5" calcext:value-type="float">
            <text:p>-19.5</text:p>
          </table:table-cell>
          <table:table-cell table:formula="of:=[.J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ource_Patch: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length_km</text:p>
          </table:table-cell>
          <table:table-cell office:value-type="string" calcext:value-type="string">
            <text:p>width_km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epth_km</text:p>
          </table:table-cell>
          <table:table-cell office:value-type="string" calcext:value-type="string">
            <text:p>slip_m</text:p>
          </table:table-cell>
          <table:table-cell office:value-type="string" calcext:value-type="string">
            <text:p>tensile</text:p>
          </table:table-cell>
          <table:table-cell/>
          <table:table-cell table:formula="of:=[.H53]+[.N$3]" office:value-type="string" office:string-value="" calcext:value-type="error">
            <text:p>#VALUE!</text:p>
          </table:table-cell>
          <table:table-cell table:formula="of:=[.G53]+[.O$3]" office:value-type="string" office:string-value="" calcext:value-type="error">
            <text:p>#VALUE!</text:p>
          </table:table-cell>
          <table:table-cell table:formula="of:=[.I53]-[.P$4]+[.P$3]" office:value-type="string" office:string-value="" calcext:value-type="error">
            <text:p>#VALUE!</text:p>
          </table:table-cell>
          <table:table-cell table:formula="of:=[.J53]" office:value-type="string" office:string-value="depth_km" calcext:value-type="string">
            <text:p>depth_km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944" calcext:value-type="float">
            <text:p>-120.4944</text:p>
          </table:table-cell>
          <table:table-cell office:value-type="float" office:value="35.942" calcext:value-type="float">
            <text:p>35.942</text:p>
          </table:table-cell>
          <table:table-cell office:value-type="float" office:value="27.5" calcext:value-type="float">
            <text:p>27.5</text:p>
          </table:table-cell>
          <table:table-cell office:value-type="float" office:value="0.0194933353226561" calcext:value-type="float">
            <text:p>0.019493335322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54]+[.N$3]" office:value-type="float" office:value="35.9386" calcext:value-type="float">
            <text:p>35.9386</text:p>
          </table:table-cell>
          <table:table-cell table:formula="of:=[.G54]+[.O$3]" office:value-type="float" office:value="-120.4908" calcext:value-type="float">
            <text:p>-120.4908</text:p>
          </table:table-cell>
          <table:table-cell table:formula="of:=[.I54]-[.P$4]+[.P$3]" office:value-type="float" office:value="8" calcext:value-type="float">
            <text:p>8</text:p>
          </table:table-cell>
          <table:table-cell table:formula="of:=[.J54]" office:value-type="float" office:value="0.0194933353226561" calcext:value-type="float">
            <text:p>0.019493335322656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7247336375" calcext:value-type="float">
            <text:p>-120.487247336375</text:p>
          </table:table-cell>
          <table:table-cell office:value-type="float" office:value="35.9350986987106" calcext:value-type="float">
            <text:p>35.9350986987106</text:p>
          </table:table-cell>
          <table:table-cell office:value-type="float" office:value="27.5" calcext:value-type="float">
            <text:p>27.5</text:p>
          </table:table-cell>
          <table:table-cell office:value-type="float" office:value="0.226308525563131" calcext:value-type="float">
            <text:p>0.226308525563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55]+[.N$3]" office:value-type="float" office:value="35.9316986987106" calcext:value-type="float">
            <text:p>35.9316986987106</text:p>
          </table:table-cell>
          <table:table-cell table:formula="of:=[.G55]+[.O$3]" office:value-type="float" office:value="-120.483647336375" calcext:value-type="float">
            <text:p>-120.483647336375</text:p>
          </table:table-cell>
          <table:table-cell table:formula="of:=[.I55]-[.P$4]+[.P$3]" office:value-type="float" office:value="8" calcext:value-type="float">
            <text:p>8</text:p>
          </table:table-cell>
          <table:table-cell table:formula="of:=[.J55]" office:value-type="float" office:value="0.226308525563131" calcext:value-type="float">
            <text:p>0.22630852556313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0094672749" calcext:value-type="float">
            <text:p>-120.480094672749</text:p>
          </table:table-cell>
          <table:table-cell office:value-type="float" office:value="35.9281973974213" calcext:value-type="float">
            <text:p>35.9281973974213</text:p>
          </table:table-cell>
          <table:table-cell office:value-type="float" office:value="27.5" calcext:value-type="float">
            <text:p>27.5</text:p>
          </table:table-cell>
          <table:table-cell office:value-type="float" office:value="0.310450295184382" calcext:value-type="float">
            <text:p>0.3104502951843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56]+[.N$3]" office:value-type="float" office:value="35.9247973974213" calcext:value-type="float">
            <text:p>35.9247973974213</text:p>
          </table:table-cell>
          <table:table-cell table:formula="of:=[.G56]+[.O$3]" office:value-type="float" office:value="-120.476494672749" calcext:value-type="float">
            <text:p>-120.476494672749</text:p>
          </table:table-cell>
          <table:table-cell table:formula="of:=[.I56]-[.P$4]+[.P$3]" office:value-type="float" office:value="8" calcext:value-type="float">
            <text:p>8</text:p>
          </table:table-cell>
          <table:table-cell table:formula="of:=[.J56]" office:value-type="float" office:value="0.310450295184382" calcext:value-type="float">
            <text:p>0.31045029518438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72942009124" calcext:value-type="float">
            <text:p>-120.472942009124</text:p>
          </table:table-cell>
          <table:table-cell office:value-type="float" office:value="35.9212960961319" calcext:value-type="float">
            <text:p>35.9212960961319</text:p>
          </table:table-cell>
          <table:table-cell office:value-type="float" office:value="27.5" calcext:value-type="float">
            <text:p>27.5</text:p>
          </table:table-cell>
          <table:table-cell office:value-type="float" office:value="0.226308525563131" calcext:value-type="float">
            <text:p>0.226308525563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57]+[.N$3]" office:value-type="float" office:value="35.9178960961319" calcext:value-type="float">
            <text:p>35.9178960961319</text:p>
          </table:table-cell>
          <table:table-cell table:formula="of:=[.G57]+[.O$3]" office:value-type="float" office:value="-120.469342009124" calcext:value-type="float">
            <text:p>-120.469342009124</text:p>
          </table:table-cell>
          <table:table-cell table:formula="of:=[.I57]-[.P$4]+[.P$3]" office:value-type="float" office:value="8" calcext:value-type="float">
            <text:p>8</text:p>
          </table:table-cell>
          <table:table-cell table:formula="of:=[.J57]" office:value-type="float" office:value="0.226308525563131" calcext:value-type="float">
            <text:p>0.22630852556313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65789345499" calcext:value-type="float">
            <text:p>-120.465789345499</text:p>
          </table:table-cell>
          <table:table-cell office:value-type="float" office:value="35.9143947948426" calcext:value-type="float">
            <text:p>35.9143947948426</text:p>
          </table:table-cell>
          <table:table-cell office:value-type="float" office:value="27.5" calcext:value-type="float">
            <text:p>27.5</text:p>
          </table:table-cell>
          <table:table-cell office:value-type="float" office:value="0.0194933353226561" calcext:value-type="float">
            <text:p>0.019493335322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58]+[.N$3]" office:value-type="float" office:value="35.9109947948426" calcext:value-type="float">
            <text:p>35.9109947948426</text:p>
          </table:table-cell>
          <table:table-cell table:formula="of:=[.G58]+[.O$3]" office:value-type="float" office:value="-120.462189345499" calcext:value-type="float">
            <text:p>-120.462189345499</text:p>
          </table:table-cell>
          <table:table-cell table:formula="of:=[.I58]-[.P$4]+[.P$3]" office:value-type="float" office:value="8" calcext:value-type="float">
            <text:p>8</text:p>
          </table:table-cell>
          <table:table-cell table:formula="of:=[.J58]" office:value-type="float" office:value="0.0194933353226561" calcext:value-type="float">
            <text:p>0.019493335322656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9441487755" calcext:value-type="float">
            <text:p>-120.49441487755</text:p>
          </table:table-cell>
          <table:table-cell office:value-type="float" office:value="35.941989893014" calcext:value-type="float">
            <text:p>35.941989893014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0.226308525563131" calcext:value-type="float">
            <text:p>0.226308525563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59]+[.N$3]" office:value-type="float" office:value="35.938589893014" calcext:value-type="float">
            <text:p>35.938589893014</text:p>
          </table:table-cell>
          <table:table-cell table:formula="of:=[.G59]+[.O$3]" office:value-type="float" office:value="-120.49081487755" calcext:value-type="float">
            <text:p>-120.49081487755</text:p>
          </table:table-cell>
          <table:table-cell table:formula="of:=[.I59]-[.P$4]+[.P$3]" office:value-type="float" office:value="8.99999847691329" calcext:value-type="float">
            <text:p>8.99999847691329</text:p>
          </table:table-cell>
          <table:table-cell table:formula="of:=[.J59]" office:value-type="float" office:value="0.226308525563131" calcext:value-type="float">
            <text:p>0.22630852556313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7262214839" calcext:value-type="float">
            <text:p>-120.487262214839</text:p>
          </table:table-cell>
          <table:table-cell office:value-type="float" office:value="35.9350885917246" calcext:value-type="float">
            <text:p>35.9350885917246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2.62733636367673" calcext:value-type="float">
            <text:p>2.627336363676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0]+[.N$3]" office:value-type="float" office:value="35.9316885917246" calcext:value-type="float">
            <text:p>35.9316885917246</text:p>
          </table:table-cell>
          <table:table-cell table:formula="of:=[.G60]+[.O$3]" office:value-type="float" office:value="-120.483662214839" calcext:value-type="float">
            <text:p>-120.483662214839</text:p>
          </table:table-cell>
          <table:table-cell table:formula="of:=[.I60]-[.P$4]+[.P$3]" office:value-type="float" office:value="8.99999847691329" calcext:value-type="float">
            <text:p>8.99999847691329</text:p>
          </table:table-cell>
          <table:table-cell table:formula="of:=[.J60]" office:value-type="float" office:value="2.62733636367673" calcext:value-type="float">
            <text:p>2.62733636367673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0109552129" calcext:value-type="float">
            <text:p>-120.480109552129</text:p>
          </table:table-cell>
          <table:table-cell office:value-type="float" office:value="35.9281872904353" calcext:value-type="float">
            <text:p>35.9281872904353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3.60418304004444" calcext:value-type="float">
            <text:p>3.60418304004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1]+[.N$3]" office:value-type="float" office:value="35.9247872904353" calcext:value-type="float">
            <text:p>35.9247872904353</text:p>
          </table:table-cell>
          <table:table-cell table:formula="of:=[.G61]+[.O$3]" office:value-type="float" office:value="-120.476509552129" calcext:value-type="float">
            <text:p>-120.476509552129</text:p>
          </table:table-cell>
          <table:table-cell table:formula="of:=[.I61]-[.P$4]+[.P$3]" office:value-type="float" office:value="8.99999847691329" calcext:value-type="float">
            <text:p>8.99999847691329</text:p>
          </table:table-cell>
          <table:table-cell table:formula="of:=[.J61]" office:value-type="float" office:value="3.60418304004444" calcext:value-type="float">
            <text:p>3.6041830400444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72956889418" calcext:value-type="float">
            <text:p>-120.472956889418</text:p>
          </table:table-cell>
          <table:table-cell office:value-type="float" office:value="35.9212859891459" calcext:value-type="float">
            <text:p>35.9212859891459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2.62733636367673" calcext:value-type="float">
            <text:p>2.627336363676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2]+[.N$3]" office:value-type="float" office:value="35.9178859891459" calcext:value-type="float">
            <text:p>35.9178859891459</text:p>
          </table:table-cell>
          <table:table-cell table:formula="of:=[.G62]+[.O$3]" office:value-type="float" office:value="-120.469356889418" calcext:value-type="float">
            <text:p>-120.469356889418</text:p>
          </table:table-cell>
          <table:table-cell table:formula="of:=[.I62]-[.P$4]+[.P$3]" office:value-type="float" office:value="8.99999847691329" calcext:value-type="float">
            <text:p>8.99999847691329</text:p>
          </table:table-cell>
          <table:table-cell table:formula="of:=[.J62]" office:value-type="float" office:value="2.62733636367673" calcext:value-type="float">
            <text:p>2.62733636367673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65804226708" calcext:value-type="float">
            <text:p>-120.465804226708</text:p>
          </table:table-cell>
          <table:table-cell office:value-type="float" office:value="35.9143846878565" calcext:value-type="float">
            <text:p>35.9143846878565</text:p>
          </table:table-cell>
          <table:table-cell office:value-type="float" office:value="28.4999984769133" calcext:value-type="float">
            <text:p>28.4999984769133</text:p>
          </table:table-cell>
          <table:table-cell office:value-type="float" office:value="0.226308525563131" calcext:value-type="float">
            <text:p>0.226308525563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3]+[.N$3]" office:value-type="float" office:value="35.9109846878565" calcext:value-type="float">
            <text:p>35.9109846878565</text:p>
          </table:table-cell>
          <table:table-cell table:formula="of:=[.G63]+[.O$3]" office:value-type="float" office:value="-120.462204226708" calcext:value-type="float">
            <text:p>-120.462204226708</text:p>
          </table:table-cell>
          <table:table-cell table:formula="of:=[.I63]-[.P$4]+[.P$3]" office:value-type="float" office:value="8.99999847691329" calcext:value-type="float">
            <text:p>8.99999847691329</text:p>
          </table:table-cell>
          <table:table-cell table:formula="of:=[.J63]" office:value-type="float" office:value="0.226308525563131" calcext:value-type="float">
            <text:p>0.22630852556313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944297551" calcext:value-type="float">
            <text:p>-120.4944297551</text:p>
          </table:table-cell>
          <table:table-cell office:value-type="float" office:value="35.941979786028" calcext:value-type="float">
            <text:p>35.941979786028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0.310450295184382" calcext:value-type="float">
            <text:p>0.3104502951843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4]+[.N$3]" office:value-type="float" office:value="35.938579786028" calcext:value-type="float">
            <text:p>35.938579786028</text:p>
          </table:table-cell>
          <table:table-cell table:formula="of:=[.G64]+[.O$3]" office:value-type="float" office:value="-120.4908297551" calcext:value-type="float">
            <text:p>-120.4908297551</text:p>
          </table:table-cell>
          <table:table-cell table:formula="of:=[.I64]-[.P$4]+[.P$3]" office:value-type="float" office:value="9.99999695382657" calcext:value-type="float">
            <text:p>9.99999695382657</text:p>
          </table:table-cell>
          <table:table-cell table:formula="of:=[.J64]" office:value-type="float" office:value="0.310450295184382" calcext:value-type="float">
            <text:p>0.31045029518438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7277093304" calcext:value-type="float">
            <text:p>-120.487277093304</text:p>
          </table:table-cell>
          <table:table-cell office:value-type="float" office:value="35.9350784847386" calcext:value-type="float">
            <text:p>35.9350784847386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3.60418304004444" calcext:value-type="float">
            <text:p>3.60418304004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5]+[.N$3]" office:value-type="float" office:value="35.9316784847386" calcext:value-type="float">
            <text:p>35.9316784847386</text:p>
          </table:table-cell>
          <table:table-cell table:formula="of:=[.G65]+[.O$3]" office:value-type="float" office:value="-120.483677093304" calcext:value-type="float">
            <text:p>-120.483677093304</text:p>
          </table:table-cell>
          <table:table-cell table:formula="of:=[.I65]-[.P$4]+[.P$3]" office:value-type="float" office:value="9.99999695382657" calcext:value-type="float">
            <text:p>9.99999695382657</text:p>
          </table:table-cell>
          <table:table-cell table:formula="of:=[.J65]" office:value-type="float" office:value="3.60418304004444" calcext:value-type="float">
            <text:p>3.6041830400444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0124431508" calcext:value-type="float">
            <text:p>-120.480124431508</text:p>
          </table:table-cell>
          <table:table-cell office:value-type="float" office:value="35.9281771834492" calcext:value-type="float">
            <text:p>35.9281771834492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4.94422243216907" calcext:value-type="float">
            <text:p>4.944222432169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6]+[.N$3]" office:value-type="float" office:value="35.9247771834492" calcext:value-type="float">
            <text:p>35.9247771834492</text:p>
          </table:table-cell>
          <table:table-cell table:formula="of:=[.G66]+[.O$3]" office:value-type="float" office:value="-120.476524431508" calcext:value-type="float">
            <text:p>-120.476524431508</text:p>
          </table:table-cell>
          <table:table-cell table:formula="of:=[.I66]-[.P$4]+[.P$3]" office:value-type="float" office:value="9.99999695382657" calcext:value-type="float">
            <text:p>9.99999695382657</text:p>
          </table:table-cell>
          <table:table-cell table:formula="of:=[.J66]" office:value-type="float" office:value="4.94422243216907" calcext:value-type="float">
            <text:p>4.94422243216907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72971769713" calcext:value-type="float">
            <text:p>-120.472971769713</text:p>
          </table:table-cell>
          <table:table-cell office:value-type="float" office:value="35.9212758821599" calcext:value-type="float">
            <text:p>35.9212758821599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3.60418304004444" calcext:value-type="float">
            <text:p>3.60418304004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7]+[.N$3]" office:value-type="float" office:value="35.9178758821599" calcext:value-type="float">
            <text:p>35.9178758821599</text:p>
          </table:table-cell>
          <table:table-cell table:formula="of:=[.G67]+[.O$3]" office:value-type="float" office:value="-120.469371769713" calcext:value-type="float">
            <text:p>-120.469371769713</text:p>
          </table:table-cell>
          <table:table-cell table:formula="of:=[.I67]-[.P$4]+[.P$3]" office:value-type="float" office:value="9.99999695382657" calcext:value-type="float">
            <text:p>9.99999695382657</text:p>
          </table:table-cell>
          <table:table-cell table:formula="of:=[.J67]" office:value-type="float" office:value="3.60418304004444" calcext:value-type="float">
            <text:p>3.6041830400444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65819107917" calcext:value-type="float">
            <text:p>-120.465819107917</text:p>
          </table:table-cell>
          <table:table-cell office:value-type="float" office:value="35.9143745808705" calcext:value-type="float">
            <text:p>35.9143745808705</text:p>
          </table:table-cell>
          <table:table-cell office:value-type="float" office:value="29.4999969538266" calcext:value-type="float">
            <text:p>29.4999969538266</text:p>
          </table:table-cell>
          <table:table-cell office:value-type="float" office:value="0.310450295184382" calcext:value-type="float">
            <text:p>0.3104502951843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8]+[.N$3]" office:value-type="float" office:value="35.9109745808705" calcext:value-type="float">
            <text:p>35.9109745808705</text:p>
          </table:table-cell>
          <table:table-cell table:formula="of:=[.G68]+[.O$3]" office:value-type="float" office:value="-120.462219107917" calcext:value-type="float">
            <text:p>-120.462219107917</text:p>
          </table:table-cell>
          <table:table-cell table:formula="of:=[.I68]-[.P$4]+[.P$3]" office:value-type="float" office:value="9.99999695382657" calcext:value-type="float">
            <text:p>9.99999695382657</text:p>
          </table:table-cell>
          <table:table-cell table:formula="of:=[.J68]" office:value-type="float" office:value="0.310450295184382" calcext:value-type="float">
            <text:p>0.31045029518438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9444463265" calcext:value-type="float">
            <text:p>-120.49444463265</text:p>
          </table:table-cell>
          <table:table-cell office:value-type="float" office:value="35.9419696790419" calcext:value-type="float">
            <text:p>35.9419696790419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0.226308525563131" calcext:value-type="float">
            <text:p>0.226308525563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69]+[.N$3]" office:value-type="float" office:value="35.9385696790419" calcext:value-type="float">
            <text:p>35.9385696790419</text:p>
          </table:table-cell>
          <table:table-cell table:formula="of:=[.G69]+[.O$3]" office:value-type="float" office:value="-120.49084463265" calcext:value-type="float">
            <text:p>-120.49084463265</text:p>
          </table:table-cell>
          <table:table-cell table:formula="of:=[.I69]-[.P$4]+[.P$3]" office:value-type="float" office:value="10.9999954307399" calcext:value-type="float">
            <text:p>10.9999954307399</text:p>
          </table:table-cell>
          <table:table-cell table:formula="of:=[.J69]" office:value-type="float" office:value="0.226308525563131" calcext:value-type="float">
            <text:p>0.22630852556313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7291971769" calcext:value-type="float">
            <text:p>-120.487291971769</text:p>
          </table:table-cell>
          <table:table-cell office:value-type="float" office:value="35.9350683777526" calcext:value-type="float">
            <text:p>35.9350683777526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2.62733636367673" calcext:value-type="float">
            <text:p>2.627336363676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0]+[.N$3]" office:value-type="float" office:value="35.9316683777526" calcext:value-type="float">
            <text:p>35.9316683777526</text:p>
          </table:table-cell>
          <table:table-cell table:formula="of:=[.G70]+[.O$3]" office:value-type="float" office:value="-120.483691971769" calcext:value-type="float">
            <text:p>-120.483691971769</text:p>
          </table:table-cell>
          <table:table-cell table:formula="of:=[.I70]-[.P$4]+[.P$3]" office:value-type="float" office:value="10.9999954307399" calcext:value-type="float">
            <text:p>10.9999954307399</text:p>
          </table:table-cell>
          <table:table-cell table:formula="of:=[.J70]" office:value-type="float" office:value="2.62733636367673" calcext:value-type="float">
            <text:p>2.62733636367673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0139310888" calcext:value-type="float">
            <text:p>-120.480139310888</text:p>
          </table:table-cell>
          <table:table-cell office:value-type="float" office:value="35.9281670764632" calcext:value-type="float">
            <text:p>35.9281670764632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3.60418304004444" calcext:value-type="float">
            <text:p>3.60418304004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1]+[.N$3]" office:value-type="float" office:value="35.9247670764632" calcext:value-type="float">
            <text:p>35.9247670764632</text:p>
          </table:table-cell>
          <table:table-cell table:formula="of:=[.G71]+[.O$3]" office:value-type="float" office:value="-120.476539310888" calcext:value-type="float">
            <text:p>-120.476539310888</text:p>
          </table:table-cell>
          <table:table-cell table:formula="of:=[.I71]-[.P$4]+[.P$3]" office:value-type="float" office:value="10.9999954307399" calcext:value-type="float">
            <text:p>10.9999954307399</text:p>
          </table:table-cell>
          <table:table-cell table:formula="of:=[.J71]" office:value-type="float" office:value="3.60418304004444" calcext:value-type="float">
            <text:p>3.60418304004444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72986650007" calcext:value-type="float">
            <text:p>-120.472986650007</text:p>
          </table:table-cell>
          <table:table-cell office:value-type="float" office:value="35.9212657751738" calcext:value-type="float">
            <text:p>35.9212657751738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2.62733636367673" calcext:value-type="float">
            <text:p>2.627336363676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2]+[.N$3]" office:value-type="float" office:value="35.9178657751738" calcext:value-type="float">
            <text:p>35.9178657751738</text:p>
          </table:table-cell>
          <table:table-cell table:formula="of:=[.G72]+[.O$3]" office:value-type="float" office:value="-120.469386650007" calcext:value-type="float">
            <text:p>-120.469386650007</text:p>
          </table:table-cell>
          <table:table-cell table:formula="of:=[.I72]-[.P$4]+[.P$3]" office:value-type="float" office:value="10.9999954307399" calcext:value-type="float">
            <text:p>10.9999954307399</text:p>
          </table:table-cell>
          <table:table-cell table:formula="of:=[.J72]" office:value-type="float" office:value="2.62733636367673" calcext:value-type="float">
            <text:p>2.62733636367673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65833989126" calcext:value-type="float">
            <text:p>-120.465833989126</text:p>
          </table:table-cell>
          <table:table-cell office:value-type="float" office:value="35.9143644738845" calcext:value-type="float">
            <text:p>35.9143644738845</text:p>
          </table:table-cell>
          <table:table-cell office:value-type="float" office:value="30.4999954307399" calcext:value-type="float">
            <text:p>30.4999954307399</text:p>
          </table:table-cell>
          <table:table-cell office:value-type="float" office:value="0.226308525563131" calcext:value-type="float">
            <text:p>0.226308525563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3]+[.N$3]" office:value-type="float" office:value="35.9109644738845" calcext:value-type="float">
            <text:p>35.9109644738845</text:p>
          </table:table-cell>
          <table:table-cell table:formula="of:=[.G73]+[.O$3]" office:value-type="float" office:value="-120.462233989126" calcext:value-type="float">
            <text:p>-120.462233989126</text:p>
          </table:table-cell>
          <table:table-cell table:formula="of:=[.I73]-[.P$4]+[.P$3]" office:value-type="float" office:value="10.9999954307399" calcext:value-type="float">
            <text:p>10.9999954307399</text:p>
          </table:table-cell>
          <table:table-cell table:formula="of:=[.J73]" office:value-type="float" office:value="0.226308525563131" calcext:value-type="float">
            <text:p>0.22630852556313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944595102" calcext:value-type="float">
            <text:p>-120.4944595102</text:p>
          </table:table-cell>
          <table:table-cell office:value-type="float" office:value="35.9419595720559" calcext:value-type="float">
            <text:p>35.9419595720559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0194933353226561" calcext:value-type="float">
            <text:p>0.019493335322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4]+[.N$3]" office:value-type="float" office:value="35.9385595720559" calcext:value-type="float">
            <text:p>35.9385595720559</text:p>
          </table:table-cell>
          <table:table-cell table:formula="of:=[.G74]+[.O$3]" office:value-type="float" office:value="-120.4908595102" calcext:value-type="float">
            <text:p>-120.4908595102</text:p>
          </table:table-cell>
          <table:table-cell table:formula="of:=[.I74]-[.P$4]+[.P$3]" office:value-type="float" office:value="11.9999939076532" calcext:value-type="float">
            <text:p>11.9999939076532</text:p>
          </table:table-cell>
          <table:table-cell table:formula="of:=[.J74]" office:value-type="float" office:value="0.0194933353226561" calcext:value-type="float">
            <text:p>0.019493335322656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7306850234" calcext:value-type="float">
            <text:p>-120.487306850234</text:p>
          </table:table-cell>
          <table:table-cell office:value-type="float" office:value="35.9350582707666" calcext:value-type="float">
            <text:p>35.9350582707666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226308525563131" calcext:value-type="float">
            <text:p>0.226308525563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5]+[.N$3]" office:value-type="float" office:value="35.9316582707666" calcext:value-type="float">
            <text:p>35.9316582707666</text:p>
          </table:table-cell>
          <table:table-cell table:formula="of:=[.G75]+[.O$3]" office:value-type="float" office:value="-120.483706850234" calcext:value-type="float">
            <text:p>-120.483706850234</text:p>
          </table:table-cell>
          <table:table-cell table:formula="of:=[.I75]-[.P$4]+[.P$3]" office:value-type="float" office:value="11.9999939076532" calcext:value-type="float">
            <text:p>11.9999939076532</text:p>
          </table:table-cell>
          <table:table-cell table:formula="of:=[.J75]" office:value-type="float" office:value="0.226308525563131" calcext:value-type="float">
            <text:p>0.22630852556313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80154190267" calcext:value-type="float">
            <text:p>-120.480154190267</text:p>
          </table:table-cell>
          <table:table-cell office:value-type="float" office:value="35.9281569694772" calcext:value-type="float">
            <text:p>35.9281569694772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310450295184382" calcext:value-type="float">
            <text:p>0.3104502951843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6]+[.N$3]" office:value-type="float" office:value="35.9247569694772" calcext:value-type="float">
            <text:p>35.9247569694772</text:p>
          </table:table-cell>
          <table:table-cell table:formula="of:=[.G76]+[.O$3]" office:value-type="float" office:value="-120.476554190267" calcext:value-type="float">
            <text:p>-120.476554190267</text:p>
          </table:table-cell>
          <table:table-cell table:formula="of:=[.I76]-[.P$4]+[.P$3]" office:value-type="float" office:value="11.9999939076532" calcext:value-type="float">
            <text:p>11.9999939076532</text:p>
          </table:table-cell>
          <table:table-cell table:formula="of:=[.J76]" office:value-type="float" office:value="0.310450295184382" calcext:value-type="float">
            <text:p>0.310450295184382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73001530301" calcext:value-type="float">
            <text:p>-120.473001530301</text:p>
          </table:table-cell>
          <table:table-cell office:value-type="float" office:value="35.9212556681878" calcext:value-type="float">
            <text:p>35.9212556681878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226308525563131" calcext:value-type="float">
            <text:p>0.2263085255631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7]+[.N$3]" office:value-type="float" office:value="35.9178556681878" calcext:value-type="float">
            <text:p>35.9178556681878</text:p>
          </table:table-cell>
          <table:table-cell table:formula="of:=[.G77]+[.O$3]" office:value-type="float" office:value="-120.469401530301" calcext:value-type="float">
            <text:p>-120.469401530301</text:p>
          </table:table-cell>
          <table:table-cell table:formula="of:=[.I77]-[.P$4]+[.P$3]" office:value-type="float" office:value="11.9999939076532" calcext:value-type="float">
            <text:p>11.9999939076532</text:p>
          </table:table-cell>
          <table:table-cell table:formula="of:=[.J77]" office:value-type="float" office:value="0.226308525563131" calcext:value-type="float">
            <text:p>0.226308525563131</text:p>
          </table:table-cell>
          <table:table-cell/>
        </table:table-row>
        <table:table-row table:style-name="ro1">
          <table:table-cell office:value-type="string" calcext:value-type="string">
            <text:p>Source_Patch: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0.465848870335" calcext:value-type="float">
            <text:p>-120.465848870335</text:p>
          </table:table-cell>
          <table:table-cell office:value-type="float" office:value="35.9143543668985" calcext:value-type="float">
            <text:p>35.9143543668985</text:p>
          </table:table-cell>
          <table:table-cell office:value-type="float" office:value="31.4999939076532" calcext:value-type="float">
            <text:p>31.4999939076532</text:p>
          </table:table-cell>
          <table:table-cell office:value-type="float" office:value="0.0194933353226561" calcext:value-type="float">
            <text:p>0.019493335322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78]+[.N$3]" office:value-type="float" office:value="35.9109543668985" calcext:value-type="float">
            <text:p>35.9109543668985</text:p>
          </table:table-cell>
          <table:table-cell table:formula="of:=[.G78]+[.O$3]" office:value-type="float" office:value="-120.462248870335" calcext:value-type="float">
            <text:p>-120.462248870335</text:p>
          </table:table-cell>
          <table:table-cell table:formula="of:=[.I78]-[.P$4]+[.P$3]" office:value-type="float" office:value="11.9999939076532" calcext:value-type="float">
            <text:p>11.9999939076532</text:p>
          </table:table-cell>
          <table:table-cell table:formula="of:=[.J78]" office:value-type="float" office:value="0.0194933353226561" calcext:value-type="float">
            <text:p>0.019493335322656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(not</text:p>
          </table:table-cell>
          <table:table-cell office:value-type="string" calcext:value-type="string">
            <text:p>needed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Source_FM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ube)</text:p>
          </table:table-cell>
          <table:table-cell table:formula="of:=[.I79]-[.P$4]+[.P$3]" office:value-type="string" office:string-value="" calcext:value-type="error">
            <text:p>#VALUE!</text:p>
          </table:table-cell>
          <table:table-cell table:formula="of:=[.J79]" office:value-type="string" office:string-value="needed" calcext:value-type="string">
            <text:p>needed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aultSlipObject_Geographic_Center: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epth</text:p>
          </table:table-cell>
          <table:table-cell table:number-columns-repeated="8"/>
          <table:table-cell table:formula="of:=[.H80]+[.N$3]" office:value-type="float" office:value="-0.0034" calcext:value-type="float">
            <text:p>-0.0034</text:p>
          </table:table-cell>
          <table:table-cell table:formula="of:=[.G80]+[.O$3]" office:value-type="float" office:value="0.0036" calcext:value-type="float">
            <text:p>0.0036</text:p>
          </table:table-cell>
          <table:table-cell table:formula="of:=[.I80]-[.P$4]+[.P$3]" office:value-type="float" office:value="-19.5" calcext:value-type="float">
            <text:p>-19.5</text:p>
          </table:table-cell>
          <table:table-cell table:formula="of:=[.J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ultSlipObject_Geographic_Center:</text:p>
          </table:table-cell>
          <table:table-cell office:value-type="float" office:value="-120.43" calcext:value-type="float">
            <text:p>-120.43</text:p>
          </table:table-cell>
          <table:table-cell office:value-type="float" office:value="35.88" calcext:value-type="float">
            <text:p>35.88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formula="of:=[.H81]+[.N$3]" office:value-type="float" office:value="-0.0034" calcext:value-type="float">
            <text:p>-0.0034</text:p>
          </table:table-cell>
          <table:table-cell table:formula="of:=[.G81]+[.O$3]" office:value-type="float" office:value="0.0036" calcext:value-type="float">
            <text:p>0.0036</text:p>
          </table:table-cell>
          <table:table-cell table:formula="of:=[.I81]-[.P$4]+[.P$3]" office:value-type="float" office:value="-19.5" calcext:value-type="float">
            <text:p>-19.5</text:p>
          </table:table-cell>
          <table:table-cell table:formula="of:=[.J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82]+[.N$3]" office:value-type="float" office:value="-0.0034" calcext:value-type="float">
            <text:p>-0.0034</text:p>
          </table:table-cell>
          <table:table-cell table:formula="of:=[.G82]+[.O$3]" office:value-type="float" office:value="0.0036" calcext:value-type="float">
            <text:p>0.0036</text:p>
          </table:table-cell>
          <table:table-cell table:formula="of:=[.I82]-[.P$4]+[.P$3]" office:value-type="float" office:value="-19.5" calcext:value-type="float">
            <text:p>-19.5</text:p>
          </table:table-cell>
          <table:table-cell table:formula="of:=[.J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83]+[.N$3]" office:value-type="float" office:value="-0.0034" calcext:value-type="float">
            <text:p>-0.0034</text:p>
          </table:table-cell>
          <table:table-cell table:formula="of:=[.G83]+[.O$3]" office:value-type="float" office:value="0.0036" calcext:value-type="float">
            <text:p>0.0036</text:p>
          </table:table-cell>
          <table:table-cell table:formula="of:=[.I83]-[.P$4]+[.P$3]" office:value-type="float" office:value="-19.5" calcext:value-type="float">
            <text:p>-19.5</text:p>
          </table:table-cell>
          <table:table-cell table:formula="of:=[.J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84]+[.N$3]" office:value-type="float" office:value="-0.0034" calcext:value-type="float">
            <text:p>-0.0034</text:p>
          </table:table-cell>
          <table:table-cell table:formula="of:=[.G84]+[.O$3]" office:value-type="float" office:value="0.0036" calcext:value-type="float">
            <text:p>0.0036</text:p>
          </table:table-cell>
          <table:table-cell table:formula="of:=[.I84]-[.P$4]+[.P$3]" office:value-type="float" office:value="-19.5" calcext:value-type="float">
            <text:p>-19.5</text:p>
          </table:table-cell>
          <table:table-cell table:formula="of:=[.J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85]+[.N$3]" office:value-type="float" office:value="-0.0034" calcext:value-type="float">
            <text:p>-0.0034</text:p>
          </table:table-cell>
          <table:table-cell table:formula="of:=[.G85]+[.O$3]" office:value-type="float" office:value="0.0036" calcext:value-type="float">
            <text:p>0.0036</text:p>
          </table:table-cell>
          <table:table-cell table:formula="of:=[.I85]-[.P$4]+[.P$3]" office:value-type="float" office:value="-19.5" calcext:value-type="float">
            <text:p>-19.5</text:p>
          </table:table-cell>
          <table:table-cell table:formula="of:=[.J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86]+[.N$3]" office:value-type="float" office:value="-0.0034" calcext:value-type="float">
            <text:p>-0.0034</text:p>
          </table:table-cell>
          <table:table-cell table:formula="of:=[.G86]+[.O$3]" office:value-type="float" office:value="0.0036" calcext:value-type="float">
            <text:p>0.0036</text:p>
          </table:table-cell>
          <table:table-cell table:formula="of:=[.I86]-[.P$4]+[.P$3]" office:value-type="float" office:value="-19.5" calcext:value-type="float">
            <text:p>-19.5</text:p>
          </table:table-cell>
          <table:table-cell table:formula="of:=[.J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87]+[.N$3]" office:value-type="float" office:value="-0.0034" calcext:value-type="float">
            <text:p>-0.0034</text:p>
          </table:table-cell>
          <table:table-cell table:formula="of:=[.G87]+[.O$3]" office:value-type="float" office:value="0.0036" calcext:value-type="float">
            <text:p>0.0036</text:p>
          </table:table-cell>
          <table:table-cell table:formula="of:=[.I87]-[.P$4]+[.P$3]" office:value-type="float" office:value="-19.5" calcext:value-type="float">
            <text:p>-19.5</text:p>
          </table:table-cell>
          <table:table-cell table:formula="of:=[.J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88]+[.N$3]" office:value-type="float" office:value="-0.0034" calcext:value-type="float">
            <text:p>-0.0034</text:p>
          </table:table-cell>
          <table:table-cell table:formula="of:=[.G88]+[.O$3]" office:value-type="float" office:value="0.0036" calcext:value-type="float">
            <text:p>0.0036</text:p>
          </table:table-cell>
          <table:table-cell table:formula="of:=[.I88]-[.P$4]+[.P$3]" office:value-type="float" office:value="-19.5" calcext:value-type="float">
            <text:p>-19.5</text:p>
          </table:table-cell>
          <table:table-cell table:formula="of:=[.J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89]+[.N$3]" office:value-type="float" office:value="-0.0034" calcext:value-type="float">
            <text:p>-0.0034</text:p>
          </table:table-cell>
          <table:table-cell table:formula="of:=[.G89]+[.O$3]" office:value-type="float" office:value="0.0036" calcext:value-type="float">
            <text:p>0.0036</text:p>
          </table:table-cell>
          <table:table-cell table:formula="of:=[.I89]-[.P$4]+[.P$3]" office:value-type="float" office:value="-19.5" calcext:value-type="float">
            <text:p>-19.5</text:p>
          </table:table-cell>
          <table:table-cell table:formula="of:=[.J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0]+[.N$3]" office:value-type="float" office:value="-0.0034" calcext:value-type="float">
            <text:p>-0.0034</text:p>
          </table:table-cell>
          <table:table-cell table:formula="of:=[.G90]+[.O$3]" office:value-type="float" office:value="0.0036" calcext:value-type="float">
            <text:p>0.0036</text:p>
          </table:table-cell>
          <table:table-cell table:formula="of:=[.I90]-[.P$4]+[.P$3]" office:value-type="float" office:value="-19.5" calcext:value-type="float">
            <text:p>-19.5</text:p>
          </table:table-cell>
          <table:table-cell table:formula="of:=[.J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1]+[.N$3]" office:value-type="float" office:value="-0.0034" calcext:value-type="float">
            <text:p>-0.0034</text:p>
          </table:table-cell>
          <table:table-cell table:formula="of:=[.G91]+[.O$3]" office:value-type="float" office:value="0.0036" calcext:value-type="float">
            <text:p>0.0036</text:p>
          </table:table-cell>
          <table:table-cell table:formula="of:=[.I91]-[.P$4]+[.P$3]" office:value-type="float" office:value="-19.5" calcext:value-type="float">
            <text:p>-19.5</text:p>
          </table:table-cell>
          <table:table-cell table:formula="of:=[.J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2]+[.N$3]" office:value-type="float" office:value="-0.0034" calcext:value-type="float">
            <text:p>-0.0034</text:p>
          </table:table-cell>
          <table:table-cell table:formula="of:=[.G92]+[.O$3]" office:value-type="float" office:value="0.0036" calcext:value-type="float">
            <text:p>0.0036</text:p>
          </table:table-cell>
          <table:table-cell table:formula="of:=[.I92]-[.P$4]+[.P$3]" office:value-type="float" office:value="-19.5" calcext:value-type="float">
            <text:p>-19.5</text:p>
          </table:table-cell>
          <table:table-cell table:formula="of:=[.J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3]+[.N$3]" office:value-type="float" office:value="-0.0034" calcext:value-type="float">
            <text:p>-0.0034</text:p>
          </table:table-cell>
          <table:table-cell table:formula="of:=[.G93]+[.O$3]" office:value-type="float" office:value="0.0036" calcext:value-type="float">
            <text:p>0.0036</text:p>
          </table:table-cell>
          <table:table-cell table:formula="of:=[.I93]-[.P$4]+[.P$3]" office:value-type="float" office:value="-19.5" calcext:value-type="float">
            <text:p>-19.5</text:p>
          </table:table-cell>
          <table:table-cell table:formula="of:=[.J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4]+[.N$3]" office:value-type="float" office:value="-0.0034" calcext:value-type="float">
            <text:p>-0.0034</text:p>
          </table:table-cell>
          <table:table-cell table:formula="of:=[.G94]+[.O$3]" office:value-type="float" office:value="0.0036" calcext:value-type="float">
            <text:p>0.0036</text:p>
          </table:table-cell>
          <table:table-cell table:formula="of:=[.I94]-[.P$4]+[.P$3]" office:value-type="float" office:value="-19.5" calcext:value-type="float">
            <text:p>-19.5</text:p>
          </table:table-cell>
          <table:table-cell table:formula="of:=[.J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5]+[.N$3]" office:value-type="float" office:value="-0.0034" calcext:value-type="float">
            <text:p>-0.0034</text:p>
          </table:table-cell>
          <table:table-cell table:formula="of:=[.G95]+[.O$3]" office:value-type="float" office:value="0.0036" calcext:value-type="float">
            <text:p>0.0036</text:p>
          </table:table-cell>
          <table:table-cell table:formula="of:=[.I95]-[.P$4]+[.P$3]" office:value-type="float" office:value="-19.5" calcext:value-type="float">
            <text:p>-19.5</text:p>
          </table:table-cell>
          <table:table-cell table:formula="of:=[.J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6]+[.N$3]" office:value-type="float" office:value="-0.0034" calcext:value-type="float">
            <text:p>-0.0034</text:p>
          </table:table-cell>
          <table:table-cell table:formula="of:=[.G96]+[.O$3]" office:value-type="float" office:value="0.0036" calcext:value-type="float">
            <text:p>0.0036</text:p>
          </table:table-cell>
          <table:table-cell table:formula="of:=[.I96]-[.P$4]+[.P$3]" office:value-type="float" office:value="-19.5" calcext:value-type="float">
            <text:p>-19.5</text:p>
          </table:table-cell>
          <table:table-cell table:formula="of:=[.J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7]+[.N$3]" office:value-type="float" office:value="-0.0034" calcext:value-type="float">
            <text:p>-0.0034</text:p>
          </table:table-cell>
          <table:table-cell table:formula="of:=[.G97]+[.O$3]" office:value-type="float" office:value="0.0036" calcext:value-type="float">
            <text:p>0.0036</text:p>
          </table:table-cell>
          <table:table-cell table:formula="of:=[.I97]-[.P$4]+[.P$3]" office:value-type="float" office:value="-19.5" calcext:value-type="float">
            <text:p>-19.5</text:p>
          </table:table-cell>
          <table:table-cell table:formula="of:=[.J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8]+[.N$3]" office:value-type="float" office:value="-0.0034" calcext:value-type="float">
            <text:p>-0.0034</text:p>
          </table:table-cell>
          <table:table-cell table:formula="of:=[.G98]+[.O$3]" office:value-type="float" office:value="0.0036" calcext:value-type="float">
            <text:p>0.0036</text:p>
          </table:table-cell>
          <table:table-cell table:formula="of:=[.I98]-[.P$4]+[.P$3]" office:value-type="float" office:value="-19.5" calcext:value-type="float">
            <text:p>-19.5</text:p>
          </table:table-cell>
          <table:table-cell table:formula="of:=[.J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99]+[.N$3]" office:value-type="float" office:value="-0.0034" calcext:value-type="float">
            <text:p>-0.0034</text:p>
          </table:table-cell>
          <table:table-cell table:formula="of:=[.G99]+[.O$3]" office:value-type="float" office:value="0.0036" calcext:value-type="float">
            <text:p>0.0036</text:p>
          </table:table-cell>
          <table:table-cell table:formula="of:=[.I99]-[.P$4]+[.P$3]" office:value-type="float" office:value="-19.5" calcext:value-type="float">
            <text:p>-19.5</text:p>
          </table:table-cell>
          <table:table-cell table:formula="of:=[.J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0]+[.N$3]" office:value-type="float" office:value="-0.0034" calcext:value-type="float">
            <text:p>-0.0034</text:p>
          </table:table-cell>
          <table:table-cell table:formula="of:=[.G100]+[.O$3]" office:value-type="float" office:value="0.0036" calcext:value-type="float">
            <text:p>0.0036</text:p>
          </table:table-cell>
          <table:table-cell table:formula="of:=[.I100]-[.P$4]+[.P$3]" office:value-type="float" office:value="-19.5" calcext:value-type="float">
            <text:p>-19.5</text:p>
          </table:table-cell>
          <table:table-cell table:formula="of:=[.J1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1]+[.N$3]" office:value-type="float" office:value="-0.0034" calcext:value-type="float">
            <text:p>-0.0034</text:p>
          </table:table-cell>
          <table:table-cell table:formula="of:=[.G101]+[.O$3]" office:value-type="float" office:value="0.0036" calcext:value-type="float">
            <text:p>0.0036</text:p>
          </table:table-cell>
          <table:table-cell table:formula="of:=[.I101]-[.P$4]+[.P$3]" office:value-type="float" office:value="-19.5" calcext:value-type="float">
            <text:p>-19.5</text:p>
          </table:table-cell>
          <table:table-cell table:formula="of:=[.J1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2]+[.N$3]" office:value-type="float" office:value="-0.0034" calcext:value-type="float">
            <text:p>-0.0034</text:p>
          </table:table-cell>
          <table:table-cell table:formula="of:=[.G102]+[.O$3]" office:value-type="float" office:value="0.0036" calcext:value-type="float">
            <text:p>0.0036</text:p>
          </table:table-cell>
          <table:table-cell table:formula="of:=[.I102]-[.P$4]+[.P$3]" office:value-type="float" office:value="-19.5" calcext:value-type="float">
            <text:p>-19.5</text:p>
          </table:table-cell>
          <table:table-cell table:formula="of:=[.J1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3]+[.N$3]" office:value-type="float" office:value="-0.0034" calcext:value-type="float">
            <text:p>-0.0034</text:p>
          </table:table-cell>
          <table:table-cell table:formula="of:=[.G103]+[.O$3]" office:value-type="float" office:value="0.0036" calcext:value-type="float">
            <text:p>0.0036</text:p>
          </table:table-cell>
          <table:table-cell table:formula="of:=[.I103]-[.P$4]+[.P$3]" office:value-type="float" office:value="-19.5" calcext:value-type="float">
            <text:p>-19.5</text:p>
          </table:table-cell>
          <table:table-cell table:formula="of:=[.J1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4]+[.N$3]" office:value-type="float" office:value="-0.0034" calcext:value-type="float">
            <text:p>-0.0034</text:p>
          </table:table-cell>
          <table:table-cell table:formula="of:=[.G104]+[.O$3]" office:value-type="float" office:value="0.0036" calcext:value-type="float">
            <text:p>0.0036</text:p>
          </table:table-cell>
          <table:table-cell table:formula="of:=[.I104]-[.P$4]+[.P$3]" office:value-type="float" office:value="-19.5" calcext:value-type="float">
            <text:p>-19.5</text:p>
          </table:table-cell>
          <table:table-cell table:formula="of:=[.J1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5]+[.N$3]" office:value-type="float" office:value="-0.0034" calcext:value-type="float">
            <text:p>-0.0034</text:p>
          </table:table-cell>
          <table:table-cell table:formula="of:=[.G105]+[.O$3]" office:value-type="float" office:value="0.0036" calcext:value-type="float">
            <text:p>0.0036</text:p>
          </table:table-cell>
          <table:table-cell table:formula="of:=[.I105]-[.P$4]+[.P$3]" office:value-type="float" office:value="-19.5" calcext:value-type="float">
            <text:p>-19.5</text:p>
          </table:table-cell>
          <table:table-cell table:formula="of:=[.J1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6]+[.N$3]" office:value-type="float" office:value="-0.0034" calcext:value-type="float">
            <text:p>-0.0034</text:p>
          </table:table-cell>
          <table:table-cell table:formula="of:=[.G106]+[.O$3]" office:value-type="float" office:value="0.0036" calcext:value-type="float">
            <text:p>0.0036</text:p>
          </table:table-cell>
          <table:table-cell table:formula="of:=[.I106]-[.P$4]+[.P$3]" office:value-type="float" office:value="-19.5" calcext:value-type="float">
            <text:p>-19.5</text:p>
          </table:table-cell>
          <table:table-cell table:formula="of:=[.J1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7]+[.N$3]" office:value-type="float" office:value="-0.0034" calcext:value-type="float">
            <text:p>-0.0034</text:p>
          </table:table-cell>
          <table:table-cell table:formula="of:=[.G107]+[.O$3]" office:value-type="float" office:value="0.0036" calcext:value-type="float">
            <text:p>0.0036</text:p>
          </table:table-cell>
          <table:table-cell table:formula="of:=[.I107]-[.P$4]+[.P$3]" office:value-type="float" office:value="-19.5" calcext:value-type="float">
            <text:p>-19.5</text:p>
          </table:table-cell>
          <table:table-cell table:formula="of:=[.J1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8]+[.N$3]" office:value-type="float" office:value="-0.0034" calcext:value-type="float">
            <text:p>-0.0034</text:p>
          </table:table-cell>
          <table:table-cell table:formula="of:=[.G108]+[.O$3]" office:value-type="float" office:value="0.0036" calcext:value-type="float">
            <text:p>0.0036</text:p>
          </table:table-cell>
          <table:table-cell table:formula="of:=[.I108]-[.P$4]+[.P$3]" office:value-type="float" office:value="-19.5" calcext:value-type="float">
            <text:p>-19.5</text:p>
          </table:table-cell>
          <table:table-cell table:formula="of:=[.J1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[.H109]+[.N$3]" office:value-type="float" office:value="-0.0034" calcext:value-type="float">
            <text:p>-0.0034</text:p>
          </table:table-cell>
          <table:table-cell table:formula="of:=[.G109]+[.O$3]" office:value-type="float" office:value="0.0036" calcext:value-type="float">
            <text:p>0.0036</text:p>
          </table:table-cell>
          <table:table-cell table:formula="of:=[.I109]-[.P$4]+[.P$3]" office:value-type="float" office:value="-19.5" calcext:value-type="float">
            <text:p>-19.5</text:p>
          </table:table-cell>
          <table:table-cell table:formula="of:=[.J10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10"/>
          <table:table-cell office:value-type="string" calcext:value-type="string">
            <text:p>center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ube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s2004PARKFI01DREG.fsp'.A8:'s2004PARKFI01DREG.fsp'.D1007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07:46:12.733022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nthony Lomax</meta:initial-creator>
    <meta:creation-date>2023-04-04T09:44:12.891092918</meta:creation-date>
    <dc:date>2024-03-12T10:18:25.055028446</dc:date>
    <dc:creator>Anthony Lomax</dc:creator>
    <meta:editing-duration>PT5H20M39S</meta:editing-duration>
    <meta:editing-cycles>29</meta:editing-cycles>
    <meta:generator>LibreOffice/7.1.8.1$MacOSX_X86_64 LibreOffice_project/e1f30c802c3269a1d052614453f260e49458c82c</meta:generator>
    <meta:document-statistic meta:table-count="2" meta:cell-count="6204" meta:object-count="0"/>
  </office:meta>
</office:document-meta>
</file>